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9BC2E6"/>
      <style:text-properties fo:font-weight="bold" style:font-weight-asian="bold" style:font-weight-complex="bold"/>
    </style:style>
    <style:style style:name="co1" style:family="table-column">
      <style:table-column-properties fo:break-before="auto" style:column-width="3.38666666666667cm"/>
    </style:style>
    <style:style style:name="co2" style:family="table-column">
      <style:table-column-properties fo:break-before="auto" style:column-width="1.08479166666667cm"/>
    </style:style>
    <style:style style:name="co3" style:family="table-column">
      <style:table-column-properties fo:break-before="auto" style:column-width="7.91104166666667cm"/>
    </style:style>
    <style:style style:name="co4" style:family="table-column">
      <style:table-column-properties fo:break-before="auto" style:column-width="26.1672916666667cm"/>
    </style:style>
    <style:style style:name="co5" style:family="table-column">
      <style:table-column-properties fo:break-before="auto" style:column-width="6.61458333333333cm"/>
    </style:style>
    <style:style style:name="co6" style:family="table-column">
      <style:table-column-properties fo:break-before="auto" style:column-width="40.5870833333333cm"/>
    </style:style>
    <style:style style:name="co7" style:family="table-column">
      <style:table-column-properties fo:break-before="auto" style:column-width="3.06916666666667cm"/>
    </style:style>
    <style:style style:name="co8" style:family="table-column">
      <style:table-column-properties fo:break-before="auto" style:column-width="21.1666666666667cm"/>
    </style:style>
    <style:style style:name="co9" style:family="table-column">
      <style:table-column-properties fo:break-before="auto" style:column-width="1.40229166666667cm"/>
    </style:style>
    <style:style style:name="co10" style:family="table-column">
      <style:table-column-properties fo:break-before="auto" style:column-width="1.71979166666667cm"/>
    </style:style>
    <style:style style:name="ro1" style:family="table-row">
      <style:table-row-properties style:row-height="12.75pt" style:use-optimal-row-height="false" fo:break-before="auto"/>
    </style:style>
    <style:style style:name="ro2" style:family="table-row">
      <style:table-row-properties style:row-height="1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Q1_Apr-Jun_202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default-cell-style-name="ce1"/>
        <table:table-column table:style-name="co9" table:number-columns-repeated="247" table:default-cell-style-name="ce1"/>
        <table:table-column table:style-name="co10" table:number-columns-repeated="16128" table:default-cell-style-name="ce1"/>
        <table:table-row table:style-name="ro1">
          <table:table-cell office:value-type="string" table:style-name="ce2">
            <text:p>Quarter</text:p>
          </table:table-cell>
          <table:table-cell office:value-type="string" table:style-name="ce2">
            <text:p>Dept</text:p>
          </table:table-cell>
          <table:table-cell office:value-type="string" table:style-name="ce2">
            <text:p>Business area or arms length body</text:p>
          </table:table-cell>
          <table:table-cell office:value-type="string" table:style-name="ce2">
            <text:p>Contract title and description</text:p>
          </table:table-cell>
          <table:table-cell office:value-type="string" table:style-name="ce2">
            <text:p>Supplier</text:p>
          </table:table-cell>
          <table:table-cell office:value-type="string" table:style-name="ce2">
            <text:p>KPI name and description</text:p>
          </table:table-cell>
          <table:table-cell office:value-type="string" table:style-name="ce2">
            <text:p>Good target</text:p>
          </table:table-cell>
          <table:table-cell office:value-type="string" table:style-name="ce2">
            <text:p>Rating</text:p>
          </table:table-cell>
          <table:table-cell office:value-type="string" table:style-name="ce2">
            <text:p>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of Technical Changes to be successfully deploy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FOI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Technical advisers in relation to the development of new nuclear projects in the UK.</text:p>
          </table:table-cell>
          <table:table-cell office:value-type="string" table:style-name="ce1">
            <text:p>Arup<text:s/></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Invoice submission – Percentage delivery of accurate information of invoice on a monthly basis and on time</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Percentage of draft acceleration support plans created and sent to support recipients within 10 working days of acceleration needs assessment meeting with support recipi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ternational Net Zero: Climate, Finance and Strategy</text:p>
          </table:table-cell>
          <table:table-cell office:value-type="string" table:style-name="ce1">
            <text:p>Climate Ambition Support Alliance (CASA)</text:p>
          </table:table-cell>
          <table:table-cell office:value-type="string" table:style-name="ce1">
            <text:p>PwC</text:p>
          </table:table-cell>
          <table:table-cell office:value-type="string" table:style-name="ce1">
            <text:p>% of annual costed implementation plans received on time<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Technical advisers in relation to the development of new nuclear projects in the UK.</text:p>
          </table:table-cell>
          <table:table-cell office:value-type="string" table:style-name="ce1">
            <text:p>Arup<text:s/></text:p>
          </table:table-cell>
          <table:table-cell office:value-type="string" table:style-name="ce1">
            <text:p>Invoice submission – Percentage delivery of accurate information of invoice on a monthly basis and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2nd Line Operations Tasks completed within 5 Day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dustrial Energy</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System outage, security incident, or total data loss of the Registry resolved within 8 hours (business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SLA compliance for Severity / Priority 1 (4 hrs) and Severity / Priority 2 (8 hrs) LAN and zero trust service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i) Submission of research project invoices to the Authority within one month of receipt from the Sub-contractors. ii) Submission of management fees invoices to the Authority at a maximum interval of two (2) calendar months, by the 15th day of the following month</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Joiners tasks completed within 10 day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Monthly data reconciliation.<text:s/></text:p>
            <text:p>CPL / National Concessionary Fuel Office information exchange including details of uplifted and recovered fuel; entitlement level amendments; access to emergency deliver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Invoice submission – Percentage delivery of accurate information of invoice on a monthly basis and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work-in-progress financial reports. (The timeliness of financial work-in-progress (WIP) repor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dustrial Energy</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Out of hours (24/7) security monitoring, response and remediation for the Registry and infrastructure platform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eadlines: Delivery of key deliverables on time and to standar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mp; Delivery of Benefit Services for Former British Coal Corporation Employees under the National Concessionary Fuel Agreements</text:p>
          </table:table-cell>
          <table:table-cell office:value-type="string" table:style-name="ce1">
            <text:p>The National Concessionary Fuel Office</text:p>
          </table:table-cell>
          <table:table-cell office:value-type="string" table:style-name="ce1">
            <text:p>New application for Cash in lieu or Solid Fuel processed within 10 working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1">
            <text:p>9 Deliver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elivery of Digital Records Sets (5 day SLA)</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Heat Networks Investment Project funding deploy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Core Application Availability 24x7x36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Tech Bar First Time Fix</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Adherence to budget: % variance against agreed forecast</text:p>
          </table:table-cell>
          <table:table-cell office:value-type="string" table:style-name="ce1">
            <text:p>1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Supply Chain Management: Measured by the Supplier via the Sub-contractor satisfaction survey which will be issued by the Supplier annually. The format, content and participant groups for this survey are determined by the Buyer following the award of the Contract. This quarter no additional reportable issues raised by Supply Chain during the reporting period</text:p>
          </table:table-cell>
          <table:table-cell office:value-type="string" table:style-name="ce1">
            <text:p>90%</text:p>
          </table:table-cell>
          <table:table-cell office:value-type="string" table:style-name="ce1">
            <text:p>Good</text:p>
          </table:table-cell>
          <table:table-cell office:value-type="string" table:style-name="ce1">
            <text:p>This is an annual KPI. Performance is captured at the end of each FY.<text:s/></text:p>
          </table:table-cell>
          <table:table-cell table:number-columns-repeated="16375"/>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All Sub-contractors to be paid in accordance with the agreed payment term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Number of risks produced and reviewed.</text:p>
            <text:p>(Supplier outlines risks and mitigating actions associated with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Customer satisfaction score maintained (%)</text:p>
          </table:table-cell>
          <table:table-cell office:value-type="string" table:style-name="ce1">
            <text:p>80% </text:p>
          </table:table-cell>
          <table:table-cell office:value-type="string" table:style-name="ce1">
            <text:p>Good</text:p>
          </table:table-cell>
          <table:table-cell office:value-type="string" table:style-name="ce1">
            <text:p>KPI 3 quantitative data is collected biannually and was included in the previous quarter (Q4 21/22), therefore previous rating still applies</text:p>
          </table:table-cell>
          <table:table-cell table:number-columns-repeated="16375"/>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ternational Net Zero: Climate, Finance and Strategy</text:p>
          </table:table-cell>
          <table:table-cell office:value-type="string" table:style-name="ce1">
            <text:p>Climate Ambition Support Alliance (CASA)</text:p>
          </table:table-cell>
          <table:table-cell office:value-type="string" table:style-name="ce1">
            <text:p>PwC</text:p>
          </table:table-cell>
          <table:table-cell office:value-type="string" table:style-name="ce1">
            <text:p>% of the risk register is up to date and % of new risks flagged to the Authority in a timely fashion with appropriate mitigation actions in place.<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Carbon Savings from HNIP supported heat networks</text:p>
          </table:table-cell>
          <table:table-cell office:value-type="string" table:style-name="ce1">
            <text:p>100%</text:p>
          </table:table-cell>
          <table:table-cell office:value-type="string" table:style-name="ce1">
            <text:p>Good</text:p>
          </table:table-cell>
          <table:table-cell office:value-type="string" table:style-name="ce1">
            <text:p>This new annual (tested in March) KPI has replaced the KPI on <text:s/>positive stakeholder feedback as it is no longer reported due to the funding phase of the scheme ending.<text:s/></text:p>
          </table:table-cell>
          <table:table-cell table:number-columns-repeated="16375"/>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Mean Opinion Scor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mp; Delivery of Benefit Services for Former British Coal Corporation Employees under the National Concessionary Fuel Agreements</text:p>
          </table:table-cell>
          <table:table-cell office:value-type="string" table:style-name="ce1">
            <text:p>The National Concessionary Fuel Office</text:p>
          </table:table-cell>
          <table:table-cell office:value-type="string" table:style-name="ce1">
            <text:p>Suspected Fraud: SP will inform the Department immediately or as soon as practicable (within 24 hours) if it suspects any serious fraud relating to the payment of Cash in Lieu or supply of solid fuel or operation of the Service</text:p>
          </table:table-cell>
          <table:table-cell office:value-type="string" table:style-name="ce1">
            <text:p>24hrs</text:p>
          </table:table-cell>
          <table:table-cell office:value-type="string" table:style-name="ce1">
            <text:p>Good</text:p>
          </table:table-cell>
          <table:table-cell office:value-type="string" table:style-name="ce1">
            <text:p>No fraud identified in the period so there is no score</text:p>
          </table:table-cell>
          <table:table-cell table:number-columns-repeated="16375"/>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ata Protection Act (DPA) Requests (40 working days- inform BE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In country-delivery: % Of positive feedback from workshop participants measured using a survey</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Technical advisers in relation to the development of new nuclear projects in the UK.</text:p>
          </table:table-cell>
          <table:table-cell office:value-type="string" table:style-name="ce1">
            <text:p>Arup<text:s/></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Percentage of initial acceleration support tasks/activity (e.g. 1-to-1 company support, one-to-many support) assigned to an appropriate expert within 10 working days of the final approved acceleration plan being uploaded to the Teams site for sharing documents between the Supplier and the Buy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Financial Management: Evidence of scrupulous use of public funds by the Supplier. Measured by the Buyer via the monthly finance report submitted by the Supplier to the Buyer representative by 5pm on last working day of each calendar month. Success percentage measured by timeliness of report and the detail and explanations for spending with below 90% indicating a late report or one which provided inadequate detail on costs and justific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Milestones Met (Key milestones during operation and monthly reporting mileston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Submission of financial report to the Authority by 21st of each month, with confirmed figures for the month before and estimated figures for the current and following month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Availability of Supported LAN services across all sites (average across all si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Nuclear</text:p>
          </table:table-cell>
          <table:table-cell office:value-type="string" table:style-name="ce1">
            <text:p>Management of Nuclear Safeguards Programme</text:p>
          </table:table-cell>
          <table:table-cell office:value-type="string" table:style-name="ce1">
            <text:p>NNL</text:p>
          </table:table-cell>
          <table:table-cell office:value-type="string" table:style-name="ce1">
            <text:p>Reporting. Performance measured by the Buyer monthly and reviewed every 3 months. Reporting milestones include quarterly reports and meetings, an annual report, supplier providing a provisional work plan for each year two months from publication by the Department of the Annual Report.<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ata Quality: Delivery of key deliverables without major err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dustrial Energy</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Monitor and manage the availability of both the Amazon Web Service and the ETS Registry application service environments on a 24/7/365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ternational Net Zero: Climate, Finance and Strategy</text:p>
          </table:table-cell>
          <table:table-cell office:value-type="string" table:style-name="ce1">
            <text:p>Climate Ambition Support Alliance (CASA)</text:p>
          </table:table-cell>
          <table:table-cell office:value-type="string" table:style-name="ce1">
            <text:p>PwC</text:p>
          </table:table-cell>
          <table:table-cell office:value-type="string" table:style-name="ce1">
            <text:p>% of the monitoring and evaluation system for the programme maintained and up to dat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Uptim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mobilising personnel. (The timeframes within which supplier personnel can be mobilised, following agreement upon a scope of work)</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documents (Deadlines are fluid depending on require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mp; Delivery of Benefit Services for Former British Coal Corporation Employees under the National Concessionary Fuel Agreements</text:p>
          </table:table-cell>
          <table:table-cell office:value-type="string" table:style-name="ce1">
            <text:p>The National Concessionary Fuel Office</text:p>
          </table:table-cell>
          <table:table-cell office:value-type="string" table:style-name="ce1">
            <text:p>Average amount of days taken for payment of funds to bank account (in advance of the requirement to pay)</text:p>
          </table:table-cell>
          <table:table-cell office:value-type="string" table:style-name="ce1">
            <text:p>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In-country delivery: % of key stakeholders that participate in workshops</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Priority One fault response time</text:p>
          </table:table-cell>
          <table:table-cell office:value-type="string" table:style-name="ce1">
            <text:p>Initial response time 15 mins</text:p>
            <text:p>Target restoration (work around) 30 mins</text:p>
            <text:p>Target resolution 1 working day</text:p>
            <text:p/>
          </table:table-cell>
          <table:table-cell office:value-type="string" table:style-name="ce1">
            <text:p>Other - Consider returned</text:p>
          </table:table-cell>
          <table:table-cell office:value-type="string" table:style-name="ce1">
            <text:p>No Priority One faults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Access to messaging platform 24/7/365</text:p>
          </table:table-cell>
          <table:table-cell office:value-type="string" table:style-name="ce1">
            <text:p>99.9% 24/7/3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 Commercial<text:s/></text:p>
          </table:table-cell>
          <table:table-cell office:value-type="string" table:style-name="ce1">
            <text:p>GBNI Ministerial Air Travel</text:p>
          </table:table-cell>
          <table:table-cell office:value-type="string" table:style-name="ce1">
            <text:p>CTM</text:p>
          </table:table-cell>
          <table:table-cell office:value-type="string" table:style-name="ce1">
            <text:p>Customer satisfaction regarding response times and resolution of enquiries</text:p>
          </table:table-cell>
          <table:table-cell office:value-type="string" table:style-name="ce1">
            <text:p>95%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lient helpdesk and support.</text:p>
            <text:p/>
          </table:table-cell>
          <table:table-cell office:value-type="string" table:style-name="ce1">
            <text:p>95% or higher receive an initial review within 1.5hours and 100% receiving an initial review 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users:</text:p>
            <text:p>To deliver the level of service to users as outlined in the framework agreement<text:s/></text:p>
            <text:p/>
          </table:table-cell>
          <table:table-cell office:value-type="string" table:style-name="ce1">
            <text:p>Performance is in adherence to all the operational performance KPIs relating to users as set out in the service agreement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 Commercial<text:s/></text:p>
          </table:table-cell>
          <table:table-cell office:value-type="string" table:style-name="ce1">
            <text:p>GBNI Ministerial Air Travel</text:p>
          </table:table-cell>
          <table:table-cell office:value-type="string" table:style-name="ce1">
            <text:p>CTM</text:p>
          </table:table-cell>
          <table:table-cell office:value-type="string" table:style-name="ce1">
            <text:p>Customer satisfaction regarding accuracy and timeliness of Invoicing</text:p>
          </table:table-cell>
          <table:table-cell office:value-type="string" table:style-name="ce1">
            <text:p>100% customer satisfaction</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requirement being approved in supplier portal to offer being made.</text:p>
          </table:table-cell>
          <table:table-cell office:value-type="string" table:style-name="ce1">
            <text:p>12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The Supplier surveys End User satisfaction (EUS) score across all Customers and Service Recipients. The EUS is calculated via the standard "Net Promoter Score" (NPS) calculation and methodology.</text:p>
            <text:p/>
            <text:p>The performance of the End User Score shall be determined based on the increase or decrease of the EUS Score at the end of each Service Measurement Period against that of the previous period</text:p>
          </table:table-cell>
          <table:table-cell office:value-type="string" table:style-name="ce1">
            <text:p>5 point improvement or more</text:p>
          </table:table-cell>
          <table:table-cell office:value-type="string" table:style-name="ce1">
            <text:p>Other - Consider returned</text:p>
          </table:table-cell>
          <table:table-cell office:value-type="string" table:style-name="ce1">
            <text:p>Performance measure currently being reviewed with supplier to ensure fitness for purpose</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SMS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shortlist. From Fully Approved Requirement to 2nd CV to Hiring Manager within agreed timescales (72 hr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 Commercial<text:s/></text:p>
          </table:table-cell>
          <table:table-cell office:value-type="string" table:style-name="ce1">
            <text:p>NEWMAT Air Charter<text:s text:c="2"/></text:p>
          </table:table-cell>
          <table:table-cell office:value-type="string" table:style-name="ce1">
            <text:p>CTM</text:p>
          </table:table-cell>
          <table:table-cell office:value-type="string" table:style-name="ce1">
            <text:p>Achieve High Level of Customer Satisfac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roll Accuracy:</text:p>
            <text:p>Measured by number of rectifications to total payroll required each month as a result of actions or errors made by SSCL (Shared Services Connected Ltd); requiring corrective actions in the current month or deferred to a following month.</text:p>
          </table:table-cell>
          <table:table-cell office:value-type="string" table:style-name="ce1">
            <text:p>99.93 or mor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 Commercial<text:s/></text:p>
          </table:table-cell>
          <table:table-cell office:value-type="string" table:style-name="ce1">
            <text:p>NEWMAT Air Charter<text:s/></text:p>
          </table:table-cell>
          <table:table-cell office:value-type="string" table:style-name="ce1">
            <text:p>CTM</text:p>
          </table:table-cell>
          <table:table-cell office:value-type="string" table:style-name="ce1">
            <text:p>Customer satisfaction regarding accuracy and timeliness of Invoicing</text:p>
          </table:table-cell>
          <table:table-cell office:value-type="string" table:style-name="ce1">
            <text:p>100% customer satisfaction</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ccess – Performance of delivery mechanisms that provide access to the National Geographic Database via both APIs (Application programming Interfaces) and Download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Achievement of all Key Milestones and Deliverables as stated in the service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Promotional materials need to be free of spelling errors, colour bleed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Conduct all necessary sifting actions within pre-agreed timelines as set by the customer and without error.</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Complete all Pre-Employment Checking activities within 17 working days and without error. (Consideration will be given where delays have arisen due to candidat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Retirement - Managing people through the retirement process.</text:p>
            <text:p/>
            <text:p/>
            <text:p/>
          </table:table-cell>
          <table:table-cell office:value-type="string" table:style-name="ce1">
            <text:p>100% Finalised and paid 1 day after retirement (if submitted on time, otherwise 10 days after instruction)</text:p>
            <text:p/>
            <text:p/>
          </table:table-cell>
          <table:table-cell office:value-type="string" table:style-name="ce1">
            <text:p>Inadequate</text:p>
          </table:table-cell>
          <table:table-cell office:value-type="string" table:style-name="ce1">
            <text:p>There was a significant increase in volume and complexity of cases and deferred applications during the quarter. Improvement Plan in place. Service credits being applied.<text:s/></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Active Dual Members).</text:p>
          </table:table-cell>
          <table:table-cell office:value-type="string" table:style-name="ce1">
            <text:p>&gt;/= 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Cumulative delegate evaluation scores show that course published objectives/outcomes were met.</text:p>
          </table:table-cell>
          <table:table-cell office:value-type="string" table:style-name="ce1">
            <text:p>80.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Resolution of enquiries to Customer's and/or Buyer's satisfaction within 5 working days of receipt, where within their delivery area.</text:p>
          </table:table-cell>
          <table:table-cell office:value-type="string" table:style-name="ce1">
            <text:p>90.00%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General Service Monthly uptime</text:p>
          </table:table-cell>
          <table:table-cell office:value-type="string" table:style-name="ce1">
            <text:p>Monthly uptime percentage of at least 99.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Learning&amp;Development</text:p>
          </table:table-cell>
          <table:table-cell office:value-type="string" table:style-name="ce1">
            <text:p>KPMG</text:p>
          </table:table-cell>
          <table:table-cell office:value-type="string" table:style-name="ce1">
            <text:p>Cumulative delegate evaluation scores show that course published objectives / outcomes were met.<text:s/></text:p>
          </table:table-cell>
          <table:table-cell office:value-type="string" table:style-name="ce1">
            <text:p>At least 80% at all time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relates to the completeness/currency/coverage of the data captured and maintained by Ordnance Survey in the National Geographic Database in line with targets in the service agreement.</text:p>
          </table:table-cell>
          <table:table-cell office:value-type="string" table:style-name="ce1">
            <text:p>88.3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Enterprise Support - Business-critical system down response time.</text:p>
          </table:table-cell>
          <table:table-cell office:value-type="string" table:style-name="ce1">
            <text:p>Within 15 min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Provision of Wide Area Network ("WAN") service across multiple locations</text:p>
          </table:table-cell>
          <table:table-cell office:value-type="string" table:style-name="ce1">
            <text:p>HSO</text:p>
            <text:p/>
          </table:table-cell>
          <table:table-cell office:value-type="string" table:style-name="ce1">
            <text:p>24/7 Service Availability</text:p>
            <text:p/>
          </table:table-cell>
          <table:table-cell office:value-type="string" table:style-name="ce1">
            <text:p>90.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SL3 Member Records Maintained and updated within targets in the service agreement (within 5 working days)</text:p>
          </table:table-cell>
          <table:table-cell office:value-type="string" table:style-name="ce1">
            <text:p>100% in 5 day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 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provide software quotations within 72 hours from the Customer’s request date.</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Voice Service Availability</text:p>
          </table:table-cell>
          <table:table-cell office:value-type="string" table:style-name="ce1">
            <text:p>96.5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andidate support</text:p>
          </table:table-cell>
          <table:table-cell office:value-type="string" table:style-name="ce1">
            <text:p>95% or higher receive a response email within 3</text:p>
            <text:p>working days and 100% receive a response email</text:p>
            <text:p>within 4 working day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Learning&amp;Development</text:p>
          </table:table-cell>
          <table:table-cell office:value-type="string" table:style-name="ce1">
            <text:p>KPMG</text:p>
          </table:table-cell>
          <table:table-cell office:value-type="string" table:style-name="ce1">
            <text:p>Cumulative delegate evaluation scores show that the course was of good quality overall</text:p>
          </table:table-cell>
          <table:table-cell office:value-type="string" table:style-name="ce1">
            <text:p>Average score above 8 out of 10<text: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100% of the SD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Solution availability</text:p>
          </table:table-cell>
          <table:table-cell office:value-type="string" table:style-name="ce1">
            <text:p>24/7 over 99.5% of <text:s/>the tim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on board any vendors that the Supplier is not familiar with within one week of the Customer’s order date.</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Data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Single Members &amp; Deferred Dual Members)</text:p>
          </table:table-cell>
          <table:table-cell office:value-type="string" table:style-name="ce1">
            <text:p>99 %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users:</text:p>
            <text:p>To deliver the level of service to users as outlined in the framework agreement<text:s/></text:p>
            <text:p/>
          </table:table-cell>
          <table:table-cell office:value-type="string" table:style-name="ce1">
            <text:p>Performance is in adherence to all the operational performance KPIs relating to users as set out in the service agreement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Learning Design and Delivery; Subject Matter Expertise and Coaching</text:p>
          </table:table-cell>
          <table:table-cell office:value-type="string" table:style-name="ce1">
            <text:p>EY</text:p>
            <text:p/>
          </table:table-cell>
          <table:table-cell office:value-type="string" table:style-name="ce1">
            <text:p>Cumulative delegate evaluation scores show that the course was of good quality overall</text:p>
          </table:table-cell>
          <table:table-cell office:value-type="string" table:style-name="ce1">
            <text:p>Average score above 8 out of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Completing all pension payroll on the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Single Elastic Compute Cloud instance hourly uptime</text:p>
          </table:table-cell>
          <table:table-cell office:value-type="string" table:style-name="ce1">
            <text:p>Hourly uptime percentage of at least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upplier API (application programming interface) uptime, available for use 24/7/365</text:p>
          </table:table-cell>
          <table:table-cell office:value-type="string" table:style-name="ce1">
            <text:p>99.90%</text:p>
          </table:table-cell>
          <table:table-cell office:value-type="string" table:style-name="ce1">
            <text:p>Other - Consider not returned</text:p>
          </table:table-cell>
          <table:table-cell office:value-type="string" table:style-name="ce1">
            <text:p>Last reporting quarter for this contract. Next reporting quarter April - June 2022 will have WP1920 contract with 4 KPIS reported.</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Percentage of messages delivered and failed</text:p>
          </table:table-cell>
          <table:table-cell office:value-type="string" table:style-name="ce1">
            <text:p>90% messages delivered</text:p>
          </table:table-cell>
          <table:table-cell office:value-type="string" table:style-name="ce1">
            <text:p>Other - Consider returned</text:p>
          </table:table-cell>
          <table:table-cell office:value-type="string" table:style-name="ce1">
            <text:p>tbc</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Support response (outside of Priority Ones)</text:p>
          </table:table-cell>
          <table:table-cell office:value-type="string" table:style-name="ce1">
            <text:p>Initial response time within 30 minutes. Subsequent response times within 2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deliver the software within 1 week from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 Commercial<text:s/></text:p>
          </table:table-cell>
          <table:table-cell office:value-type="string" table:style-name="ce1">
            <text:p>GBNI Ministerial Air Travel</text:p>
          </table:table-cell>
          <table:table-cell office:value-type="string" table:style-name="ce1">
            <text:p>CTM</text:p>
          </table:table-cell>
          <table:table-cell office:value-type="string" table:style-name="ce1">
            <text:p>Achieve High Level of Customer Satisfac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Device Up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out of hours.</text:p>
          </table:table-cell>
          <table:table-cell office:value-type="string" table:style-name="ce1">
            <text:p>within 4 hours</text:p>
          </table:table-cell>
          <table:table-cell office:value-type="string" table:style-name="ce1">
            <text:p>Other - Consider returned</text:p>
          </table:table-cell>
          <table:table-cell office:value-type="string" table:style-name="ce1">
            <text:p>no support requests outside of business hours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SHR</text:p>
          </table:table-cell>
          <table:table-cell office:value-type="string" table:style-name="ce1">
            <text:p>Learning&amp;Development</text:p>
          </table:table-cell>
          <table:table-cell office:value-type="string" table:style-name="ce1">
            <text:p>KPMG</text:p>
          </table:table-cell>
          <table:table-cell office:value-type="string" table:style-name="ce1">
            <text:p>Resolution of enquiries to Customer's and/or Buyer's satisfaction within 5 working days of receipt, where within their delivery area.</text:p>
          </table:table-cell>
          <table:table-cell office:value-type="string" table:style-name="ce1">
            <text:p>At least 90% at all tim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tripe support initial response time within 72 hours</text:p>
          </table:table-cell>
          <table:table-cell office:value-type="string" table:style-name="ce1">
            <text:p>100% in 72 hours</text:p>
          </table:table-cell>
          <table:table-cell office:value-type="string" table:style-name="ce1">
            <text:p>Other - Consider not returned</text:p>
          </table:table-cell>
          <table:table-cell office:value-type="string" table:style-name="ce1">
            <text:p>Last reporting quarter for this contract. Next reporting quarter April - June 2022 will have WP1920 contract with 4 KPIS reported.</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during office hours Monday to Friday 0900-1730</text:p>
          </table:table-cell>
          <table:table-cell office:value-type="string" table:style-name="ce1">
            <text:p>Within one hour</text:p>
          </table:table-cell>
          <table:table-cell office:value-type="string" table:style-name="ce1">
            <text:p>Other - Consider returned</text:p>
          </table:table-cell>
          <table:table-cell office:value-type="string" table:style-name="ce1">
            <text:p>No support requests required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O Commercial<text:s/></text:p>
          </table:table-cell>
          <table:table-cell office:value-type="string" table:style-name="ce1">
            <text:p>NEWMAT Air Charter<text:s/></text:p>
          </table:table-cell>
          <table:table-cell office:value-type="string" table:style-name="ce1">
            <text:p>CTM</text:p>
          </table:table-cell>
          <table:table-cell office:value-type="string" table:style-name="ce1">
            <text:p>Customer satisfaction with response times and resolution of enquiries</text:p>
          </table:table-cell>
          <table:table-cell office:value-type="string" table:style-name="ce1">
            <text:p>95% customer satisfac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nd Services Enhancements -<text:s/></text:p>
            <text:p/>
            <text:p>Delivery of the Key Milestones for further enhancements and developments to both the data and access mechanisms associated with the National Geographic Databas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Availability of Service</text:p>
          </table:table-cell>
          <table:table-cell office:value-type="string" table:style-name="ce1">
            <text:p>98% between 8:00am and 11:00p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Benefits accuracy (have you paid the right amount to the right people).</text:p>
          </table:table-cell>
          <table:table-cell office:value-type="string" table:style-name="ce1">
            <text:p>98% (6 month rolling aver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ment Accuracy:</text:p>
            <text:p/>
            <text:p>The value and volume of accurate payments due to SSCL (Shared Services Connected Ltd) processing identified from analysis of payment file or raised queries (payment error to or from the wrong bank account or for the wrong value)</text:p>
            <text:p/>
            <text:p>(Supplier must meet both targets to pass)</text:p>
          </table:table-cell>
          <table:table-cell office:value-type="string" table:style-name="ce1">
            <text:p>99.70% or more (Value)</text:p>
            <text:p/>
            <text:p>99.9% and less than 70 errors (Volu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RS</text:p>
          </table:table-cell>
          <table:table-cell office:value-type="string" table:style-name="ce1">
            <text:p>Surge Capacity Recruitment Services</text:p>
          </table:table-cell>
          <table:table-cell office:value-type="string" table:style-name="ce1">
            <text:p>Capita Business Services</text:p>
          </table:table-cell>
          <table:table-cell office:value-type="string" table:style-name="ce1">
            <text:p>Work commissions received by supplier directly from Government Recruitment Service in line with service agreement. Commissions should not be submitted directly from individual Vacancy Holders or Depart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CO</text:p>
          </table:table-cell>
          <table:table-cell office:value-type="string" table:style-name="ce1">
            <text:p>GRS</text:p>
          </table:table-cell>
          <table:table-cell office:value-type="string" table:style-name="ce1">
            <text:p>Recruitment Advertising &amp; Media Buying</text:p>
          </table:table-cell>
          <table:table-cell office:value-type="string" table:style-name="ce1">
            <text:p>TMP Worldwide</text:p>
          </table:table-cell>
          <table:table-cell office:value-type="string" table:style-name="ce1">
            <text:p>Activate the link to external media, upon receipt of the link from the Customer, within; 2 days - when there is no tracking / 5 days when there is track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2: Resourcing - availability of core staff members. Expectation when core staff are away for more than 2 working days another team member with equivalent expereince will pick up work.</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2 - Management Reports - The Contractor provides a report to the Client and the report contains all information as stated in A1 for that month</text:p>
          </table:table-cell>
          <table:table-cell office:value-type="string" table:style-name="ce1">
            <text:p>100%</text:p>
          </table:table-cell>
          <table:table-cell office:value-type="string" table:style-name="ce1">
            <text:p>Inadequate</text:p>
          </table:table-cell>
          <table:table-cell office:value-type="string" table:style-name="ce1">
            <text:p>Contractor unable to report on full requirements, as other service priorities were in focus from 1st April. <text:s/>It is agreed this is to be in place during next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12 - The Contractor to provide a comprehensive summary of the cost of events for the relevant year</text:p>
          </table:table-cell>
          <table:table-cell office:value-type="string" table:style-name="ce1">
            <text:p>100%</text:p>
          </table:table-cell>
          <table:table-cell office:value-type="string" table:style-name="ce1">
            <text:p>No Data Recorded</text:p>
          </table:table-cell>
          <table:table-cell office:value-type="string" table:style-name="ce1">
            <text:p>KPI on hold until full mobilisation 01 September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Deliver goods to site on time for a State Even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the completion of on-boarding to be made within 10 days (or less) from work order approval<text:s text:c="2"/></text:p>
          </table:table-cell>
          <table:table-cell office:value-type="string" table:style-name="ce1">
            <text:p>1-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1: Communication of project progress. Anything that might affect the timeline of the project including annual leave, sick absence, other risks and del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Ensure goods held in storage at the Premises are secure at all times and free from dama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 of starters within the period must be placed at or below rate card</text:p>
          </table:table-cell>
          <table:table-cell office:value-type="string" table:style-name="ce1">
            <text:p>100-85%</text:p>
          </table:table-cell>
          <table:table-cell office:value-type="string" table:style-name="ce1">
            <text:p>Inadequate</text:p>
          </table:table-cell>
          <table:table-cell office:value-type="string" table:style-name="ce1">
            <text:p>Poor performance has occurred due to a microset of data of 3 workers for the month of June and no new starters in the month of May, which means that KPIs will be distorted as a result and move up and down from one month to the other given the low numbers.<text:s/></text:p>
            <text:p>One rate provided by the Hiring Manager which was above the rate set out on the rate card was in order to secure the right candidate for a very short assignment and the other was a selected candidate referred by the Hiring Manager.<text:s/></text:p>
            <text:p>This is mostly driven by shifting market rates which are outside of the supplier's control, however the rate card for one of the requirements has since changed and is now better aligned with current market conditions.</text:p>
          </table:table-cell>
          <table:table-cell table:number-columns-repeated="16375"/>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offer to be made within 12 days (or less) of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Provide a condition report within 10 working days of inspection of the goods following a State Visi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3: Delivering project in line with milestones covered in contract.<text:s/></text:p>
            <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7 - On time delivery of each ev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17 - Social Value Trainee/Apprenticeships and Graduates</text:p>
          </table:table-cell>
          <table:table-cell office:value-type="string" table:style-name="ce1">
            <text:p>100%</text:p>
          </table:table-cell>
          <table:table-cell office:value-type="string" table:style-name="ce1">
            <text:p>No Data Recorded</text:p>
          </table:table-cell>
          <table:table-cell office:value-type="string" table:style-name="ce1">
            <text:p>KPI on hold until full mobilisation 01 September 2022. Metrics reporting will start in Q2</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IM28 Number of apprenticeship weeks delivered<text:s/></text:p>
          </table:table-cell>
          <table:table-cell office:value-type="string" table:style-name="ce1">
            <text:p>&gt;100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PLANT AND BEE HEALTH SERVICES - Joint Venture with FERA Science Ltd</text:p>
          </table:table-cell>
          <table:table-cell office:value-type="string" table:style-name="ce1">
            <text:p>Fera Science Limited (LTSA Reporting only)</text:p>
          </table:table-cell>
          <table:table-cell office:value-type="string" table:style-name="ce1">
            <text:p>Diagnostic requirements specified in the Annual Plan are delivered in accordance with the Annual Plan.<text:s/></text:p>
            <text:p/>
            <text:p>This is a pass/fail KPI. It is met where all relevant parts of the Annual Plan are complied with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1 Incidents Resolved Within 1 working Day</text:p>
          </table:table-cell>
          <table:table-cell office:value-type="string" table:style-name="ce1">
            <text:p>greater than or equal to 95% resolved within 1 working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Buildings - Science Estates</text:p>
          </table:table-cell>
          <table:table-cell office:value-type="string" table:style-name="ce1">
            <text:p>Project and Design Managment Services</text:p>
          </table:table-cell>
          <table:table-cell office:value-type="string" table:style-name="ce1">
            <text:p>Currie &amp; Brown UK Limited</text:p>
          </table:table-cell>
          <table:table-cell office:value-type="string" table:style-name="ce1">
            <text:p>Health and Safety awareness: customers’ satisfaction with the supplier’s health and safety awareness, measured via a monthly feedback from Critical Works Senior Management Team</text:p>
            <text:p/>
            <text:p>The feedback is recorded as a percentage (higher percentage = higher satisfaction).<text:s/></text:p>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TSE Rapid Testing</text:p>
          </table:table-cell>
          <table:table-cell office:value-type="string" table:style-name="ce1">
            <text:p>Eurofins Forensics Services Limited</text:p>
          </table:table-cell>
          <table:table-cell office:value-type="string" table:style-name="ce1">
            <text:p>Service Delivery - All correct reports submitted in accordance with Appendix 7 - Percentage of reports submitted, in correct format, without missing data and within specified timescal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APPLIED R&amp;D SERVICES - Joint Venture with FERA Science Ltd</text:p>
          </table:table-cell>
          <table:table-cell office:value-type="string" table:style-name="ce1">
            <text:p>Fera Science Limited (LTSA Reporting only)</text:p>
          </table:table-cell>
          <table:table-cell office:value-type="string" table:style-name="ce1">
            <text:p>Delivery of all current R&amp;D projects within agreed budgets.</text:p>
          </table:table-cell>
          <table:table-cell office:value-type="string" table:style-name="ce1">
            <text:p>All R&amp;D projects being delivered to agreed budgets within the last twelve month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Buildings - Science Estates</text:p>
          </table:table-cell>
          <table:table-cell office:value-type="string" table:style-name="ce1">
            <text:p>Project and Design Managment Services</text:p>
          </table:table-cell>
          <table:table-cell office:value-type="string" table:style-name="ce1">
            <text:p>Currie &amp; Brown UK Limited</text:p>
          </table:table-cell>
          <table:table-cell office:value-type="string" table:style-name="ce1">
            <text:p>Overall Performance: customers’ satisfaction with the supplier’s overall performance, measured via a monthly feedback from Critical Works Senior Management Team.</text:p>
            <text:p/>
            <text:p>The feedback is recorded as a percentage (higher percentage = higher satisfaction).<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08) Priority 3 Incident Resolution with required time period (under 12 hours)</text:p>
          </table:table-cell>
          <table:table-cell office:value-type="string" table:style-name="ce1">
            <text:p>equal to or greater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website services 24 hours a day, 7 days a week (except during times of maintenance/updates)</text:p>
          </table:table-cell>
          <table:table-cell office:value-type="string" table:style-name="ce1">
            <text:p>100%</text:p>
          </table:table-cell>
          <table:table-cell office:value-type="string" table:style-name="ce1">
            <text:p>Good</text:p>
          </table:table-cell>
          <table:table-cell office:value-type="string" table:style-name="ce1">
            <text:p>KPI achieved</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8c) Top 5 Individual Service Request by volume, 95% to be fulfilled within lead time as set out in the Service Catalogue</text:p>
          </table:table-cell>
          <table:table-cell office:value-type="string" table:style-name="ce1">
            <text:p>equal to or greater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HNL - CDF - Stanstead Radial Gate</text:p>
          </table:table-cell>
          <table:table-cell office:value-type="string" table:style-name="ce1">
            <text:p>BAM Nuttall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WEM Lot 4 - Skeffling Managed Realignment Scheme</text:p>
          </table:table-cell>
          <table:table-cell office:value-type="string" table:style-name="ce1">
            <text:p>JBA Bentley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DGC - Strategic Relationship Management</text:p>
          </table:table-cell>
          <table:table-cell office:value-type="string" table:style-name="ce1">
            <text:p>FM provision across Defra estate</text:p>
          </table:table-cell>
          <table:table-cell office:value-type="string" table:style-name="ce1">
            <text:p>Mitie FM Limited</text:p>
          </table:table-cell>
          <table:table-cell office:value-type="string" table:style-name="ce1">
            <text:p>Planned Maintenance Statutory (PMS) Completion</text:p>
          </table:table-cell>
          <table:table-cell office:value-type="string" table:style-name="ce1">
            <text:p>Equal to or greater than 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Corporate Solutions</text:p>
          </table:table-cell>
          <table:table-cell office:value-type="string" table:style-name="ce1">
            <text:p>SIMAR - Lot 2 - Commercial Vehicles</text:p>
          </table:table-cell>
          <table:table-cell office:value-type="string" table:style-name="ce1">
            <text:p>Rivus Fleet Solutions</text:p>
          </table:table-cell>
          <table:table-cell office:value-type="string" table:style-name="ce1">
            <text:p>Vehicle Off Road<text:s/></text:p>
            <text:p/>
            <text:p>Based on all maintenance jobs for scheduled events such as service and MOTs and unscheduled maintenance including breakdowns. Calculated by counting the days that the vehicle is off road from the point it arrives at the workshop to the point the job is completed. Average across all vehicles.</text:p>
          </table:table-cell>
          <table:table-cell office:value-type="string" table:style-name="ce1">
            <text:p>&lt;3 day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The goods accepted as suitable by the authority</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Mids - CDF Lot 2 - Colwick (Holme Sluices) Fish Pass Construction</text:p>
          </table:table-cell>
          <table:table-cell office:value-type="string" table:style-name="ce1">
            <text:p>Jackson Civil Engineering Group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UnITy Programme - <text:s/>Connectivity - WAN/LAN Call Off Contract</text:p>
          </table:table-cell>
          <table:table-cell office:value-type="string" table:style-name="ce1">
            <text:p>Vodafone</text:p>
          </table:table-cell>
          <table:table-cell office:value-type="string" table:style-name="ce1">
            <text:p>Service Availability (Service Maintenance Tier 1)</text:p>
          </table:table-cell>
          <table:table-cell office:value-type="string" table:style-name="ce1">
            <text:p>99.99%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Development <text:s/>for the Genesis IT Application Contract</text:p>
          </table:table-cell>
          <table:table-cell office:value-type="string" table:style-name="ce1">
            <text:p>Atos PLC</text:p>
          </table:table-cell>
          <table:table-cell office:value-type="string" table:style-name="ce1">
            <text:p>Deployment incidents (Number of incidents arising from deployment of Change) - a) Zero Severity 1 Incidents, b) Zero Severity 2 Incidents</text:p>
          </table:table-cell>
          <table:table-cell office:value-type="string" table:style-name="ce1">
            <text:p>0 (zero) severity 1 and 2 <text:s/>incid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Percentage of time that the goods suffer failure</text:p>
          </table:table-cell>
          <table:table-cell office:value-type="string" table:style-name="ce1">
            <text:p>96%-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Other - Consider not returned</text:p>
          </table:table-cell>
          <table:table-cell office:value-type="string" table:style-name="ce1">
            <text:p>Still unable to provide a return for the Oxford scheme, as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FRAMEWORK CALL OFF AGREEMENT: CRD SERVICES - Joint Venture with FERA Science Ltd</text:p>
          </table:table-cell>
          <table:table-cell office:value-type="string" table:style-name="ce1">
            <text:p>Fera Science Limited (LTSA Reporting only)</text:p>
          </table:table-cell>
          <table:table-cell office:value-type="string" table:style-name="ce1">
            <text:p>Wildlife Incident Investigation Scheme (WIIS): compliance with the nine service standards specified for the WIIS.</text:p>
          </table:table-cell>
          <table:table-cell office:value-type="string" table:style-name="ce1">
            <text:p>9 service standards achieved</text:p>
          </table:table-cell>
          <table:table-cell office:value-type="string" table:style-name="ce1">
            <text:p>Inadequate</text:p>
          </table:table-cell>
          <table:table-cell office:value-type="string" table:style-name="ce1">
            <text:p>The KPI is rated ‘Inadequate Threshold’ due to a backlog of samples requiring testing. This was caused by a significant increase in the quantity of samples requiring testing during COVID, which was outside Fera's control. To remediate, additional funding has been made available to increase resourcing. Whilst the KPI is 'inadequate' against the contract, we also agreed a relaxation of the KPI standards to reflect the situation. The backlog is predicted to be cleared by Q2, which is considered on track, and parties are working to ensure current cases are also processed in good time to avoid a second backlog. The KPI relaxation will also end in Q2.<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Workforce</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Time to Offer: Calendar Days between role released date and offer made</text:p>
          </table:table-cell>
          <table:table-cell office:value-type="string" table:style-name="ce1">
            <text:p>12 calender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
            <text:p>b) Data from previous working day is available by 10:00 every working da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Mobile Voice and Data Services</text:p>
          </table:table-cell>
          <table:table-cell office:value-type="string" table:style-name="ce1">
            <text:p>Vodafone</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Good</text:p>
          </table:table-cell>
          <table:table-cell office:value-type="string" table:style-name="ce1">
            <text:p>KPI Met</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Workforce</text:p>
          </table:table-cell>
          <table:table-cell office:value-type="string" table:style-name="ce1">
            <text:p>Supply of IT Resources to the Defra Group</text:p>
          </table:table-cell>
          <table:table-cell office:value-type="string" table:style-name="ce1">
            <text:p>Hays Specialist Recruitment Ltd</text:p>
          </table:table-cell>
          <table:table-cell office:value-type="string" table:style-name="ce1">
            <text:p>Compliance with Pre-employment Vetting (PEV) Standards</text:p>
          </table:table-cell>
          <table:table-cell office:value-type="string" table:style-name="ce1">
            <text:p>100% all supplier PEV packs completed in line with contracr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DGC - Strategic Relationship Management</text:p>
          </table:table-cell>
          <table:table-cell office:value-type="string" table:style-name="ce1">
            <text:p>FM provision across Defra estate</text:p>
          </table:table-cell>
          <table:table-cell office:value-type="string" table:style-name="ce1">
            <text:p>Mitie FM Limited</text:p>
          </table:table-cell>
          <table:table-cell office:value-type="string" table:style-name="ce1">
            <text:p>Adherence to Cleaning Standards as required under the contract</text:p>
          </table:table-cell>
          <table:table-cell office:value-type="string" table:style-name="ce1">
            <text:p>Equal to or greater than 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Par St Blazey Construction ECC Contract Kier</text:p>
          </table:table-cell>
          <table:table-cell office:value-type="string" table:style-name="ce1">
            <text:p>Kier Integrated Services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FRAMEWORK CALL OFF AGREEMENT: VMD SERVICES (Joint Venture with FERA Science Ltd)</text:p>
          </table:table-cell>
          <table:table-cell office:value-type="string" table:style-name="ce1">
            <text:p>Fera Science Limited (LTSA Reporting only)</text:p>
          </table:table-cell>
          <table:table-cell office:value-type="string" table:style-name="ce1">
            <text:p>100% of recorded Assayable Samples must remain Assayable whilst in Company's care.<text:s/></text:p>
          </table:table-cell>
          <table:table-cell office:value-type="string" table:style-name="ce1">
            <text:p>All samples assayable whilst in Company's car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Requires Improvement</text:p>
          </table:table-cell>
          <table:table-cell office:value-type="string" table:style-name="ce1">
            <text:p>Delays due to restrictions in establishing agreements to access the relevant site. To remediate the EA is prioritising work to complete these agreements.<text:s text:c="2"/></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Security Breaches - (No security Breaches per month).</text:p>
            <text:p/>
            <text:p>Where no security breaches occur the KPI performance is recorded as 100% compliance with the contract. Where security breaches occur a lower percentage will be record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PLANT AND BEE HEALTH SERVICES - Joint Venture with FERA Science Ltd</text:p>
          </table:table-cell>
          <table:table-cell office:value-type="string" table:style-name="ce1">
            <text:p>Fera Science Limited (LTSA Reporting only)</text:p>
          </table:table-cell>
          <table:table-cell office:value-type="string" table:style-name="ce1">
            <text:p>Develop and validate the specified scientific methods to the standards defined in the Annual Plan.</text:p>
            <text:p/>
            <text:p>This is a pass/fail KPI. It is met where all relevant parts of the Annual Plan are complied with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less than 100%</text:p>
          </table:table-cell>
          <table:table-cell office:value-type="string" table:style-name="ce1">
            <text:p>Inadequate</text:p>
          </table:table-cell>
          <table:table-cell office:value-type="string" table:style-name="ce1">
            <text:p>Both the cost and time changes (cost increases and reported delayed completion of this contract) have arisen in the last period due to the need to instruct a series of changes to principal contractor under Compensation Event mechanism. Mitigations have been implemented where they are availabl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SPECIALIST FACILITIES SERVICES - Joint Venture with FERA Science Ltd</text:p>
          </table:table-cell>
          <table:table-cell office:value-type="string" table:style-name="ce1">
            <text:p>Fera Science Limited (LTSA Reporting only)</text:p>
          </table:table-cell>
          <table:table-cell office:value-type="string" table:style-name="ce1">
            <text:p>Compliance with the Home Office Establishment Licence conditions for the Wildlife Facility</text:p>
            <text:p/>
            <text:p>This is a pass/fail KPI. It is met where all relevant parts of the Licence conditions are complied with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Lydd Ranges Sea Defences</text:p>
          </table:table-cell>
          <table:table-cell office:value-type="string" table:style-name="ce1">
            <text:p>Van Oord UK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office:value-type="string" table:style-name="ce1">
            <text:p>Avocet nesting has affected access to a large proportion of the site since April 2022. However following a programme optimisation workshop, the Contractor is confident in delivering the majority of construction works by end of FY22/23 with only a small number of activities needing to be closed out in FY23/24.<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Delivering Efficiency Through Project (Annually)</text:p>
          </table:table-cell>
          <table:table-cell office:value-type="string" table:style-name="ce1">
            <text:p>25% efficiency savings</text:p>
          </table:table-cell>
          <table:table-cell office:value-type="string" table:style-name="ce1">
            <text:p>Inadequate</text:p>
          </table:table-cell>
          <table:table-cell office:value-type="string" table:style-name="ce1">
            <text:p>This KPI is measured annually, this is the same score as Q4 2021-23. The KPI has dropped to 'inadequate threshold' due to efficiency reporting being paused nationally whilst IPA guidance and categorisation was agreed during Q1-Q3 of 2021/22 FY, preventing efficiencies being claimed. Efficiency reporting has re-started and submissions are being developed IAW the new guidance. There will a focus on the development and delivery of efficiency over the 2022/23 FY.</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Health and Safety Maintained on Site (Zero Incidents to be reported within Financial Year) (Recorded Annually)</text:p>
          </table:table-cell>
          <table:table-cell office:value-type="string" table:style-name="ce1">
            <text:p>0 incidents</text:p>
          </table:table-cell>
          <table:table-cell office:value-type="string" table:style-name="ce1">
            <text:p>Good</text:p>
          </table:table-cell>
          <table:table-cell office:value-type="string" table:style-name="ce1">
            <text:p>No lost time incidents during Q1. During Q1 of 2022/23, a H&amp;S audit was carried out on the Deptford Walls Project where a score of 89% was achieved.</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Data Input – percentage of coding for specified modelling work undertaken and uploaded to GitHub repositories</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Contractor delivers goods to timetable agreed on award of contract<text:s/></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UnITy Programme - <text:s/>Connectivity - WAN/LAN Call Off Contract</text:p>
          </table:table-cell>
          <table:table-cell office:value-type="string" table:style-name="ce1">
            <text:p>Vodafone</text:p>
          </table:table-cell>
          <table:table-cell office:value-type="string" table:style-name="ce1">
            <text:p>Network Performance Service Level Thresholds Round Trip Delay (Based on a 60 Byte packet Latency)</text:p>
          </table:table-cell>
          <table:table-cell office:value-type="string" table:style-name="ce1">
            <text:p>75m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Service Desk</text:p>
          </table:table-cell>
          <table:table-cell office:value-type="string" table:style-name="ce1">
            <text:p>Capgemini UK plc</text:p>
          </table:table-cell>
          <table:table-cell office:value-type="string" table:style-name="ce1">
            <text:p>SD004 Mean time from receipt of End User's initial Webchat message to the supplier to the first non-automated Supplier response</text:p>
          </table:table-cell>
          <table:table-cell office:value-type="string" table:style-name="ce1">
            <text:p>60 minute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Contract is required to be delivered below the contractual cost target. The target set varies by individual projects commissioned as part of the whole Water Resources Scheme, however the aim is to identify efficiencies in the delivery which reduce costs</text:p>
          </table:table-cell>
          <table:table-cell office:value-type="string" table:style-name="ce1">
            <text:p>equal to or less than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TB Test results for Bovines, where Reactors / IRs are disclosed, are submitted on SAM within one (1) Working Day of the TT2 date.<text:s/></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Evidence</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imited</text:p>
          </table:table-cell>
          <table:table-cell office:value-type="string" table:style-name="ce1">
            <text:p>Manage Health and Safety risks effectively. This KPI measures the number of AURN sites losing data due to non-actioned H&amp;S concerns (lower is better).</text:p>
          </table:table-cell>
          <table:table-cell office:value-type="string" table:style-name="ce1">
            <text:p>Live H&amp;S risks are being managed effectively with less than 10 AURN sites losing data capture due to non-actioned H&amp;S concerns and H&amp;S live actions being tracked and up-to-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Workforce</text:p>
          </table:table-cell>
          <table:table-cell office:value-type="string" table:style-name="ce1">
            <text:p>Public <text:s/>Sector Resourcing</text:p>
          </table:table-cell>
          <table:table-cell office:value-type="string" table:style-name="ce1">
            <text:p>Alexander Mann Solutions</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equal to or greater than 85%</text:p>
          </table:table-cell>
          <table:table-cell office:value-type="string" table:style-name="ce1">
            <text:p>Inadequate</text:p>
          </table:table-cell>
          <table:table-cell office:value-type="string" table:style-name="ce1">
            <text:p>The current market is driving rates upwards quicker than we can amend rate cards. There is an agreed ammnesty with CCS on this KPI as it is unachieveable in the current market.<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Workforce</text:p>
          </table:table-cell>
          <table:table-cell office:value-type="string" table:style-name="ce1">
            <text:p>Supply of IT Resources to the Defra Group</text:p>
          </table:table-cell>
          <table:table-cell office:value-type="string" table:style-name="ce1">
            <text:p>Hays Specialist Recruitment Ltd</text:p>
          </table:table-cell>
          <table:table-cell office:value-type="string" table:style-name="ce1">
            <text:p>Fulfilment of all roles requested by Defra</text:p>
          </table:table-cell>
          <table:table-cell office:value-type="string" table:style-name="ce1">
            <text:p>95% or greater fulfilment</text:p>
          </table:table-cell>
          <table:table-cell office:value-type="string" table:style-name="ce1">
            <text:p>Inadequate</text:p>
          </table:table-cell>
          <table:table-cell office:value-type="string" table:style-name="ce1">
            <text:p>The current market is driving rates upwards quicker than we can amend rate cards. There is an agreed ammnesty with CCS on this KPI as it is unachieveable in the current market.<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APPLIED R&amp;D SERVICES - Joint Venture with FERA Science Ltd</text:p>
          </table:table-cell>
          <table:table-cell office:value-type="string" table:style-name="ce1">
            <text:p>Fera Science Limited (LTSA Reporting only)</text:p>
          </table:table-cell>
          <table:table-cell office:value-type="string" table:style-name="ce1">
            <text:p>Delivery of all current R&amp;D projects within agreed timeframes.</text:p>
          </table:table-cell>
          <table:table-cell office:value-type="string" table:style-name="ce1">
            <text:p>No more than 2 R&amp;D projects exceeding agreed timelines within the last twelve month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Saltfleet to Gibraltar Point Strategy – Beach Management</text:p>
          </table:table-cell>
          <table:table-cell office:value-type="string" table:style-name="ce1">
            <text:p>Van Oord UK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Mobile Voice and Data Services</text:p>
          </table:table-cell>
          <table:table-cell office:value-type="string" table:style-name="ce1">
            <text:p>Vodafone</text:p>
          </table:table-cell>
          <table:table-cell office:value-type="string" table:style-name="ce1">
            <text:p>Order dispatch - 95% of orders received via email before 12pm shall be despatched within 24 Working Hours subject to a maximum of 25 orders per Working Day.<text:s/></text:p>
            <text:p>95% of orders received via email before 12pm shall be despatched within 72 Working Hours</text:p>
            <text:p/>
          </table:table-cell>
          <table:table-cell office:value-type="string" table:style-name="ce1">
            <text:p>greater than or equal to 95%</text:p>
          </table:table-cell>
          <table:table-cell office:value-type="string" table:style-name="ce1">
            <text:p>Good</text:p>
          </table:table-cell>
          <table:table-cell office:value-type="string" table:style-name="ce1">
            <text:p>KPI Met</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2 Incidents Resolved Within 1 Working Day</text:p>
          </table:table-cell>
          <table:table-cell office:value-type="string" table:style-name="ce1">
            <text:p>greater than or equal to 95% resolved within 1 working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TSE Rapid Testing</text:p>
          </table:table-cell>
          <table:table-cell office:value-type="string" table:style-name="ce1">
            <text:p>Eurofins Forensics Services Limited</text:p>
          </table:table-cell>
          <table:table-cell office:value-type="string" table:style-name="ce1">
            <text:p>Confirmatory Testing - Ensure that all TSE rapid test high negative and TSE rapid test initial reactive results and corresponding paperwork are reported to APHA by email within two (2) hours of the final test result being determin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PLANT AND BEE HEALTH SERVICES - Joint Venture with FERA Science Ltd</text:p>
          </table:table-cell>
          <table:table-cell office:value-type="string" table:style-name="ce1">
            <text:p>Fera Science Limited (LTSA Reporting only)</text:p>
          </table:table-cell>
          <table:table-cell office:value-type="string" table:style-name="ce1">
            <text:p>Provide advice and attend meetings to the timelines specified in the Annual Plan.<text:s/></text:p>
            <text:p/>
            <text:p>This KPI measures the quantity of service standards that have been achieved each month (max 14)</text:p>
          </table:table-cell>
          <table:table-cell office:value-type="string" table:style-name="ce1">
            <text:p>All service standard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02 – Tier 2 Business Application Availability ensuring access as required</text:p>
          </table:table-cell>
          <table:table-cell office:value-type="string" table:style-name="ce1">
            <text:p>greater than or equal to 9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DGC - Strategic Relationship Management</text:p>
          </table:table-cell>
          <table:table-cell office:value-type="string" table:style-name="ce1">
            <text:p>FM provision across Defra estate</text:p>
          </table:table-cell>
          <table:table-cell office:value-type="string" table:style-name="ce1">
            <text:p>Mitie FM Limited</text:p>
          </table:table-cell>
          <table:table-cell office:value-type="string" table:style-name="ce1">
            <text:p>Priority 1 (Emergency) Reactive Work Comple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Mobile Voice and Data Services</text:p>
          </table:table-cell>
          <table:table-cell office:value-type="string" table:style-name="ce1">
            <text:p>Vodafone</text:p>
          </table:table-cell>
          <table:table-cell office:value-type="string" table:style-name="ce1">
            <text:p>Network Availability</text:p>
          </table:table-cell>
          <table:table-cell office:value-type="string" table:style-name="ce1">
            <text:p>greater than or equal to 99.99%</text:p>
          </table:table-cell>
          <table:table-cell office:value-type="string" table:style-name="ce1">
            <text:p>Good</text:p>
          </table:table-cell>
          <table:table-cell office:value-type="string" table:style-name="ce1">
            <text:p>KPI Met</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gt and Support RPA's Land Management System and Customer Portal</text:p>
          </table:table-cell>
          <table:table-cell office:value-type="string" table:style-name="ce1">
            <text:p>Version 1 Solutions Ltd</text:p>
          </table:table-cell>
          <table:table-cell office:value-type="string" table:style-name="ce1">
            <text:p>Network availability</text:p>
          </table:table-cell>
          <table:table-cell office:value-type="string" table:style-name="ce1">
            <text:p>greater than or equal to 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Development <text:s/>for the Genesis IT Application Contract</text:p>
          </table:table-cell>
          <table:table-cell office:value-type="string" table:style-name="ce1">
            <text:p>Atos PLC</text:p>
          </table:table-cell>
          <table:table-cell office:value-type="string" table:style-name="ce1">
            <text:p>Service Requests (Delivery of Service Requests) -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rvice Availability<text:s/></text:p>
          </table:table-cell>
          <table:table-cell office:value-type="string" table:style-name="ce1">
            <text:p>greater than or equal to 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WEM Lot 4 - Skeffling Managed Realignment Scheme</text:p>
          </table:table-cell>
          <table:table-cell office:value-type="string" table:style-name="ce1">
            <text:p>JBA Bentley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Corporate Solutions</text:p>
          </table:table-cell>
          <table:table-cell office:value-type="string" table:style-name="ce1">
            <text:p>SIMAR - Lot 2 - Commercial Vehicles</text:p>
          </table:table-cell>
          <table:table-cell office:value-type="string" table:style-name="ce1">
            <text:p>Rivus Fleet Solutions</text:p>
          </table:table-cell>
          <table:table-cell office:value-type="string" table:style-name="ce1">
            <text:p>Fleet availability<text:s/></text:p>
            <text:p/>
            <text:p>Percentage of time that each vehicle is available to Defra to utilise. Calculated by available hours based on a standard working day, Monday – Friday 08:00-17:00, against off road hours during the same period. Calculation looks at the average availability across all vehicles.<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Managed Print Service</text:p>
          </table:table-cell>
          <table:table-cell office:value-type="string" table:style-name="ce1">
            <text:p>Xerox (UK) Limited</text:p>
          </table:table-cell>
          <table:table-cell office:value-type="string" table:style-name="ce1">
            <text:p>Service Availability</text:p>
          </table:table-cell>
          <table:table-cell office:value-type="string" table:style-name="ce1">
            <text:p>greater than or equal to 9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Corporate Solutions</text:p>
          </table:table-cell>
          <table:table-cell office:value-type="string" table:style-name="ce1">
            <text:p>Supply of Lease Vehicle &amp; Fleet Management Services</text:p>
          </table:table-cell>
          <table:table-cell office:value-type="string" table:style-name="ce1">
            <text:p>Novuna Vehicle Solutions (previously Hitachi Solutions Europe Ltd)<text:s/></text:p>
          </table:table-cell>
          <table:table-cell office:value-type="string" table:style-name="ce1">
            <text:p>Customer Satisfaction - overall satisfaction<text:s/></text:p>
            <text:p/>
            <text:p>Customer satisfaction with the overall performance of the contract including, but not limited to, agent calls, vehicle ordering, service, maintenance and repair and vehicle delivery and collection. This target is measured by accumulating the total scores from all of the relevant performance criteria and providing an average, with a target score of 4.25 out of 5.00.<text:s/></text:p>
          </table:table-cell>
          <table:table-cell office:value-type="string" table:style-name="ce1">
            <text:p>4.25 out of 5.00 or greater</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Saltfleet to Gibraltar Point Strategy – Beach Management</text:p>
          </table:table-cell>
          <table:table-cell office:value-type="string" table:style-name="ce1">
            <text:p>Van Oord UK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Application of virus updates. Over a monthly period the number of devices successfully updated for anti-virus within timescales agreed by both parties (days) as a % of all targeted devices.</text:p>
          </table:table-cell>
          <table:table-cell office:value-type="string" table:style-name="ce1">
            <text:p>100%</text:p>
          </table:table-cell>
          <table:table-cell office:value-type="string" table:style-name="ce1">
            <text:p>Good</text:p>
          </table:table-cell>
          <table:table-cell office:value-type="string" table:style-name="ce1">
            <text:p>KPI achieved</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Slippage to programme results from outside influences that are outside the project's control. The project is regularly reviewing its risks to ensure effective management</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Mids - CDF Lot 2 - Colwick (Holme Sluices) Fish Pass Construction</text:p>
          </table:table-cell>
          <table:table-cell office:value-type="string" table:style-name="ce1">
            <text:p>Jackson Civil Engineering Group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less than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0) Priority 1 Security Incident Resolution (Response Time in Minutes)</text:p>
          </table:table-cell>
          <table:table-cell office:value-type="string" table:style-name="ce1">
            <text:p>100% incidents resolved in 30 service minute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Evidence</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imited</text:p>
          </table:table-cell>
          <table:table-cell office:value-type="string" table:style-name="ce1">
            <text:p>Contractor Data Collection / Verification and Dissemination process operates effectively in real time. The KPI measures the quantity of exception reports provided in a quarter, which shows that data collection and dissemination is effective (lower is better).</text:p>
          </table:table-cell>
          <table:table-cell office:value-type="string" table:style-name="ce1">
            <text:p>Contractor to issue less than 10 Data exception reports a month due to circumstances within their control as per Contract specification 5.19</text:p>
          </table:table-cell>
          <table:table-cell office:value-type="string" table:style-name="ce1">
            <text:p>Good</text:p>
          </table:table-cell>
          <table:table-cell office:value-type="string" table:style-name="ce1">
            <text:p>Level of exception report shows data collection and dissemination is effectiv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gt and Support RPA's Land Management System and Customer Portal</text:p>
          </table:table-cell>
          <table:table-cell office:value-type="string" table:style-name="ce1">
            <text:p>Version 1 Solutions Ltd</text:p>
          </table:table-cell>
          <table:table-cell office:value-type="string" table:style-name="ce1">
            <text:p>Support Services - Response Times</text:p>
            <text:p/>
            <text:p>The number of incidents that are responded to within the contracted timeframes as a percentage of the number of incidents that occurred within the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Change management: Percentage of changes implemented successfully in accordance with the change policies and requirements set out within the contract</text:p>
          </table:table-cell>
          <table:table-cell office:value-type="string" table:style-name="ce1">
            <text:p>greater than or equal to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Buildings - Science Estates</text:p>
          </table:table-cell>
          <table:table-cell office:value-type="string" table:style-name="ce1">
            <text:p>Project and Design Managment Services</text:p>
          </table:table-cell>
          <table:table-cell office:value-type="string" table:style-name="ce1">
            <text:p>Currie &amp; Brown UK Limited</text:p>
          </table:table-cell>
          <table:table-cell office:value-type="string" table:style-name="ce1">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Corporate Solutions</text:p>
          </table:table-cell>
          <table:table-cell office:value-type="string" table:style-name="ce1">
            <text:p>Supply of Lease Vehicle &amp; Fleet Management Services</text:p>
          </table:table-cell>
          <table:table-cell office:value-type="string" table:style-name="ce1">
            <text:p>Novuna Vehicle Solutions (previously Hitachi Solutions Europe Ltd)<text:s/></text:p>
          </table:table-cell>
          <table:table-cell office:value-type="string" table:style-name="ce1">
            <text:p>AFS Agent Call<text:s/></text:p>
            <text:p/>
            <text:p>Customer satisfaction with the quality of the support/service provided measured through a customer satisfaction survey with a target of a score of 4.25 or greater.<text:s/></text:p>
          </table:table-cell>
          <table:table-cell office:value-type="string" table:style-name="ce1">
            <text:p>4.25 out of 5.00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Buildings - Science Estates</text:p>
          </table:table-cell>
          <table:table-cell office:value-type="string" table:style-name="ce1">
            <text:p>Quantity Surveying Services</text:p>
          </table:table-cell>
          <table:table-cell office:value-type="string" table:style-name="ce1">
            <text:p>Rider Levett Bucknall</text:p>
          </table:table-cell>
          <table:table-cell office:value-type="string" table:style-name="ce1">
            <text:p>Overall Performance: customers’ satisfaction with the supplier’s overall performance, measured via a monthly feedback from Critical Works Senior Management Team.</text:p>
            <text:p/>
            <text:p>The feedback is recorded as a percentage (higher percentage = higher satisfaction).<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FRAMEWORK CALL OFF AGREEMENT: VMD SERVICES (Joint Venture with FERA Science Ltd)</text:p>
          </table:table-cell>
          <table:table-cell office:value-type="string" table:style-name="ce1">
            <text:p>Fera Science Limited (LTSA Reporting only)</text:p>
          </table:table-cell>
          <table:table-cell office:value-type="string" table:style-name="ce1">
            <text:p>Company must complete 90% Screening Analyses and provide results within 28 calendar days of Sample receipt<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Corporate Solutions</text:p>
          </table:table-cell>
          <table:table-cell office:value-type="string" table:style-name="ce1">
            <text:p>SIMAR - Lot 2 - Commercial Vehicles</text:p>
          </table:table-cell>
          <table:table-cell office:value-type="string" table:style-name="ce1">
            <text:p>Rivus Fleet Solutions</text:p>
          </table:table-cell>
          <table:table-cell office:value-type="string" table:style-name="ce1">
            <text:p>MOT pass rate<text:s/></text:p>
            <text:p/>
            <text:p>Percentage of all vehicles that passed their MOT the first time presented.</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FRAMEWORK CALL OFF AGREEMENT: CRD SERVICES - Joint Venture with FERA Science Ltd</text:p>
          </table:table-cell>
          <table:table-cell office:value-type="string" table:style-name="ce1">
            <text:p>Fera Science Limited (LTSA Reporting only)</text:p>
          </table:table-cell>
          <table:table-cell office:value-type="string" table:style-name="ce1">
            <text:p>Residues Monitoring Programme (RMP): compliance with the two service standards specified for the RMP.</text:p>
          </table:table-cell>
          <table:table-cell office:value-type="string" table:style-name="ce1">
            <text:p>2 service standard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Lydd Ranges Sea Defences</text:p>
          </table:table-cell>
          <table:table-cell office:value-type="string" table:style-name="ce1">
            <text:p>Van Oord UK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less than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Mids - CDF Lot 2 - Colwick (Holme Sluices) Fish Pass Construction</text:p>
          </table:table-cell>
          <table:table-cell office:value-type="string" table:style-name="ce1">
            <text:p>Jackson Civil Engineering Group Limite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15 – Tier 2 P1 Incident Resolution</text:p>
          </table:table-cell>
          <table:table-cell office:value-type="string" table:style-name="ce1">
            <text:p>anything taking 2 hours or less to resol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s text:c="2"/></text:p>
            <text:p><text:s text:c="126"/>a)All Service Requests responded to within 1 hour of receipt</text:p>
            <text:p/>
            <text:p>b) All Service Requests allocated to appropriate supplier for dealing and confirmation to Authority of time for completion within 1 day.</text:p>
            <text:p/>
            <text:p>c)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APPLIED R&amp;D SERVICES - Joint Venture with FERA Science Ltd</text:p>
          </table:table-cell>
          <table:table-cell office:value-type="string" table:style-name="ce1">
            <text:p>Fera Science Limited (LTSA Reporting only)</text:p>
          </table:table-cell>
          <table:table-cell office:value-type="string" table:style-name="ce1">
            <text:p>Delivery of all current R&amp;D projects to a quality that reasonably meets customer expectations.</text:p>
          </table:table-cell>
          <table:table-cell office:value-type="string" table:style-name="ce1">
            <text:p>All R&amp;D projects being delivered to agreed quality standards within the last twelve month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Other - Consider not returned</text:p>
          </table:table-cell>
          <table:table-cell office:value-type="string" table:style-name="ce1">
            <text:p>Still unable to provide a return for the Oxford scheme, as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Managed Print Service</text:p>
          </table:table-cell>
          <table:table-cell office:value-type="string" table:style-name="ce1">
            <text:p>Xerox (UK) Limited</text:p>
          </table:table-cell>
          <table:table-cell office:value-type="string" table:style-name="ce1">
            <text:p>P2 Incident Resolution <text:s/>(incidents resolved within target resolution time)</text:p>
          </table:table-cell>
          <table:table-cell office:value-type="string" table:style-name="ce1">
            <text:p>anything taking less than or equal to 4 hrs to resol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Application and Corporate System Availability (all Applications and Corporate Systems available to users (%) hours per month) - Please see notes for details of % hours per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HNL - CDF - Stanstead Radial Gate</text:p>
          </table:table-cell>
          <table:table-cell office:value-type="string" table:style-name="ce1">
            <text:p>BAM Nuttall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100%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gt and Support RPA's Land Management System and Customer Portal</text:p>
          </table:table-cell>
          <table:table-cell office:value-type="string" table:style-name="ce1">
            <text:p>Version 1 Solutions Ltd</text:p>
          </table:table-cell>
          <table:table-cell office:value-type="string" table:style-name="ce1">
            <text:p>Support Services - Fix Times</text:p>
            <text:p/>
            <text:p>The number of incidents that are fixed within the contracted timeframes as a percentage of the number of incidents that occurred within the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TSE Rapid Testing</text:p>
          </table:table-cell>
          <table:table-cell office:value-type="string" table:style-name="ce1">
            <text:p>Eurofins Forensics Services Limited</text:p>
          </table:table-cell>
          <table:table-cell office:value-type="string" table:style-name="ce1">
            <text:p>Confirmatory Testing - Ensure that the test data file for all positive or inconclusive cases should be received by APHA’s nominated point of contact (and FSA for healthy slaughter) within 24hrs of <text:s/>testing, so that it can be imported into the TSE Surveillance system.</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Corporate Solutions</text:p>
          </table:table-cell>
          <table:table-cell office:value-type="string" table:style-name="ce1">
            <text:p>Supply of Lease Vehicle &amp; Fleet Management Services</text:p>
          </table:table-cell>
          <table:table-cell office:value-type="string" table:style-name="ce1">
            <text:p>Novuna Vehicle Solutions (previously Hitachi Solutions Europe Ltd)<text:s/></text:p>
          </table:table-cell>
          <table:table-cell office:value-type="string" table:style-name="ce1">
            <text:p>Call Handling - Answering time<text:s/></text:p>
            <text:p/>
            <text:p>Calls answered – greater than 80% of calls to be answered in under 20 seconds.<text:s/></text:p>
          </table:table-cell>
          <table:table-cell office:value-type="string" table:style-name="ce1">
            <text:p>&gt;80% of calls answered &lt;20 second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Par St Blazey Construction ECC Contract Kier</text:p>
          </table:table-cell>
          <table:table-cell office:value-type="string" table:style-name="ce1">
            <text:p>Kier Integrated Services Limite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Par St Blazey Construction ECC Contract Kier</text:p>
          </table:table-cell>
          <table:table-cell office:value-type="string" table:style-name="ce1">
            <text:p>Kier Integrated Services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FRAMEWORK CALL OFF AGREEMENT: CRD SERVICES - Joint Venture with FERA Science Ltd</text:p>
          </table:table-cell>
          <table:table-cell office:value-type="string" table:style-name="ce1">
            <text:p>Fera Science Limited (LTSA Reporting only)</text:p>
          </table:table-cell>
          <table:table-cell office:value-type="string" table:style-name="ce1">
            <text:p>Pesticide Usage Survey: compliance with the ten service standards specified for the Pesticide Usage Survey in the Annual Plan.</text:p>
          </table:table-cell>
          <table:table-cell office:value-type="string" table:style-name="ce1">
            <text:p>10 service standard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Service Desk</text:p>
          </table:table-cell>
          <table:table-cell office:value-type="string" table:style-name="ce1">
            <text:p>Capgemini UK plc</text:p>
          </table:table-cell>
          <table:table-cell office:value-type="string" table:style-name="ce1">
            <text:p>SD001 Suppliers Telephone System Availability. KPI shows the percentage of time the system is available within service hour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3 - Devon &amp; Cornwall</text:p>
          </table:table-cell>
          <table:table-cell office:value-type="string" table:style-name="ce1">
            <text:p>Farmcare Devon &amp; Cornwal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office:value-type="string" table:style-name="ce1">
            <text:p>Project has been making significant advances in the programme and expected to deliver a year ahead of original forecast dat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greater than or equal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4 - Western England</text:p>
          </table:table-cell>
          <table:table-cell office:value-type="string" table:style-name="ce1">
            <text:p>Farmcare West Ltd<text:s/></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Both the cost and time changes (cost increases and reported delayed completion of this contract) have arisen in the last period due to the need to instruct a series of changes to principal contractor under Compensation Event mechanism. Mitigations have been implemented where they are availabl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Managed Print Service</text:p>
          </table:table-cell>
          <table:table-cell office:value-type="string" table:style-name="ce1">
            <text:p>Xerox (UK) Limited</text:p>
          </table:table-cell>
          <table:table-cell office:value-type="string" table:style-name="ce1">
            <text:p>P1 Incident Resolution <text:s/>(incidents resolved within target resolution time)</text:p>
          </table:table-cell>
          <table:table-cell office:value-type="string" table:style-name="ce1">
            <text:p>anything taking 2 hours or less to resolve</text:p>
          </table:table-cell>
          <table:table-cell office:value-type="string" table:style-name="ce1">
            <text:p>Good</text:p>
          </table:table-cell>
          <table:table-cell office:value-type="string" table:style-name="ce1">
            <text:p>No P1 incidents during reporting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Buildings - Science Estates</text:p>
          </table:table-cell>
          <table:table-cell office:value-type="string" table:style-name="ce1">
            <text:p>Quantity Surveying Services</text:p>
          </table:table-cell>
          <table:table-cell office:value-type="string" table:style-name="ce1">
            <text:p>Rider Levett Bucknall</text:p>
          </table:table-cell>
          <table:table-cell office:value-type="string" table:style-name="ce1">
            <text:p>Health and Safety awareness: customers’ satisfaction with the supplier’s health and safety awareness, measured via a monthly feedback from Critical Works Senior Management Team</text:p>
            <text:p/>
            <text:p>The feedback is recorded as a percentage (higher percentage = higher satisfaction).<text:s/></text:p>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SPECIALIST FACILITIES SERVICES - Joint Venture with FERA Science Ltd</text:p>
          </table:table-cell>
          <table:table-cell office:value-type="string" table:style-name="ce1">
            <text:p>Fera Science Limited (LTSA Reporting only)</text:p>
          </table:table-cell>
          <table:table-cell office:value-type="string" table:style-name="ce1">
            <text:p>Compliance with the Licence conditions for the Food Contingency Facility</text:p>
            <text:p/>
            <text:p>This is a pass/fail KPI. It is met where all relevant parts of the Licence conditions are complied with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FRAMEWORK CALL OFF AGREEMENT: VMD SERVICES (Joint Venture with FERA Science Ltd)</text:p>
          </table:table-cell>
          <table:table-cell office:value-type="string" table:style-name="ce1">
            <text:p>Fera Science Limited (LTSA Reporting only)</text:p>
          </table:table-cell>
          <table:table-cell office:value-type="string" table:style-name="ce1">
            <text:p>Approved Certificates of Analysis for all forms of analysis must be issued within 1 Working Day of completion.<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To maintain compliance with the annual reporting requirements contained within Section 54 of the Modern Slavery Act 2015. This is assessed as a percentage (higher is bett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HNL - CDF - Stanstead Radial Gate</text:p>
          </table:table-cell>
          <table:table-cell office:value-type="string" table:style-name="ce1">
            <text:p>BAM Nuttall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Lydd Ranges Sea Defences</text:p>
          </table:table-cell>
          <table:table-cell office:value-type="string" table:style-name="ce1">
            <text:p>Van Oord UK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
            <text:p>b) 100% of severity 3 incidents resolved within 4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WEM Lot 4 - Skeffling Managed Realignment Scheme</text:p>
          </table:table-cell>
          <table:table-cell office:value-type="string" table:style-name="ce1">
            <text:p>JBA Bentley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A-C Geographic Lot 2 - South Wales</text:p>
          </table:table-cell>
          <table:table-cell office:value-type="string" table:style-name="ce1">
            <text:p>Iechyd Da (Gwledig)</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SRM - FERA</text:p>
          </table:table-cell>
          <table:table-cell office:value-type="string" table:style-name="ce1">
            <text:p>SPECIALIST FACILITIES SERVICES - Joint Venture with FERA Science Ltd</text:p>
          </table:table-cell>
          <table:table-cell office:value-type="string" table:style-name="ce1">
            <text:p>Fera Science Limited (LTSA Reporting only)</text:p>
          </table:table-cell>
          <table:table-cell office:value-type="string" table:style-name="ce1">
            <text:p>Animal facilities and appropriate staff are available at reasonable notice to work on customer required projects. Compliance shown through achievement of four service standards.</text:p>
          </table:table-cell>
          <table:table-cell office:value-type="string" table:style-name="ce1">
            <text:p>4 service standard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South</text:p>
          </table:table-cell>
          <table:table-cell office:value-type="string" table:style-name="ce1">
            <text:p>Oxford Flood Alleviation Scheme ECC</text:p>
          </table:table-cell>
          <table:table-cell office:value-type="string" table:style-name="ce1">
            <text:p>VBA</text:p>
          </table:table-cell>
          <table:table-cell office:value-type="string" table:style-name="ce1">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1">
            <text:p>Contract delivered below the contractual cost target</text:p>
          </table:table-cell>
          <table:table-cell office:value-type="string" table:style-name="ce1">
            <text:p>Other - Consider not returned</text:p>
          </table:table-cell>
          <table:table-cell office:value-type="string" table:style-name="ce1">
            <text:p>Still unable to provide a return for the Oxford scheme, as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Evidence</text:p>
          </table:table-cell>
          <table:table-cell office:value-type="string" table:style-name="ce1">
            <text:p>Strategic Modelling Partner</text:p>
          </table:table-cell>
          <table:table-cell office:value-type="string" table:style-name="ce1">
            <text:p>Gutteridge, Haskins and Davey Limited</text:p>
          </table:table-cell>
          <table:table-cell office:value-type="string" table:style-name="ce1">
            <text:p>Reporting - the percentage of fortnightly reports that are submitted on time highlighting progress against Milestones and risks</text:p>
          </table:table-cell>
          <table:table-cell office:value-type="string" table:style-name="ce1">
            <text:p>greater than or equal to 95%</text:p>
          </table:table-cell>
          <table:table-cell office:value-type="string" table:style-name="ce1">
            <text:p>Good</text:p>
          </table:table-cell>
          <table:table-cell office:value-type="string" table:style-name="ce1">
            <text:p>We have changed written reporting to be quarterly against milestone target but the SMP attends daily stand ups which allow for effective communication.<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Vets &amp; Labs</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Operation</text:p>
          </table:table-cell>
          <table:table-cell office:value-type="string" table:style-name="ce1">
            <text:p>Defra - UnITy Programme - Service Desk</text:p>
          </table:table-cell>
          <table:table-cell office:value-type="string" table:style-name="ce1">
            <text:p>Capgemini UK plc</text:p>
          </table:table-cell>
          <table:table-cell office:value-type="string" table:style-name="ce1">
            <text:p>SD002 Speed to Answer. KPI shows the percentage of calls answered within 20 second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Service Infrastructure</text:p>
          </table:table-cell>
          <table:table-cell office:value-type="string" table:style-name="ce1">
            <text:p>UnITy Programme - <text:s/>Connectivity - WAN/LAN Call Off Contract</text:p>
          </table:table-cell>
          <table:table-cell office:value-type="string" table:style-name="ce1">
            <text:p>Vodafone</text:p>
          </table:table-cell>
          <table:table-cell office:value-type="string" table:style-name="ce1">
            <text:p>Percentage of Service Requests Completed Per Month within "set time"</text:p>
          </table:table-cell>
          <table:table-cell office:value-type="string" table:style-name="ce1">
            <text:p>equal to or greater than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Application Development <text:s/>for the Genesis IT Application Contract</text:p>
          </table:table-cell>
          <table:table-cell office:value-type="string" table:style-name="ce1">
            <text:p>Atos PLC</text:p>
          </table:table-cell>
          <table:table-cell office:value-type="string" table:style-name="ce1">
            <text:p>Recurrent Severity 1 or Severity 2 incidents (The number of Severity 1 Incidents with the same or substantially similar root cause) - zero recurrent Severity 1or Severity 2 Incidents within any 3 month period</text:p>
          </table:table-cell>
          <table:table-cell office:value-type="string" table:style-name="ce1">
            <text:p>0 incid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1">
            <text:p>75%</text:p>
          </table:table-cell>
          <table:table-cell office:value-type="string" table:style-name="ce1">
            <text:p>Inadequate</text:p>
          </table:table-cell>
          <table:table-cell office:value-type="string" table:style-name="ce1">
            <text:p>This KPI is measured annually, this is the same score as Q4 2021-23. The inadequate threshold score is largely due to missed carbon reduction targets, which account for 50% of the KPI score. This coincided with a significant scope change in one of the projects to complete in AP7, which led to the total carbon footprint for this project increasing threefold between appraisal and completion. To remediate, the programme is reviewing the additional scope and if the baseline position needs to be updated.</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Buildings - Science Estates</text:p>
          </table:table-cell>
          <table:table-cell office:value-type="string" table:style-name="ce1">
            <text:p>Quantity Surveying Services</text:p>
          </table:table-cell>
          <table:table-cell office:value-type="string" table:style-name="ce1">
            <text:p>Rider Levett Bucknall</text:p>
          </table:table-cell>
          <table:table-cell office:value-type="string" table:style-name="ce1">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Corporate Services - Workforce</text:p>
          </table:table-cell>
          <table:table-cell office:value-type="string" table:style-name="ce1">
            <text:p>Supply of IT Resources to the Defra Group</text:p>
          </table:table-cell>
          <table:table-cell office:value-type="string" table:style-name="ce1">
            <text:p>Hays Specialist Recruitment Ltd</text:p>
          </table:table-cell>
          <table:table-cell office:value-type="string" table:style-name="ce1">
            <text:p>Fill rate achieved within timescales specified and agreed with hiring manager.</text:p>
          </table:table-cell>
          <table:table-cell office:value-type="string" table:style-name="ce1">
            <text:p>100% fulfilment within 15 business days for standard roles and 20 business days for hard to fill/ niche ro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EG&amp;S - Evidence</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imited</text:p>
          </table:table-cell>
          <table:table-cell office:value-type="string" table:style-name="ce1">
            <text:p>CMCU (Central Management Co-ordination Unit) contribution to achieving data quality objectives - the KPI measures whether the supplier ensures specified data is provided for specified pollutants each quarter.</text:p>
          </table:table-cell>
          <table:table-cell office:value-type="string" table:style-name="ce1">
            <text:p>KPI mean ratified data capture rate' per pollutant is more than 85%</text:p>
          </table:table-cell>
          <table:table-cell office:value-type="string" table:style-name="ce1">
            <text:p>Good</text:p>
          </table:table-cell>
          <table:table-cell office:value-type="string" table:style-name="ce1">
            <text:p>As all mean data capture rates are above 85%, KPI</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Technology - Business Applications</text:p>
          </table:table-cell>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Flood Warning Direct App 24 hours a day, 7 days a week</text:p>
          </table:table-cell>
          <table:table-cell office:value-type="string" table:style-name="ce1">
            <text:p>100%</text:p>
          </table:table-cell>
          <table:table-cell office:value-type="string" table:style-name="ce1">
            <text:p>Good</text:p>
          </table:table-cell>
          <table:table-cell office:value-type="string" table:style-name="ce1">
            <text:p>KPI achieved</text:p>
          </table:table-cell>
          <table:table-cell table:number-columns-repeated="16375"/>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North</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IM28 Number of apprenticeship weeks delivered<text:s/></text:p>
          </table:table-cell>
          <table:table-cell office:value-type="string" table:style-name="ce1">
            <text:p>&gt;100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EFRA</text:p>
          </table:table-cell>
          <table:table-cell office:value-type="string" table:style-name="ce1">
            <text:p>Infrastructure - Central</text:p>
          </table:table-cell>
          <table:table-cell office:value-type="string" table:style-name="ce1">
            <text:p>Saltfleet to Gibraltar Point Strategy – Beach Management</text:p>
          </table:table-cell>
          <table:table-cell office:value-type="string" table:style-name="ce1">
            <text:p>Van Oord UK Limite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Invoice accuracy</text:p>
          </table:table-cell>
          <table:table-cell office:value-type="string" table:style-name="ce1">
            <text:p>100% of invoices accep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Centre for Excellence in the Teaching of Mathematics</text:p>
          </table:table-cell>
          <table:table-cell office:value-type="string" table:style-name="ce1">
            <text:p>Tribal Group plc</text:p>
          </table:table-cell>
          <table:table-cell office:value-type="string" table:style-name="ce1">
            <text:p>Primary Teaching for Mastery Programme participation. Work with the Maths Hubs to continue the roll-out of the Teaching for Mastery programme to primary schools across England.</text:p>
          </table:table-cell>
          <table:table-cell office:value-type="string" table:style-name="ce1">
            <text:p>Above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Service Timeliness</text:p>
          </table:table-cell>
          <table:table-cell office:value-type="string" table:style-name="ce1">
            <text:p>The full team is available at SOW start date 100% for all SOW’s across a 12-month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95% (351) of Graduates remain employed as Educational Psychologists by an English Local Authority for at least 2 years full time</text:p>
          </table:table-cell>
          <table:table-cell office:value-type="string" table:style-name="ce1">
            <text:p>345 to 351</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s Service Response commitment is: (i) not less than 50% of (online) transactions in one (1) second or less and (ii) not more than 10% in two and a half (2.5) seconds or mor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ITEP) - University College London</text:p>
          </table:table-cell>
          <table:table-cell office:value-type="string" table:style-name="ce1">
            <text:p>University College London</text:p>
          </table:table-cell>
          <table:table-cell office:value-type="string" table:style-name="ce1">
            <text:p>90% of graduates rate the training as satisfactory or above. To ensure high quality Doctorate training provision, producing highly qualified graduate EPs to the Health and Care Professions Council (HCPC) standard framework</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UCL Consultants)</text:p>
          </table:table-cell>
          <table:table-cell office:value-type="string" table:style-name="ce1">
            <text:p>UCL Consultants Ltd</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ponse to account queries within one working da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Response to Severity Levels – Levels 1-5 (range from 30mins to 24 hours): <text:s/>Response to Severity Levels:</text:p>
            <text:p>•<text:tab/>Level 1 Supplier will respond within thirty (30) minutes of receipt of case and Supplier shall remain accessible for troubleshooting from the time a Severity 1 issue is logged until such time as it is resolved.<text:s/></text:p>
            <text:p>•<text:tab/>Level 2 Supplier will respond within one (1) hour of receipt of case and Supplier shall remain accessible for troubleshooting from the time a Severity 2 issue is logged until such time as it is resolved.<text:s/></text:p>
            <text:p>•<text:tab/>Level 3 Supplier will respond within four (4) hours of receipt of case.<text:s/></text:p>
            <text:p>•<text:tab/>Level 4 Supplier will respond within twenty-four (24) hours of receipt of case.<text:s/></text:p>
            <text:p>•<text:tab/>Level 5 Supplier will respond within twenty-four (24) hours of receipt of case.</text:p>
          </table:table-cell>
          <table:table-cell office:value-type="string" table:style-name="ce1">
            <text:p>All response level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60% non-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UCL Consultants)</text:p>
          </table:table-cell>
          <table:table-cell office:value-type="string" table:style-name="ce1">
            <text:p>UCL Consultants Ltd</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 HR system service availability commitment for a given calendar month is 99.7%</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Future Teaching Scholars</text:p>
          </table:table-cell>
          <table:table-cell office:value-type="string" table:style-name="ce1">
            <text:p>CFBT Education Trust</text:p>
          </table:table-cell>
          <table:table-cell office:value-type="string" table:style-name="ce1">
            <text:p>KPI 8 - A minimum of 95% of candidates who complete ITT accept a teaching post</text:p>
          </table:table-cell>
          <table:table-cell office:value-type="string" table:style-name="ce1">
            <text:p>95% to 1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8b Maths Networks Students Reach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83% to 86%</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Best Practice Network)</text:p>
          </table:table-cell>
          <table:table-cell office:value-type="string" table:style-name="ce1">
            <text:p>Best Practice Network</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Approaching Target</text:p>
          </table:table-cell>
          <table:table-cell office:value-type="string" table:style-name="ce1">
            <text:p>Target missed due to Covid recovery</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CS Digital Services</text:p>
          </table:table-cell>
          <table:table-cell office:value-type="string" table:style-name="ce1">
            <text:p>Netcompany UK ltd</text:p>
          </table:table-cell>
          <table:table-cell office:value-type="string" table:style-name="ce1">
            <text:p>Response time for incident resolution</text:p>
            <text:p>Website uptime of 99.5%</text:p>
            <text:p>Bugfixes relating to core operational products to be resolved within 5 hours</text:p>
          </table:table-cell>
          <table:table-cell office:value-type="string" table:style-name="ce1">
            <text:p>Response time for Incident Resolution - 100% within targe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Ambition Institute)</text:p>
          </table:table-cell>
          <table:table-cell office:value-type="string" table:style-name="ce1">
            <text:p>Ambition Institute</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3 (4b) Death Benefit Payments (continuing entitlement)</text:p>
            <text:p>Target is 100% within 7 working days of receipt of the completed application form.</text:p>
          </table:table-cell>
          <table:table-cell office:value-type="string" table:style-name="ce1">
            <text:p>100% within 7 days of receipt of the completed application form.</text:p>
          </table:table-cell>
          <table:table-cell office:value-type="string" table:style-name="ce1">
            <text:p>Approaching Target</text:p>
          </table:table-cell>
          <table:table-cell office:value-type="string" table:style-name="ce1">
            <text:p>Bereavements saw a small fall in performance levels over the quarter due to a significant increase in the number of calculations required to complete the cases. <text:s/>Controls were promptly implemented to mitigate further impacts and failed casework was contained and progressed in-month. <text:s/>The Department expects the performance in Bereavements to increase to target levels in the next quarter.<text:s text:c="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Operation Level Agreement - Incidents and requests reporting<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Education Development Trust)</text:p>
          </table:table-cell>
          <table:table-cell office:value-type="string" table:style-name="ce1">
            <text:p>Education Development Trust</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Level 3 Mathematics Support Programme - Largest Sub contractor Tribal</text:p>
          </table:table-cell>
          <table:table-cell office:value-type="string" table:style-name="ce1">
            <text:p>Mathematics in Education and Industry</text:p>
          </table:table-cell>
          <table:table-cell office:value-type="string" table:style-name="ce1">
            <text:p>4b - Provide capacity for a minimum of 2425 teacher days (of which 155 are for teachers from schools/colleges in Opportunity Areas, Low Participation Areas or on Priority Lists) of professional development for A level further maths or A level maths, and ensure that a minimum of 2305 teachers days are completed (of which 145 are for teachers from schools/colleges in Opportunity Areas, Low Participation Areas or on Priority Lis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1 - 99.9% of non-fast track cases dispatched to the applicant within 10-15 working day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s/></text:p>
          </table:table-cell>
          <table:table-cell office:value-type="string" table:style-name="ce1">
            <text:p>Cloud Paas and associated services</text:p>
          </table:table-cell>
          <table:table-cell office:value-type="string" table:style-name="ce1">
            <text:p>AMAZON WEB SERVICES EMEA SARL</text:p>
          </table:table-cell>
          <table:table-cell office:value-type="string" table:style-name="ce1">
            <text:p>Service Availability: Functional operation is expected to be availble for systems and resource at the 99% of the contractual hours of supplier obligations.</text:p>
          </table:table-cell>
          <table:table-cell office:value-type="string" table:style-name="ce1">
            <text:p>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s/></text:p>
          </table:table-cell>
          <table:table-cell office:value-type="string" table:style-name="ce1">
            <text:p>Contract Centre Services<text:s/></text:p>
          </table:table-cell>
          <table:table-cell office:value-type="string" table:style-name="ce1">
            <text:p>TELEPERFORMANCE LTD</text:p>
          </table:table-cell>
          <table:table-cell office:value-type="string" table:style-name="ce1">
            <text:p>The supplier will provide the required level of advisors according to the 8 week requirement forecast</text:p>
          </table:table-cell>
          <table:table-cell office:value-type="string" table:style-name="ce1">
            <text:p>90.0%</text:p>
          </table:table-cell>
          <table:table-cell office:value-type="string" table:style-name="ce1">
            <text:p>Requires Improvement</text:p>
          </table:table-cell>
          <table:table-cell office:value-type="string" table:style-name="ce1">
            <text:p>Mitigating factors - under achievement caused by exceptionally high occupancy due to overall staff shortages and budget constraints.</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Oracle Java Development and Ongoing Support Services</text:p>
          </table:table-cell>
          <table:table-cell office:value-type="string" table:style-name="ce1">
            <text:p>ATOS IT SERVICES UK LIMITED</text:p>
          </table:table-cell>
          <table:table-cell office:value-type="string" table:style-name="ce1">
            <text:p>Progress - Delivery dates achieved<text:s/></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Management of operational delivery for the annual testing cycle</text:p>
            <text:p/>
            <text:p>• <text:tab/>Progress of Goal 10 delivery milestones in the agreed Operational Delivery Plan, with KPI Service Thresholds of:<text:s/></text:p>
            <text:p>o<text:tab/> Green – delivery milestones have been met<text:s/></text:p>
            <text:p>o<text:tab/> Amber – some delivery milestones have been missed but these do not affect the critical path<text:s/></text:p>
            <text:p>o<text:tab/> Red – missed delivery milestones impact the critical path and contingency measures are required<text:s/></text:p>
            <text:p/>
            <text:p/>
          </table:table-cell>
          <table:table-cell office:value-type="string" table:style-name="ce1">
            <text:p>Delivery milestone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94.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Change Manag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Ambition Institute)</text:p>
          </table:table-cell>
          <table:table-cell office:value-type="string" table:style-name="ce1">
            <text:p>Ambition Institute</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Transactional Print Services</text:p>
          </table:table-cell>
          <table:table-cell office:value-type="string" table:style-name="ce1">
            <text:p>WILLIAMS LEA CCM LIMITED</text:p>
          </table:table-cell>
          <table:table-cell office:value-type="string" table:style-name="ce1">
            <text:p>Sevice Support - Provision of service support between the hours of 09:00 and 17:30 on each business day</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Teach First)</text:p>
          </table:table-cell>
          <table:table-cell office:value-type="string" table:style-name="ce1">
            <text:p>Teach First</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Statement of Work response time</text:p>
          </table:table-cell>
          <table:table-cell office:value-type="string" table:style-name="ce1">
            <text:p>Supplier response within 6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Contractor will ensure that 94% of those that achieve Qualified Teacher Status complete year 2 as teachers.</text:p>
          </table:table-cell>
          <table:table-cell office:value-type="string" table:style-name="ce1">
            <text:p>94%</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Church of England)</text:p>
          </table:table-cell>
          <table:table-cell office:value-type="string" table:style-name="ce1">
            <text:p>Church of England<text:s/></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0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Satisfaction - 85% of Service Users rate the overall Programme as good or above at the end of the second year</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Education Development Trust)</text:p>
          </table:table-cell>
          <table:table-cell office:value-type="string" table:style-name="ce1">
            <text:p>Education Development Trust</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0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92% of Secondary priority schools that are engaged each year.</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Ambition Institute)</text:p>
          </table:table-cell>
          <table:table-cell office:value-type="string" table:style-name="ce1">
            <text:p>Ambition Institute</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amp; '21</text:p>
          </table:table-cell>
          <table:table-cell office:value-type="string" table:style-name="ce1">
            <text:p>The Frontline Organisation</text:p>
          </table:table-cell>
          <table:table-cell office:value-type="string" table:style-name="ce1">
            <text:p>Cohort 20 - Year 1 participant satisfaction: % of participants satisfied/very satisfied with the programme</text:p>
          </table:table-cell>
          <table:table-cell office:value-type="string" table:style-name="ce1">
            <text:p>&gt;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100% (123) of all ITEP scheme places successfully filled by the provider for each yearly intake in each cohort</text:p>
          </table:table-cell>
          <table:table-cell office:value-type="string" table:style-name="ce1">
            <text:p>120 to 123</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ITEP) - University College London</text:p>
          </table:table-cell>
          <table:table-cell office:value-type="string" table:style-name="ce1">
            <text:p>University College London</text:p>
          </table:table-cell>
          <table:table-cell office:value-type="string" table:style-name="ce1">
            <text:p>No more than 5% of students per cohort raise upheld grievance according to university standards</text:p>
          </table:table-cell>
          <table:table-cell office:value-type="string" table:style-name="ce1">
            <text:p>5%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s/></text:p>
          </table:table-cell>
          <table:table-cell office:value-type="string" table:style-name="ce1">
            <text:p>Cloud Paas and associated services</text:p>
          </table:table-cell>
          <table:table-cell office:value-type="string" table:style-name="ce1">
            <text:p>AMAZON WEB SERVICES EMEA SARL</text:p>
          </table:table-cell>
          <table:table-cell office:value-type="string" table:style-name="ce1">
            <text:p>Delivery of Enterprise support to Programme/Project <text:s/>- Services/actions/activities meet defined requirements aligned to the overall timeline with zero rework or delay.<text:s/></text:p>
          </table:table-cell>
          <table:table-cell office:value-type="string" table:style-name="ce1">
            <text:p>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Continuous Service Improv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Technology Group Strategic Partner - Customer Software Delivery - Customer Enablement</text:p>
          </table:table-cell>
          <table:table-cell office:value-type="string" table:style-name="ce1">
            <text:p>ATOS IT SERVICES UK LIMITED</text:p>
          </table:table-cell>
          <table:table-cell office:value-type="string" table:style-name="ce1">
            <text:p>Progress - Delivery dates achieved<text:s/></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At least 92% (339) of trainees will qualify upon completion of their respective course</text:p>
          </table:table-cell>
          <table:table-cell office:value-type="string" table:style-name="ce1">
            <text:p>330 to 339</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 First)</text:p>
          </table:table-cell>
          <table:table-cell office:value-type="string" table:style-name="ce1">
            <text:p>Teach First</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3594 engaged teacher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CS Digital Services</text:p>
          </table:table-cell>
          <table:table-cell office:value-type="string" table:style-name="ce1">
            <text:p>Netcompany UK ltd</text:p>
          </table:table-cell>
          <table:table-cell office:value-type="string" table:style-name="ce1">
            <text:p>Bugfixes - 100% resolved within 5 hours<text:s text:c="2"/></text:p>
          </table:table-cell>
          <table:table-cell office:value-type="string" table:style-name="ce1">
            <text:p>Bugfixes - 100% resolved within 5 hours<text:s text:c="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Retention - 95% of Service Users complete the programme<text: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Senior Leaders Programme<text:s/></text:p>
          </table:table-cell>
          <table:table-cell office:value-type="string" table:style-name="ce1">
            <text:p>Ambition Institute</text:p>
          </table:table-cell>
          <table:table-cell office:value-type="string" table:style-name="ce1">
            <text:p>Pupil Impact - Successful completion of a school-based improvement initiative (to be completed by the end of the programme).<text:s/></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Education Development Trust)</text:p>
          </table:table-cell>
          <table:table-cell office:value-type="string" table:style-name="ce1">
            <text:p>Education Development Trust</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3- Teachers teaching T Levels can interact and collaborate with each other on a regional and/or subject specific basis so that they can reflect on and embed their professional development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5260 teachers who have made positive start to their CSA journey.</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Education Development Trust)</text:p>
          </table:table-cell>
          <table:table-cell office:value-type="string" table:style-name="ce1">
            <text:p>Education Development Trust</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2 - 99% of fast-track cases dispatched to the applicant within 24-48 hours.</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Technology Group Strategic Partner - Customer Software Delivery - Customer Enablement</text:p>
          </table:table-cell>
          <table:table-cell office:value-type="string" table:style-name="ce1">
            <text:p>ATOS IT SERVICES UK LIMITED</text:p>
          </table:table-cell>
          <table:table-cell office:value-type="string" table:style-name="ce1">
            <text:p>Outcome Based Work - Deliver demand as outcome based work annually</text:p>
          </table:table-cell>
          <table:table-cell office:value-type="string" table:style-name="ce1">
            <text:p>&gt;=30%</text:p>
          </table:table-cell>
          <table:table-cell office:value-type="string" table:style-name="ce1">
            <text:p>Approaching Target</text:p>
          </table:table-cell>
          <table:table-cell office:value-type="string" table:style-name="ce1">
            <text:p>Approaching target for this metric due to the level of outcome based demand supplied to Atos from SLC.</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Church of England)</text:p>
          </table:table-cell>
          <table:table-cell office:value-type="string" table:style-name="ce1">
            <text:p>Church of England<text:s/></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er Development Trust)</text:p>
          </table:table-cell>
          <table:table-cell office:value-type="string" table:style-name="ce1">
            <text:p>Teacher Development Trust</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0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95% (228) of Graduates remain employed as Educational Psychologists by an English Local Authority for at least 2 years full time</text:p>
          </table:table-cell>
          <table:table-cell office:value-type="string" table:style-name="ce1">
            <text:p>225 to 228</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Level 3 Mathematics Support Programme - Largest Sub contractor Tribal</text:p>
          </table:table-cell>
          <table:table-cell office:value-type="string" table:style-name="ce1">
            <text:p>Mathematics in Education and Industry</text:p>
          </table:table-cell>
          <table:table-cell office:value-type="string" table:style-name="ce1">
            <text:p>3a - Support at least 1250 students (including at least 250 from schools/colleges in Opportunity Areas or Low Participation Areas) on a course providing a minimum of 20 hours’ support for higher-level mathematics problem-solving and preparation for university mathematics entrance tests in the 2020-21 academic year.<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2 (2) Pension Payments</text:p>
            <text:p>Target is 100% on due D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CS Digital Services</text:p>
          </table:table-cell>
          <table:table-cell office:value-type="string" table:style-name="ce1">
            <text:p>Netcompany UK ltd</text:p>
          </table:table-cell>
          <table:table-cell office:value-type="string" table:style-name="ce1">
            <text:p>website uptime at 99.5%</text:p>
          </table:table-cell>
          <table:table-cell office:value-type="string" table:style-name="ce1">
            <text:p>website up time &gt; 99.5%<text:s text:c="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Teach First)</text:p>
          </table:table-cell>
          <table:table-cell office:value-type="string" table:style-name="ce1">
            <text:p>Teach First</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Senior Leaders Programme<text:s/></text:p>
          </table:table-cell>
          <table:table-cell office:value-type="string" table:style-name="ce1">
            <text:p>Ambition Institute</text:p>
          </table:table-cell>
          <table:table-cell office:value-type="string" table:style-name="ce1">
            <text:p>Retention - Retention rates will be measured for each cohort from the start of the programme each year through to the end of the academic year, for each year of the programme</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Billing error resolution time</text:p>
          </table:table-cell>
          <table:table-cell office:value-type="string" table:style-name="ce1">
            <text:p>100% of errors resolved within 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Best Practice Network)</text:p>
          </table:table-cell>
          <table:table-cell office:value-type="string" table:style-name="ce1">
            <text:p>Best Practice Network</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s/></text:p>
          </table:table-cell>
          <table:table-cell office:value-type="string" table:style-name="ce1">
            <text:p>Cloud Paas and associated services</text:p>
          </table:table-cell>
          <table:table-cell office:value-type="string" table:style-name="ce1">
            <text:p>AMAZON WEB SERVICES EMEA SARL</text:p>
          </table:table-cell>
          <table:table-cell office:value-type="string" table:style-name="ce1">
            <text:p>Supplier Engagment - is regular and timely at apparent at each governance level required. Inclusive of Exec/Service/Contract/Account<text:s/></text:p>
          </table:table-cell>
          <table:table-cell office:value-type="string" table:style-name="ce1">
            <text:p>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Technology Group Strategic Partner - Customer Software Delivery - Customer Enablement</text:p>
          </table:table-cell>
          <table:table-cell office:value-type="string" table:style-name="ce1">
            <text:p>ATOS IT SERVICES UK LIMITED</text:p>
          </table:table-cell>
          <table:table-cell office:value-type="string" table:style-name="ce1">
            <text:p>Value - Deliver demand from offshore annually<text:s/></text:p>
          </table:table-cell>
          <table:table-cell office:value-type="string" table:style-name="ce1">
            <text:p>&gt;=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Transactional Print Services</text:p>
          </table:table-cell>
          <table:table-cell office:value-type="string" table:style-name="ce1">
            <text:p>WILLIAMS LEA CCM LIMITED</text:p>
          </table:table-cell>
          <table:table-cell office:value-type="string" table:style-name="ce1">
            <text:p>Service Reviews - Completion of service review meetings according to the agreed schedul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Oracle Java Development and Ongoing Support Services</text:p>
          </table:table-cell>
          <table:table-cell office:value-type="string" table:style-name="ce1">
            <text:p>ATOS IT SERVICES UK LIMITED</text:p>
          </table:table-cell>
          <table:table-cell office:value-type="string" table:style-name="ce1">
            <text:p>Outcome Based Work - Deliver demand as outcome based work annually</text:p>
          </table:table-cell>
          <table:table-cell office:value-type="string" table:style-name="ce1">
            <text:p>&gt;=30%</text:p>
          </table:table-cell>
          <table:table-cell office:value-type="string" table:style-name="ce1">
            <text:p>Approaching Target</text:p>
          </table:table-cell>
          <table:table-cell office:value-type="string" table:style-name="ce1">
            <text:p>Approaching target for this metric due to the level of outcome based demand supplied to Atos from SLC.</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Target of 61% of engaged teachers that become upskilled.<text:s text:c="2"/></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UCL)</text:p>
          </table:table-cell>
          <table:table-cell office:value-type="string" table:style-name="ce1">
            <text:p>UCL Consultants Ltd</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 First)</text:p>
          </table:table-cell>
          <table:table-cell office:value-type="string" table:style-name="ce1">
            <text:p>Teach First</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0r Above</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 First)</text:p>
          </table:table-cell>
          <table:table-cell office:value-type="string" table:style-name="ce1">
            <text:p>Teach First</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Church of England)</text:p>
          </table:table-cell>
          <table:table-cell office:value-type="string" table:style-name="ce1">
            <text:p>Church of England<text:s/></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At least 92% (228) of trainees will qualify upon completion of their respective course.</text:p>
          </table:table-cell>
          <table:table-cell office:value-type="string" table:style-name="ce1">
            <text:p>225 to 228</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2 - Anyone who has a role in T Level delivery can access Understanding T Levels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p>
          </table:table-cell>
          <table:table-cell office:value-type="string" table:style-name="ce1">
            <text:p>Whistl UK Limited</text:p>
          </table:table-cell>
          <table:table-cell office:value-type="string" table:style-name="ce1">
            <text:p>On time and accurate mailing collection</text:p>
          </table:table-cell>
          <table:table-cell office:value-type="string" table:style-name="ce1">
            <text:p>98%</text:p>
          </table:table-cell>
          <table:table-cell office:value-type="string" table:style-name="ce1">
            <text:p>Inadequate</text:p>
          </table:table-cell>
          <table:table-cell office:value-type="string" table:style-name="ce1">
            <text:p>The KPI for collections was not achieved in this quarter due to Whistl experiencing IT issues with their Transport Planning system, that resulted in three failed collections and having to implement an alternative application to resume normal service. Service Credits have been paid by Whistl due to failed KPI for collection of mail and Whistl have now placed higher importance on the collections in their Bedford Priority List and their Depot Management team have increased the focus on collections for SLC.</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Future Teaching Scholars</text:p>
          </table:table-cell>
          <table:table-cell office:value-type="string" table:style-name="ce1">
            <text:p>CFBT Education Trust</text:p>
          </table:table-cell>
          <table:table-cell office:value-type="string" table:style-name="ce1">
            <text:p>KPI 6 - 100% of candidates participate fully in undergraduate phase programme. 90% is the minimum level after which financial penalties would be considered in line with the agreed milestone payment schedule</text:p>
          </table:table-cell>
          <table:table-cell office:value-type="string" table:style-name="ce1">
            <text:p>90% to 1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1 (1) Retirement Benefit Payments:</text:p>
            <text:p>Target is 100% by payable date or if late application, 100% within 10 working days of receiving an application form. Volume actioned or any outstanding failed cases above 45 days</text:p>
          </table:table-cell>
          <table:table-cell office:value-type="string" table:style-name="ce1">
            <text:p>100% of volume actioned</text:p>
          </table:table-cell>
          <table:table-cell office:value-type="string" table:style-name="ce1">
            <text:p>Approaching Target</text:p>
          </table:table-cell>
          <table:table-cell office:value-type="string" table:style-name="ce1">
            <text:p>On 1 April 2022 the Department transitioned from one contractor (Optima Health) to another contractor, Health Management for the provision of medical services to administer ill health retirement cases. <text:s/>These case form part of the performance monitoring in SLA 1 Retirement Benefits.</text:p>
            <text:p>There have been some problems encountered in the contract implementation phase which has resulted in case clearance output falling below expected levels. <text:s/>This is impacting Teachers’ Pensions ability to action cases and complete retirement benefit processes.<text:s text:c="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Guarding Deployment: The required number of guards must be provided in accordance with the contract. Guards should be uniformed as required. <text:s/>(Manned Guarding and Dog Handl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Level 3 Mathematics Support Programme - Largest Sub contractor Tribal</text:p>
          </table:table-cell>
          <table:table-cell office:value-type="string" table:style-name="ce1">
            <text:p>Mathematics in Education and Industry</text:p>
          </table:table-cell>
          <table:table-cell office:value-type="string" table:style-name="ce1">
            <text:p>4d - Provide capacity for a minimum of 2055 teacher days (of which 155 are for teachers from schools/colleges in Opportunity Areas, Low Participation Areas or on Priority Lists) of professional development for Level 3 core maths, and ensure that a minimum of 1950 teachers days are completed (of which 145 are for teachers from schools/colleges in Opportunity Areas, Low Participation Areas or on Priority Lists). <text:s/>Including training to develop the capacity and confidence of a minimum of 150 teachers across other quantitative subjects, geography, biology and psycholog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Centre for Excellence in the Teaching of Mathematics</text:p>
          </table:table-cell>
          <table:table-cell office:value-type="string" table:style-name="ce1">
            <text:p>Tribal Group plc</text:p>
          </table:table-cell>
          <table:table-cell office:value-type="string" table:style-name="ce1">
            <text:p>Quality of the Teaching for Mastery programme. Collect management information to ensure high-quality training with a positive impact on improving teachers’ skills and confidence in the teaching of mathematics.</text:p>
          </table:table-cell>
          <table:table-cell office:value-type="string" table:style-name="ce1">
            <text:p>Above 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Best Practice Network)</text:p>
          </table:table-cell>
          <table:table-cell office:value-type="string" table:style-name="ce1">
            <text:p>Best Practice Network</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 5c Maths Networks (Teacher Reach and Satisfaction) By the end of Y3 3,150 teachers will have received CPD delivered through their local CfEM network.</text:p>
          </table:table-cell>
          <table:table-cell office:value-type="string" table:style-name="ce1">
            <text:p>Above 42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CCTV Monitoring Service: Security technology deployed to vacant sites. Technology to be available 95% of the time, monitored effectively, repaired and replaced in a timely mann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p>
          </table:table-cell>
          <table:table-cell office:value-type="string" table:style-name="ce1">
            <text:p>Whistl UK Limited</text:p>
          </table:table-cell>
          <table:table-cell office:value-type="string" table:style-name="ce1">
            <text:p>On time mailing delivery from Down Stream Access Company to Royal Mail Inland Mail Centre within delivery window</text:p>
            <text:p/>
            <text:p>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string" table:style-name="ce1">
            <text:p>98%</text:p>
          </table:table-cell>
          <table:table-cell office:value-type="string" table:style-name="ce1">
            <text:p>Inadequate</text:p>
          </table:table-cell>
          <table:table-cell office:value-type="string" table:style-name="ce1">
            <text:p>Whilst have seen numerous impactors on the handover to Royal Mail in this quarter,as delayed crossings to Belfast delayed handover and Whistl implemented alternative carriers. <text:s/>In addition to this during the three months for this quarter there was numerous bank holidays where 5 days of mail had to be worked in 4 days.</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er Development Trust)</text:p>
          </table:table-cell>
          <table:table-cell office:value-type="string" table:style-name="ce1">
            <text:p>Teacher Development Trust</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1 - Every teacher has timely access to high quality T Level Professional Development support they require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UCL)</text:p>
          </table:table-cell>
          <table:table-cell office:value-type="string" table:style-name="ce1">
            <text:p>UCL Consultants Ltd</text:p>
          </table:table-cell>
          <table:table-cell office:value-type="string" table:style-name="ce1">
            <text:p>Satisfaction - The numbers of Teachers who commence an National Professional Qualifications (NPQ) or National Professional Qualification for Headship (NPQH) Additional Support Offer for New Head Teachers during the Call Off Contract that rate their training as good or above at the end of the programme.</text:p>
          </table:table-cell>
          <table:table-cell office:value-type="string" table:style-name="ce1">
            <text:p>80% 0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Delivery of monthly report by end of 10th working day of the following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Testing portal system availability: System availability of 99.8% for production</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Education Development Trust)</text:p>
          </table:table-cell>
          <table:table-cell office:value-type="string" table:style-name="ce1">
            <text:p>Education Development Trust</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Future Teaching Scholars</text:p>
          </table:table-cell>
          <table:table-cell office:value-type="string" table:style-name="ce1">
            <text:p>CFBT Education Trust</text:p>
          </table:table-cell>
          <table:table-cell office:value-type="string" table:style-name="ce1">
            <text:p>KPI 7 - 100% of candidates are matched to maths and physics teaching roles in secondary schools. 90% is the minimum level after which penalties would be considered in line with the agreed</text:p>
          </table:table-cell>
          <table:table-cell office:value-type="string" table:style-name="ce1">
            <text:p>90% to 1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HPITT) programme</text:p>
          </table:table-cell>
          <table:table-cell office:value-type="string" table:style-name="ce1">
            <text:p>Teach First</text:p>
          </table:table-cell>
          <table:table-cell office:value-type="string" table:style-name="ce1">
            <text:p>The Contractor will ensure that 90% of recruits that start Summer Institute achieve Qualified Teacher Status excluding those trainees who begin on a probation period and leave the programme.</text:p>
          </table:table-cell>
          <table:table-cell office:value-type="string" table:style-name="ce1">
            <text:p>90%</text:p>
          </table:table-cell>
          <table:table-cell office:value-type="string" table:style-name="ce1">
            <text:p>Other - Consider returned</text:p>
          </table:table-cell>
          <table:table-cell office:value-type="string" table:style-name="ce1">
            <text:p>Due to be reported FY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Helpdesk response to calls, enquiries and complaints</text:p>
            <text:p/>
            <text:p>•<text:tab/> the abandoned call rate will not exceed 5% of the total calls each day<text:s/></text:p>
            <text:p>•<text:tab/> at least 99% of inbound queries and complaints will be resolved within 5 Business Days<text:s/></text:p>
            <text:p>•<text:tab/> 100% of inbound enquiries and complaints will be resolved within 8 Business Days.<text:s/></text:p>
            <text:p>•<text:tab/> 85% of all enquiries must be resolved at first point of contact<text:s/></text:p>
            <text:p>•<text:tab/> at least 99% of all complaints are acknowledged by email and forwarded (where appropriate) within 1 Business Day of receipt<text:s/></text:p>
            <text:p>•<text:tab/> at least 99% of all complaints to the Helpdesk must be resolved within 15 Business Days of receipt<text:s/></text:p>
            <text:p>•<text:tab/> 100% of emails, faxes, and letters and text enquiries must be acknowledged within 1 Business Day of receipt<text:s/></text:p>
            <text:p>•<text:tab/> availability of the Helpdesk as set out in Goal 12 in Schedule 4 (Services) Part 1 (Statement of Requirements)</text:p>
            <text:p/>
          </table:table-cell>
          <table:table-cell office:value-type="string" table:style-name="ce1">
            <text:p>All 8 measures achieved</text:p>
          </table:table-cell>
          <table:table-cell office:value-type="string" table:style-name="ce1">
            <text:p>Approaching Target</text:p>
          </table:table-cell>
          <table:table-cell office:value-type="string" table:style-name="ce1">
            <text:p>Call volumes above forecast impacted time to answer calls and resolution times. Resource availability issues further impacted ability to deal with excess volumes</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ITEP) - University College London</text:p>
          </table:table-cell>
          <table:table-cell office:value-type="string" table:style-name="ce1">
            <text:p>University College London</text:p>
          </table:table-cell>
          <table:table-cell office:value-type="string" table:style-name="ce1">
            <text:p>100% (XXX) of all ITEP scheme places successfully filled by the provider for each yearly intake in each cohor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82% Primary 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100% (80) of all ITEP scheme places successfully filled by the Contractor for each early intake in each cohort.</text:p>
          </table:table-cell>
          <table:table-cell office:value-type="string" table:style-name="ce1">
            <text:p>75 to 80</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Education Development Trust)</text:p>
          </table:table-cell>
          <table:table-cell office:value-type="string" table:style-name="ce1">
            <text:p>Education Development Trust</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Statutory Compliance: Statutory compliance in accordance with contractual requirements completed by specified dates @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Supporting Wider Education and Skills Agend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Mandarin Excellence Programme</text:p>
          </table:table-cell>
          <table:table-cell office:value-type="string" table:style-name="ce1">
            <text:p>UCL Consultants Ltd</text:p>
          </table:table-cell>
          <table:table-cell office:value-type="string" table:style-name="ce1">
            <text:p>Recruitment of 2,000 participating pupils per Year 7 cohort from 2021-2024.</text:p>
          </table:table-cell>
          <table:table-cell office:value-type="string" table:style-name="ce1">
            <text:p>More than 20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9 Improvement in Attainment by the end of financial year 5 (by 31 March 2023) Centres will, on average, demonstrate an improvement.</text:p>
          </table:table-cell>
          <table:table-cell office:value-type="string" table:style-name="ce1">
            <text:p>Above 8</text:p>
          </table:table-cell>
          <table:table-cell office:value-type="string" table:style-name="ce1">
            <text:p>Other - Consider returned</text:p>
          </table:table-cell>
          <table:table-cell office:value-type="string" table:style-name="ce1">
            <text:p>Due to be reported FY 24/25 Q1</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Impact - 90% Service Users successfully completed a school based initiative</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UCL Consultants)</text:p>
          </table:table-cell>
          <table:table-cell office:value-type="string" table:style-name="ce1">
            <text:p>UCL Consultants Ltd</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3 - Less than 2% of applications result in complaints about the service provided.</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Centre for Excellence in the Teaching of Mathematics</text:p>
          </table:table-cell>
          <table:table-cell office:value-type="string" table:style-name="ce1">
            <text:p>Tribal Group plc</text:p>
          </table:table-cell>
          <table:table-cell office:value-type="string" table:style-name="ce1">
            <text:p>Maintaining a high-quality service. Monitor Maths Hub performance regularly, putting in place interventions and support to maintain a high-quality service for teachers and schools and report to DfE on progress.</text:p>
          </table:table-cell>
          <table:table-cell office:value-type="string" table:style-name="ce1">
            <text:p>Above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Teacher Development Trust)</text:p>
          </table:table-cell>
          <table:table-cell office:value-type="string" table:style-name="ce1">
            <text:p>Teacher Development Trust</text:p>
          </table:table-cell>
          <table:table-cell office:value-type="string" table:style-name="ce1">
            <text:p>National Professional Qualifications (NPQ) Assessment Quality - Accuracy level of Summative Assessments undertaken by Teachers completing NPQs, within the Call Off Contract Cohort Windows.</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recruit at least 1750 Participants to Start Year 1 of the Programme</text:p>
          </table:table-cell>
          <table:table-cell office:value-type="string" table:style-name="ce1">
            <text:p>1750</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Approaching Target</text:p>
          </table:table-cell>
          <table:table-cell office:value-type="string" table:style-name="ce1">
            <text:p>Target missed due to Covid recovery</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eller Portal Availability. Target of 98% availability at all ti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UCL)</text:p>
          </table:table-cell>
          <table:table-cell office:value-type="string" table:style-name="ce1">
            <text:p>UCL Consultants Ltd</text:p>
          </table:table-cell>
          <table:table-cell office:value-type="string" table:style-name="ce1">
            <text:p>Retention - Number of Teachers who commence National Professional Qualifications (NPQ) and National Professional Qualification for Headship (NPQH) Additional Support Offer for New Head Teachers during the Call Off Contract, remain engaged until to end of the programme.</text:p>
          </table:table-cell>
          <table:table-cell office:value-type="string" table:style-name="ce1">
            <text:p>95% or Above</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Oracle Java Development and Ongoing Support Services</text:p>
          </table:table-cell>
          <table:table-cell office:value-type="string" table:style-name="ce1">
            <text:p>ATOS IT SERVICES UK LIMITED</text:p>
          </table:table-cell>
          <table:table-cell office:value-type="string" table:style-name="ce1">
            <text:p>Value - Deliver demand from offshore annually<text:s/></text:p>
          </table:table-cell>
          <table:table-cell office:value-type="string" table:style-name="ce1">
            <text:p>&gt;=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DfE</text:p>
          </table:table-cell>
          <table:table-cell office:value-type="string" table:style-name="ce1">
            <text:p>2021 Full Induction Programme cohort of the National Roll-Out of the Early Career Framework (Teach First)</text:p>
          </table:table-cell>
          <table:table-cell office:value-type="string" table:style-name="ce1">
            <text:p>Teach First</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 22/23 Q2</text:p>
          </table:table-cell>
          <table:table-cell table:number-columns-repeated="16375"/>
        </table:table-row>
        <table:table-row table:style-name="ro1">
          <table:table-cell office:value-type="string" table:style-name="ce1">
            <text:p>FY22-23 Q1 Apr-May-Jun</text:p>
          </table:table-cell>
          <table:table-cell office:value-type="string" table:style-name="ce1">
            <text:p>DFE</text:p>
          </table:table-cell>
          <table:table-cell office:value-type="string" table:style-name="ce1">
            <text:p>Student Loans Company<text:s/></text:p>
          </table:table-cell>
          <table:table-cell office:value-type="string" table:style-name="ce1">
            <text:p>Contract Centre Services<text:s/></text:p>
          </table:table-cell>
          <table:table-cell office:value-type="string" table:style-name="ce1">
            <text:p>TELEPERFORMANCE LTD</text:p>
          </table:table-cell>
          <table:table-cell office:value-type="string" table:style-name="ce1">
            <text:p><text:s/>The supplier will achieve satisfactory call quality measured by risk on Student Loans Company internal quality sample scoring each month</text:p>
          </table:table-cell>
          <table:table-cell office:value-type="string" table:style-name="ce1">
            <text:p>1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Clean Enforcement Actions and Non-Compliant Vehicles issued with a Warning Notice (i.e. an immobilisation or instant removal or the issue of an enforcement notice (being a notice provided by the DVLA to the supplier which to be placed on the window of a vehicle) in respect of a vehicle which is required to have vehicle excise duty paid in respect of it).</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All areas of the routine and reactive Cleaning Service Requirements to be satisfied to the required standard as detailed within the SLR's and Service Standards and <text:s/>in accordance with contractual requirement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TROO0139- Extension OLR Financial Advisors</text:p>
          </table:table-cell>
          <table:table-cell office:value-type="string" table:style-name="ce1">
            <text:p>EY</text:p>
          </table:table-cell>
          <table:table-cell office:value-type="string" table:style-name="ce1">
            <text:p>The client is responsible for the internal reporting on project costs, which is supported by regular consultant updates on billing and forecasts. <text:s/>How satisfied is the client with the consultant's billing process and forecast updates? Is the client satisfied that it clears GRNs and the Department duly pays the approved invoic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timescales and purpose of this proogramme will require addequate resource and skills levels to be provided</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End users are satisfied that assets/services have been delivered to contracted scope and quality. Score out of 10.</text:p>
          </table:table-cell>
          <table:table-cell office:value-type="string" table:style-name="ce1">
            <text:p>&gt;=8</text:p>
          </table:table-cell>
          <table:table-cell office:value-type="string" table:style-name="ce1">
            <text:p>Inadequate</text:p>
          </table:table-cell>
          <table:table-cell office:value-type="string" table:style-name="ce1">
            <text:p>KPI has fallen short due to administration tasks not being undertaken as well as they could have with tracking older assets that are due for refurbishment</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artnering Behaviour and Added Valu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a Mainframe Service</text:p>
          </table:table-cell>
          <table:table-cell office:value-type="string" table:style-name="ce1">
            <text:p>IBM (UK) Limited</text:p>
          </table:table-cell>
          <table:table-cell office:value-type="string" table:style-name="ce1">
            <text:p>Severity 1 Level 2</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Accuracy of transaction information contained within batch files<text:s text:c="2"/></text:p>
          </table:table-cell>
          <table:table-cell office:value-type="string" table:style-name="ce1">
            <text:p>&gt;=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Failing to release an immobilised or impounded Category 1 Vehicle<text:s/></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advertised hours during which the Contractor is able to process and complete Customer transactions across the agreed network</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M&amp;E Long Stop Rectify Times</text:p>
          </table:table-cell>
          <table:table-cell office:value-type="string" table:style-name="ce1">
            <text:p>&gt;=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SA</text:p>
          </table:table-cell>
          <table:table-cell office:value-type="string" table:style-name="ce1">
            <text:p>FTTS TCN Region A</text:p>
          </table:table-cell>
          <table:table-cell office:value-type="string" table:style-name="ce1">
            <text:p>REED IN PARTNERSHIP LIMITED</text:p>
          </table:table-cell>
          <table:table-cell office:value-type="string" table:style-name="ce1">
            <text:p>User satisfaction - 95% of Candidates are “satisfied” or better with their Test Centre experience, within the Service Perio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SA</text:p>
          </table:table-cell>
          <table:table-cell office:value-type="string" table:style-name="ce1">
            <text:p>FTTS TCN Region A</text:p>
          </table:table-cell>
          <table:table-cell office:value-type="string" table:style-name="ce1">
            <text:p>REED IN PARTNERSHIP LIMITED</text:p>
          </table:table-cell>
          <table:table-cell office:value-type="string" table:style-name="ce1">
            <text:p>Scheduling Service Availability - The Scheduling Service shall be Available 99.9% of the total time in a Service Period.</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SA</text:p>
          </table:table-cell>
          <table:table-cell office:value-type="string" table:style-name="ce1">
            <text:p>FTTS TCN Region C</text:p>
          </table:table-cell>
          <table:table-cell office:value-type="string" table:style-name="ce1">
            <text:p>REED IN PARTNERSHIP LIMITED</text:p>
          </table:table-cell>
          <table:table-cell office:value-type="string" table:style-name="ce1">
            <text:p>Scheduling Service Availability - The Scheduling Service shall be Available 99.9% of the total time in a Service Period.</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a Direct Debit solution</text:p>
          </table:table-cell>
          <table:table-cell office:value-type="string" table:style-name="ce1">
            <text:p>Target Group</text:p>
          </table:table-cell>
          <table:table-cell office:value-type="string" table:style-name="ce1">
            <text:p>Submission of BACS on date scheduled for submission</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Supplier is expected to Deliver against the indicative timetable outlined in Annex B of the call-off contract<text: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Debtor upheld complaints relating to Selected Services should not exceed 0.1% of the total volume of Accounts under management by the Supplier for the Customer.</text:p>
            <text:p>"Upheld complaints", for the purposes of this KPI, means any complaint by a Debtor which following application of the Complaints Process is upheld as a valid complaint provided that it shall not include: (i) any complaints related to credit bureau searches performed by the Supplier; or (ii) <text:s/>any complaints where the root cause is found to be the responsibility of the Customer.<text: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Provide a planned maintenance service in line with local schedules, a reactive service providing first time fix and respond to reactive breakdowns and in accordance with contractual requirement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TROO0139- Extension OLR Financial Advisors</text:p>
          </table:table-cell>
          <table:table-cell office:value-type="string" table:style-name="ce1">
            <text:p>EY</text:p>
          </table:table-cell>
          <table:table-cell office:value-type="string" table:style-name="ce1">
            <text:p>How Satisfied is the client with the Consultant's staff appointed to the project competent and suitably qualified to perform the work required of them by the project? <text:s/>Do the staff communicate effectively, attend regular meetings/conference calls and follow-up accordingly, as required by the project? Are the staff's deliverables consistent with the required reporting/ evaluations expected by the Client team? <text:s/>Where SMEs are engaged, has the competency and performance of the staff from the SME met with the required expectation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CCTV- Service Response Time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transactions or processes undertaken by the Contractor which do not contain Errors</text:p>
          </table:table-cell>
          <table:table-cell office:value-type="string" table:style-name="ce1">
            <text:p>&gt;=99.25%</text:p>
          </table:table-cell>
          <table:table-cell office:value-type="string" table:style-name="ce1">
            <text:p>Requires Improvement</text:p>
          </table:table-cell>
          <table:table-cell office:value-type="string" table:style-name="ce1">
            <text:p>Post Office Ltd (POL) introduce their tablet solution for processing “Ten Year Renewals” transactions earlier this year where they take a photo at the counter. <text:s/>The errors have increased which is due to the quality of photos being sent through. <text:s/>Regular meetings between DVLA and POL are taking place with a technical fix by POL due to be implemented before Christmas. <text:s/>This should see the number of errors reduce and the KPI return to more acceptable measures.</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eople (Resourcing)</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Time taken to pay over any monies owed to the DVLA</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ervices Delivered to the specified service levels/quality. Scored out of 10.<text:s/></text:p>
          </table:table-cell>
          <table:table-cell office:value-type="string" table:style-name="ce1">
            <text:p>&gt;=8</text:p>
          </table:table-cell>
          <table:table-cell office:value-type="string" table:style-name="ce1">
            <text:p>Inadequate</text:p>
          </table:table-cell>
          <table:table-cell office:value-type="string" table:style-name="ce1">
            <text:p>KPI has fallen short due to administration tasks not being undertaken as well as they could have with tracking older assets that are due for refurbishment</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a Mainframe Service</text:p>
          </table:table-cell>
          <table:table-cell office:value-type="string" table:style-name="ce1">
            <text:p>IBM (UK) Limited</text:p>
          </table:table-cell>
          <table:table-cell office:value-type="string" table:style-name="ce1">
            <text:p>Mainframe Availability<text: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SA</text:p>
          </table:table-cell>
          <table:table-cell office:value-type="string" table:style-name="ce1">
            <text:p>FTTS TCN Region C</text:p>
          </table:table-cell>
          <table:table-cell office:value-type="string" table:style-name="ce1">
            <text:p>REED IN PARTNERSHIP LIMITED</text:p>
          </table:table-cell>
          <table:table-cell office:value-type="string" table:style-name="ce1">
            <text:p>User satisfaction - 95% of Candidates are “satisfied” or better with their Test Centre experience, within the Service Perio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Personalised Registration Auction Services</text:p>
          </table:table-cell>
          <table:table-cell office:value-type="string" table:style-name="ce1">
            <text:p>British Car Auctions Limited</text:p>
          </table:table-cell>
          <table:table-cell office:value-type="string" table:style-name="ce1">
            <text:p>Uninterrupted Physical Auction service provided over the full 3-day duration of each Physical Auction.</text:p>
            <text:p>Limited to the extent availability is within the control of the Contracto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a Direct Debit solution</text:p>
          </table:table-cell>
          <table:table-cell office:value-type="string" table:style-name="ce1">
            <text:p>Target Group</text:p>
          </table:table-cell>
          <table:table-cell office:value-type="string" table:style-name="ce1">
            <text:p>Monthly average response time no greater than 3 seconds</text:p>
          </table:table-cell>
          <table:table-cell office:value-type="string" table:style-name="ce1">
            <text:p>&lt;=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Personalised Registration Auction Services</text:p>
          </table:table-cell>
          <table:table-cell office:value-type="string" table:style-name="ce1">
            <text:p>British Car Auctions Limited</text:p>
          </table:table-cell>
          <table:table-cell office:value-type="string" table:style-name="ce1">
            <text:p>Continuous availability of the Online Timed Auction service throughout the duration of the ev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Accommodation Helpdesk - Helpdesk Performanc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Provide a fully functioning and always available Helpdesk/CAFM system and answer all phone calls within 6 ring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Personalised Registration Auction Services</text:p>
          </table:table-cell>
          <table:table-cell office:value-type="string" table:style-name="ce1">
            <text:p>British Car Auctions Limited</text:p>
          </table:table-cell>
          <table:table-cell office:value-type="string" table:style-name="ce1">
            <text:p>Percentage of transactions processed by the Contractor which do not contain erro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Accurate money transfers sent to the Customer in accordance with the Customer's payment schedule and payment instructions as set out in the Operations Manual with any inaccuracies corrected within 24 hours of notification from the Customer.<text:s/></text:p>
            <text:p>"Accurate", for the purpose of this KPI, means the money transfer is for the right amount, sent to the right Customer, at the right time.<text:s/></text:p>
            <text:p>This KPI is subject to the Customer requiring weekly remittance only.</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a Direct Debit solution</text:p>
          </table:table-cell>
          <table:table-cell office:value-type="string" table:style-name="ce1">
            <text:p>Target Group</text:p>
          </table:table-cell>
          <table:table-cell office:value-type="string" table:style-name="ce1">
            <text:p>Availability of 99.5%</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a Mainframe Service</text:p>
          </table:table-cell>
          <table:table-cell office:value-type="string" table:style-name="ce1">
            <text:p>IBM (UK) Limited</text:p>
          </table:table-cell>
          <table:table-cell office:value-type="string" table:style-name="ce1">
            <text:p>Severity 2 Level 2</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TROO0139- Extension OLR Financial Advisors</text:p>
          </table:table-cell>
          <table:table-cell office:value-type="string" table:style-name="ce1">
            <text:p>EY</text:p>
          </table:table-cell>
          <table:table-cell office:value-type="string" table:style-name="ce1">
            <text:p>Team members active and volume of days/hours worked that week (8:00h working day); Narrative of tasks completed by team member; Day rate for that team member;Total cost for the week</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The Supplier shall report a Breach of Security to the Customer Representative or such other person notified to the Supplier from time to time through the incident reporting process as set out in the DMI RMADS immediately and no later than 12 hours (24/7) after discovery.<text:s/></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eople in Place (Delivery)</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Supllier is expected to provide DfT with regular progress updates and attend regular briefing meeting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1 Apr-May-Jun</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upplier complies with the contracted budget management &amp; reporting requirements regarding resource use and transparency.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Availability of online business management information</text:p>
          </table:table-cell>
          <table:table-cell office:value-type="string" table:style-name="ce1">
            <text:p>97%</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Additional Volume - PF07321332/Ritonavir</text:p>
          </table:table-cell>
          <table:table-cell office:value-type="string" table:style-name="ce1">
            <text:p>Pfizer</text:p>
          </table:table-cell>
          <table:table-cell office:value-type="string" table:style-name="ce1">
            <text:p>Number of deliveries on time against the agreed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b testing_Services for test analysis to be provided from Apr 21 to Mar 22</text:p>
          </table:table-cell>
          <table:table-cell office:value-type="string" table:style-name="ce1">
            <text:p>RANDOX LABORATORIES LIMITED</text:p>
          </table:table-cell>
          <table:table-cell office:value-type="string" table:style-name="ce1">
            <text:p>Satellite/home test site Turnaround Time (TAT) within 24 hours: when <text:s/>operating at or below 80% of Contracted <text:s/>Capacity. Based on the time from sample receipt at the laboratory to the time when the relevant result has been uploaded to the system.<text: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100% Emails cleared within 48 hrs</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 and Trace Minimum Viable Product (MVP) Build and MVP operational support</text:p>
          </table:table-cell>
          <table:table-cell office:value-type="string" table:style-name="ce1">
            <text:p>IBM UNITED KINGDOM LIMITED</text:p>
          </table:table-cell>
          <table:table-cell office:value-type="string" table:style-name="ce1">
            <text:p>Resolution of Priority 3 Incidents<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Fulfilment: Deployment of ExE to events requested</text:p>
          </table:table-cell>
          <table:table-cell office:value-type="string" table:style-name="ce1">
            <text:p>90%</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PF-07321332/Ritonavir<text:s/></text:p>
          </table:table-cell>
          <table:table-cell office:value-type="string" table:style-name="ce1">
            <text:p>Pfizer</text:p>
          </table:table-cell>
          <table:table-cell office:value-type="string" table:style-name="ce1">
            <text:p>Number of deliveries on time against the agreed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Product Quality measured by provision of testing reports</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MHRA</text:p>
          </table:table-cell>
          <table:table-cell office:value-type="string" table:style-name="ce1">
            <text:p>Physico Chemical Laboratory Services</text:p>
          </table:table-cell>
          <table:table-cell office:value-type="string" table:style-name="ce1">
            <text:p>LGC Ltd</text:p>
          </table:table-cell>
          <table:table-cell office:value-type="string" table:style-name="ce1">
            <text:p>D1 (Enforcement Work)</text:p>
            <text:p/>
            <text:p>Outcome - Timely, accurate data that MHRA can use to make decision/take action</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Timeliness: Identification of a suitable ExE 5<text:s/></text:p>
            <text:p>working days prior to event commencement</text:p>
          </table:table-cell>
          <table:table-cell office:value-type="string" table:style-name="ce1">
            <text:p>90%</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Crown Hosting Data Centres -17/22</text:p>
          </table:table-cell>
          <table:table-cell office:value-type="string" table:style-name="ce1">
            <text:p>Crown Hosting<text:s/></text:p>
          </table:table-cell>
          <table:table-cell office:value-type="string" table:style-name="ce1">
            <text:p>Severity 1 response to datacentre incidents<text:s text:c="2"/></text:p>
          </table:table-cell>
          <table:table-cell office:value-type="string" table:style-name="ce1">
            <text:p>&gt;=99.99%</text:p>
          </table:table-cell>
          <table:table-cell office:value-type="string" table:style-name="ce1">
            <text:p>Good</text:p>
          </table:table-cell>
          <table:table-cell office:value-type="string" table:style-name="ce1">
            <text:p>A fire suppression system was incorrectly triggered in April resulting in damage to a key ARP supplier's equipment, a compensation claim is being processed. ARP continue to have ongoing discussions with ARK regarding incident management and reporting improvements.<text:s text:c="2"/></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Core Network &amp; Management</text:p>
          </table:table-cell>
          <table:table-cell office:value-type="string" table:style-name="ce1">
            <text:p>Vysiion</text:p>
          </table:table-cell>
          <table:table-cell office:value-type="string" table:style-name="ce1">
            <text:p>Individual Service Recipient Availability</text:p>
          </table:table-cell>
          <table:table-cell office:value-type="string" table:style-name="ce1">
            <text:p>&gt;=99.98%</text:p>
          </table:table-cell>
          <table:table-cell office:value-type="string" table:style-name="ce1">
            <text:p>Good</text:p>
          </table:table-cell>
          <table:table-cell office:value-type="string" table:style-name="ce1">
            <text:p>Presented and accepted during Service Review Board 31/8/22 - minutes accepted 5/9/22</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Reporting - Electronic reports</text:p>
          </table:table-cell>
          <table:table-cell office:value-type="string" table:style-name="ce1">
            <text:p>100% completed Monthly<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Ambulance Radio Services (ARP)</text:p>
          </table:table-cell>
          <table:table-cell office:value-type="string" table:style-name="ce1">
            <text:p>Airwave Solutions Ltd</text:p>
          </table:table-cell>
          <table:table-cell office:value-type="string" table:style-name="ce1">
            <text:p>Average Network Availability (Availability of Component Systems providing Voice Call Service for those calls involving direct access to the network )</text:p>
          </table:table-cell>
          <table:table-cell office:value-type="string" table:style-name="ce1">
            <text:p>&gt;=99.8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Core Network &amp; Management</text:p>
          </table:table-cell>
          <table:table-cell office:value-type="string" table:style-name="ce1">
            <text:p>Vysiion</text:p>
          </table:table-cell>
          <table:table-cell office:value-type="string" table:style-name="ce1">
            <text:p>Network Availability - All Services</text:p>
          </table:table-cell>
          <table:table-cell office:value-type="string" table:style-name="ce1">
            <text:p>&gt;=99.98%</text:p>
          </table:table-cell>
          <table:table-cell office:value-type="string" table:style-name="ce1">
            <text:p>Good</text:p>
          </table:table-cell>
          <table:table-cell office:value-type="string" table:style-name="ce1">
            <text:p>Presented and accepted during Service Review Board 31/8/22 - minutes accepted 5/9/22</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Origin departure performance - shipments missing booked departure due to late presentation of freight</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Crown Hosting Data Centres -17/22</text:p>
          </table:table-cell>
          <table:table-cell office:value-type="string" table:style-name="ce1">
            <text:p>Crown Hosting<text:s/></text:p>
          </table:table-cell>
          <table:table-cell office:value-type="string" table:style-name="ce1">
            <text:p>Severity 1 resolution to datacentre incidents<text:s text:c="2"/></text:p>
          </table:table-cell>
          <table:table-cell office:value-type="string" table:style-name="ce1">
            <text:p>&gt;=99.99%</text:p>
          </table:table-cell>
          <table:table-cell office:value-type="string" table:style-name="ce1">
            <text:p>Good</text:p>
          </table:table-cell>
          <table:table-cell office:value-type="string" table:style-name="ce1">
            <text:p>See abov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email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W3/www (Access via the Internet) Availability – ALL</text:p>
          </table:table-cell>
          <table:table-cell office:value-type="string" table:style-name="ce1">
            <text:p>100%</text:p>
          </table:table-cell>
          <table:table-cell office:value-type="string" table:style-name="ce1">
            <text:p>Good</text:p>
          </table:table-cell>
          <table:table-cell office:value-type="string" table:style-name="ce1">
            <text:p>Supplier delivered strong performance over the reporting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Break Fix - The incident management performance (how long it takes to resolve an incident). Measured as the percentage of incidents resolved within that KPI</text:p>
          </table:table-cell>
          <table:table-cell office:value-type="string" table:style-name="ce1">
            <text:p>100% of Severity 0 = 1 hour <text:s/>Severity 1 = 2 hours <text:s/>Severity 2 = 4 hours <text:s/>Severity 3 = 24 hours <text:s/>Severity 4 = 48 hour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able:table-cell>
          <table:table-cell office:value-type="string" table:style-name="ce1">
            <text:p>HINDUJA GLOBAL SOLUTIONS UK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MHRA</text:p>
          </table:table-cell>
          <table:table-cell office:value-type="string" table:style-name="ce1">
            <text:p>Physico Chemical Laboratory Services</text:p>
          </table:table-cell>
          <table:table-cell office:value-type="string" table:style-name="ce1">
            <text:p>LGC Ltd</text:p>
          </table:table-cell>
          <table:table-cell office:value-type="string" table:style-name="ce1">
            <text:p>BPCRS Dispatch Quality</text:p>
            <text:p/>
            <text:p>BPCRS Outcome - All customer orders delivered on time and in good condition,</text:p>
          </table:table-cell>
          <table:table-cell office:value-type="string" table:style-name="ce1">
            <text:p>99.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ONS - Uni of Glasgow</text:p>
          </table:table-cell>
          <table:table-cell office:value-type="string" table:style-name="ce1">
            <text:p>University Of Glasgow Court</text:p>
          </table:table-cell>
          <table:table-cell office:value-type="string" table:style-name="ce1">
            <text:p>Turnaround Time (TAT): <text:s/>≥ 100% of tests - TAT ≤72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Customer Satisfaction - Service desk customer satisfaction score</text:p>
          </table:table-cell>
          <table:table-cell office:value-type="string" table:style-name="ce1">
            <text:p>85%</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Social Value - Performance against Oracle's 2025 target for Water and Waste</text:p>
          </table:table-cell>
          <table:table-cell office:value-type="string" table:style-name="ce1">
            <text:p>100%</text:p>
          </table:table-cell>
          <table:table-cell office:value-type="string" table:style-name="ce1">
            <text:p>Other - Consider not returned</text:p>
          </table:table-cell>
          <table:table-cell office:value-type="string" table:style-name="ce1">
            <text:p>New contract started 1st March 2022. KPI involves a report provided every 3 months and therefore actual performance for this KPI is for the next Santiago Retur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Additional Volume - Molnupiravir Supply Agreement<text:s/></text:p>
          </table:table-cell>
          <table:table-cell office:value-type="string" table:style-name="ce1">
            <text:p>MSD</text:p>
          </table:table-cell>
          <table:table-cell office:value-type="string" table:style-name="ce1">
            <text:p>Number of deliveries on time against the agreed delivery schedule (as submitted four weeks before delivery, finalised three days prio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despatch performance - total stock presented ready for despatch across all orders</text:p>
          </table:table-cell>
          <table:table-cell office:value-type="string" table:style-name="ce1">
            <text:p>99%</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3</text:p>
          </table:table-cell>
          <table:table-cell office:value-type="string" table:style-name="ce1">
            <text:p>MEDCO SOLUTIONS LTD</text:p>
          </table:table-cell>
          <table:table-cell office:value-type="string" table:style-name="ce1">
            <text:p>Delivery by the Supplier in accordance with the delivery schedule</text:p>
          </table:table-cell>
          <table:table-cell office:value-type="string" table:style-name="ce1">
            <text:p>Within 3 weeks ( of order placed) @ 20m per wee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3</text:p>
          </table:table-cell>
          <table:table-cell office:value-type="string" table:style-name="ce1">
            <text:p>MEDCO SOLUTIONS LTD</text:p>
          </table:table-cell>
          <table:table-cell office:value-type="string" table:style-name="ce1">
            <text:p>Delivery of social value commitments and monitored on a quarterly basis.</text:p>
          </table:table-cell>
          <table:table-cell office:value-type="string" table:style-name="ce1">
            <text:p>Quarterly Up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 (NMRU)</text:p>
          </table:table-cell>
          <table:table-cell office:value-type="string" table:style-name="ce1">
            <text:p>Wider Plan Ltd</text:p>
          </table:table-cell>
          <table:table-cell office:value-type="string" table:style-name="ce1">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string" table:style-name="ce1">
            <text:p>100%</text:p>
          </table:table-cell>
          <table:table-cell office:value-type="string" table:style-name="ce1">
            <text:p>Good</text:p>
          </table:table-cell>
          <table:table-cell office:value-type="string" table:style-name="ce1">
            <text:p>An excellent quarter for Wider Pla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Social Value - Performance against Oracle's 2025 target for Energy and Emissions</text:p>
          </table:table-cell>
          <table:table-cell office:value-type="string" table:style-name="ce1">
            <text:p>100%</text:p>
          </table:table-cell>
          <table:table-cell office:value-type="string" table:style-name="ce1">
            <text:p>Other - Consider not returned</text:p>
          </table:table-cell>
          <table:table-cell office:value-type="string" table:style-name="ce1">
            <text:p>New contract started 1st March 2022. KPI involves a report provided every 3 months and therefore actual performance for this KPI is for the next Santiago Retur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Reed Momenta</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Stock loss - accuracy of stock at month end (SKU/Lot) compared to the net stock adjustments for the month</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 (NMRU)</text:p>
          </table:table-cell>
          <table:table-cell office:value-type="string" table:style-name="ce1">
            <text:p>Wider Plan Ltd</text:p>
          </table:table-cell>
          <table:table-cell office:value-type="string" table:style-name="ce1">
            <text:p>Calls handled in the first instance by an automated telephony system should be referred to an agent for handling within 5 minutes of pick up at least 95% of the time and within 10 minutes 100% of the time.<text:s/></text:p>
          </table:table-cell>
          <table:table-cell office:value-type="string" table:style-name="ce1">
            <text:p>100%</text:p>
          </table:table-cell>
          <table:table-cell office:value-type="string" table:style-name="ce1">
            <text:p>Good</text:p>
          </table:table-cell>
          <table:table-cell office:value-type="string" table:style-name="ce1">
            <text:p>An excellent quarter for Wider Pla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HSX - HGS COVID 19 Vaccination Service</text:p>
          </table:table-cell>
          <table:table-cell office:value-type="string" table:style-name="ce1">
            <text:p>HINDUJA GLOBAL SOLUTIONS UK LIMITED</text:p>
          </table:table-cell>
          <table:table-cell office:value-type="string" table:style-name="ce1">
            <text:p>Speed of Answering Calls (% in &lt; 60 seconds)</text:p>
          </table:table-cell>
          <table:table-cell office:value-type="string" table:style-name="ce1">
            <text:p>95%</text:p>
          </table:table-cell>
          <table:table-cell office:value-type="string" table:style-name="ce1">
            <text:p>Requires Improvement</text:p>
          </table:table-cell>
          <table:table-cell office:value-type="string" table:style-name="ce1">
            <text:p>Although below "good target" there has been significant improvement since April 57.10%<text:tab/> May 79.50% June 98.0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UK Customs clearance performance - shipments having cleared customs within 12 hours of arrival</text:p>
          </table:table-cell>
          <table:table-cell office:value-type="string" table:style-name="ce1">
            <text:p>98%</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  </text:p>
          </table:table-cell>
          <table:table-cell office:value-type="string" table:style-name="ce1">
            <text:p>LGC Ltd</text:p>
          </table:table-cell>
          <table:table-cell office:value-type="string" table:style-name="ce1">
            <text:p>Public Partnerships: Stakeholder engagement events (3 per quarter)</text:p>
          </table:table-cell>
          <table:table-cell office:value-type="string" table:style-name="ce1">
            <text:p>3</text:p>
          </table:table-cell>
          <table:table-cell office:value-type="string" table:style-name="ce1">
            <text:p>Good</text:p>
          </table:table-cell>
          <table:table-cell office:value-type="string" table:style-name="ce1">
            <text:p>-</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Weight Watcher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TANNER PHARMA UK LIMITED</text:p>
          </table:table-cell>
          <table:table-cell office:value-type="string" table:style-name="ce1">
            <text:p>Delivery of social value commitments and monitored on a quarterly basis.</text:p>
          </table:table-cell>
          <table:table-cell office:value-type="string" table:style-name="ce1">
            <text:p>Monthly Up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The provider must operate a 24/7 on call rota</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teral Flow Devices</text:p>
          </table:table-cell>
          <table:table-cell office:value-type="string" table:style-name="ce1">
            <text:p>KUEHNE + NAGEL LIMITED</text:p>
          </table:table-cell>
          <table:table-cell office:value-type="string" table:style-name="ce1">
            <text:p>On time delivery</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Documents received up to 15:00 on a working day would be expected to be processed within three (3) working days for mailings to be delivered by pos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Aged requirements - % of roles closed within 30 days from approved requirement in FG to offer mad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1 Service Incidents (Maximum Resolution Time = 2 hours)</text:p>
          </table:table-cell>
          <table:table-cell office:value-type="string" table:style-name="ce1">
            <text:p>Zero Severity 1 Service Incidents not resolved in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edical Assessments: Vaccine Damage Payment Scheme</text:p>
          </table:table-cell>
          <table:table-cell office:value-type="string" table:style-name="ce1">
            <text:p>Crawford &amp; Company</text:p>
          </table:table-cell>
          <table:table-cell office:value-type="string" table:style-name="ce1">
            <text:p>KPI 2 - NEW submissions (and re-submissions)<text:s/></text:p>
            <text:p>100% of Decisions should be answered in full and be provided within 10 working days of referral, within the reporting Service Period.<text:s text:c="2"/></text:p>
            <text:p>Where this is not achieved a further Service Level standard of 15 days will be performance measured (this is 5 Working days after the initial deadline). A Minimum expectation of 98% is set.<text:s/></text:p>
            <text:p>Excluded from criterion would be those exempt as specified in Schedule 2 (paragraph 2.4-2.5) regarding Complex Cases and those requiring Further Medical Evidence.<text:s/></text:p>
          </table:table-cell>
          <table:table-cell office:value-type="string" table:style-name="ce1">
            <text:p>98%</text:p>
          </table:table-cell>
          <table:table-cell office:value-type="string" table:style-name="ce1">
            <text:p>Other - Consider not returned</text:p>
          </table:table-cell>
          <table:table-cell office:value-type="string" table:style-name="ce1">
            <text:p>Delivery Commenced in June, Perfomance data for next Quarter submissio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Q1 Jan-March - LFT Manufacturing Contract</text:p>
          </table:table-cell>
          <table:table-cell office:value-type="string" table:style-name="ce1">
            <text:p>SURESCREEN DIAGNOSTICS LIMITED</text:p>
          </table:table-cell>
          <table:table-cell office:value-type="string" table:style-name="ce1">
            <text:p>Satisfactory results of inspection reports on delivery;</text:p>
          </table:table-cell>
          <table:table-cell office:value-type="string" table:style-name="ce1">
            <text:p>No more than 2% failure on <text:s/>specification requirements</text:p>
            <text:p>(100 batch test per 1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PLC</text:p>
          </table:table-cell>
          <table:table-cell office:value-type="string" table:style-name="ce1">
            <text:p>Quality of Service - Deliver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TD</text:p>
          </table:table-cell>
          <table:table-cell office:value-type="string" table:style-name="ce1">
            <text:p>Invoicing Qua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HE_Scientific_Provision of General and Chromogenic Media</text:p>
          </table:table-cell>
          <table:table-cell office:value-type="string" table:style-name="ce1">
            <text:p>E&amp;O LABORATORIES LIMITED</text:p>
          </table:table-cell>
          <table:table-cell office:value-type="string" table:style-name="ce1">
            <text:p>Field notice aler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teral Flow Devices</text:p>
          </table:table-cell>
          <table:table-cell office:value-type="string" table:style-name="ce1">
            <text:p>KUEHNE + NAGEL LIMITED</text:p>
          </table:table-cell>
          <table:table-cell office:value-type="string" table:style-name="ce1">
            <text:p>Pick accuracy</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Product Quality measured by provision of testing reports</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Front End Logistics, Kitting and Distribution</text:p>
          </table:table-cell>
          <table:table-cell office:value-type="string" table:style-name="ce1">
            <text:p>KUEHNE + NAGEL LIMITED</text:p>
          </table:table-cell>
          <table:table-cell office:value-type="string" table:style-name="ce1">
            <text:p>on time despatc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3</text:p>
          </table:table-cell>
          <table:table-cell office:value-type="string" table:style-name="ce1">
            <text:p>MEDCO SOLUTIONS LTD</text:p>
          </table:table-cell>
          <table:table-cell office:value-type="string" table:style-name="ce1">
            <text:p>Logistics Key Performance Indicators</text:p>
          </table:table-cell>
          <table:table-cell office:value-type="string" table:style-name="ce1">
            <text:p>Complia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ONS - Uni of Glasgow</text:p>
          </table:table-cell>
          <table:table-cell office:value-type="string" table:style-name="ce1">
            <text:p>University Of Glasgow Court</text:p>
          </table:table-cell>
          <table:table-cell office:value-type="string" table:style-name="ce1">
            <text:p>Turnaround Time (TAT): ≥ 60% of tests - TAT ≤24 hours</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rovision of P2 Large Scale Sequencing Research</text:p>
          </table:table-cell>
          <table:table-cell office:value-type="string" table:style-name="ce1">
            <text:p>GENOME RESEARCH LIMITED</text:p>
          </table:table-cell>
          <table:table-cell office:value-type="string" table:style-name="ce1">
            <text:p>Sequence success rate<text:s/></text:p>
          </table:table-cell>
          <table:table-cell office:value-type="string" table:style-name="ce1">
            <text:p>&gt;80%<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Origin departure performance - shipments missing booked departure due to late presentation of freight</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MEDCO SOLUTIONS LTD</text:p>
          </table:table-cell>
          <table:table-cell office:value-type="string" table:style-name="ce1">
            <text:p>Delivery of social value commitments and monitored on a quarterly basis.</text:p>
          </table:table-cell>
          <table:table-cell office:value-type="string" table:style-name="ce1">
            <text:p>Monthly Up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rovision of P2 Large Scale Sequencing Research</text:p>
          </table:table-cell>
          <table:table-cell office:value-type="string" table:style-name="ce1">
            <text:p>GENOME RESEARCH LIMITED</text:p>
          </table:table-cell>
          <table:table-cell office:value-type="string" table:style-name="ce1">
            <text:p>Capacity - weekly<text:s/></text:p>
          </table:table-cell>
          <table:table-cell office:value-type="string" table:style-name="ce1">
            <text:p>32000 p/w</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Tests complete on 95% of Valid Samples within 5 Business Days of receipt up to 4000 tests samples per day, to be measured on a weekly ba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The Contractor shall transfer 95% of tests results to the Office for National Statistics via the secure file transfer process within one Business Day of result generation, in accordance with Schedule 6 (Reporting Process to be measured on a monthly ba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TANNER PHARMA UK LIMITED</text:p>
          </table:table-cell>
          <table:table-cell office:value-type="string" table:style-name="ce1">
            <text:p>Supplier’s monitoring and reporting of any issues relating to new or emerging variants of the SARS-CoV-2 virus</text:p>
          </table:table-cell>
          <table:table-cell office:value-type="string" table:style-name="ce1">
            <text:p>Weekly Report on variants statu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First Time Fix - Service desk first time fix (FTF) of resolvable calls</text:p>
          </table:table-cell>
          <table:table-cell office:value-type="string" table:style-name="ce1">
            <text:p>85%</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Delivery Timescale Met - across all product lines</text:p>
          </table:table-cell>
          <table:table-cell office:value-type="string" table:style-name="ce1">
            <text:p>99%</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Pulse Healthcare Limited t/a ICS</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FM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The Supplier will provide Process Integrity metrics across all qualifying accounts monthly</text:p>
          </table:table-cell>
          <table:table-cell office:value-type="string" table:style-name="ce1">
            <text:p>Zero Failure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eBusiness Availability – Core Hours</text:p>
          </table:table-cell>
          <table:table-cell office:value-type="string" table:style-name="ce1">
            <text:p>100%</text:p>
          </table:table-cell>
          <table:table-cell office:value-type="string" table:style-name="ce1">
            <text:p>Good</text:p>
          </table:table-cell>
          <table:table-cell office:value-type="string" table:style-name="ce1">
            <text:p>Supplier delivered strong performance over the reporting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HE_Corporate_Supply Staff to PHE for Tier 1 Contract Tracing</text:p>
          </table:table-cell>
          <table:table-cell office:value-type="string" table:style-name="ce1">
            <text:p>NHS PROFESSIONALS LIMITED</text:p>
          </table:table-cell>
          <table:table-cell office:value-type="string" table:style-name="ce1">
            <text:p>Availability of personnel</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Ongoing" roles filled by Supplier within the agreed timefram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Pick accura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QUALITY Outpu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PLC</text:p>
          </table:table-cell>
          <table:table-cell office:value-type="string" table:style-name="ce1">
            <text:p>Stock Availabi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1 - Achievement of?Fixed Price or?Capped Time &amp; Materials?SOW within agreed time/cost.</text:p>
          </table:table-cell>
          <table:table-cell office:value-type="string" table:style-name="ce1">
            <text:p>9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Maintenance Services - Develop, implement and maintain a Planned Maintenance Schedule in accordance with the contractual requirements</text:p>
          </table:table-cell>
          <table:table-cell office:value-type="string" table:style-name="ce1">
            <text:p>100%</text:p>
          </table:table-cell>
          <table:table-cell office:value-type="string" table:style-name="ce1">
            <text:p>Approaching Target</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 - average time for offer made to be made within 12days (or less) from requirement approval</text:p>
          </table:table-cell>
          <table:table-cell office:value-type="string" table:style-name="ce1">
            <text:p>&lt;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Web Page - Within 10 Seconds 99.5% of the time</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3 - Timely Onboarding of new starters on Contract/SOW.? </text:p>
          </table:table-cell>
          <table:table-cell office:value-type="string" table:style-name="ce1">
            <text:p>9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rovision of P2 Large Scale Sequencing Research</text:p>
          </table:table-cell>
          <table:table-cell office:value-type="string" table:style-name="ce1">
            <text:p>GENOME RESEARCH LIMITED</text:p>
          </table:table-cell>
          <table:table-cell office:value-type="string" table:style-name="ce1">
            <text:p>Turnaround time<text:s/></text:p>
          </table:table-cell>
          <table:table-cell office:value-type="string" table:style-name="ce1">
            <text:p>&gt;80%<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Maintenance of instrument and consumable levels to enable 100% completion of tes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3 Incidents that are Notified to the Customer within 4 hours.</text:p>
          </table:table-cell>
          <table:table-cell office:value-type="string" table:style-name="ce1">
            <text:p>98%</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Change Manag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95% Emails cleared within 24 hrs</text:p>
          </table:table-cell>
          <table:table-cell office:value-type="string" table:style-name="ce1">
            <text:p>95% and over</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2 - Achievement of?Sprint?Points?agreed?/ recorded at start of each Sprint.?? </text:p>
          </table:table-cell>
          <table:table-cell office:value-type="string" table:style-name="ce1">
            <text:p>90%</text:p>
          </table:table-cell>
          <table:table-cell office:value-type="string" table:style-name="ce1">
            <text:p>Other - Consider not returned</text:p>
          </table:table-cell>
          <table:table-cell office:value-type="string" table:style-name="ce1">
            <text:p>N/A this quarter as only applies to T&amp;M SOW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Email enquiries completed within 5 working days</text:p>
          </table:table-cell>
          <table:table-cell office:value-type="string" table:style-name="ce1">
            <text:p>100%</text:p>
          </table:table-cell>
          <table:table-cell office:value-type="string" table:style-name="ce1">
            <text:p>Good</text:p>
          </table:table-cell>
          <table:table-cell office:value-type="string" table:style-name="ce1">
            <text:p>No comment from Suppli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Ingeu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On time Mailing collection</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Delivery performance - delivery of goods on the day to the agreed booking slot</text:p>
          </table:table-cell>
          <table:table-cell office:value-type="string" table:style-name="ce1">
            <text:p>95%</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Nasstar</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able:table-cell>
          <table:table-cell office:value-type="string" table:style-name="ce1">
            <text:p>SERCO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On time delivery of mailing materials and equipment</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UK Customs clearance performance - shipments having cleared customs within 12 hours of arrival</text:p>
          </table:table-cell>
          <table:table-cell office:value-type="string" table:style-name="ce1">
            <text:p>98%</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Collection from Satellites</text:p>
          </table:table-cell>
          <table:table-cell office:value-type="string" table:style-name="ce1">
            <text:p>98%</text:p>
          </table:table-cell>
          <table:table-cell office:value-type="string" table:style-name="ce1">
            <text:p>Inadequate</text:p>
          </table:table-cell>
          <table:table-cell office:value-type="string" table:style-name="ce1">
            <text:p>Contract MI is not 100% accurate as elements of included data should be removed as they do not relate to the actual measurement - e.g. where a delivery is a delivery on the day or added in but off route it will affect the reporting but should not be measured. We will review these issues in light of the contract renewal (14.05.22) and new shape of the contract now RTS and MTUs no longer feature. We are working on changes to these KPIs with a variation to be agreed in August/Sept 2022.. The range of KPIs is narrow as befits a delivery and collection contract - we will be reviewing the reported results at the next QBR to understand how these can be improved upon for the balance of the contract to 2023.<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Supplier shall conduct a minimum of 10 Call Audits per DCA, per month, per Customer</text:p>
          </table:table-cell>
          <table:table-cell office:value-type="string" table:style-name="ce1">
            <text:p>95%</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Front End Logistics, Kitting and Distribution</text:p>
          </table:table-cell>
          <table:table-cell office:value-type="string" table:style-name="ce1">
            <text:p>KUEHNE + NAGEL LIMITED</text:p>
          </table:table-cell>
          <table:table-cell office:value-type="string" table:style-name="ce1">
            <text:p>Availability of inbound delivery slo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Inadequate</text:p>
          </table:table-cell>
          <table:table-cell office:value-type="string" table:style-name="ce1">
            <text:p>Outstanding</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able:table-cell>
          <table:table-cell office:value-type="string" table:style-name="ce1">
            <text:p>HINDUJA GLOBAL SOLUTIONS UK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Requires Improvement</text:p>
          </table:table-cell>
          <table:table-cell office:value-type="string" table:style-name="ce1">
            <text:p>April score was against a supplier glidepath to increase performance. June saw a focus on lower performers which as a result depressed the reported monthly %..<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 - Silver on Atamis with value &lt;£5m</text:p>
          </table:table-cell>
          <table:table-cell office:value-type="string" table:style-name="ce1">
            <text:p>Uptime Percentage: Workforce Management</text:p>
          </table:table-cell>
          <table:table-cell office:value-type="string" table:style-name="ce1">
            <text:p>100%</text:p>
          </table:table-cell>
          <table:table-cell office:value-type="string" table:style-name="ce1">
            <text:p>Good</text:p>
          </table:table-cell>
          <table:table-cell office:value-type="string" table:style-name="ce1">
            <text:p>No comments<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Service Availability of Infrastructure that support Business Services</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5 &amp; Below</text:p>
          </table:table-cell>
          <table:table-cell office:value-type="string" table:style-name="ce1">
            <text:p>90%</text:p>
          </table:table-cell>
          <table:table-cell office:value-type="string" table:style-name="ce1">
            <text:p>Inadequate</text:p>
          </table:table-cell>
          <table:table-cell office:value-type="string" table:style-name="ce1">
            <text:p>Outstanding</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The Contractor shall deliver the Management Information to the Authority on a weekly basi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Drop Off Points, Collection and Delivery of Completed Tests</text:p>
          </table:table-cell>
          <table:table-cell office:value-type="string" table:style-name="ce1">
            <text:p>ROYAL MAIL GROUP LIMITED</text:p>
          </table:table-cell>
          <table:table-cell office:value-type="string" table:style-name="ce1">
            <text:p>Priority Post Box Returns <text:s/>- Delivery of samples to designated laboratories</text:p>
          </table:table-cell>
          <table:table-cell office:value-type="string" table:style-name="ce1">
            <text:p>97.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Claims paid within 7 working days<text:s/></text:p>
          </table:table-cell>
          <table:table-cell office:value-type="string" table:style-name="ce1">
            <text:p>90%</text:p>
          </table:table-cell>
          <table:table-cell office:value-type="string" table:style-name="ce1">
            <text:p>Good</text:p>
          </table:table-cell>
          <table:table-cell office:value-type="string" table:style-name="ce1">
            <text:p>No comment from Suppli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User Admin Requests</text:p>
          </table:table-cell>
          <table:table-cell office:value-type="string" table:style-name="ce1">
            <text:p>90% within 1 day (same day)</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H - Incident Resolution P3</text:p>
            <text:p>within 24 Core Hours</text:p>
          </table:table-cell>
          <table:table-cell office:value-type="string" table:style-name="ce1">
            <text:p>95</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P3 - Incident Response within 4 hours</text:p>
          </table:table-cell>
          <table:table-cell office:value-type="string" table:style-name="ce1">
            <text:p>&gt;90% of cases responsed to within 4 hours</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G - Incident Resolution P2</text:p>
            <text:p>within 8 Core Hours</text:p>
          </table:table-cell>
          <table:table-cell office:value-type="string" table:style-name="ce1">
            <text:p>9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b testing_Services for test analysis to be provided from Apr 21 to Mar 22</text:p>
          </table:table-cell>
          <table:table-cell office:value-type="string" table:style-name="ce1">
            <text:p>RANDOX LABORATORIES LIMITED</text:p>
          </table:table-cell>
          <table:table-cell office:value-type="string" table:style-name="ce1">
            <text:p>Physical test site Turnaround Time (TAT) within 12 hours: when <text:s/>operating at or below 80% of Contracted <text:s/>Capacity AND test site allocation below 40%. Based on the time from sample receipt at the laboratory to the time when the relevant result has been uploaded to the system.<text: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NHS Jobs Availability - 24/7 Availability 99.9% of the time</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On time deliver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6 Quality measured by % of audited Decisions and/or Advice provided by supplier which are compliant with agreed quality plans</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HE_Scientific_Provision of General and Chromogenic Media</text:p>
          </table:table-cell>
          <table:table-cell office:value-type="string" table:style-name="ce1">
            <text:p>E&amp;O LABORATORIES LIMITED</text:p>
          </table:table-cell>
          <table:table-cell office:value-type="string" table:style-name="ce1">
            <text:p>Delivery on time in full (OTIF)<tex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 - Expired</text:p>
          </table:table-cell>
          <table:table-cell office:value-type="string" table:style-name="ce1">
            <text:p>Number of RIDDOR reportable accidents<text:s/></text:p>
          </table:table-cell>
          <table:table-cell office:value-type="string" table:style-name="ce1">
            <text:p>0 incident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able:table-cell>
          <table:table-cell office:value-type="string" table:style-name="ce1">
            <text:p>SERCO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 - Silver on Atamis with value &lt;£5m</text:p>
          </table:table-cell>
          <table:table-cell office:value-type="string" table:style-name="ce1">
            <text:p>Uptime Percentage: Work Manager - Other</text:p>
          </table:table-cell>
          <table:table-cell office:value-type="string" table:style-name="ce1">
            <text:p>100%</text:p>
          </table:table-cell>
          <table:table-cell office:value-type="string" table:style-name="ce1">
            <text:p>Good</text:p>
          </table:table-cell>
          <table:table-cell office:value-type="string" table:style-name="ce1">
            <text:p>No comments<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Security Services - Provide a CCTV Monitoring Service in accordance with the contract (and SLR requirements if applicable)</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Product Acceptance - across all product lines</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Nasstar</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1">
            <text:p>No more than two Incidents are Resolved in excess of the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2</text:p>
          </table:table-cell>
          <table:table-cell office:value-type="string" table:style-name="ce1">
            <text:p>MEDCO SOLUTIONS LTD</text:p>
          </table:table-cell>
          <table:table-cell office:value-type="string" table:style-name="ce1">
            <text:p>Supplier’s monitoring and reporting of any issues relating to new or emerging variants of the SARS-CoV-2 virus</text:p>
          </table:table-cell>
          <table:table-cell office:value-type="string" table:style-name="ce1">
            <text:p>Weekly Report on variants statu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REGN-COV2 Supply Agreement for Pandemic Purposes</text:p>
          </table:table-cell>
          <table:table-cell office:value-type="string" table:style-name="ce1">
            <text:p>Roche</text:p>
          </table:table-cell>
          <table:table-cell office:value-type="string" table:style-name="ce1">
            <text:p>Each party will reply to critical communications within 1 Business Day, and will respond to non-critical communications within 2 Business Day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Incidents</text:p>
          </table:table-cell>
          <table:table-cell office:value-type="string" table:style-name="ce1">
            <text:p>Under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audit providers who integrate datasets based upon routinely / automated data sources rather than bespoke</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Weight Watchers (UK) Ltd</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Routine communications test</text:p>
          </table:table-cell>
          <table:table-cell office:value-type="string" table:style-name="ce1">
            <text:p>The provider will be expected to respond within 1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The total number of Medical Records collected and delivered within 12 WDs of collection from a GP surgery</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 - average time for completion of onboarding to be made within 10 days (or less) from work order approval</text:p>
          </table:table-cell>
          <table:table-cell office:value-type="string" table:style-name="ce1">
            <text:p>&lt;=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Molnupiravir Supply Agreement for Pandemic Purposes<text:s/></text:p>
          </table:table-cell>
          <table:table-cell office:value-type="string" table:style-name="ce1">
            <text:p>MSD</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Molnupiravir Supply Agreement for Pandemic Purposes<text:s/></text:p>
          </table:table-cell>
          <table:table-cell office:value-type="string" table:style-name="ce1">
            <text:p>MSD</text:p>
          </table:table-cell>
          <table:table-cell office:value-type="string" table:style-name="ce1">
            <text:p>Number of deliveries on time against the agreed delivery schedule (as submitted four weeks before delivery, finalised three days prio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Additional Volume - Molnupiravir Supply Agreement<text:s/></text:p>
          </table:table-cell>
          <table:table-cell office:value-type="string" table:style-name="ce1">
            <text:p>MSD</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Additional Volume - PF07321332/Ritonavir</text:p>
          </table:table-cell>
          <table:table-cell office:value-type="string" table:style-name="ce1">
            <text:p>Pfizer</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REGN-COV2 Supply Agreement for Pandemic Purposes</text:p>
          </table:table-cell>
          <table:table-cell office:value-type="string" table:style-name="ce1">
            <text:p>Roche</text:p>
          </table:table-cell>
          <table:table-cell office:value-type="string" table:style-name="ce1">
            <text:p>Number of deliveries on time against the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PF-07321332/Ritonavir<text:s/></text:p>
          </table:table-cell>
          <table:table-cell office:value-type="string" table:style-name="ce1">
            <text:p>Pfizer</text:p>
          </table:table-cell>
          <table:table-cell office:value-type="string" table:style-name="ce1">
            <text:p>Number of rejections from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GSK Supply Agreement for Pandemic Purposes</text:p>
          </table:table-cell>
          <table:table-cell office:value-type="string" table:style-name="ce1">
            <text:p>GSK</text:p>
          </table:table-cell>
          <table:table-cell office:value-type="string" table:style-name="ce1">
            <text:p>Each Party will use reasonable efforts to reply promptly to communications from the oth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Additional Volume - Molnupiravir Supply Agreement<text:s/></text:p>
          </table:table-cell>
          <table:table-cell office:value-type="string" table:style-name="ce1">
            <text:p>MSD</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6<text:s/></text:p>
            <text:p>FSA Delivered Official Controls in England and Wales</text:p>
          </table:table-cell>
          <table:table-cell office:value-type="string" table:style-name="ce1">
            <text:p>Eville &amp; Jones (GB) Ltd</text:p>
          </table:table-cell>
          <table:table-cell office:value-type="string" table:style-name="ce1">
            <text:p>Assessment of supplier performance at stage of resource requests including flexibility to change requests such as plant openings and religious festivals. <text:s/>To include all contracted services including unannounced inspections, dairy hygiene inspections and Food Business Operator Audits</text:p>
          </table:table-cell>
          <table:table-cell office:value-type="string" table:style-name="ce1">
            <text:p>99%</text:p>
          </table:table-cell>
          <table:table-cell office:value-type="string" table:style-name="ce1">
            <text:p>Requires Improvement</text:p>
          </table:table-cell>
          <table:table-cell office:value-type="string" table:style-name="ce1">
            <text:p>Performance levels are a result of EU Exit impact on veterinary resources in the UK.</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GSK Supply Agreement for Pandemic Purposes</text:p>
          </table:table-cell>
          <table:table-cell office:value-type="string" table:style-name="ce1">
            <text:p>GSK</text:p>
          </table:table-cell>
          <table:table-cell office:value-type="string" table:style-name="ce1">
            <text:p>Number of rejections less than 10% from total of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6<text:s/></text:p>
            <text:p>FSA Delivered Official Controls in England and Wales</text:p>
          </table:table-cell>
          <table:table-cell office:value-type="string" table:style-name="ce1">
            <text:p>Eville &amp; Jones (GB) Ltd</text:p>
          </table:table-cell>
          <table:table-cell office:value-type="string" table:style-name="ce1">
            <text:p>Assessment of supplier delivery of official controls in line with legislation, guidance and contract specification. <text:s/>This includes following Manual for Official Controls instructions, completion of all required reporting, undertaking all inspection duties and following other policies and procedures</text:p>
          </table:table-cell>
          <table:table-cell office:value-type="string" table:style-name="ce1">
            <text:p>&gt;99%</text:p>
          </table:table-cell>
          <table:table-cell office:value-type="string" table:style-name="ce1">
            <text:p>Approaching Target</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6<text:s/></text:p>
            <text:p>FSA Delivered Official Controls in England and Wales</text:p>
          </table:table-cell>
          <table:table-cell office:value-type="string" table:style-name="ce1">
            <text:p>Eville &amp; Jones (GB) Ltd</text:p>
          </table:table-cell>
          <table:table-cell office:value-type="string" table:style-name="ce1">
            <text:p>Assessment of supplier management systems to deliver required level of service such as current and accurate system to match staff competency vs plant complexity and effective information cascade process. <text:s/>This is an assessment of supplier corporate management activity at a local level</text:p>
          </table:table-cell>
          <table:table-cell office:value-type="string" table:style-name="ce1">
            <text:p>99%</text:p>
          </table:table-cell>
          <table:table-cell office:value-type="string" table:style-name="ce1">
            <text:p>Approaching Target</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Pulse Healthcare Limited t/a ICS</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100% Instrument Delivery to specified site by specified d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 and Trace Minimum Viable Product (MVP) Build and MVP operational support</text:p>
          </table:table-cell>
          <table:table-cell office:value-type="string" table:style-name="ce1">
            <text:p>IBM UNITED KINGDOM LIMITED</text:p>
          </table:table-cell>
          <table:table-cell office:value-type="string" table:style-name="ce1">
            <text:p>Response to P2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  </text:p>
          </table:table-cell>
          <table:table-cell office:value-type="string" table:style-name="ce1">
            <text:p>LGC Ltd</text:p>
          </table:table-cell>
          <table:table-cell office:value-type="string" table:style-name="ce1">
            <text:p>Delivery of ‘Alerts’ - summaries of the latest health research presented in plain English: 25 per quarter</text:p>
          </table:table-cell>
          <table:table-cell office:value-type="string" table:style-name="ce1">
            <text:p>?25</text:p>
          </table:table-cell>
          <table:table-cell office:value-type="string" table:style-name="ce1">
            <text:p>Good</text:p>
          </table:table-cell>
          <table:table-cell office:value-type="string" table:style-name="ce1">
            <text:p>-</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4 - Sourcing &amp; placing?individuals/team?within?20?working days</text:p>
          </table:table-cell>
          <table:table-cell office:value-type="string" table:style-name="ce1">
            <text:p>90%</text:p>
          </table:table-cell>
          <table:table-cell office:value-type="string" table:style-name="ce1">
            <text:p>Other - Consider not returned</text:p>
          </table:table-cell>
          <table:table-cell office:value-type="string" table:style-name="ce1">
            <text:p>New KPI - reporting will commence from next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P3 - Incident Resolution within 3 days<text:s/></text:p>
          </table:table-cell>
          <table:table-cell office:value-type="string" table:style-name="ce1">
            <text:p>90% Incident Resolution within 3 days (24 work hours)</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edical Assessments: Vaccine Damage Payment Scheme</text:p>
          </table:table-cell>
          <table:table-cell office:value-type="string" table:style-name="ce1">
            <text:p>Crawford &amp; Company</text:p>
          </table:table-cell>
          <table:table-cell office:value-type="string" table:style-name="ce1">
            <text:p>KPI 1 - NEW submissions (and re-submissions)<text:s/></text:p>
            <text:p>100% of Decisions should be answered in full and be provided within 10 working days of referral, within the reporting Service Period. A Minimum expectation of 95% is set.<text:s/></text:p>
            <text:p>Excluded from criterion would be those exempt as specified in Schedule 2 (paragraph 2.4-2.5) regarding Complex Cases and those requiring Further Medical Evidence</text:p>
          </table:table-cell>
          <table:table-cell office:value-type="string" table:style-name="ce1">
            <text:p>95%</text:p>
          </table:table-cell>
          <table:table-cell office:value-type="string" table:style-name="ce1">
            <text:p>Other - Consider not returned</text:p>
          </table:table-cell>
          <table:table-cell office:value-type="string" table:style-name="ce1">
            <text:p>Delivery Commenced in June, Perfomance data for next Quarter submissio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Ambulance Radio Services (ARP)</text:p>
          </table:table-cell>
          <table:table-cell office:value-type="string" table:style-name="ce1">
            <text:p>Airwave Solutions Ltd</text:p>
          </table:table-cell>
          <table:table-cell office:value-type="string" table:style-name="ce1">
            <text:p>Average ICCS (Integrated Communication Control System) Availability (Central Equipment)</text:p>
          </table:table-cell>
          <table:table-cell office:value-type="string" table:style-name="ce1">
            <text:p>&gt;=99.9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2 Incidents that are Notified to the Customer within 1 hour.</text:p>
          </table:table-cell>
          <table:table-cell office:value-type="string" table:style-name="ce1">
            <text:p>100%</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Applications process within 2 working days</text:p>
          </table:table-cell>
          <table:table-cell office:value-type="string" table:style-name="ce1">
            <text:p>100%</text:p>
          </table:table-cell>
          <table:table-cell office:value-type="string" table:style-name="ce1">
            <text:p>Good</text:p>
          </table:table-cell>
          <table:table-cell office:value-type="string" table:style-name="ce1">
            <text:p>No comment from Suppli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Wide Area Network Uptime for Inter Data Centre Connection Achieved</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PLC</text:p>
          </table:table-cell>
          <table:table-cell office:value-type="string" table:style-name="ce1">
            <text:p>Capacity - refers to the amount of stock i.e. test kits that the supplier hold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On time despatch</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Service Availability <text:s/>- The up time of the system allowing calls to the 111 number to be delivered to the correct provider in the correct countr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HE_Scientific_Provision of General and Chromogenic Media</text:p>
          </table:table-cell>
          <table:table-cell office:value-type="string" table:style-name="ce1">
            <text:p>E&amp;O LABORATORIES LIMITED</text:p>
          </table:table-cell>
          <table:table-cell office:value-type="string" table:style-name="ce1">
            <text:p>Helpdesk Response Tim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Availabi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Delivery (amalgamated)</text:p>
          </table:table-cell>
          <table:table-cell office:value-type="string" table:style-name="ce1">
            <text:p>98%</text:p>
          </table:table-cell>
          <table:table-cell office:value-type="string" table:style-name="ce1">
            <text:p>Inadequate</text:p>
          </table:table-cell>
          <table:table-cell office:value-type="string" table:style-name="ce1">
            <text:p>A CCN Variation for changing the SLAs has been completed 23/08/22 effective immediately ..<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able:table-cell>
          <table:table-cell office:value-type="string" table:style-name="ce1">
            <text:p>SERCO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ith QI plans to stimulate local improvement</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  </text:p>
          </table:table-cell>
          <table:table-cell office:value-type="string" table:style-name="ce1">
            <text:p>LGC Ltd</text:p>
          </table:table-cell>
          <table:table-cell office:value-type="string" table:style-name="ce1">
            <text:p>Delivery of Thematic Summaries - overview of research topics or themes that have been highlighted as being of interest by members of the community: 3 per quarter</text:p>
          </table:table-cell>
          <table:table-cell office:value-type="string" table:style-name="ce1">
            <text:p>3</text:p>
          </table:table-cell>
          <table:table-cell office:value-type="string" table:style-name="ce1">
            <text:p>Good</text:p>
          </table:table-cell>
          <table:table-cell office:value-type="string" table:style-name="ce1">
            <text:p>-</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GSK Supply Agreement for Pandemic Purposes</text:p>
          </table:table-cell>
          <table:table-cell office:value-type="string" table:style-name="ce1">
            <text:p>GSK</text:p>
          </table:table-cell>
          <table:table-cell office:value-type="string" table:style-name="ce1">
            <text:p>Number of Deliveries on time against the Delivery Schedu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Registration Transactions are completed within 3 Working Days<text:s text:c="21"/></text:p>
          </table:table-cell>
          <table:table-cell office:value-type="string" table:style-name="ce1">
            <text:p>94.3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Delivery performance - delivery of goods on the day to the agreed booking slot</text:p>
          </table:table-cell>
          <table:table-cell office:value-type="string" table:style-name="ce1">
            <text:p>95%</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teral Flow Devices</text:p>
          </table:table-cell>
          <table:table-cell office:value-type="string" table:style-name="ce1">
            <text:p>KUEHNE + NAGEL LIMITED</text:p>
          </table:table-cell>
          <table:table-cell office:value-type="string" table:style-name="ce1">
            <text:p>On time despatch</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2 Early Payment of Deferred Benefit</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Ingeus UK Ltd</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Production versus pla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Q1 Jan-March - LFT Manufacturing Contract</text:p>
          </table:table-cell>
          <table:table-cell office:value-type="string" table:style-name="ce1">
            <text:p>SURESCREEN DIAGNOSTICS LIMITED</text:p>
          </table:table-cell>
          <table:table-cell office:value-type="string" table:style-name="ce1">
            <text:p>Quality control of the Goods through sampling and batch testing</text:p>
          </table:table-cell>
          <table:table-cell office:value-type="string" table:style-name="ce1">
            <text:p>No more that 3.5% <text:s/>failure on Product Testing Validation</text:p>
            <text:p>(7 for every 70k tes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b testing_Services for test analysis to be provided from Apr 21 to Mar 22</text:p>
          </table:table-cell>
          <table:table-cell office:value-type="string" table:style-name="ce1">
            <text:p>RANDOX LABORATORIES LIMITED</text:p>
          </table:table-cell>
          <table:table-cell office:value-type="string" table:style-name="ce1">
            <text:p>Lab Voids – i.e. <text:s/>resulting from the <text:s/>performance of the <text:s/>Services, not <text:s/>identified on Sample receipt and outside of <text:s/>the control of the <text:s/>laborator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6 &amp; Abov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HSX - HGS COVID 19 Vaccination Service</text:p>
          </table:table-cell>
          <table:table-cell office:value-type="string" table:style-name="ce1">
            <text:p>HINDUJA GLOBAL SOLUTIONS UK LIMITED</text:p>
          </table:table-cell>
          <table:table-cell office:value-type="string" table:style-name="ce1">
            <text:p>Call Quality Audit Results (% &gt; 90%)</text:p>
          </table:table-cell>
          <table:table-cell office:value-type="string" table:style-name="ce1">
            <text:p>90%</text:p>
          </table:table-cell>
          <table:table-cell office:value-type="string" table:style-name="ce1">
            <text:p>Good</text:p>
          </table:table-cell>
          <table:table-cell office:value-type="string" table:style-name="ce1">
            <text:p>Good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Uptime in Data Centre Achieved</text:p>
          </table:table-cell>
          <table:table-cell office:value-type="string" table:style-name="ce1">
            <text:p>100%</text:p>
          </table:table-cell>
          <table:table-cell office:value-type="string" table:style-name="ce1">
            <text:p>Good</text:p>
          </table:table-cell>
          <table:table-cell office:value-type="string" table:style-name="ce1">
            <text:p>The monthly ARK reporting dashboard shows green under ‘Power Availability min = 99.999%’</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LFD DPS Self Test 3</text:p>
          </table:table-cell>
          <table:table-cell office:value-type="string" table:style-name="ce1">
            <text:p>PHARMACEUTICALS DIRECT LIMITED</text:p>
          </table:table-cell>
          <table:table-cell office:value-type="string" table:style-name="ce1">
            <text:p>Delivery of social value commitments and monitored on a quarterly basis.</text:p>
          </table:table-cell>
          <table:table-cell office:value-type="string" table:style-name="ce1">
            <text:p>Quarterly Up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Accurate electronic data files detailing individual payments sent to the Customer in accordance with the Customer's schedule<text:s/></text:p>
          </table:table-cell>
          <table:table-cell office:value-type="string" table:style-name="ce1">
            <text:p>Zero Failure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 - Expired</text:p>
          </table:table-cell>
          <table:table-cell office:value-type="string" table:style-name="ce1">
            <text:p>Percentage of defects at Client Handover upon completion of projects</text:p>
          </table:table-cell>
          <table:table-cell office:value-type="string" table:style-name="ce1">
            <text:p>0 defect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Availability of the system</text:p>
          </table:table-cell>
          <table:table-cell office:value-type="string" table:style-name="ce1">
            <text:p>&gt;=99.95%</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Portal Availability – Core Hours</text:p>
          </table:table-cell>
          <table:table-cell office:value-type="string" table:style-name="ce1">
            <text:p>100%</text:p>
          </table:table-cell>
          <table:table-cell office:value-type="string" table:style-name="ce1">
            <text:p>Good</text:p>
          </table:table-cell>
          <table:table-cell office:value-type="string" table:style-name="ce1">
            <text:p>Supplier delivered strong performance over the reporting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ho align work with NICE guidance</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rintables for Test and Trace</text:p>
          </table:table-cell>
          <table:table-cell office:value-type="string" table:style-name="ce1">
            <text:p>APS GROUP LIMITED</text:p>
          </table:table-cell>
          <table:table-cell office:value-type="string" table:style-name="ce1">
            <text:p>Order Fulfilment</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Urgent events: Provide ExE for all Events requested 2 working days or more in advance of the first day of the Event</text:p>
          </table:table-cell>
          <table:table-cell office:value-type="string" table:style-name="ce1">
            <text:p>85%</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TD</text:p>
          </table:table-cell>
          <table:table-cell office:value-type="string" table:style-name="ce1">
            <text:p>Quality Management - Customer Satisfaction Surve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On time delivery of stock</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COVID-19: ONS - Uni of Glasgow</text:p>
          </table:table-cell>
          <table:table-cell office:value-type="string" table:style-name="ce1">
            <text:p>University Of Glasgow Court</text:p>
          </table:table-cell>
          <table:table-cell office:value-type="string" table:style-name="ce1">
            <text:p>Turnaround Time (TAT): ≥ 80% of tests - TAT ≤48 hour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Core Network &amp; Management</text:p>
          </table:table-cell>
          <table:table-cell office:value-type="string" table:style-name="ce1">
            <text:p>Vysiion</text:p>
          </table:table-cell>
          <table:table-cell office:value-type="string" table:style-name="ce1">
            <text:p>Fix Times</text:p>
          </table:table-cell>
          <table:table-cell office:value-type="string" table:style-name="ce1">
            <text:p>Severity 1 &amp; 2 -100%;<text:s/></text:p>
            <text:p>Severity 3 &amp; 4 - 95%;<text:s/></text:p>
            <text:p>Success of all other Change Categories - 100%</text:p>
          </table:table-cell>
          <table:table-cell office:value-type="string" table:style-name="ce1">
            <text:p>Approaching Target</text:p>
          </table:table-cell>
          <table:table-cell office:value-type="string" table:style-name="ce1">
            <text:p>Presented and accepted during Service Review Board 31/8/22 - minutes accepted 5/9/22</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 - Silver on Atamis with value &lt;£5m</text:p>
          </table:table-cell>
          <table:table-cell office:value-type="string" table:style-name="ce1">
            <text:p>Uptime Percentage: Work Manager - Pensions</text:p>
          </table:table-cell>
          <table:table-cell office:value-type="string" table:style-name="ce1">
            <text:p>100%</text:p>
          </table:table-cell>
          <table:table-cell office:value-type="string" table:style-name="ce1">
            <text:p>Good</text:p>
          </table:table-cell>
          <table:table-cell office:value-type="string" table:style-name="ce1">
            <text:p>No comments<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Service Desk Availability - % availability of service desk<text:s/></text:p>
          </table:table-cell>
          <table:table-cell office:value-type="string" table:style-name="ce1">
            <text:p>99.90%</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 and Trace Minimum Viable Product (MVP) Build and MVP operational support</text:p>
          </table:table-cell>
          <table:table-cell office:value-type="string" table:style-name="ce1">
            <text:p>IBM UNITED KINGDOM LIMITED</text:p>
          </table:table-cell>
          <table:table-cell office:value-type="string" table:style-name="ce1">
            <text:p>Resolution of Priority 2 Inciden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REGN-COV2 Supply Agreement for Pandemic Purposes</text:p>
          </table:table-cell>
          <table:table-cell office:value-type="string" table:style-name="ce1">
            <text:p>Roche</text:p>
          </table:table-cell>
          <table:table-cell office:value-type="string" table:style-name="ce1">
            <text:p>Number of rejections less than 10% from total of each Delivery mad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Maintenance of Buffer Stock of Materials to 100% of agreed level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TD</text:p>
          </table:table-cell>
          <table:table-cell office:value-type="string" table:style-name="ce1">
            <text:p>Delivery on time and in full</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Reed Momenta</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1 - Achievement of?Fixed Price or?Capped Time &amp; Materials?SOW within agreed time/cost.</text:p>
          </table:table-cell>
          <table:table-cell office:value-type="string" table:style-name="ce1">
            <text:p>90%</text:p>
          </table:table-cell>
          <table:table-cell office:value-type="string" table:style-name="ce1">
            <text:p>Other - Consider not returned</text:p>
          </table:table-cell>
          <table:table-cell office:value-type="string" table:style-name="ce1">
            <text:p>New KPI - reporting will commence from next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Online Ordering Portal Availability</text:p>
          </table:table-cell>
          <table:table-cell office:value-type="string" table:style-name="ce1">
            <text:p>97%</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Outage of power supply to single cabinet in Data Centre</text:p>
          </table:table-cell>
          <table:table-cell office:value-type="string" table:style-name="ce1">
            <text:p>Less than 3 outages simultaneously on both A and B supplies in Service Period</text:p>
          </table:table-cell>
          <table:table-cell office:value-type="string" table:style-name="ce1">
            <text:p>Good</text:p>
          </table:table-cell>
          <table:table-cell office:value-type="string" table:style-name="ce1">
            <text:p>ARK Confirmed no power outages during the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SM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FM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CAFM/Helpdesk Services - Provide a fully functioning and always available Helpdesk system in accordance with the contractual requirements</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Front End Logistics, Kitting and Distribution</text:p>
          </table:table-cell>
          <table:table-cell office:value-type="string" table:style-name="ce1">
            <text:p>KUEHNE + NAGEL LIMITED</text:p>
          </table:table-cell>
          <table:table-cell office:value-type="string" table:style-name="ce1">
            <text:p>On time deliver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Reporting Dashboard - The up time of the real-time dashboard used to report on call flow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3 - Achievement of NHSBSA quality and delivery standards.</text:p>
          </table:table-cell>
          <table:table-cell office:value-type="string" table:style-name="ce1">
            <text:p>95%</text:p>
          </table:table-cell>
          <table:table-cell office:value-type="string" table:style-name="ce1">
            <text:p>Other - Consider not returned</text:p>
          </table:table-cell>
          <table:table-cell office:value-type="string" table:style-name="ce1">
            <text:p>New KPI - reporting will commence from next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1 Incidents that are Notified to the Customer within 30 minutes.</text:p>
          </table:table-cell>
          <table:table-cell office:value-type="string" table:style-name="ce1">
            <text:p>100%</text:p>
          </table:table-cell>
          <table:table-cell office:value-type="string" table:style-name="ce1">
            <text:p>Good</text:p>
          </table:table-cell>
          <table:table-cell office:value-type="string" table:style-name="ce1">
            <text:p>KPIs were not included at Business Case stag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PF-07321332/Ritonavir<text:s/></text:p>
          </table:table-cell>
          <table:table-cell office:value-type="string" table:style-name="ce1">
            <text:p>Pfizer</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All GP Payment Files sent on time at least 5 Working Days before the payment due date                  <text:s/></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85% Voice and Webchats received answered within 10 seconds</text:p>
          </table:table-cell>
          <table:table-cell office:value-type="string" table:style-name="ce1">
            <text:p>85% and over</text:p>
          </table:table-cell>
          <table:table-cell office:value-type="string" table:style-name="ce1">
            <text:p>Approaching Target</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 (NMRU)</text:p>
          </table:table-cell>
          <table:table-cell office:value-type="string" table:style-name="ce1">
            <text:p>Wider Plan Ltd</text:p>
          </table:table-cell>
          <table:table-cell office:value-type="string" table:style-name="ce1">
            <text:p>99.5% of BACS payments in respect of correct and compliant claims will be made to the verified bank account of a childcare setting or agent within 3 working days</text:p>
          </table:table-cell>
          <table:table-cell office:value-type="string" table:style-name="ce1">
            <text:p>100%</text:p>
          </table:table-cell>
          <table:table-cell office:value-type="string" table:style-name="ce1">
            <text:p>Good</text:p>
          </table:table-cell>
          <table:table-cell office:value-type="string" table:style-name="ce1">
            <text:p>An excellent quarter for Wider Plan.</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Q1 Jan-March - LFT Manufacturing Contract</text:p>
          </table:table-cell>
          <table:table-cell office:value-type="string" table:style-name="ce1">
            <text:p>SURESCREEN DIAGNOSTICS LIMITED</text:p>
          </table:table-cell>
          <table:table-cell office:value-type="string" table:style-name="ce1">
            <text:p>Delivery by the Supplier in accordance with the delivery schedule</text:p>
          </table:table-cell>
          <table:table-cell office:value-type="string" table:style-name="ce1">
            <text:p>In accordance with the supplier Delivery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MHRA</text:p>
          </table:table-cell>
          <table:table-cell office:value-type="string" table:style-name="ce1">
            <text:p>Physico Chemical Laboratory Services</text:p>
          </table:table-cell>
          <table:table-cell office:value-type="string" table:style-name="ce1">
            <text:p>LGC Ltd</text:p>
          </table:table-cell>
          <table:table-cell office:value-type="string" table:style-name="ce1">
            <text:p>BPCRS In Stock</text:p>
            <text:p>Outcome - All customer orders are available for shipment on demand</text:p>
          </table:table-cell>
          <table:table-cell office:value-type="string" table:style-name="ce1">
            <text:p>98%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On time delivery of stock<text:s/></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able:table-cell>
          <table:table-cell office:value-type="string" table:style-name="ce1">
            <text:p>HINDUJA GLOBAL SOLUTIONS UK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rintables for Test and Trace</text:p>
          </table:table-cell>
          <table:table-cell office:value-type="string" table:style-name="ce1">
            <text:p>APS GROUP LIMITED</text:p>
          </table:table-cell>
          <table:table-cell office:value-type="string" table:style-name="ce1">
            <text:p>Product Quality</text:p>
          </table:table-cell>
          <table:table-cell office:value-type="string" table:style-name="ce1">
            <text:p>1 Complai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1 Ill Health Retirement Benefit/Allocations, Incapacitated Child and Widowers measured by % of these type of cases where the supplier has provided a decision within the required time period.</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Living Well Taking Control LLP</text:p>
          </table:table-cell>
          <table:table-cell office:value-type="string" table:style-name="ce1">
            <text:p>100% of participant data records at Referral are recorded in line with the NDPP minimum dataset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Search Results - Within 20 Seconds 99.5% of the time</text:p>
          </table:table-cell>
          <table:table-cell office:value-type="string" table:style-name="ce1">
            <text:p>10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MITIE FM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Printables for Test and Trace</text:p>
          </table:table-cell>
          <table:table-cell office:value-type="string" table:style-name="ce1">
            <text:p>APS GROUP LIMITED</text:p>
          </table:table-cell>
          <table:table-cell office:value-type="string" table:style-name="ce1">
            <text:p>Query Resolution</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G4S FACILITIES MANAGEMENT (UK) LIMITED</text:p>
          </table:table-cell>
          <table:table-cell office:value-type="string" table:style-name="ce1">
            <text:p>Clinical Compliance - Infection Prevention Control (IP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 (NDPP)</text:p>
          </table:table-cell>
          <table:table-cell office:value-type="string" table:style-name="ce1">
            <text:p>Living Well Taking Control LLP</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Molnupiravir Supply Agreement for Pandemic Purposes<text:s/></text:p>
          </table:table-cell>
          <table:table-cell office:value-type="string" table:style-name="ce1">
            <text:p>MSD</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Ambulance Radio Programme</text:p>
          </table:table-cell>
          <table:table-cell office:value-type="string" table:style-name="ce1">
            <text:p>Crown Hosting Data Centres -17/22</text:p>
          </table:table-cell>
          <table:table-cell office:value-type="string" table:style-name="ce1">
            <text:p>Crown Hosting<text:s/></text:p>
          </table:table-cell>
          <table:table-cell office:value-type="string" table:style-name="ce1">
            <text:p>Severity 2 response to datacentre incidents<text:s/></text:p>
          </table:table-cell>
          <table:table-cell office:value-type="string" table:style-name="ce1">
            <text:p>&gt;=99.99%</text:p>
          </table:table-cell>
          <table:table-cell office:value-type="string" table:style-name="ce1">
            <text:p>Good</text:p>
          </table:table-cell>
          <table:table-cell office:value-type="string" table:style-name="ce1">
            <text:p>See above</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2 Service Incidents (Maximum Resolution Time = 4 hours)</text:p>
          </table:table-cell>
          <table:table-cell office:value-type="string" table:style-name="ce1">
            <text:p>Zero Severity 2 Service Incidents not resolved in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ODEXO LIMITED</text:p>
          </table:table-cell>
          <table:table-cell office:value-type="string" table:style-name="ce1">
            <text:p>Availability of Oper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UKHSA</text:p>
          </table:table-cell>
          <table:table-cell office:value-type="string" table:style-name="ce1">
            <text:p>Testing of Citizens - FM - Test Sites</text:p>
          </table:table-cell>
          <table:table-cell office:value-type="string" table:style-name="ce1">
            <text:p>SERCO LIMITED</text:p>
          </table:table-cell>
          <table:table-cell office:value-type="string" table:style-name="ce1">
            <text:p>Clinical Reporting Compliance<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Collection performance ex works - pre-booked collection failures on the day, where the vendor factory has reported a non-collection</text:p>
          </table:table-cell>
          <table:table-cell office:value-type="string" table:style-name="ce1">
            <text:p>95%</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F - Incident Resolution P1</text:p>
            <text:p>within 4 Core Hours</text:p>
          </table:table-cell>
          <table:table-cell office:value-type="string" table:style-name="ce1">
            <text:p>100</text:p>
          </table:table-cell>
          <table:table-cell office:value-type="string" table:style-name="ce1">
            <text:p>Good</text:p>
          </table:table-cell>
          <table:table-cell office:value-type="string" table:style-name="ce1">
            <text:p>0</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 - Expired</text:p>
          </table:table-cell>
          <table:table-cell office:value-type="string" table:style-name="ce1">
            <text:p>Client Satisfaction for management and approach to construction supervision<text:s/></text:p>
          </table:table-cell>
          <table:table-cell office:value-type="string" table:style-name="ce1">
            <text:p>&gt;98%</text:p>
          </table:table-cell>
          <table:table-cell office:value-type="string" table:style-name="ce1">
            <text:p>Good</text:p>
          </table:table-cell>
          <table:table-cell office:value-type="string" table:style-name="ce1">
            <text:p>IHP have been progressing our Net Zero environment schemes and has delivered each milestone on time as set out in our environment strategy. The supplier provided us a detailed supply chain exposure report highlighting the material items with demand issues and to what extent.<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NHSX - HGS COVID 19 Vaccination Service</text:p>
          </table:table-cell>
          <table:table-cell office:value-type="string" table:style-name="ce1">
            <text:p>HINDUJA GLOBAL SOLUTIONS UK LIMITED</text:p>
          </table:table-cell>
          <table:table-cell office:value-type="string" table:style-name="ce1">
            <text:p>Net Agent Availability (&gt;89.75%)</text:p>
          </table:table-cell>
          <table:table-cell office:value-type="string" table:style-name="ce1">
            <text:p>90%</text:p>
          </table:table-cell>
          <table:table-cell office:value-type="string" table:style-name="ce1">
            <text:p>Good</text:p>
          </table:table-cell>
          <table:table-cell office:value-type="string" table:style-name="ce1">
            <text:p>Good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DHSC</text:p>
          </table:table-cell>
          <table:table-cell office:value-type="string" table:style-name="ce1">
            <text:p>Additional Volume - PF07321332/Ritonavir</text:p>
          </table:table-cell>
          <table:table-cell office:value-type="string" table:style-name="ce1">
            <text:p>Pfizer</text:p>
          </table:table-cell>
          <table:table-cell office:value-type="string" table:style-name="ce1">
            <text:p>Percentage of acknowledgement of critical comms within 24hrs and responses to critical comms within 48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s/></text:p>
          </table:table-cell>
          <table:table-cell office:value-type="string" table:style-name="ce1">
            <text:p>No <text:s/>more than two Incidents are Resolved in excess of the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edical Assessments: Vaccine Damage Payment Scheme</text:p>
          </table:table-cell>
          <table:table-cell office:value-type="string" table:style-name="ce1">
            <text:p>Crawford &amp; Company</text:p>
          </table:table-cell>
          <table:table-cell office:value-type="string" table:style-name="ce1">
            <text:p>KPI 4 - 95% or more reports in each month of Year 1 deemed as acceptable or acceptable without significant learning points, rising to 98% in year 2 (Service Level Threshold will increase to 90%).<text:s/></text:p>
          </table:table-cell>
          <table:table-cell office:value-type="string" table:style-name="ce1">
            <text:p>95%</text:p>
          </table:table-cell>
          <table:table-cell office:value-type="string" table:style-name="ce1">
            <text:p>Other - Consider not returned</text:p>
          </table:table-cell>
          <table:table-cell office:value-type="string" table:style-name="ce1">
            <text:p>Delivery Commenced in June, Perfomance data for next Quarter submission</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Claims - Approval or Error notifications sent to SME Applicants within five (5)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N/A</text:p>
          </table:table-cell>
          <table:table-cell office:value-type="string" table:style-name="ce1">
            <text:p>Other - Consider returned</text:p>
          </table:table-cell>
          <table:table-cell office:value-type="string" table:style-name="ce1">
            <text:p>Official Statistics on inward investment programmes is published on an annual basis - https://www.gov.uk/government/collections/dit-inward-investment-resul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generalist shortlist of two suitable CVs per role within five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Post Campaign Analysis - Provision of all post-campaign analysis requirements for the relevant campaign type, with reference to the contract.<text:s/></text:p>
          </table:table-cell>
          <table:table-cell office:value-type="string" table:style-name="ce1">
            <text:p>&gt;85%</text:p>
          </table:table-cell>
          <table:table-cell office:value-type="string" table:style-name="ce1">
            <text:p>Other - Consider returned</text:p>
          </table:table-cell>
          <table:table-cell office:value-type="string" table:style-name="ce1">
            <text:p>No campaigns ran in Q1 so there was no post campaign analysis required.<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Other - Consider returned</text:p>
          </table:table-cell>
          <table:table-cell office:value-type="string" table:style-name="ce1">
            <text:p>One event completed this quarter. Bray Leino supplied print and production only.</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Applications - following receipt of a completed application confirmation of decision to be received within 3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alls answered by the helpline within 30 seconds (after users selects to speak to an agent).<text:s/></text:p>
          </table:table-cell>
          <table:table-cell office:value-type="string" table:style-name="ce1">
            <text:p/>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Travel Service</text:p>
          </table:table-cell>
          <table:table-cell office:value-type="string" table:style-name="ce1">
            <text:p>Clarity Travel Limited</text:p>
          </table:table-cell>
          <table:table-cell office:value-type="string" table:style-name="ce1">
            <text:p>Booking completion time; 100% of online bookings to be completed and confirmed instantly. Exceptions are transactions that don’t have live availability/inventory. 90% of offline phone bookings and email bookings, itineraries to be confirmed to Traveller and/or booked within 2 hours, allowing 4 hours for long haul (6+ hours) and multi sector (4+ sector) itinerarie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ustomers which responded positively to a customer satisfaction survey following an interaction with the helpline.</text:p>
          </table:table-cell>
          <table:table-cell office:value-type="string" table:style-name="ce1">
            <text:p>=&gt;95%</text:p>
          </table:table-cell>
          <table:table-cell office:value-type="string" table:style-name="ce1">
            <text:p>Requires Improvement</text:p>
          </table:table-cell>
          <table:table-cell office:value-type="string" table:style-name="ce1">
            <text:p>Service level performance has remained consistent throughout the contract, and improvement plans have been implemented to increase the performance.</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Social Responsibility - The Agency must promote diversity, inclusion &amp; social mobility in attraction and recruitment</text:p>
          </table:table-cell>
          <table:table-cell office:value-type="string" table:style-name="ce1">
            <text:p>&gt;85%</text:p>
          </table:table-cell>
          <table:table-cell office:value-type="string" table:style-name="ce1">
            <text:p>Good</text:p>
          </table:table-cell>
          <table:table-cell office:value-type="string" table:style-name="ce1">
            <text:p>Based on figures shared by the agency the KPI measurement is above expectation (32.6% vs 18.7 target).<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alls that are offered which are answered by the helpline on a monthly ba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text:s/>Delivery to Programme - Delivery of the Design project at a time consistent with the pre-agreed schedule.</text:p>
          </table:table-cell>
          <table:table-cell office:value-type="string" table:style-name="ce1">
            <text:p>&gt;95%</text:p>
          </table:table-cell>
          <table:table-cell office:value-type="string" table:style-name="ce1">
            <text:p>Other - Consider returned</text:p>
          </table:table-cell>
          <table:table-cell office:value-type="string" table:style-name="ce1">
            <text:p>The live phase of this contract has ended as Dubai Expo 2020 has closed. <text:s/>Therefore this KPI is no longer relevanty to report on.</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specialist shortlist of two suitable CVs per role within fifteen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Brief Response - Full Proposal delivered to the client within 5 working days, unless otherwise agreed by the client</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 of projects delivered to agreed final budgets and agreed final schedul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Delivery to Programme - Delivery of the Build project at a time consistent with the pre-agreed schedule.</text:p>
          </table:table-cell>
          <table:table-cell office:value-type="string" table:style-name="ce1">
            <text:p>&gt;95%</text:p>
          </table:table-cell>
          <table:table-cell office:value-type="string" table:style-name="ce1">
            <text:p>Other - Consider returned</text:p>
          </table:table-cell>
          <table:table-cell office:value-type="string" table:style-name="ce1">
            <text:p>The live phase of this contract has ended as Dubai Expo 2020 has closed. <text:s/>Therefore this KPI is no longer relevant to report on.<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Campaign Planning - The Agency will work to agreed timelines at beginning of campaign for planning. Working to these timescales.<text:s/></text:p>
          </table:table-cell>
          <table:table-cell office:value-type="string" table:style-name="ce1">
            <text:p>&gt;85%</text:p>
          </table:table-cell>
          <table:table-cell office:value-type="string" table:style-name="ce1">
            <text:p>Good</text:p>
          </table:table-cell>
          <table:table-cell office:value-type="string" table:style-name="ce1">
            <text:p>Campaign planning for international and domestic teams happened on time within agreed SLA’s.<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N/A</text:p>
          </table:table-cell>
          <table:table-cell office:value-type="string" table:style-name="ce1">
            <text:p>Other - Consider returned</text:p>
          </table:table-cell>
          <table:table-cell office:value-type="string" table:style-name="ce1">
            <text:p>Official Statistics on inward investment programmes is published on an annual basis - https://www.gov.uk/government/collections/dit-inward-investment-resul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Worker Welfare. Percentage of issues closed within the agreed response time</text:p>
          </table:table-cell>
          <table:table-cell office:value-type="string" table:style-name="ce1">
            <text:p>100%</text:p>
          </table:table-cell>
          <table:table-cell office:value-type="string" table:style-name="ce1">
            <text:p>Other - Consider returned</text:p>
          </table:table-cell>
          <table:table-cell office:value-type="string" table:style-name="ce1">
            <text:p>The live phase of this contract has ended as Dubai Expo 2020 has closed. <text:s/>Therefore there are no KPIs to report this quarter.<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Percentage of recruitments where CV to job offer is a ratio of 5:1 (i.e. 5 CVs to every one job off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table:style-name="ce1"/>
          <table:table-cell office:value-type="string" table:style-name="ce1">
            <text:p>Specialist Live Event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stan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1">
            <text:p>&gt;95%</text:p>
          </table:table-cell>
          <table:table-cell office:value-type="string" table:style-name="ce1">
            <text:p>Other - Consider returned</text:p>
          </table:table-cell>
          <table:table-cell office:value-type="string" table:style-name="ce1">
            <text:p>The live phase of this contract has ended as Dubai Expo 2020 has closed. <text:s/>Therefore there are no KPIs to report this quarter.<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stan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Consult Limited</text:p>
          </table:table-cell>
          <table:table-cell office:value-type="string" table:style-name="ce1">
            <text:p>Delivery of right first time cost and management information data in line with Contract Management Framework and Specification of Requirements.<text:s/></text:p>
          </table:table-cell>
          <table:table-cell office:value-type="string" table:style-name="ce1">
            <text:p>&gt;95%</text:p>
          </table:table-cell>
          <table:table-cell office:value-type="string" table:style-name="ce1">
            <text:p>Good</text:p>
          </table:table-cell>
          <table:table-cell office:value-type="string" table:style-name="ce1">
            <text:p>The supplier delivered this KPI to an excellent standard, ensuring the decommissioning phase of the UK Pavilion is monitored and delivered according to the decommissioning project plan.</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Travel Service</text:p>
          </table:table-cell>
          <table:table-cell office:value-type="string" table:style-name="ce1">
            <text:p>Clarity Travel Limited</text:p>
          </table:table-cell>
          <table:table-cell office:value-type="string" table:style-name="ce1">
            <text:p>Ratio of complaints against bookings made; Number of upheld complaints against the Supplier shall not exceed 0.3% of total bookings made aggregated across all transaction types<text:s/></text:p>
          </table:table-cell>
          <table:table-cell office:value-type="string" table:style-name="ce1">
            <text:p>&gt;0.3%</text:p>
          </table:table-cell>
          <table:table-cell office:value-type="string" table:style-name="ce1">
            <text:p>Good</text:p>
          </table:table-cell>
          <table:table-cell office:value-type="string" table:style-name="ce1">
            <text:p>Currently holding Bi weekly meeting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Finance - The Agency must invoice right first time with invoice queries resolved within 7 days first time. The monthly invoice reports must be received within 5 days of end of month.<text:s/></text:p>
          </table:table-cell>
          <table:table-cell office:value-type="string" table:style-name="ce1">
            <text:p>&gt;85%</text:p>
          </table:table-cell>
          <table:table-cell office:value-type="string" table:style-name="ce1">
            <text:p>Good</text:p>
          </table:table-cell>
          <table:table-cell office:value-type="string" table:style-name="ce1">
            <text:p>With Cabinet Office approval to spend, the international marketing team ran print activity internationally which was invoiced correctly and on time.<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N/A</text:p>
          </table:table-cell>
          <table:table-cell office:value-type="string" table:style-name="ce1">
            <text:p>Other - Consider returned</text:p>
          </table:table-cell>
          <table:table-cell office:value-type="string" table:style-name="ce1">
            <text:p>Official Statistics on inward investment programmes is published on an annual basis - https://www.gov.uk/government/collections/dit-inward-investment-resul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issuing of offer letters within 2 working days of grant award approval</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Travel Service</text:p>
          </table:table-cell>
          <table:table-cell office:value-type="string" table:style-name="ce1">
            <text:p>Clarity Travel Limited</text:p>
          </table:table-cell>
          <table:table-cell office:value-type="string" table:style-name="ce1">
            <text:p>Telephone answering times; Core hours: 95% of user calls answered within 180 seconds by a person. Non-core hours: 90% of user calls answere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Clear and accurate linking of monthly and quarterly invoices and associated repor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Adherence to Standard Operating Procedures this KPI reflects the % of escalations for non-adherence with SOPs in the reporting period.</text:p>
          </table:table-cell>
          <table:table-cell office:value-type="string" table:style-name="ce1">
            <text:p>&gt;95%</text:p>
          </table:table-cell>
          <table:table-cell office:value-type="string" table:style-name="ce1">
            <text:p>Other - Consider returned</text:p>
          </table:table-cell>
          <table:table-cell office:value-type="string" table:style-name="ce1">
            <text:p>The live phase of this contract has ended as Dubai Expo 2020 has closed. <text:s/>Therefore there are no KPIs to report this quarter.<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ayment to Subcontractors of any undisputed invoices within 30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 <text:s/>Performance data for the period Apr-Jun 2022 has been reviewed and agreed to meet DITs quarterly transparency obligations. <text:s/>This is the last quarter of the contract (contract ends 30 Jun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Digital</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Provide quote to new requirements within 10 days (responsive and accurate with estimate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Technical Support assessment decisions made, in conjunction with MHCLG, and communicated to the Customer within 35 (thirty five) working days from receipt of a completed application</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 of Grant applications processed within 15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Resolution of disputes by Alternative Dispute resolution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ADD</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Digital</text:p>
          </table:table-cell>
          <table:table-cell office:value-type="string" table:style-name="ce1">
            <text:p>VoIP Telephony &amp; Video Service (DLUHC &amp; PINS)</text:p>
          </table:table-cell>
          <table:table-cell office:value-type="string" table:style-name="ce1">
            <text:p>DAISY CORPORATE SERVICES TRADING LT</text:p>
          </table:table-cell>
          <table:table-cell office:value-type="string" table:style-name="ce1">
            <text:p>Telephone orders are fulfilled by the Service Provider within the timescales specified in the service catalogue - 95% of orders to be fulfilled</text:p>
          </table:table-cell>
          <table:table-cell office:value-type="string" table:style-name="ce1">
            <text:p>95%</text:p>
          </table:table-cell>
          <table:table-cell office:value-type="string" table:style-name="ce1">
            <text:p>Requires Improvement</text:p>
          </table:table-cell>
          <table:table-cell office:value-type="string" table:style-name="ce1">
            <text:p>New service delivered</text:p>
          </table:table-cell>
          <table:table-cell table:number-columns-repeated="16375"/>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ADD</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Grenfell Site</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Quality Assurance of Structural Works - Meet the five measures of inspection, defect identification and resolution. These are:1 Quality Assurance procedure maintained updated and available for audit weekly<text:s/></text:p>
            <text:p>2 The Supplier to carryout engineers inspection of works, sign-off each month and share the report with MHCLG</text:p>
            <text:p>3 Zero new defects identified within period.</text:p>
            <text:p>4 All critical defects to be resolved within 24 hours and all non-critical defects corrected in 10 days from point of identification.<text:s/></text:p>
            <text:p>5 All props throughout the tower to be checked twice weekly</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Digital</text:p>
          </table:table-cell>
          <table:table-cell office:value-type="string" table:style-name="ce1">
            <text:p>VoIP Telephony &amp; Video Service (DLUHC &amp; PINS)</text:p>
          </table:table-cell>
          <table:table-cell office:value-type="string" table:style-name="ce1">
            <text:p>DAISY CORPORATE SERVICES TRADING LT</text:p>
          </table:table-cell>
          <table:table-cell office:value-type="string" table:style-name="ce1">
            <text:p>Service desk availability (This measures the availability of Service Providers service desk) - 95% of offered calls answered within 20 seconds and no more than 1% of offered calls abandoned (&gt;10 secs) Incidents or information requests logged through the Service Portal should be receipted within 15 minutes of being received.</text:p>
          </table:table-cell>
          <table:table-cell office:value-type="string" table:style-name="ce1">
            <text:p>95%</text:p>
          </table:table-cell>
          <table:table-cell office:value-type="string" table:style-name="ce1">
            <text:p>Requires Improvement</text:p>
          </table:table-cell>
          <table:table-cell office:value-type="string" table:style-name="ce1">
            <text:p>Service improved</text:p>
          </table:table-cell>
          <table:table-cell table:number-columns-repeated="16375"/>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Grenfell Site</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Social Value Commitments - Meet the five measures of community engagement including providing apprenticeships and community skills training. These are: 1 The Supplier to have held one open-door community walk-in event in month<text:s/></text:p>
            <text:p>2 The Supplier to have provided content for community newsletter bi-monthly</text:p>
            <text:p>3 The Supplier to have provided 2 local street clean sessions per month<text:s/></text:p>
            <text:p>4 The Supplier to have provided 2 community spaces for skills training per month and to work proactively with the DLUHC Communications &amp; Engagement team to help ensure the places are filled<text:s/></text:p>
            <text:p>5 The Supplier to have provided an apprenticeship place every two months</text:p>
          </table:table-cell>
          <table:table-cell office:value-type="string" table:style-name="ce1">
            <text:p>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Grenfell Site</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Maintenance and Safety Works - Meet the five measures of site perimeter, hoardings and scaffolding inspection and maintenance. These are:1 All hoardings, paths and signage surrounding site to be kept clean and tidy at all times<text:s/></text:p>
            <text:p>2 Security patrols to maintain secure site with zero incidents in month<text:s/></text:p>
            <text:p>3 Scaffold inspections to be carried out minimum weekly and reporting shared with client team<text:s/></text:p>
            <text:p>4 The Supplier to complete at least two senior management safety and perimeter inspection tours per month<text:s/></text:p>
            <text:p>5 The Supplier to have completed at least one on-site training session which is also open to the community</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Digital</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Datamart issue resolution against Service Levels: The supplier shall resolve any identified issues within specified times dependent on the severity of the issue. Critical issues &lt;2 hours, High Priority issues &lt;4 hours, Moderate priority issues &lt;8 hours and Low priority issues &lt;16 hours</text:p>
          </table:table-cell>
          <table:table-cell office:value-type="string" table:style-name="ce1">
            <text:p>95% of all issues resolved within servi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ADD</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Average number of interview surveys achieved in the previous two quarters.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text:p>
          </table:table-cell>
          <table:table-cell office:value-type="string" table:style-name="ce1">
            <text:p>3325 or more</text:p>
          </table:table-cell>
          <table:table-cell office:value-type="string" table:style-name="ce1">
            <text:p>Other - Consider returned</text:p>
          </table:table-cell>
          <table:table-cell office:value-type="string" table:style-name="ce1">
            <text:p>KPI not measured because the supplier completed the last round of fieldwork in March 2022.</text:p>
          </table:table-cell>
          <table:table-cell table:number-columns-repeated="16375"/>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Digital</text:p>
          </table:table-cell>
          <table:table-cell office:value-type="string" table:style-name="ce1">
            <text:p>VoIP Telephony &amp; Video Service (DLUHC &amp; PINS)</text:p>
          </table:table-cell>
          <table:table-cell office:value-type="string" table:style-name="ce1">
            <text:p>DAISY CORPORATE SERVICES TRADING LT</text:p>
          </table:table-cell>
          <table:table-cell office:value-type="string" table:style-name="ce1">
            <text:p>Management and the resolution of security breaches and prevention of their occurrence - 99% of security breaches reported or discovered will be investigated by the Service Provider and an interim report delivered to the DLUHC security manager within the timescales of a P2 incident.</text:p>
          </table:table-cell>
          <table:table-cell office:value-type="string" table:style-name="ce1">
            <text:p>99%</text:p>
          </table:table-cell>
          <table:table-cell office:value-type="string" table:style-name="ce1">
            <text:p>Good</text:p>
          </table:table-cell>
          <table:table-cell office:value-type="string" table:style-name="ce1">
            <text:p>No security breaches logged in Qtr</text:p>
          </table:table-cell>
          <table:table-cell table:number-columns-repeated="16375"/>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Grenfell Site</text:p>
          </table:table-cell>
          <table:table-cell office:value-type="string" table:style-name="ce1">
            <text:p>Stabilisation and Enabling Works at Grenfell Tower</text:p>
          </table:table-cell>
          <table:table-cell office:value-type="string" table:style-name="ce1">
            <text:p>Deconstruct (UK) Limited</text:p>
          </table:table-cell>
          <table:table-cell office:value-type="string" table:style-name="ce1">
            <text:p>Health &amp; Safety and Environment - Meet the five measures of compliance including zero safety incidents occurring each month. This measures are:1 The Supplier achieves 1 critical or 3 non-critical non-compliance observations or less for each independent safety inspection.</text:p>
            <text:p>2 The Supplier achieves 3 non-compliances observations or less from each independent environmental review including the monthly environmental site report.<text:s/></text:p>
            <text:p>3 All non- compliances rectified within 3 working days of notification<text:s/></text:p>
            <text:p>4 The Supplier achieve zero accidents or incidents in the month<text:s/></text:p>
            <text:p>5 The Supplier complete weekly Health, Safety and Wellbeing inspections and provide report to client</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Customer Queries responded to within 2 working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LUHC</text:p>
          </table:table-cell>
          <table:table-cell office:value-type="string" table:style-name="ce1">
            <text:p>Digital</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Key customer service satisfaction: The supplier will undertake customer satisfaction surveys for work undertaken, achieving a rating of Good or higher</text:p>
          </table:table-cell>
          <table:table-cell office:value-type="string" table:style-name="ce1">
            <text:p>80% of surveys rate supplier performance as Good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Package B<text:s text:c="16"/></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Managed Print Service</text:p>
          </table:table-cell>
          <table:table-cell office:value-type="string" table:style-name="ce1">
            <text:p>HH Global</text:p>
          </table:table-cell>
          <table:table-cell office:value-type="string" table:style-name="ce1">
            <text:p>Claim Pack Fulfillment - Fulfilled and despatched within 48 hrs from receipt of clean data file by the contractor.</text:p>
          </table:table-cell>
          <table:table-cell office:value-type="string" table:style-name="ce1">
            <text:p>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Royal Mail 2nd Class - Percentage of total items actually printed and handed over to DWPs postal service provider for 2nd Class delivery compared to what has been scheduled for print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Priority Incident Resolution</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Number of Lower Threshold Outcomes Against Profile -<text:s/></text:p>
            <text:p>"For those in employment, a lower threshold Outcome Payment will be achieved 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Inadequate</text:p>
          </table:table-cell>
          <table:table-cell office:value-type="string" table:style-name="ce1">
            <text:p>An error has been identified with PRAP following the NMW increase, this has impacted the data for LTO and HTO not translating through from HMRC. A fix has been implemented and performance is nearing the required level</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Life System Services 2</text:p>
          </table:table-cell>
          <table:table-cell office:value-type="string" table:style-name="ce1">
            <text:p>Mitie Ltd</text:p>
          </table:table-cell>
          <table:table-cell office:value-type="string" table:style-name="ce1">
            <text:p>Complete Planned Preventative Maintenance (PPM) as per the PPM Plan - 98% of PPM tasks completed as per the PPM schedule either on the due date or up to [14 days] prior</text:p>
          </table:table-cell>
          <table:table-cell office:value-type="string" table:style-name="ce1">
            <text:p>100% - 98%</text:p>
          </table:table-cell>
          <table:table-cell office:value-type="string" table:style-name="ce1">
            <text:p>Inadequate</text:p>
          </table:table-cell>
          <table:table-cell office:value-type="string" table:style-name="ce1">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interview timings remain within the allowed corridor - Measures the length of FRS interviews. Good: Mean interview timings should remain inside the 55-65 minute window. This is monitored on a monthly basis.</text:p>
          </table:table-cell>
          <table:table-cell office:value-type="string" table:style-name="ce1">
            <text:p>9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Return of Needs Assessment Report to Required Quality</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completed and dispatched within 24 hours / 72 hours <text:s/>from receipt of job by the Contractor (2 KPIs combined for Reprographic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cription and Equipment Maintenance Service<text:s text:c="3"/></text:p>
          </table:table-cell>
          <table:table-cell office:value-type="string" table:style-name="ce1">
            <text:p>Engie Services Limited</text:p>
          </table:table-cell>
          <table:table-cell office:value-type="string" table:style-name="ce1">
            <text:p>Management Information (MI) Supply - The Contractor must supply all MI as required by the Customer within seven (7) working days of the end of the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Return of Needs Assessment Report within 8 Days</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Media or Parliamentary Interest - Case reports provided by the Supplier within 24 hours of DWP request (or longer if specified by DWP). KPI subject to 10 requests for a case report per service period.</text:p>
          </table:table-cell>
          <table:table-cell office:value-type="string" table:style-name="ce1">
            <text:p>Zero failur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Return of Needs Assessment Report with 8 Days - 90% of Needs Assessment reports to be sent and received by the specified AtW Adviser within eight (8) Working Days of referral by the Authority and recorded on PRaP within 15 Working Days.</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Monthly MI Reports - Agreed Monthly reports provided on time, accurate and distributed correctly. Within 10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Consolidated Invoices - Monthly Consolidated Invoice is provided on time with full data support. Within 10 working days.</text:p>
          </table:table-cell>
          <table:table-cell office:value-type="string" table:style-name="ce1">
            <text:p>100%</text:p>
          </table:table-cell>
          <table:table-cell office:value-type="string" table:style-name="ce1">
            <text:p>Inadequate</text:p>
          </table:table-cell>
          <table:table-cell office:value-type="string" table:style-name="ce1">
            <text:p>Late delivery of invoices caused by ongoing discussions with supplier regarding format of invoice being supplied. Discussions ongoing with supplier to rectify this issue as soon as possible.</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lephony Services PSN</text:p>
          </table:table-cell>
          <table:table-cell office:value-type="string" table:style-name="ce1">
            <text:p>Vodaphone Ltd</text:p>
          </table:table-cell>
          <table:table-cell office:value-type="string" table:style-name="ce1">
            <text:p>Availability of public access telephony service - The Availability of the Public Telephony Access Services within a Service Measurement Period (SMP).</text:p>
          </table:table-cell>
          <table:table-cell office:value-type="string" table:style-name="ce1">
            <text:p>99.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Availability of Business Critical Application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planned funding request - The provision of accurate planned funding request to be issued to the Integrator, in line with the agreed funding request schedules. For the avoidance of doubt this measure does not apply to ad-hoc unscheduled funding requests.</text:p>
          </table:table-cell>
          <table:table-cell office:value-type="string" table:style-name="ce1">
            <text:p>No err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lephony Services PSN</text:p>
          </table:table-cell>
          <table:table-cell office:value-type="string" table:style-name="ce1">
            <text:p>Vodaphone Ltd</text:p>
          </table:table-cell>
          <table:table-cell office:value-type="string" table:style-name="ce1">
            <text:p>Service Requests Implemented - A measure of the percentage of Service Requests for Telephony Services implemented in accordance with the Request Categorisation And Lead Time Matrix in Appendix 1 of Schedule 6.11 (Service Requests, Projects and Consultancy) within a Service Measurement Period (SMP).vice Request Implemented -</text:p>
          </table:table-cell>
          <table:table-cell office:value-type="string" table:style-name="ce1">
            <text:p>95%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and accurate mailing collection</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Priority Incidents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Return of Needs Assessment Report to Required Quality - 90% of Needs Assessment reports to be with the specified AtW Adviser within eight (8) Working Days of initial referral by the Authority to the required quality.</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Accurate Financial Processing - Money transfers from the Supplier to DWP are processed at the right time and for the correct amount.</text:p>
          </table:table-cell>
          <table:table-cell office:value-type="string" table:style-name="ce1">
            <text:p>Zero failure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lephony Services PSN</text:p>
          </table:table-cell>
          <table:table-cell office:value-type="string" table:style-name="ce1">
            <text:p>Vodaphone Ltd</text:p>
          </table:table-cell>
          <table:table-cell office:value-type="string" table:style-name="ce1">
            <text:p>Availability of the Voice Service - A measure of the percentage Availability of the Voice Service within a Service Measurement Period (SMP).</text:p>
          </table:table-cell>
          <table:table-cell office:value-type="string" table:style-name="ce1">
            <text:p>99.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Urgent System Repai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Courier Services</text:p>
          </table:table-cell>
          <table:table-cell office:value-type="string" table:style-name="ce1">
            <text:p>Royal Mail Group</text:p>
          </table:table-cell>
          <table:table-cell office:value-type="string" table:style-name="ce1">
            <text:p>Ad Hoc - on-time Visit for the collection/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Managed Print Service</text:p>
          </table:table-cell>
          <table:table-cell office:value-type="string" table:style-name="ce1">
            <text:p>HH Global</text:p>
          </table:table-cell>
          <table:table-cell office:value-type="string" table:style-name="ce1">
            <text:p>Alternative Formats - Processed and despatched within agreed timescales.</text:p>
          </table:table-cell>
          <table:table-cell office:value-type="string" table:style-name="ce1">
            <text:p>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9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Executive summary report - Supplier shall make available the Executive summary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On Site Incident Resolution - On Site Incidents assigned to the Supplier that are Resolved within eight (8) hours after being Assigne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urier Service</text:p>
          </table:table-cell>
          <table:table-cell office:value-type="string" table:style-name="ce1">
            <text:p>Royal Mail Group</text:p>
          </table:table-cell>
          <table:table-cell office:value-type="string" table:style-name="ce1">
            <text:p>On-line Portal Uptime - 100% of business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Office 365 Business - Users able to access and utilise Office 365 applications 24/7.<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Local Area Network Service - Availability - A measure of the percentage Availability of the Local Area Network Services within an SMP for each Site receiving the Local Area Network Servic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Accommodation MI - Supplier shall make available the Accommodation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CI Pal - Secure Card Payment System (SCPS)</text:p>
          </table:table-cell>
          <table:table-cell office:value-type="string" table:style-name="ce1">
            <text:p>PCI-PAL (UK) Limited</text:p>
          </table:table-cell>
          <table:table-cell office:value-type="string" table:style-name="ce1">
            <text:p>Voice Agents Availability - Inbound</text:p>
          </table:table-cell>
          <table:table-cell office:value-type="string" table:style-name="ce1">
            <text:p>99.99%</text:p>
          </table:table-cell>
          <table:table-cell office:value-type="string" table:style-name="ce1">
            <text:p>Requires Improvement</text:p>
          </table:table-cell>
          <table:table-cell office:value-type="string" table:style-name="ce1">
            <text:p>Availability target impacted by isolated incident in May following which configuration changes made to enhance system resilience. Performance returned to required levels from June onward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Exchange Online - Users able to send and receive emails utilising Outlook Web Access 24/7.<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w Payment Exception Services NPES - Provision of a New Payment Exception Service NPES for DWP -</text:p>
          </table:table-cell>
          <table:table-cell office:value-type="string" table:style-name="ce1">
            <text:p>i-movo</text:p>
          </table:table-cell>
          <table:table-cell office:value-type="string" table:style-name="ce1">
            <text:p>High Priority Systems Failure - inability to issue or redeem</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Availability - Monthly uptime availability for Customers use of Virtual Machines in an Availability Set, or same Dedicated Host Group</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Major Change</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everity 1 - Incident Fix resolution time</text:p>
          </table:table-cell>
          <table:table-cell office:value-type="string" table:style-name="ce1">
            <text:p>Less tha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ustomer Interaction Service Availability</text:p>
          </table:table-cell>
          <table:table-cell office:value-type="string" table:style-name="ce1">
            <text:p>99.99% availabi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Intake - Indexed &amp; Non-Indexed (includes Returns) - The Supplier shall ensure that all Items received into File Store are individually Receipted (within 6hrs), Indexed where required, Put Away in a Unique Location and entered into the RM System within 24hrs of Receipt by the Suppli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urier Service</text:p>
          </table:table-cell>
          <table:table-cell office:value-type="string" table:style-name="ce1">
            <text:p>Royal Mail Group</text:p>
          </table:table-cell>
          <table:table-cell office:value-type="string" table:style-name="ce1">
            <text:p>Ad-Hoc On time visit for on time collection and/or delivery - On time visit within +/- 30 minutes of agreed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upport Service</text:p>
          </table:table-cell>
          <table:table-cell office:value-type="string" table:style-name="ce1">
            <text:p>UBDS IT Consulting Limited</text:p>
          </table:table-cell>
          <table:table-cell office:value-type="string" table:style-name="ce1">
            <text:p>Customer Satisfaction Survey - Every quarter as part of the planned UBDS Service Reviews with DWP, a customer satisfaction survey will be requested to be completed and an NPS score published. This will be used to measure the service provided to date and feedback for future improvement.</text:p>
          </table:table-cell>
          <table:table-cell office:value-type="string" table:style-name="ce1">
            <text:p>NPS score of 8 to 1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upport Service</text:p>
          </table:table-cell>
          <table:table-cell office:value-type="string" table:style-name="ce1">
            <text:p>UBDS IT Consulting Limited</text:p>
          </table:table-cell>
          <table:table-cell office:value-type="string" table:style-name="ce1">
            <text:p>Milestone Delivery - Milestones will be delivered to the contract dates by UBDS, except where events which impact the delivery are not within the reasonable control of UBDS ? this will be notified to the Department within 7 working days of a milestone due date. For example, due to the error or omission of either the Department or a third-party supplier. This will be across all live work packages at the time of reporting.</text:p>
          </table:table-cell>
          <table:table-cell office:value-type="string" table:style-name="ce1">
            <text:p>All milestones delivered on contract date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upport Service</text:p>
          </table:table-cell>
          <table:table-cell office:value-type="string" table:style-name="ce1">
            <text:p>UBDS IT Consulting Limited</text:p>
          </table:table-cell>
          <table:table-cell office:value-type="string" table:style-name="ce1">
            <text:p>Change Requests - New requirements raised by DWP will be acknowledged by UBDS, reviewed in collaboration with DWP and once there is a mutually agreed set of requirements a response will be provided within 5 working days.</text:p>
          </table:table-cell>
          <table:table-cell office:value-type="string" table:style-name="ce1">
            <text:p>Response time 5 Days or less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Support Plan - 90% of reports to be returned within 1 calendar month of referral by the Authority to the designated AtW Adviser to the required quality standard the required standard.</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Urgent Systems Repair</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Single Instance Monthly uptime availability for Customer use of Single-Instance Virtual Machi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Life System Services 2</text:p>
          </table:table-cell>
          <table:table-cell office:value-type="string" table:style-name="ce1">
            <text:p>Mitie Ltd</text:p>
          </table:table-cell>
          <table:table-cell office:value-type="string" table:style-name="ce1">
            <text:p>Documentation Uploaded - 100% Upload all Relevant Documentation to the Computer Aided Facilities Management system within the required time period of one calendar month of each completed Planned Preventative Maintenance Task.</text:p>
          </table:table-cell>
          <table:table-cell office:value-type="string" table:style-name="ce1">
            <text:p>100%</text:p>
          </table:table-cell>
          <table:table-cell office:value-type="string" table:style-name="ce1">
            <text:p>Inadequate</text:p>
          </table:table-cell>
          <table:table-cell office:value-type="string" table:style-name="ce1">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Access Service (NAS)</text:p>
          </table:table-cell>
          <table:table-cell office:value-type="string" table:style-name="ce1">
            <text:p>BT plc</text:p>
          </table:table-cell>
          <table:table-cell office:value-type="string" table:style-name="ce1">
            <text:p>Network Access Service - Jitter - The Jitter Test measurement shall comprise of a series of readings that shall be collated, as a single representative value, every 15 minutes during the Agreed Service Measurement Time.</text:p>
          </table:table-cell>
          <table:table-cell office:value-type="string" table:style-name="ce1">
            <text:p>95% less than or equal to 10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data deliveries are on schedule - Measures the timeliness of data processing. Good: Data deliveries are being made on the scheduled date, or within 2 working days of that date, as agreed between ONS and DWP primary contac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Courier Services</text:p>
          </table:table-cell>
          <table:table-cell office:value-type="string" table:style-name="ce1">
            <text:p>Royal Mail Group</text:p>
          </table:table-cell>
          <table:table-cell office:value-type="string" table:style-name="ce1">
            <text:p>On-time Visit for collection and/or delivery</text:p>
          </table:table-cell>
          <table:table-cell office:value-type="string" table:style-name="ce1">
            <text:p>99%</text:p>
          </table:table-cell>
          <table:table-cell office:value-type="string" table:style-name="ce1">
            <text:p>Inadequate</text:p>
          </table:table-cell>
          <table:table-cell office:value-type="string" table:style-name="ce1">
            <text:p>Performance of this KPI reduced in the last month as the contract expired at the end of April<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Desk Availabilit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Planned Preventative Maintenance tasks delivered to scheduled dates (Plan agreed with DWP)</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The general Helpline shall be available to Account Holders to enable them to make enquiries/requests 100% between 08.15 and 18.00 (UK time) Monday to Friday and between 08.30 and 19.15 (UK time) on Saturday.</text:p>
          </table:table-cell>
          <table:table-cell office:value-type="string" table:style-name="ce1">
            <text:p>80% or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nd of day data provided to customer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monthly Critical Events Diary - Provision of accurate monthly "Critical Events Diary" detailing rent reviews, lease expiries, break options (landlord, tenant or mutual) or any other significant date where it is listed in the lease documentation.</text:p>
          </table:table-cell>
          <table:table-cell office:value-type="string" table:style-name="ce1">
            <text:p>No failure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Retrieval - The Supplier shall Retrieve Items from the File Store upon request of a User. The Supplier shall ensure each requested Item(s) will be made available for collection by the Courier on the day after the request was made. The Supplier shall ensure that the RM System is updated in Real Time to reflect the movement of the File during the Retrieval proces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Package B<text:s text:c="15"/></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or a job offer made to a worker from requirement approval.</text:p>
          </table:table-cell>
          <table:table-cell office:value-type="string" table:style-name="ce1">
            <text:p>0 - 12 Day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Package A<text:s text:c="17"/></text:p>
          </table:table-cell>
          <table:table-cell office:value-type="string" table:style-name="ce1">
            <text:p>G4S</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lectronic Banking System available between 06.30 and 18.00 hours on working days</text:p>
          </table:table-cell>
          <table:table-cell office:value-type="string" table:style-name="ce1">
            <text:p>99.6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Initial contact made - 96% of initial contact and appointment made within two (2) Working Days of referral by DWP and is recorded on PRaP within two (2) Working Days of the initial referral</text:p>
          </table:table-cell>
          <table:table-cell office:value-type="string" table:style-name="ce1">
            <text:p>96%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Scanned and indexed images shall be issued to the Authority's appropriate systems</text:p>
          </table:table-cell>
          <table:table-cell office:value-type="string" table:style-name="ce1">
            <text:p>100% of the agreed daily flow <text:s/>and 100% of the resulting scanned and indexed images shall be issued to the Authority's appropriate systems by 17:00 daily.</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CI Pal - Secure Card Payment System (SCPS)</text:p>
          </table:table-cell>
          <table:table-cell office:value-type="string" table:style-name="ce1">
            <text:p>PCI-PAL (UK) Limited</text:p>
          </table:table-cell>
          <table:table-cell office:value-type="string" table:style-name="ce1">
            <text:p>Voice Agents Availability - Outbound</text:p>
          </table:table-cell>
          <table:table-cell office:value-type="string" table:style-name="ce1">
            <text:p>99.99%</text:p>
          </table:table-cell>
          <table:table-cell office:value-type="string" table:style-name="ce1">
            <text:p>Requires Improvement</text:p>
          </table:table-cell>
          <table:table-cell office:value-type="string" table:style-name="ce1">
            <text:p>Availability target impacted by isolated incident in May following which configuration changes made to enhance system resilience. Performance returned to required levels from June onward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CI Pal - Secure Card Payment System (SCPS)</text:p>
          </table:table-cell>
          <table:table-cell office:value-type="string" table:style-name="ce1">
            <text:p>PCI-PAL (UK) Limited</text:p>
          </table:table-cell>
          <table:table-cell office:value-type="string" table:style-name="ce1">
            <text:p>Customer Payment Service Availability</text:p>
          </table:table-cell>
          <table:table-cell office:value-type="string" table:style-name="ce1">
            <text:p>99.99%</text:p>
          </table:table-cell>
          <table:table-cell office:value-type="string" table:style-name="ce1">
            <text:p>Inadequate</text:p>
          </table:table-cell>
          <table:table-cell office:value-type="string" table:style-name="ce1">
            <text:p>Availability target impacted by isolated incident in May following which configuration changes made to enhance system resilience. Performance returned to required levels from June onward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Availability of Business Critical Applications</text:p>
          </table:table-cell>
          <table:table-cell office:value-type="string" table:style-name="ce1">
            <text:p>99%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Work Capability Assessment reports for each rolling 3 month period</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Major Change</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availability (24/7)</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rectification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Major Change</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Usability (transaction response time)</text:p>
          </table:table-cell>
          <table:table-cell office:value-type="string" table:style-name="ce1">
            <text:p>Within 2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roll accuracy - Errors</text:p>
          </table:table-cell>
          <table:table-cell office:value-type="string" table:style-name="ce1">
            <text:p>99.5%<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Compared to set target, number of Normal Rules clearances per month</text:p>
          </table:table-cell>
          <table:table-cell office:value-type="string" table:style-name="ce1">
            <text:p>Above 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BACS Processing - BACS processed enabling customers payments to be available in their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Requires Improvement</text:p>
          </table:table-cell>
          <table:table-cell office:value-type="string" table:style-name="ce1">
            <text:p>Due to an administration error, sub-contractors were paid 1 day late due to them being included on the end of month payment run, rather than a separate payment file being created for the previous day.</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Access Service (NAS)</text:p>
          </table:table-cell>
          <table:table-cell office:value-type="string" table:style-name="ce1">
            <text:p>BT plc</text:p>
          </table:table-cell>
          <table:table-cell office:value-type="string" table:style-name="ce1">
            <text:p>Network Access Service - Availabilit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Package A<text:s text:c="20"/></text:p>
          </table:table-cell>
          <table:table-cell office:value-type="string" table:style-name="ce1">
            <text:p>G4S</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Weekly MI Reports - Agreed Weekly reports provided on time, accurate and distributed correctly. Within 2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Approaching Target</text:p>
          </table:table-cell>
          <table:table-cell office:value-type="string" table:style-name="ce1">
            <text:p>Fedcap were on PMIR Level 2 last year for poor outcome performance and have continued to be monitored closely. During the period of Dec 21 to Feb 22 there was a persistent dip in LTO performance, followed by a subsequent dip in HTO. <text:s/>PMIR action was considered for the Jan to March period, but early HMRC ping data indicated an upturn in monthly performance for the end of March. LTO R3 is now in full recovery 111% and is also recovering the all contract position. HTO is also in recovery. R3 performance is currently 94%, only 2 outcomes short of target. HTO all contract is 102%.</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to meet quality standard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Inadequate</text:p>
          </table:table-cell>
          <table:table-cell office:value-type="string" table:style-name="ce1">
            <text:p>An error has been identified with PRAP following the NMW increase, this has impacted the data for LTO and HTO not translating through from HMRC. A fix has been implemented and performance from June.onwards is at the required level</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achieved sample is at desired target - Measures the number of interviews achieved, versus target. From October 2021, ONS are ramping the issued sample up, to a level from April 2022 which will see 45,000 UK households in the achieved sample. Good: This is the target as agreed between DWP and ONS. The target is monitored monthly, in terms of interviews achieved.</text:p>
          </table:table-cell>
          <table:table-cell office:value-type="string" table:style-name="ce1">
            <text:p>98%</text:p>
          </table:table-cell>
          <table:table-cell office:value-type="string" table:style-name="ce1">
            <text:p>Requires Improvement</text:p>
          </table:table-cell>
          <table:table-cell office:value-type="string" table:style-name="ce1">
            <text:p>DWP is continuing to discuss issues with delivery partners (ONS, NatCen). Staff retention has become an issue , particularly in fieldwork roles, with interviewers leaving for higher-paid opportunities.ÿ ONS is the lead supplier and its attractiveness as an employer ÿto researchers and analysts has been effected by the public sector pay freeze. ÿThe supplier is continuing ÿto recruit at large-scale, to offset the sheer number of exits they?re seeing, and DWP is monitoring the situation to see if this stabilises the performance against targets.ÿ<text: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Royal Mail 1st Class - Percentage of total items actually printed and handed over to Royal Mail for 1st Class delivery compared to what has been scheduled for print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Bankable documents processed on the day of receipt for banking and are ready for collection by the Authority's nominated carr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w Payment Exception Services NPES - Provision of a New Payment Exception Service NPES for DWP -</text:p>
          </table:table-cell>
          <table:table-cell office:value-type="string" table:style-name="ce1">
            <text:p>i-movo</text:p>
          </table:table-cell>
          <table:table-cell office:value-type="string" table:style-name="ce1">
            <text:p>Payment via the Fast Payment Service FPS - availability to authorised custom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Initial contact made - 96% of initial contact and appointment made within two (2) Working Days of referral by DWP and is recorded on PRaP within two (2) Working Days of the initial referral</text:p>
          </table:table-cell>
          <table:table-cell office:value-type="string" table:style-name="ce1">
            <text:p>96%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Life System Services 2</text:p>
          </table:table-cell>
          <table:table-cell office:value-type="string" table:style-name="ce1">
            <text:p>Mitie Ltd</text:p>
          </table:table-cell>
          <table:table-cell office:value-type="string" table:style-name="ce1">
            <text:p>Remedial Work Completion - 95% of Remedial Works tasks that have achieved Completion in accordance with the Remedial Work Programme</text:p>
          </table:table-cell>
          <table:table-cell office:value-type="string" table:style-name="ce1">
            <text:p>100% - 95%</text:p>
          </table:table-cell>
          <table:table-cell office:value-type="string" table:style-name="ce1">
            <text:p>Inadequate</text:p>
          </table:table-cell>
          <table:table-cell office:value-type="string" table:style-name="ce1">
            <text:p>The performance level is attracting a service credit deduction of 6% of the invoice value each month. Authority and Supplier teams are working collaboratively together to identify causes of poor performance and steps to address including realignment of several maintenance task due dates.</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Compared to set target, number of Normal Rules clearances per month<text:s/></text:p>
          </table:table-cell>
          <table:table-cell office:value-type="string" table:style-name="ce1">
            <text:p>Above 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cription and Equipment Maintenance Service<text:s text:c="3"/></text:p>
          </table:table-cell>
          <table:table-cell office:value-type="string" table:style-name="ce1">
            <text:p>Engie Services Limited</text:p>
          </table:table-cell>
          <table:table-cell office:value-type="string" table:style-name="ce1">
            <text:p>Standard Case Transcription Activity - The Contractor must complete 100% of transcription activity, for Priority cases, with-in three (3)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Notification to the Authority via the Supply Chain Integrator's Helpdesk of any Serious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rom job offer extended to the completion of verification checks (issue of verification record)</text:p>
          </table:table-cell>
          <table:table-cell office:value-type="string" table:style-name="ce1">
            <text:p>0 -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Minimum Performance Levels - this is the headline job outcome performance target; a Contract Package Area (CPA) -level % conversion rate taken from the tender offers, set at 20% of profiled starts. Performance will be measured and managed on a cohort and cohort profile basis.</text:p>
          </table:table-cell>
          <table:table-cell office:value-type="string" table:style-name="ce1">
            <text:p>100%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In line with the relevant security plan and statement of requirements, all Critical Security Systems failures to be rectified within 16 hours.</text:p>
            <text:p/>
            <text:p/>
          </table:table-cell>
          <table:table-cell office:value-type="string" table:style-name="ce1">
            <text:p>16 hour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Managed 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Calls answered within 3 rings between 08.00 hours to 18.00 hours Monday to Frida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Prioritised incidents (SEV1/2/3/4) resolved within contractual timescales (severity ratings are scored independentl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 Outbound Agents (Service shall be measured 07:00 - 21:00 Monday - Friday (excluding Bank Holidays), 07:00 - 17:15 Saturdays, Sundays and Bank Holiday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Supplier will provide end of campaign/activity evaluation report within 10 working days of the end of each piece of activity.<text:s/></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availability (excluding service desk)</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Courier Services</text:p>
          </table:table-cell>
          <table:table-cell office:value-type="string" table:style-name="ce1">
            <text:p>Royal Mail Group</text:p>
          </table:table-cell>
          <table:table-cell office:value-type="string" table:style-name="ce1">
            <text:p>Supplier IT On-Line Portal uptim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Number of Higher Threshold Outcomes Against Profile -<text:s/></text:p>
            <text:p>"A higher threshold Outcome Payment will be</text:p>
            <text:p>achieved when the Participant?s earnings reach an earnings threshold 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Costings for media briefings - Supplier provides detailed costings for each Media Brief prior to commencement and in-line with the SL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Support Plan - 90% of reports to be returned within 1 calendar month of referral by the Authority to the designated AtW Adviser to the required quality standard the required standard.</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Destruction - The Supplier shall ensure all Items are prepared for Destruction within 30 calendar days of the scheduled Destruction date or as agreed by both part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Managed Print Service</text:p>
          </table:table-cell>
          <table:table-cell office:value-type="string" table:style-name="ce1">
            <text:p>HH Global</text:p>
          </table:table-cell>
          <table:table-cell office:value-type="string" table:style-name="ce1">
            <text:p>Print Catalogue - External , BRE and Secure Print product orders will be processed within 5 working days.</text:p>
          </table:table-cell>
          <table:table-cell office:value-type="string" table:style-name="ce1">
            <text:p>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urier Service</text:p>
          </table:table-cell>
          <table:table-cell office:value-type="string" table:style-name="ce1">
            <text:p>Royal Mail Group</text:p>
          </table:table-cell>
          <table:table-cell office:value-type="string" table:style-name="ce1">
            <text:p>On time visit for on time collection and/or delivery - On time visits within +/- 30 minutes of agreed time.</text:p>
          </table:table-cell>
          <table:table-cell office:value-type="string" table:style-name="ce1">
            <text:p>99.5% -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Uptime - Monthly uptime availability for Customers use of Virtual Machines, deployed across two or more Availability Zones in the same regio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sponse and completion times for reactive calls responded to within timescales</text:p>
          </table:table-cell>
          <table:table-cell office:value-type="string" table:style-name="ce1">
            <text:p>93.00%</text:p>
          </table:table-cell>
          <table:table-cell office:value-type="string" table:style-name="ce1">
            <text:p>Requires Improvement</text:p>
          </table:table-cell>
          <table:table-cell office:value-type="string" table:style-name="ce1">
            <text:p>Issues with performance form the basis of the ongoing improvement plan with resource gaps impacting the operating model. <text:s/>DWP continue to monitor performance and progress of the improvement plan closely with regular governance and reporting.</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Security Officer Posts delivered in accordance with the relevant Security Plan</text:p>
          </table:table-cell>
          <table:table-cell office:value-type="string" table:style-name="ce1">
            <text:p>99.79% - 100%</text:p>
          </table:table-cell>
          <table:table-cell office:value-type="string" table:style-name="ce1">
            <text:p>Inadequate</text:p>
          </table:table-cell>
          <table:table-cell office:value-type="string" table:style-name="ce1">
            <text:p>Inadequate performance caused by a number of factors including. COVID, BREXIT, low pay and recruitment challenges. CMs continue to work with the supplier to understand how current issues can be addressed, and in the long-term be rectified.</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office:value-type="string" table:style-name="ce1">
            <text:p>Performance issues encountered during the Q4 period were caused by a combination of Shaw Trust feeling the pinch from January?s poor FE performance combined with a number of Nov/Dec outcomes being seasonal and subsequently ending. <text:s/>Shaw trust were confident of turning a corner as a positive upward trend was being seen for April and they already had a significant number in the pipeline for May and June.</text:p>
          </table:table-cell>
          <table:table-cell table:number-columns-repeated="16375"/>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articipant Start Customer Service Standard - Work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Candidates at or below the rate set out on the rate card. The Public Sector Resourcing rate card is owned by Crown Commercial Service and details the Maximum rates for each of the 700 roles contained within.<text:s/></text:p>
          </table:table-cell>
          <table:table-cell office:value-type="string" table:style-name="ce1">
            <text:p>85% - 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Urgent Cases - Percentage of urgent cases, over a 12 month rolling period, where recovery action is ceased by the Supplier by the end of the following Working Day after 3pm receipt of <text:s text:c="2"/>DWP notification to stop/suspend recovery.</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Media Buying Call Off 2018 -2021</text:p>
          </table:table-cell>
          <table:table-cell office:value-type="string" table:style-name="ce1">
            <text:p>Manning Gottlieb OMD</text:p>
          </table:table-cell>
          <table:table-cell office:value-type="string" table:style-name="ce1">
            <text:p>Staffing Changes - The supplier will provide updates on any staffing changes that affect the DWP contract as soon possible or 5 working days after chang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w Payment Exception Services NPES - Provision of a New Payment Exception Service NPES for DWP -</text:p>
          </table:table-cell>
          <table:table-cell office:value-type="string" table:style-name="ce1">
            <text:p>i-movo</text:p>
          </table:table-cell>
          <table:table-cell office:value-type="string" table:style-name="ce1">
            <text:p>Payment via BACS- availability to authorised customer</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Access Service (NAS)</text:p>
          </table:table-cell>
          <table:table-cell office:value-type="string" table:style-name="ce1">
            <text:p>BT plc</text:p>
          </table:table-cell>
          <table:table-cell office:value-type="string" table:style-name="ce1">
            <text:p>Severity Level 2 Incidents Assigned to the Supplier for resolution within eight (8) hours</text:p>
          </table:table-cell>
          <table:table-cell office:value-type="string" table:style-name="ce1">
            <text:p>95.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actional Print Services</text:p>
          </table:table-cell>
          <table:table-cell office:value-type="string" table:style-name="ce1">
            <text:p>Williams Lea Limited</text:p>
          </table:table-cell>
          <table:table-cell office:value-type="string" table:style-name="ce1">
            <text:p>Delivery of Agreed Changes - Provide sufficient resource, equipment, etc. to deliver agreed changes to the service and deliver these within agreed timescale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Digital &amp; Professional Services</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Cloud Services - Two Data Centres online 24/7</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articipant Start - The initial appointment will take place within 15 (fifteen) Working Days of the Provider receiving the Referral.</text:p>
          </table:table-cell>
          <table:table-cell office:value-type="string" table:style-name="ce1">
            <text:p>99% or mor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Rail, Coach, Air and Ferry MI - Supplier shall make available all Rail, coach, Air &amp; Ferry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DWP Estates Lease and Landlord Management (LLM)</text:p>
          </table:table-cell>
          <table:table-cell office:value-type="string" table:style-name="ce1">
            <text:p>Cushman and Wakefield</text:p>
          </table:table-cell>
          <table:table-cell office:value-type="string" table:style-name="ce1">
            <text:p>Provision of accurate annual financial forecast - The provision of accurate annual financial forecast for the Departments Commercial Estate for those costs managed and within the control of the Supplier.</text:p>
          </table:table-cell>
          <table:table-cell office:value-type="string" table:style-name="ce1">
            <text:p>Less than 0.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Unapplied credits - Unapplied credits from processing the BACS data file are returned to the departments sponsor bank without deduction.</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Estates &amp; HR Servic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active response and completion times for cleaning and pest control</text:p>
          </table:table-cell>
          <table:table-cell office:value-type="string" table:style-name="ce1">
            <text:p>93.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Accurately index all scanned documents with the National Insurance Number or other relevant referen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Transcription and Equipment Maintenance Service<text:s text:c="3"/></text:p>
          </table:table-cell>
          <table:table-cell office:value-type="string" table:style-name="ce1">
            <text:p>Engie Services Limited</text:p>
          </table:table-cell>
          <table:table-cell office:value-type="string" table:style-name="ce1">
            <text:p>Priority Case Transcription Activity - The Contractor must complete 100% of transcription activity, for Priority cases, with-in three (3)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of voice agent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Package B<text:s text:c="16"/></text:p>
          </table:table-cell>
          <table:table-cell office:value-type="string" table:style-name="ce1">
            <text:p>Serco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Package A<text:s text:c="21"/></text:p>
          </table:table-cell>
          <table:table-cell office:value-type="string" table:style-name="ce1">
            <text:p>G4S</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MAN 05</text:p>
            <text:p><text:s text:c="3"/>Service Provider provision of Key Personnel</text:p>
            <text:p><text:s text:c="3"/>% of Key Personnel Positions filled in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Networks 2 Direct Award RFI</text:p>
          </table:table-cell>
          <table:table-cell office:value-type="string" table:style-name="ce1">
            <text:p>Mitel Networks Limited</text:p>
          </table:table-cell>
          <table:table-cell office:value-type="string" table:style-name="ce1">
            <text:p>Successful completion of changes without causing impact</text:p>
          </table:table-cell>
          <table:table-cell office:value-type="string" table:style-name="ce1">
            <text:p>100% of changes implemented successfu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Meeting or exceeding the low logframe target for peer reviewed articles</text:p>
          </table:table-cell>
          <table:table-cell office:value-type="string" table:style-name="ce1">
            <text:p>95%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Programme deliverables (connected to logframe outputs) delivered on tim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Appropriate and effective identification and management of risks</text:p>
          </table:table-cell>
          <table:table-cell office:value-type="string" table:style-name="ce1">
            <text:p>90% or more</text:p>
          </table:table-cell>
          <table:table-cell office:value-type="string" table:style-name="ce1">
            <text:p>Other - Consider returned</text:p>
          </table:table-cell>
          <table:table-cell office:value-type="string" table:style-name="ce1">
            <text:p>Contract was in inception stage in Q1, the average for quarter will be provided afte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ublic Sector Accountability and Governance Programme-</text:p>
          </table:table-cell>
          <table:table-cell office:value-type="string" table:style-name="ce1">
            <text:p>DAI</text:p>
          </table:table-cell>
          <table:table-cell office:value-type="string" table:style-name="ce1">
            <text:p>Six-monthly and quarterly reports are of high quality and submitted timely.<text:s/></text:p>
            <text:p><text:s text:c="3"/>Yes - Reports submitted within 20 days after the Quarter and in the agreed templated.<text:s/></text:p>
            <text:p><text:s text:c="3"/>No - Report submitted after 20 days and not in the agreed template</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RAP3 Mugu-Humla Link Road Project, Nepal</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86/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Number of couple years' of protection (CYPs) generated by WISH family planning services</text:p>
          </table:table-cell>
          <table:table-cell office:value-type="string" table:style-name="ce1">
            <text:p>95-100% of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Quarterly updates on how the programme has successfully reach the most marginalised with SRHR services including young people before having children, refugees and the poorest</text:p>
          </table:table-cell>
          <table:table-cell office:value-type="string" table:style-name="ce1">
            <text:p>Quarterly report including progress on reaching the most marginal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Data will be available by Q4</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17: Skills for Prosperity - Lot 1: Global Education and Skills Hub (GBESH)</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Percentage of variance from the forecasted financial values</text:p>
          </table:table-cell>
          <table:table-cell office:value-type="string" table:style-name="ce1">
            <text:p>&lt;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Results being achieved against project logframe indicators (measured by Annual Review performance and scoring).</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 02</text:p>
            <text:p><text:s text:c="3"/>Percentage of actual Planned Services tasks undertaken vs scheduled to be undertaken as per agreed 52 week planner</text:p>
          </table:table-cell>
          <table:table-cell office:value-type="string" table:style-name="ce1">
            <text:p>99%</text:p>
          </table:table-cell>
          <table:table-cell office:value-type="string" table:style-name="ce1">
            <text:p>Inadequate</text:p>
          </table:table-cell>
          <table:table-cell office:value-type="string" table:style-name="ce1">
            <text:p>OP 02 is currently subject to BAU governance discussions as part of the Year One Review of service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1 Leeds Uni</text:p>
          </table:table-cell>
          <table:table-cell office:value-type="string" table:style-name="ce1">
            <text:p>University Of Leeds</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21</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Pool Fund 3</text:p>
          </table:table-cell>
          <table:table-cell office:value-type="string" table:style-name="ce1">
            <text:p>Crown Agents Bank Limited</text:p>
          </table:table-cell>
          <table:table-cell office:value-type="string" table:style-name="ce1">
            <text:p>3. Number of children vaccinated with 3 doses of pentavalent vaccin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p>
          </table:table-cell>
          <table:table-cell office:value-type="string" table:style-name="ce1">
            <text:p>7016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Project Approvals Achieved: A pipeline of project concept notes and Terms of References (ToRS) which respond to identified beneficiary needs and to British Embassy priorities is developed; ToRs are further developed into high-quality proposals by Technical Assistance Facility for Eastern Partnership on a timely basis. At least 80% of costed proposals approv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pplied health research programme (Applied)</text:p>
          </table:table-cell>
          <table:table-cell office:value-type="string" table:style-name="ce1">
            <text:p>London School Of Hygiene And Tropical Medicine</text:p>
          </table:table-cell>
          <table:table-cell office:value-type="string" table:style-name="ce1">
            <text:p>Regular maintenance and update of overall Programme Annual Workpla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capacity development and learning across the fund: 80% of grant holder participants agree or strongly agree that learning and capacity build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No. of projects supported by the CASA TAF. Percentage is calculated comparing the expected number of investor led activities for the period against actual number of investor led activiti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0 001 Problem Resolution :</text:p>
            <text:p><text:s text:c="3"/>% of Problem investigations complete within 91 Days (All suppliers)) Equals R/P x 100% where<text:s/></text:p>
            <text:p><text:s text:c="3"/>P = Number of Problem records resolved or diagnosed in the Service Period.<text:s/></text:p>
            <text:p><text:s text:c="3"/>R = Number of Problem records resolved or diagnosed within 91 days in the Service Perio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3. Supplier proactively promotes innovation in programm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Immediate humanitarian needs are met through the delivery of aid for food assistance, WASH and nutrition suppor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1 Quality timeliness of reporting, including financial reporting<text:s/></text:p>
            <text:p><text:s text:c="3"/>Pass - Reports provided to FCDO (including financial reports) are timely, concise, and receive broadly positive feedback.<text:s/></text:p>
            <text:p><text:s text:c="3"/>Fail - Reports provided to the FCDO (including financial reports) are not timely, concise, and receive broadly negative feedback.</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Data will be available by Q7</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y - Fund Manager</text:p>
          </table:table-cell>
          <table:table-cell office:value-type="string" table:style-name="ce1">
            <text:p>Mott Macdonald Ltd</text:p>
          </table:table-cell>
          <table:table-cell office:value-type="string" table:style-name="ce1">
            <text:p>3. Results delivery</text:p>
            <text:p><text:s text:c="3"/></text:p>
            <text:p><text:s text:c="3"/>• Implementation of planned activities on track. <text:s text:c="193"/>• Establishment of coherent approaches that support long-term operation and maintenance of programme initiatives. <text:s text:c="242"/>• Identification and proactive implementation of community engagement activities aimed at fostering greater acceptance and participation by SDF2 stakeholders including local communities.</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Global Travel Programme</text:p>
          </table:table-cell>
          <table:table-cell office:value-type="string" table:style-name="ce1">
            <text:p>Flight Centre UK Ltd</text:p>
          </table:table-cell>
          <table:table-cell office:value-type="string" table:style-name="ce1">
            <text:p>Online Booking System and mobile booking app shall be available 100% of the available minutes</text:p>
          </table:table-cell>
          <table:table-cell office:value-type="string" table:style-name="ce1">
            <text:p>100%</text:p>
          </table:table-cell>
          <table:table-cell office:value-type="string" table:style-name="ce1">
            <text:p>Other - Consider returned</text:p>
          </table:table-cell>
          <table:table-cell office:value-type="string" table:style-name="ce1">
            <text:p>Data is not available due to Covid disruption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09 Yemen Peacebuilding</text:p>
          </table:table-cell>
          <table:table-cell office:value-type="string" table:style-name="ce1">
            <text:p>Chemonics</text:p>
          </table:table-cell>
          <table:table-cell office:value-type="string" table:style-name="ce1">
            <text:p>Outcome Indicator 2.1 - # Josoor-supported mediations through local conflict resolution mechanisms that are successful. (this serves as the core objective of the programme.)</text:p>
          </table:table-cell>
          <table:table-cell office:value-type="string" table:style-name="ce1">
            <text:p>18</text:p>
          </table:table-cell>
          <table:table-cell office:value-type="string" table:style-name="ce1">
            <text:p>Other - Consider not returned</text:p>
          </table:table-cell>
          <table:table-cell office:value-type="string" table:style-name="ce1">
            <text:p>Partner had no activities this quarter as original round of grants were completed and second round of grants commence Sept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Quality of deliverables meets the needs of the Governments of Khyber Pakhtunkhwa and Punjab. This will be based upon the Provincial Steering Committee’s feedback.</text:p>
          </table:table-cell>
          <table:table-cell office:value-type="string" table:style-name="ce1">
            <text:p>Satisfactory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onitoring and Evaluation <text:s/>for the Somalia Humanitarian, Health and Resilience Programmes</text:p>
          </table:table-cell>
          <table:table-cell office:value-type="string" table:style-name="ce1">
            <text:p>Cowater International S.A. formerly Transtec</text:p>
          </table:table-cell>
          <table:table-cell office:value-type="string" table:style-name="ce1">
            <text:p>KPI 1 Delivery of Results</text:p>
            <text:p><text:s text:c="3"/>Quality of delivery and timeliness of programme milestones and results in line with workplan</text:p>
          </table:table-cell>
          <table:table-cell office:value-type="string" table:style-name="ce1">
            <text:p>4 Satisfactory meets requi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FID DRC Decision Support Unit</text:p>
          </table:table-cell>
          <table:table-cell office:value-type="string" table:style-name="ce1">
            <text:p>Oxford Policy Management</text:p>
          </table:table-cell>
          <table:table-cell office:value-type="string" table:style-name="ce1">
            <text:p>Results being achieved against project logframe indicators.<text:s/></text:p>
            <text:p><text:s text:c="3"/>A-<text:tab/>For results achieved &gt;95% of targets expected up to quality/standards set it contract<text:s/></text:p>
            <text:p><text:s text:c="3"/>B-<text:tab/>Results achieved 85% of targets, with opportunity areas in quality or standards<text:s/></text:p>
            <text:p><text:s text:c="3"/>C-<text:tab/>Results achieved &lt;85% of targets, with serious concerns over quality or standards</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2 trainings, seminars or workshops per month with the HRD on accepting feedback from the public, allegations of human rights violations and/or tracking human rights recommend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Pool Fund 3</text:p>
          </table:table-cell>
          <table:table-cell office:value-type="string" table:style-name="ce1">
            <text:p>Crown Agents Bank Limited</text:p>
          </table:table-cell>
          <table:table-cell office:value-type="string" table:style-name="ce1">
            <text:p>1. Number of new users of modern family planning methods</text:p>
            <text:p><text:s text:c="3"/></text:p>
            <text:p><text:s text:c="3"/>Scoring: In the last 6 months, supplier has completed deliverables to a high standard and aligned with project need?</text:p>
          </table:table-cell>
          <table:table-cell office:value-type="string" table:style-name="ce1">
            <text:p>20,941.5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ufacturing Africa</text:p>
          </table:table-cell>
          <table:table-cell office:value-type="string" table:style-name="ce1">
            <text:p>McKinsey Development Partners</text:p>
          </table:table-cell>
          <table:table-cell office:value-type="string" table:style-name="ce1">
            <text:p>Efficiency - 75% of investment deals submitted to the Support Approval Committee are approved.</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Timber and timber products from Authorized Community Forests (ACFs) meet the legal standards set out in the definition of "legal timber", and AFCs are complying with commitments set out in FDA approved CUCs. (3% of fee)</text:p>
            <text:p><text:s text:c="3"/></text:p>
            <text:p><text:s text:c="3"/>Indicators/verification:</text:p>
            <text:p><text:s text:c="3"/>1.<text:tab/>Presence in Libertrace of</text:p>
            <text:p><text:s text:c="3"/>-<text:tab/># of FDA approved CFMA<text:s/></text:p>
            <text:p><text:s text:c="3"/>-<text:tab/># of FDA approved CUC<text:s/></text:p>
            <text:p><text:s text:c="3"/>2.<text:tab/>Demonstrable increase in AFC compliance <text:s/>over time. Verified during checks by MFGAP on AFCs including:</text:p>
            <text:p><text:s text:c="3"/>-<text:tab/>Rights and responsibilities of companies and communities</text:p>
            <text:p><text:s text:c="3"/>-<text:tab/>Payment of financial benefits (cubic meter, land rental) and existing payment schedules</text:p>
            <text:p><text:s text:c="3"/>-<text:tab/>Implementation of dispute resolution mechanism</text:p>
            <text:p><text:s text:c="3"/>-<text:tab/>Compliance with the CFHP</text:p>
          </table:table-cell>
          <table:table-cell office:value-type="string" table:style-name="ce1">
            <text:p>100%</text:p>
            <text:p><text:s text:c="3"/></text:p>
            <text:p><text:s text:c="3"/>Delivery on track, relative to agreed work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3</text:p>
            <text:p><text:s text:c="4"/>Financial management- Accuracy of timely forecasting and invoice Dec-Feb 2022:</text:p>
            <text:p><text:s text:c="3"/>•<text:tab/>Accurate and timely submission of forecasting and reporting of monthly spend within 10% variance to FCDO by 26th of each month with justification for variances above 10%.<text:s/></text:p>
            <text:p><text:s text:c="3"/>•<text:tab/>Supplier provides timely (within 72 hours) initial response to any FCDO questions concerning the financial deliverables including invoices.<text:s/></text:p>
            <text:p><text:s text:c="3"/>•<text:tab/>Ensure supplier invoice includes all the required information accurately and is submitted together with the quarterly narrative report two weeks after end of quarter.</text:p>
            <text:p><text:s text:c="3"/>Good: Variance &lt;10%<text:s/></text:p>
            <text:p><text:s text:c="3"/>Approaching target: Variance &lt;15%</text:p>
            <text:p><text:s text:c="3"/>Requires improvement: Variance &gt;15%</text:p>
            <text:p><text:s text:c="3"/>Inadequate: Variance &gt;20%</text:p>
          </table:table-cell>
          <table:table-cell office:value-type="string" table:style-name="ce1">
            <text:p>Variance &lt;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vil Society Support Programme Phase II</text:p>
          </table:table-cell>
          <table:table-cell office:value-type="string" table:style-name="ce1">
            <text:p>The British Council</text:p>
          </table:table-cell>
          <table:table-cell office:value-type="string" table:style-name="ce1">
            <text:p>CSSP2 team delivers against their workplan for the quarter on grants (strategic, local action and flexible) management including applications, processing and disbursement: % of activities timely completed.</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6 firms to be provided investment facilitation support. Percentage based on number of firms that received investment facilitation suppor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impact cases achieved relative to annually agreed target, where impact case refers to instances of policy influenced by IGC research and analy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1</text:p>
            <text:p><text:s text:c="3"/>Policy analysis products</text:p>
            <text:p><text:s text:c="3"/>Progress towards no. of products as per logframe milestones (1=good, 2=approaching target, 3=requires improvement, inadequate)</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echnical Assistance to Reinforce GEQIP-E Ethiopia</text:p>
          </table:table-cell>
          <table:table-cell office:value-type="string" table:style-name="ce1">
            <text:p>Education Development Trust</text:p>
          </table:table-cell>
          <table:table-cell office:value-type="string" table:style-name="ce1">
            <text:p>Strengthen evidence based education delivery at Federal Ministry of Education and Regional Education Bureau’s through availing real time data and building planning and M&amp;E capacity.</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236/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3. Proportion of States with adequately trained PHC master trainers for Community Health Influencers Promoters and Services (CHIPS).<text:s/></text:p>
            <text:p><text:s text:c="3"/></text:p>
            <text:p><text:s text:c="3"/></text:p>
            <text:p><text:s text:c="3"/>Scoring: A community health influencer and provider is considered active within a period if they produce and submit to the LGA health authority, a verified and approved report on mobilization and health prevention actions or activities they have conducted in their catchment area</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ufacturing Africa</text:p>
          </table:table-cell>
          <table:table-cell office:value-type="string" table:style-name="ce1">
            <text:p>McKinsey Development Partners</text:p>
          </table:table-cell>
          <table:table-cell office:value-type="string" table:style-name="ce1">
            <text:p>85% of final outputs, including quarterly reports, receive an 'A' grading from FCDO country and central advisers.</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Number of adults 15+ in targeted regions reached by a peer or community health worker with family planning information</text:p>
          </table:table-cell>
          <table:table-cell office:value-type="string" table:style-name="ce1">
            <text:p>18,72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Data will be available by Q16</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Management of the Quarterly Steering Committee meetings<text:s/></text:p>
            <text:p><text:s text:c="3"/>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Quality and timeliness of delivery. Quality and timeliness of most meaningful work plan deliverable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 01</text:p>
            <text:p><text:s text:c="3"/>The Service Provider will provide the services in compliance with Security requirements</text:p>
            <text:p><text:s text:c="3"/>Zero instances of any of the following:</text:p>
            <text:p><text:s text:c="3"/>1. Failure to comply with Security Requirements.</text:p>
            <text:p><text:s text:c="3"/>2. The Authority being issued a notice, adverse finding, penalty or found by a relevant authority to be in breach of Health and Safety and/or Environmental legislation, regulation and/or codes of practice.<text:s/></text:p>
            <text:p><text:s text:c="4"/>3. The Service Provider or any Service Provider Party failing to meet Authority requirements in relation to business continuity or disaster recovery in a live or test situation as measured against the agreed Business Continuity and Disaster Recovery Plan.</text:p>
            <text:p><text:s text:c="3"/>4. Loss, theft and/or fraud in relation to Authority monies/property as a result of the Service Providers (including their staff and Contracting Associates) actions or omissions.<text:s/></text:p>
            <text:p><text:s text:c="4"/>5. Service Provider acts or omissions resulting in the unavailability of Authority Building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Annual Report submitted and approved by FCDO. Average good rate: 85% of activities related to this KPI are completed on time</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One HMG Healthcare Contract</text:p>
          </table:table-cell>
          <table:table-cell office:value-type="string" table:style-name="ce1">
            <text:p>Healix International Limited</text:p>
          </table:table-cell>
          <table:table-cell office:value-type="string" table:style-name="ce1">
            <text:p>Complaints Process (% of complaints handled in accordance with agreed process and timing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Private Funds Leveraged to Support Targeted Value Chains</text:p>
          </table:table-cell>
          <table:table-cell office:value-type="string" table:style-name="ce1">
            <text:p>IDR 1,157,225,000.00</text:p>
          </table:table-cell>
          <table:table-cell office:value-type="string" table:style-name="ce1">
            <text:p>Inadequate</text:p>
          </table:table-cell>
          <table:table-cell office:value-type="string" table:style-name="ce1">
            <text:p>The programme has been able to achieve and exceeded the overall target of the entire programme lifetime in Q4 21/22; hence, no further efforts/works have been conducted in Q1 22/23.</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1.Appropriately challenging set of workstreams aligned with the overall programme outcomes delivered to improve overall investment climate, and economic management in subnational governments</text:p>
            <text:p><text:s text:c="3"/></text:p>
            <text:p><text:s text:c="3"/>Scoring: In the last 3 months, supplier has completed deliverables to a high standard to stakeholder expectation and aligned with project n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lobal Girls Research Initiative</text:p>
          </table:table-cell>
          <table:table-cell office:value-type="string" table:style-name="ce1">
            <text:p>ODI</text:p>
          </table:table-cell>
          <table:table-cell office:value-type="string" table:style-name="ce1">
            <text:p>3 citations of peer-reviewed journal articles per quarter</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 UK Europe</text:p>
          </table:table-cell>
          <table:table-cell office:value-type="string" table:style-name="ce1">
            <text:p>Mitie</text:p>
          </table:table-cell>
          <table:table-cell office:value-type="string" table:style-name="ce1">
            <text:p>SRCS M7</text:p>
            <text:p><text:s text:c="3"/>Contractor Labour and Management Turnover</text:p>
            <text:p><text:s text:c="3"/>Measures turnover on a 12 month rolling average basis.</text:p>
          </table:table-cell>
          <table:table-cell office:value-type="string" table:style-name="ce1">
            <text:p>&lt;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FID DRC Decision Support Unit</text:p>
          </table:table-cell>
          <table:table-cell office:value-type="string" table:style-name="ce1">
            <text:p>Oxford Policy Management</text:p>
          </table:table-cell>
          <table:table-cell office:value-type="string" table:style-name="ce1">
            <text:p>The supplier achieved the agreed deliverables to the agreed timescale.<text:s/></text:p>
            <text:p><text:s text:c="3"/>Eligible outputs/deliverables were completed and accepted by FCDO within ten working days of agreed due date, allowing projects to continue within the planned project plan.</text:p>
          </table:table-cell>
          <table:table-cell office:value-type="string" table:style-name="ce1">
            <text:p>100% products submitted within agreed timefra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Demonstrable increase in the capacity of LRA, MoJ and at least one other government agency involved in TLAS, relative to the baselines described in the Forward Planner and Lessons Learned report. (5% of fee)</text:p>
            <text:p><text:s text:c="3"/></text:p>
            <text:p><text:s text:c="3"/>Indicator:</text:p>
            <text:p><text:s text:c="3"/>•<text:tab/>LRA: Staff members increased capacity for scaling and pricing/grading<text:s text:c="2"/></text:p>
            <text:p><text:s text:c="3"/>•<text:tab/>MIA: conflict resolution (ADR) at local level; linkage between MIA local leadership structures and whistleblowing mechanisms to LVD auditors</text:p>
            <text:p><text:s text:c="3"/>•<text:tab/>MoJ: increase in compliance and enforcement activities from MoJ (e.g. investigations, litigation and regulatory procedures put in place)</text:p>
          </table:table-cell>
          <table:table-cell office:value-type="string" table:style-name="ce1">
            <text:p>100%</text:p>
            <text:p><text:s text:c="3"/>Support services for achieving this indicator are on track, relative to agreed work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Use of learning and adaptation tools to influence programme adaption and communicate results.</text:p>
            <text:p><text:s text:c="3"/>Yes - Report (Evidence of learning and reflection sessions with programme beneficiaries and staff).<text:s text:c="2"/></text:p>
            <text:p><text:s text:c="3"/>No – No report or evidence of learning and reflection session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Continuous improvement &amp; robust programme management, i.e., annual review recommendations implemented. Quality reports (quarterly narrative/financial &amp; monthly progress presentations) are submitted on time.</text:p>
          </table:table-cell>
          <table:table-cell office:value-type="string" table:style-name="ce1">
            <text:p>Timely submission of narrative/financial &amp; monthly progress presentations. To keep the track of annual review recommend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Public Funds Leveraged <text:s/>to Support Targeted Value Chains</text:p>
          </table:table-cell>
          <table:table-cell office:value-type="string" table:style-name="ce1">
            <text:p>IDR 5,965,820,000.00</text:p>
          </table:table-cell>
          <table:table-cell office:value-type="string" table:style-name="ce1">
            <text:p>Inadequate</text:p>
          </table:table-cell>
          <table:table-cell office:value-type="string" table:style-name="ce1">
            <text:p>The programme has been able to achieve and exceeded the overall target of the entire programme lifetime in Q4 21/22; hence, no further efforts/works have been conducted in Q1 22/23.</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KPI2</text:p>
            <text:p><text:s text:c="3"/>Appropriate and effective identification and management of risks including proposed mitigation measures</text:p>
            <text:p><text:s text:c="3"/></text:p>
            <text:p><text:s text:c="3"/>Criteria</text:p>
            <text:p><text:s text:c="3"/>1.<text:tab/>Risk Matrix submitted to FCDO for review on a quarterly basis</text:p>
            <text:p><text:s text:c="3"/>2.<text:tab/>Demonstrate steps taken to proactively detect and mitigate risks<text:s/></text:p>
            <text:p><text:s text:c="3"/>3.<text:tab/>Significant changes to the risk assessment and project delivery are reported to FCDO as soon as supplier becomes aware of them</text:p>
          </table:table-cell>
          <table:table-cell office:value-type="string" table:style-name="ce1">
            <text:p>3</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Palladium responds to 100% of FCDO priorities demonstrated through the quarterly progress report which is submitted not later than 15 days after the end of each quarter. Regular communication on progress of activities through 100% bi-weekly catch-up meetings and other forums. Team changes are communicated with FCDO before they are made and any change in key personnel is not implemented before agreeing with FCDO. This will also include Palladium's responsiveness to FCDO's request to change personnel demonstrated through quarterly progress reports which are submitted not later than the 15th of the following month of the reporting period.</text:p>
            <text:p><text:s text:c="3"/>&gt;2 weeks/ No meetings: Does not research or provide feedback to any FCDO priorities within 2 weeks of receiving the request. <text:s/>Some actions or requests falling through cracks. No system in place to track FCDO requests and priorities. Meetings being cancelled or not attended.<text:tab/><text:s/></text:p>
            <text:p><text:s text:c="3"/>&gt;2 weeks/ Delays: Takes more than 2 weeks to research and provide feedback to FCDO requests with several follow ups. Quality of responses not up to standard. No system in place to track FCDO requests. Meetings scheduled but delayed and most of them not attended by responsible officers<text:tab/></text:p>
            <text:p><text:s text:c="3"/>Within 2 weeks/ Needed remedial actions: Research and feedback provided within 2 weeks of receiving the request. Remedial actions needed on the responses or communication products. A robust system is in place to track FCDO requests. Meetings scheduled in time with full attendance.<text:tab/></text:p>
            <text:p><text:s text:c="3"/>Within 2 weeks / no remedial actions: Research and feedback provided within 2 weeks of receiving the request. Responses/communication product submitted with high quality with no remedial actions. A good system is in place to track FCDO requests. Meetings scheduled in time with full attendance of responsible officers.</text:p>
          </table:table-cell>
          <table:table-cell office:value-type="string" table:style-name="ce1">
            <text:p>Within 2 weeks / no remedial ac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XPANDING SOCIAL PROTECTION PHASE II</text:p>
          </table:table-cell>
          <table:table-cell office:value-type="string" table:style-name="ce1">
            <text:p>DAI Global UK Ltd</text:p>
          </table:table-cell>
          <table:table-cell office:value-type="string" table:style-name="ce1">
            <text:p>Correct salaries are paid to Programme Management Unit and on time</text:p>
          </table:table-cell>
          <table:table-cell office:value-type="string" table:style-name="ce1">
            <text:p>On tr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entre for Disaster Protection</text:p>
          </table:table-cell>
          <table:table-cell office:value-type="string" table:style-name="ce1">
            <text:p>DAI Global UK Ltd</text:p>
          </table:table-cell>
          <table:table-cell office:value-type="string" table:style-name="ce1">
            <text:p>Evidence that quality of team and value add offered in the bid is being delivered with continuity of support and expertise</text:p>
          </table:table-cell>
          <table:table-cell office:value-type="string" table:style-name="ce1">
            <text:p>Above 60% of specified priority activities rated as On Track (by comparison with planned progress foreseen for the period in Quarterly Work plan). <text:s/>Report provides evidence of adaptive and effective management that has delivered good progress across a broad base of activity, with 50-59% of projects overall rates as On Track and examples of response to new opportunities and/or effective management of emerging ris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Quarterly reporting includes clear and concise narrative on areas on- and off-track; reasons for delays (within and outside project team control) and assessment of effects on project outputs and outcomes</text:p>
          </table:table-cell>
          <table:table-cell office:value-type="string" table:style-name="ce1">
            <text:p>Quarterly reporting includes clear and concise narrative on areas on- and off-track; <text:s/>reasons for delays (within and outside project team control) and assessment of effects on project outputs and outcomes clearly articulate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ross Border Conflict Research Programme Lot 2</text:p>
          </table:table-cell>
          <table:table-cell office:value-type="string" table:style-name="ce1">
            <text:p>Chemonics</text:p>
          </table:table-cell>
          <table:table-cell office:value-type="string" table:style-name="ce1">
            <text:p>KPI2</text:p>
            <text:p><text:s text:c="3"/>Appropriate and effective identification and management of risks including proposed mitigation measures</text:p>
            <text:p><text:s text:c="3"/></text:p>
            <text:p><text:s text:c="3"/>Criteria</text:p>
            <text:p><text:s text:c="3"/>1.<text:tab/>Risk Matrix submitted to FCDO for review on a quarterly basis</text:p>
            <text:p><text:s text:c="3"/>2.<text:tab/>Demonstrate steps taken to proactively detect and mitigate risks<text:s/></text:p>
            <text:p><text:s text:c="3"/>3.<text:tab/>Significant changes to the risk assessment and project delivery are reported to FCDO as soon as supplier becomes aware of them</text:p>
          </table:table-cell>
          <table:table-cell office:value-type="string" table:style-name="ce1">
            <text:p>3</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Networks 2 Direct Award RFI</text:p>
          </table:table-cell>
          <table:table-cell office:value-type="string" table:style-name="ce1">
            <text:p>Mitel Networks Limited</text:p>
          </table:table-cell>
          <table:table-cell office:value-type="string" table:style-name="ce1">
            <text:p>Resolution on incidents within SLA</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Percentage of incubated start-ups and MSMEs demonstrating an increase in knowledge in areas relevant to EIP for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Aid Match II</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South Africa - Global Future Cities Programme</text:p>
          </table:table-cell>
          <table:table-cell office:value-type="string" table:style-name="ce1">
            <text:p>PricewaterhouseCoopers LLP</text:p>
          </table:table-cell>
          <table:table-cell office:value-type="string" table:style-name="ce1">
            <text:p>Scheduled activities completed per quarter on time</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Supplier maintains invoice value within 5% variance of forecast</text:p>
          </table:table-cell>
          <table:table-cell office:value-type="string" table:style-name="ce1">
            <text:p>&lt;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1: management, strategy and financial. Strong VFM performance as per FCDO economy, efficiency, effectiveness and quality.</text:p>
          </table:table-cell>
          <table:table-cell office:value-type="string" table:style-name="ce1">
            <text:p>4, meet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demonstrates that they are delivering innovation in SP delivery through new ideas, solutions, policy papers, SP tools in their delivery</text:p>
          </table:table-cell>
          <table:table-cell office:value-type="string" table:style-name="ce1">
            <text:p>100% achievement against quarterly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Responsiveness: Degree to which the supply partner's management team quickly responds and adopts to changing contexts or results</text:p>
          </table:table-cell>
          <table:table-cell office:value-type="string" table:style-name="ce1">
            <text:p>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09 Yemen Peacebuilding</text:p>
          </table:table-cell>
          <table:table-cell office:value-type="string" table:style-name="ce1">
            <text:p>Chemonics</text:p>
          </table:table-cell>
          <table:table-cell office:value-type="string" table:style-name="ce1">
            <text:p>Outcome Indicator 4.1 - # Josoor project initiatives that successfully leverage wider support from private sector, local authorities, or other donors. (This is our measure on how Josoor delivers VfM)</text:p>
          </table:table-cell>
          <table:table-cell office:value-type="string" table:style-name="ce1">
            <text:p>4</text:p>
          </table:table-cell>
          <table:table-cell office:value-type="string" table:style-name="ce1">
            <text:p>Other - Consider not returned</text:p>
          </table:table-cell>
          <table:table-cell office:value-type="string" table:style-name="ce1">
            <text:p>Partner had no activities this quarter as original round of grants were completed and second round of grants commence Sept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lementation of the Multi-stakeholder Forestry Programme Phase 4 (MFP4)</text:p>
          </table:table-cell>
          <table:table-cell office:value-type="string" table:style-name="ce1">
            <text:p>Palladium International Limited</text:p>
          </table:table-cell>
          <table:table-cell office:value-type="string" table:style-name="ce1">
            <text:p>KPI3 (Transparency and Delivery Chain Management): Personnel: Demonstrated strong level of quality assurance.</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Ecorys realises satisfactory VFM in programme delivery and provides evidence of deliberate efforts to ensure VFM through adaptation and related cost-savings measured through adherence to the SAFE Communities VFM framework and indicators established during the inception phase and reviewed during the implementation phase.</text:p>
          </table:table-cell>
          <table:table-cell office:value-type="string" table:style-name="ce1">
            <text:p>90% of the VFM indicators and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No. of investors that partner with the CASA TAF. Percentage is calculated comparing the expected number of investors for the period against actual number of investo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vernance in Action</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Annual Review</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Variance in actual spend for each quarter against quarterly forecast spend is within 5%</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women, men and companies helped to export through the Prosperity Fund. Annual Target = 10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Quarterly submission of accurate invoicing and forecast variance within 10% of budget</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Other - Consider returned</text:p>
          </table:table-cell>
          <table:table-cell office:value-type="string" table:style-name="ce1">
            <text:p>Data will be available by Q11</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The DID programme meets its Key Performance Indicator evidence requirements met measured as the proportion of the prices components of invoices paid during the quarter (90% is the maximum that can be paid as 10% are withheld as a retention until the task order is completed)</text:p>
          </table:table-cell>
          <table:table-cell office:value-type="string" table:style-name="ce1">
            <text:p>&gt;=85% of prices claim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Delivery of milestones aligns to the project outputs and in accordance with agreed work plan. At least 100% of these milestones delivered on or before the due date. Where a milestone is expected to miss a deadline, there should be a clear explanation of the reasons for any such delays and how Palladium intends to remedy for such delays.<text:s/></text:p>
            <text:p><text:s text:c="3"/>≤90% of milestones delivered on or before the due date. Explanation on reasons for milestones missing the due date sent not sent in advance with no explanation on remedies<text:tab/></text:p>
            <text:p><text:s text:c="3"/>&gt;90% of milestones delivered on or before the due date. Explanation on reasons for milestones missing the due date sent not sent in advance with no explanation on remedies.<text:tab/></text:p>
            <text:p><text:s text:c="3"/>&gt;95% of milestones delivered on or before the due date. Explanation on reasons for milestones missing the due date provided in advance with a clear action plan. Some remedial work required on milestones.<text:tab/></text:p>
            <text:p><text:s text:c="3"/>100% of milestones delivered on or before the due date. Explanation on reasons for milestones missing the due date provided in advance with a clear action plan. <text:s/>Annual indicative Milestones ratified and fully defined 3 months before delivery.</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1 Leeds Uni</text:p>
          </table:table-cell>
          <table:table-cell office:value-type="string" table:style-name="ce1">
            <text:p>University Of Leeds</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Other - Consider returned</text:p>
          </table:table-cell>
          <table:table-cell office:value-type="string" table:style-name="ce1">
            <text:p>Data will be available by Q20</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Accurate and timely submission of partner financial and narrative reporting</text:p>
          </table:table-cell>
          <table:table-cell office:value-type="string" table:style-name="ce1">
            <text:p>&lt;2% unexpected financial variance (excluding variances previously flagged to FCDO); reporting meets deadline; report is well structured and narrative is easy to rea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programme expenditure on technical delivery compared to programme management to maximise efficiency in GMEL deliver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2. Quality Reports delivered on time: <text:s text:c="2"/>Quality Reports delivered within 10 working days from the end of the quarter;</text:p>
          </table:table-cell>
          <table:table-cell office:value-type="string" table:style-name="ce1">
            <text:p>Good &lt;10 working days</text:p>
          </table:table-cell>
          <table:table-cell office:value-type="string" table:style-name="ce1">
            <text:p>Other - Consider returned</text:p>
          </table:table-cell>
          <table:table-cell office:value-type="string" table:style-name="ce1">
            <text:p>This is a new KPI the result of achievement will be available fo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Quarterly reports delivered in a timely fashion, demonstrating that progress is on track, that regular risk reviews are taking place and that they are feeding back into strategic decisions (Pass/Fail)</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GMEL interventions achieving target engagement level with the CSSF network. KPI % is measured by assessing planned and delivered engagement activities, including results, <text:s/>using intervention engagement scorecar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Innovation, adaption, and continuous improvements. New ideas which aim to benefit the programme (in line with the programme work plan)</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South Africa - Global Future Cities Programme</text:p>
          </table:table-cell>
          <table:table-cell office:value-type="string" table:style-name="ce1">
            <text:p>PricewaterhouseCoopers LLP</text:p>
          </table:table-cell>
          <table:table-cell office:value-type="string" table:style-name="ce1">
            <text:p>Implementation Activities are completed to the required qua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Meeting or exceeding the cumulative low logframe targets for Small Research Grants, PhD Grants and Large Research Grants funded</text:p>
          </table:table-cell>
          <table:table-cell office:value-type="string" table:style-name="ce1">
            <text:p>95%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Implementation of the work-plan October-December 2021: <text:s/>The overall progress of the work plan meets or exceeds at least 90% of its milestones for the period. When any milestone is not met,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FM performance Satisfaction rating</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90% milestones meet contractual requirements and are submitted with quarterly or annual reports in line with the agreed calendar</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2 Accurate and timely forecasting and invoicing</text:p>
            <text:p><text:s text:c="3"/>Pass - Quarterly reported spend is within 5% variance of forecast for next quarter submitted by the last day of the previous quarter, reviewed monthly by FCDO. Invoices submitted in line with agreed invoicing calendar.<text:s/></text:p>
            <text:p><text:s text:c="3"/>Quarterly reported spend is outside 5% variance of forecast. Quarterly forecast for next quarter not submitted by the last day of the previous quarter, and therefore not reviewed monthly by FCDO. Invoices not submitted in line with agreed invoicing calendar.</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Robust procedures for the reporting of suspected misconduct, illegal acts or failures to investigate in place</text:p>
          </table:table-cell>
          <table:table-cell office:value-type="string" table:style-name="ce1">
            <text:p>Reporting: Statement on SHARPE’s ethics training; DAI’s code of conduct and ethic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Quality of programme deliverables and activities, and alignment of project outputs to target stakeholders’ learning and evidence needs. Percentage of KPI is measured by taking in consideration supplier’s achievement in quarterly scoring system done by FCDO:<text:s/></text:p>
            <text:p><text:s text:c="3"/>• 6 = 100% Outstanding delivery with innovation and outstanding execution, well exceeding contractual requirements.</text:p>
            <text:p><text:s text:c="3"/>• 5 = 83% Proactive supplier delivering efficiently and effectively above contractual expectations.</text:p>
            <text:p><text:s text:c="3"/>• 4 = 66% Supplier delivering efficiently and effectively. Very few or no improvements needed.</text:p>
            <text:p><text:s text:c="3"/>• 3 = 50% Most responsibilities are delivered efficiently and effectively. Some improvements should be made.</text:p>
            <text:p><text:s text:c="3"/>• 2 = 33% Some criteria met but significant improvements needed.</text:p>
            <text:p><text:s text:c="3"/>• 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 001 Service Desk<text:s/></text:p>
            <text:p><text:s text:c="3"/>call handling % of Service Desk calls answered within 30 seconds Equals B/C x 100% where B = Number of Calls answered within 30 seconds in the Service Period C = Number of Calls answered in the Service Period</text:p>
          </table:table-cell>
          <table:table-cell office:value-type="string" table:style-name="ce1">
            <text:p>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Budgets expended as planned and quarterly variances from forecasts kept to 3%(+,-) or below.</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Quarterly updates on how the programme has successfully reached the most marginalised with SRHR services including young people before having children, refugees and the poorest</text:p>
          </table:table-cell>
          <table:table-cell office:value-type="string" table:style-name="ce1">
            <text:p>Quarterly report including progress on reaching the most marginal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Budgets expended as planned and quarterly variances from forecasts kept to 3%(+,-) or below.</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XPANDING SOCIAL PROTECTION PHASE II</text:p>
          </table:table-cell>
          <table:table-cell office:value-type="string" table:style-name="ce1">
            <text:p>DAI Global UK Ltd</text:p>
          </table:table-cell>
          <table:table-cell office:value-type="string" table:style-name="ce1">
            <text:p>Correct Social Citizens Grant (SCG) are made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afeguarding Resource and Support Hub</text:p>
          </table:table-cell>
          <table:table-cell office:value-type="string" table:style-name="ce1">
            <text:p>Options Consultancy</text:p>
          </table:table-cell>
          <table:table-cell office:value-type="string" table:style-name="ce1">
            <text:p>The number of unique visitors that have accessed Safeguarding Resource and Support Hub's online hubs (national, global, and core languages).</text:p>
          </table:table-cell>
          <table:table-cell office:value-type="string" table:style-name="ce1">
            <text:p>95% of agreed target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Financial management and forecasts are managed timely, achieve +/- 5% variance with the latest approved annual forecast.</text:p>
          </table:table-cell>
          <table:table-cell office:value-type="string" table:style-name="ce1">
            <text:p>Timely and accurate submission of monthly forecast and invoices, achieving of <text:s/>+/- 5% variance of yearly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Delivery Satisfaction Rating - Timeliness of Milestone delivery over the previous 6 month perio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All SAFE Technical and Implementing Partners execute their responsibilities as per agreed contracts and deliver required outputs/intended results, as well as lesson learning to feed into adaptation</text:p>
          </table:table-cell>
          <table:table-cell office:value-type="string" table:style-name="ce1">
            <text:p>90% of logframe indicators and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Number of Peer Reviewed Publications</text:p>
          </table:table-cell>
          <table:table-cell office:value-type="string" table:style-name="ce1">
            <text:p>4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P for CSD&amp;UR for Nepal, Lot 2 – NREP</text:p>
          </table:table-cell>
          <table:table-cell office:value-type="string" table:style-name="ce1">
            <text:p>DAI Global UK Ltd</text:p>
          </table:table-cell>
          <table:table-cell office:value-type="string" table:style-name="ce1">
            <text:p>Timely submission of Quarterly Progress Report, financial forecasts for next quarter, accurate invoicing and forecast variance within 10% and other deliverables in agreed template on time</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South Africa - Global Future Cities Programme</text:p>
          </table:table-cell>
          <table:table-cell office:value-type="string" table:style-name="ce1">
            <text:p>PricewaterhouseCoopers LLP</text:p>
          </table:table-cell>
          <table:table-cell office:value-type="string" table:style-name="ce1">
            <text:p>Timely Resolution of Service Requests and Risk managemen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Satisfactory Progress as per Annual Review</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5 and above (out of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Aid Match II</text:p>
          </table:table-cell>
          <table:table-cell office:value-type="string" table:style-name="ce1">
            <text:p>Mannion Daniels Limited</text:p>
          </table:table-cell>
          <table:table-cell office:value-type="string" table:style-name="ce1">
            <text:p>Effective sharing of lessons across the fund: 80% of grant holder participants agree or strongly agree that learn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ufacturing Africa</text:p>
          </table:table-cell>
          <table:table-cell office:value-type="string" table:style-name="ce1">
            <text:p>McKinsey Development Partners</text:p>
          </table:table-cell>
          <table:table-cell office:value-type="string" table:style-name="ce1">
            <text:p>Number of deals supported which qualify as "highly economically transformative"</text:p>
          </table:table-cell>
          <table:table-cell office:value-type="string" table:style-name="ce1">
            <text:p>4.5</text:p>
          </table:table-cell>
          <table:table-cell office:value-type="string" table:style-name="ce1">
            <text:p>Inadequate</text:p>
          </table:table-cell>
          <table:table-cell office:value-type="string" table:style-name="ce1">
            <text:p>McKinsey expect to hit the overall target of 18 for this financial year. Performance was slightly behind target (0.5) in quarter 1 due to budget uncertainty which slowed activitie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quarterly budget forecast spent on delivering programme objectives</text:p>
          </table:table-cell>
          <table:table-cell office:value-type="string" table:style-name="ce1">
            <text:p>95%</text:p>
          </table:table-cell>
          <table:table-cell office:value-type="string" table:style-name="ce1">
            <text:p>Inadequate</text:p>
          </table:table-cell>
          <table:table-cell office:value-type="string" table:style-name="ce1">
            <text:p>This is due to FCDO not being able to confirm budget on time.</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Managing relationships to deliver programme</text:p>
            <text:p><text:s text:c="3"/>outputs. Ensuring programme build and keeps very productive relationships with key partners in Government of Ghana, private sector and other key stakeholders</text:p>
          </table:table-cell>
          <table:table-cell office:value-type="string" table:style-name="ce1">
            <text:p>90% of log frame indicator targets me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2) Effective financial and VfM management, including accuracy of forecasting and invoicing and evidence of VfM guided decision-making (Financial forecasts (covering both PMU and TAF) are submitted to FCDO on or by 20th calendar day of each month; forecasts are in the agreed format and are accurate to within 1% spend);</text:p>
          </table:table-cell>
          <table:table-cell office:value-type="string" table:style-name="ce1">
            <text:p>Financial Forecasts submitted by 20th Calendar day and are accurate to within 1% toler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entre for Disaster Protection</text:p>
          </table:table-cell>
          <table:table-cell office:value-type="string" table:style-name="ce1">
            <text:p>DAI Global UK Ltd</text:p>
          </table:table-cell>
          <table:table-cell office:value-type="string" table:style-name="ce1">
            <text:p>Quality of planning and reporting</text:p>
          </table:table-cell>
          <table:table-cell office:value-type="string" table:style-name="ce1">
            <text:p>Invoice within 10% of Month 1 forecast, subject to the exceptions in listed under Comments/condi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2. Timeliness of milestone deliverables of the RISE Directorate<text:s/></text:p>
            <text:p><text:s text:c="3"/></text:p>
            <text:p><text:s text:c="3"/>Scoring: In the last 6 months has the supplier achieved the agreed deliverables to the agreed timescale?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Dispersal of grants</text:p>
            <text:p><text:s text:c="3"/>1.<text:tab/>Percentage of grantee self-assessment reports submitted on time</text:p>
            <text:p><text:s text:c="3"/>2.<text:tab/>Percentage of grantees who rate the support as useful in an anonymous annual survey</text:p>
            <text:p><text:s text:c="3"/>3.<text:tab/>Percentage of funded projects that have achieved at least 80% of their targets</text:p>
          </table:table-cell>
          <table:table-cell office:value-type="string" table:style-name="ce1">
            <text:p>1.<text:tab/>80% of grantee self-assessment reports submitted on time.</text:p>
            <text:p><text:s text:c="3"/>2.<text:tab/>90% of grantees who rate the support as useful in an anonymous annual survey</text:p>
            <text:p><text:s text:c="3"/>3.<text:tab/>85% of funded projects that have achieved at least 80% of their targets</text:p>
          </table:table-cell>
          <table:table-cell office:value-type="string" table:style-name="ce1">
            <text:p>Other - Consider returned</text:p>
          </table:table-cell>
          <table:table-cell office:value-type="string" table:style-name="ce1">
            <text:p>Not applicable as there were no grantees in Q1 (April -June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Accuracy of timely forecasting and invoice: Quarterly reported spend is within 5% variance of forecast and monthly deviations do not exceed 10% - both based on the monthly forecast review submitted by the 25th every month. Invoices are submitted in line with agreed invoicing calendar.</text:p>
          </table:table-cell>
          <table:table-cell office:value-type="string" table:style-name="ce1">
            <text:p>&lt;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15</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Timeliness of Reporting: Quarterly progress and financial reports to be submitted by the end-of the 3rd week after the reporting quarter; annual progress report to be submitted by the 2nd week of July and annual financial report by the 25th of July. Monthly updates to financial information and forecast to be submitted by the 25th of the next month. The progress reports can be revised once and should be resubmitted within 5 working days from receiving FCDO comments</text:p>
          </table:table-cell>
          <table:table-cell office:value-type="string" table:style-name="ce1">
            <text:p>All reporting submitted within 2 working days of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Knowledge sharing around programmatic evidence based and innovations is enhanc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016 Incident Sev 1 supplier management (Aggregate of Managed Suppliers view):<text:s/></text:p>
            <text:p><text:s text:c="3"/>%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67 - Teacher Professional Development component of TEACH Zimbabwe</text:p>
          </table:table-cell>
          <table:table-cell office:value-type="string" table:style-name="ce1">
            <text:p>Education Development Trus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252/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Risk Management: Effective management of the identified and unidentified risks and its implications for the programme during the quarterly reporting period</text:p>
          </table:table-cell>
          <table:table-cell office:value-type="string" table:style-name="ce1">
            <text:p>90% or more of agreed quarterly deliverables are completed to a high standar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Indonesia - Renewable Energy Programme</text:p>
          </table:table-cell>
          <table:table-cell office:value-type="string" table:style-name="ce1">
            <text:p>Palladium International Ltd</text:p>
          </table:table-cell>
          <table:table-cell office:value-type="string" table:style-name="ce1">
            <text:p>Number of policy recommendations on low carbon energy produced - 6 by end of programme. Qualitative score based on assessment of progress.</text:p>
          </table:table-cell>
          <table:table-cell office:value-type="string" table:style-name="ce1">
            <text:p>4</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y - Fund Manager</text:p>
          </table:table-cell>
          <table:table-cell office:value-type="string" table:style-name="ce1">
            <text:p>Mott Macdonald Ltd</text:p>
          </table:table-cell>
          <table:table-cell office:value-type="string" table:style-name="ce1">
            <text:p>2.Compliance and risk management:</text:p>
            <text:p><text:s text:c="3"/></text:p>
            <text:p><text:s text:c="3"/>• Risk Management (including appropriate escalation of issues and risks) <text:s text:c="246"/>• Compliance with FCDO terms and conditions, including fraud reporting, safeguarding, audit and information security requirements etc.</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The supplier and its supply chain shall ensure 80% or more Milestones are completed by agreed due dates within the assessment quarter</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SRP- Support to the Palestinian Authority to Build Stability,Deliver Services,Promote Reform in OPT</text:p>
          </table:table-cell>
          <table:table-cell office:value-type="string" table:style-name="ce1">
            <text:p>Tetra Tech International Development</text:p>
          </table:table-cell>
          <table:table-cell office:value-type="string" table:style-name="ce1">
            <text:p>Capturing knowledge, learning and adapting: If at least 2 actionable lessons are captured during the quarter under review the KPI scores 6. If at least one actionable lesson is captured during the quarter under review, the KPI scores 3. if no lessons are captured, the KPI scores 0. All actionable lessons should be captured with evidence of how these have been applied to the programme to date and how they will inform implementation in the next quarter.</text:p>
          </table:table-cell>
          <table:table-cell office:value-type="string" table:style-name="ce1">
            <text:p>at least 2 actionable lessons captur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Monthly spend within 5% of forecast. Accurate invoices submitted by the 15th day of every month. Annual forecast submitted by the due date. Forecaster updated submitted by the 15th day of every month covering a period of 3 months (and revised/updated by 28th of each month). 90% of annual budget spent by December billing covering up to November spend (ODA target) not accounting for accruals.</text:p>
            <text:p><text:s text:c="3"/>Cumulative quarterly variance &gt; ±15% <text:s/>with accurate invoices submitted after the 15th day of each month. Forecast for the next 3 months submitted on monthly basis.<text:tab/></text:p>
            <text:p><text:s text:c="3"/>Cumulative quarterly variance &gt; ±10% of forecast with accurate invoices submitted by the 15th day of each month. Forecast for the next 3 months submitted on monthly basis.<text:tab/><text:s/></text:p>
            <text:p><text:s text:c="3"/>Cumulative quarterly variance between ±5% of forecast with accurate invoices submitted by the 15th day of each month. Forecast for the next 3 months submitted on monthly basis.<text:tab/></text:p>
            <text:p><text:s text:c="3"/>Cumulative quarterly variance ≤ ±5% of forecast with accurate invoices submitted by the 15th day of each month. Forecast for the next 3 months submitted on monthly basis.</text:p>
          </table:table-cell>
          <table:table-cell office:value-type="string" table:style-name="ce1">
            <text:p>≤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Number of individuals in programme sites that have received training to increase productivity for agribusiness</text:p>
          </table:table-cell>
          <table:table-cell office:value-type="string" table:style-name="ce1">
            <text:p>600</text:p>
          </table:table-cell>
          <table:table-cell office:value-type="string" table:style-name="ce1">
            <text:p>Inadequate</text:p>
          </table:table-cell>
          <table:table-cell office:value-type="string" table:style-name="ce1">
            <text:p>The programme has been able to achieve and exceeded the overall target of the entire programme lifetime in Q4 21/22; hence, no further efforts/works have been conducted in Q1 22/23.</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Project Approvals Achieved: A pipeline of project concept notes and ToRs which respond to identified beneficiary needs and to British Embassy priorities is developed; Terms of References are further developed into high-quality proposals by Technical Assistance Facility for Eastern Partnership on a timely basis. At least 80% of costed proposals approv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Number of smallholders reached by new and/or strengthened aggregation / sourcing arrangements by the producer organisation interventions (cumulative). Disaggregated by those living under $1.90 per day and by gender of participant and household head. Percentage is calculated comparing the expected number of smallholders reached for the period against actual number of smallholders reached by the program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knowledge products developed and disseminated to stakeholders (defined as Success Stories, Best Practice Documents, Lesson Learned Pieces, Blogs, Thought-Pieces, Case Study, Conferences)</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1</text:p>
            <text:p><text:s text:c="3"/>100% of the agreed contractual quarterly milestones have been submitted within the timeline of one week before end of quarter and have been approved by the SRO.<text:s text:c="2"/></text:p>
            <text:p><text:s text:c="3"/>•<text:tab/>Milestones are submitted to FCDO at least one week before end of the quarter and subsequently approved by FCDO within one week of receipt.</text:p>
            <text:p><text:s text:c="3"/>•<text:tab/>When any milestone is not met, quarterly reporting includes clear and concise narrative on areas on- and off-track; reasons for delays (within and outside project team control) and assessment of effects on project outputs and outcomes.<text:s/></text:p>
            <text:p><text:s text:c="3"/>•<text:tab/>Where milestones are not achieved due to reasons outside project team control, CE will communicate/ provide justification within two weeks of the start of the quarter, and subject to FCDO SRO sign-off will not be included as part of bullet point 1.</text:p>
            <text:p><text:s text:c="3"/>•<text:tab/>Milestones will be reviewed, and feedback shared by FCDO SRO within one week following receipt, and will allow for a one-week response time from CE following which a final scoring will be provided.</text:p>
            <text:p><text:s text:c="3"/>Good: all milestones submitted on time and approved</text:p>
            <text:p><text:s text:c="3"/>Approaching target: one milestone is not submitted or approved <text:s/>within the deadline.</text:p>
            <text:p><text:s text:c="3"/>Requires improvement: two Milestones are not submitted or approved within the deadline.</text:p>
            <text:p><text:s text:c="3"/>Inadequate: more than two milestones are not submitted or approved within the deadline.</text:p>
          </table:table-cell>
          <table:table-cell office:value-type="string" table:style-name="ce1">
            <text:p>All milestones are submitted on time and approved by SRO within the deadlin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Comprehensive <text:s/>quarterly progress report submitted <text:s/>45 days after the end of each quarter. Target +/- 2 days</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Education Systems for Improved Learning</text:p>
          </table:table-cell>
          <table:table-cell office:value-type="string" table:style-name="ce1">
            <text:p>Mott Macdonald Ltd</text:p>
          </table:table-cell>
          <table:table-cell office:value-type="string" table:style-name="ce1">
            <text:p>Sensitisation and mobilisation activities for Community Led Learning start-up complete by Local Governments <text:s/>in 80% of target communities in cohort 2.</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Other - Consider returned</text:p>
          </table:table-cell>
          <table:table-cell office:value-type="string" table:style-name="ce1">
            <text:p>Data will be available by Q17</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2. Quarterly milestones submitted/delivered within agreed timeframe and quality standard<text:s/></text:p>
            <text:p><text:s text:c="3"/></text:p>
            <text:p><text:s text:c="3"/>Scoring: In the last 3 months has the supplier achieved the agreed deliverables to the agreed timescal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Pool Fund 3</text:p>
          </table:table-cell>
          <table:table-cell office:value-type="string" table:style-name="ce1">
            <text:p>Crown Agents Bank Limited</text:p>
          </table:table-cell>
          <table:table-cell office:value-type="string" table:style-name="ce1">
            <text:p>2. Percentage of health facilities receiving commodities within a defined time period</text:p>
            <text:p><text:s text:c="3"/></text:p>
            <text:p><text:s text:c="3"/>Scoring: In the last 6 months has the supplier achieved the agreed deliverables to the agreed timescale? (Wording from FCDO Supplier Scorecard)</text:p>
          </table:table-cell>
          <table:table-cell office:value-type="string" table:style-name="ce1">
            <text:p>=&gt;8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AR review score. <text:s/>This gives an indication of how the programme is performing against output and outcome indicators as captured in the programme logframe over a period of 1 year.</text:p>
          </table:table-cell>
          <table:table-cell office:value-type="string" table:style-name="ce1">
            <text:p>90% of log frame indicator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ross Border Conflict Research Programme Lot 2</text:p>
          </table:table-cell>
          <table:table-cell office:value-type="string" table:style-name="ce1">
            <text:p>Chemonics</text:p>
          </table:table-cell>
          <table:table-cell office:value-type="string" table:style-name="ce1">
            <text:p>KPI3</text:p>
            <text:p><text:s text:c="3"/>Programme coordination (research partners and client)</text:p>
            <text:p><text:s text:c="3"/></text:p>
            <text:p><text:s text:c="3"/>Criteria</text:p>
            <text:p><text:s text:c="3"/>1.<text:tab/>Regular updates to FCDO on consortium activities, at a minimum through fortnightly meeting.</text:p>
            <text:p><text:s text:c="3"/>2.<text:tab/>Programme coordination - Quarterly meetings (Cross-component) planned in consultation with FCDO.<text:s/></text:p>
            <text:p><text:s text:c="3"/>3. Programme governance - Quarterly meetings (XHAG) planned in consultation with FCDO.</text:p>
          </table:table-cell>
          <table:table-cell office:value-type="string" table:style-name="ce1">
            <text:p>3</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Annual forecasting versus actual spend: 2% target variance or less - <text:s/>All costs not to exceed +2% of the staff fee budget in the costed annual workplan budget for any given year</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3 Overall progress of agreed work plan activities<text:s/></text:p>
            <text:p><text:s text:c="3"/>Pass - The trajectory of overall progress of the work plan is stable in the least, and positive in the best case. Quarterly reporting includes clear and concise narrative on areas on and off-track; reasons for delays (within and outside project team control) and assessment of effects on project outputs and outcomes.<text:s/></text:p>
            <text:p><text:s text:c="3"/>Fail - The trajectory of overall progress of the work plan is not stable and not progressing. Quarterly reporting does not include clear and concise narrative on areas on and off-track; reasons for delays (within and outside project team control) and assessment of effects on project outputs and outcome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lementation of the Multi-stakeholder Forestry Programme Phase 4 (MFP4)</text:p>
          </table:table-cell>
          <table:table-cell office:value-type="string" table:style-name="ce1">
            <text:p>Palladium International Limited</text:p>
          </table:table-cell>
          <table:table-cell office:value-type="string" table:style-name="ce1">
            <text:p>KPI2 (Ethical Behaviour): Customer relationship: Good relationship management with the Government of Indonesia especially the MoEF.</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Team Performance, Client Relationship, and Engagement. Government ownership of key issue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KPI 1: <text:s text:c="3"/>Average quarterly variance (based on a forecast provided at the start of the quarter, this indicator measures the total quarterly spend against the total quarterly forecast)<text:s/></text:p>
            <text:p><text:s text:c="3"/>Good: <text:s/>5% or less<text:s/></text:p>
            <text:p><text:s text:c="3"/>Approaching target: &gt;5% (Tasdeer provides written explanation)</text:p>
            <text:p><text:s text:c="3"/>Needs improvement: 10%+ (Tasdeer provides written explanation)</text:p>
          </table:table-cell>
          <table:table-cell office:value-type="string" table:style-name="ce1">
            <text:p>5% or les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Adherence to schedule:</text:p>
            <text:p><text:s text:c="3"/>i) CHASE: Provision of capability to deploy right resources and expertise within agreed timeframe to Country Offices.</text:p>
            <text:p><text:s text:c="3"/>ii) Stabilisation Unit: Efficiency of Deployments. Measured as number of deployments delayed by factors within Palladium contro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Number of teams or units receiving public order training during extension perio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achieves “good performance” i.e. a score of 50-64 against the contract management KPIs and achieves the deliverables as per the agreed work plan and timetable.</text:p>
          </table:table-cell>
          <table:table-cell office:value-type="string" table:style-name="ce1">
            <text:p>100% achievement against quarterly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Partnering for Accelerated Climate Transitions (“UK PACT”) Lot 3</text:p>
          </table:table-cell>
          <table:table-cell office:value-type="string" table:style-name="ce1">
            <text:p>PA CONSULTING SERVICES LIMITED</text:p>
          </table:table-cell>
          <table:table-cell office:value-type="string" table:style-name="ce1">
            <text:p>Efficiency of Deployments: <text:s/>number of deployments delayed by 1 week or more from finalised start date due to activities that are the direct responsibility of PA Consulting</text:p>
          </table:table-cell>
          <table:table-cell office:value-type="string" table:style-name="ce1">
            <text:p>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Proportion of DID consortium financial reports that are submitted within 2 working days of the due date.</text:p>
          </table:table-cell>
          <table:table-cell office:value-type="string" table:style-name="ce1">
            <text:p>&gt;=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Brazilian MSMEs directly engaged with the programme adopting new or improved export-related business practices. Annual Target = 33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KPI 1</text:p>
            <text:p><text:s text:c="3"/>Quarterly progress reports appropriately highlight impact and achievements of the research and uptake, as well as any significant management issues or developments.</text:p>
            <text:p><text:s text:c="3"/></text:p>
            <text:p><text:s text:c="3"/>Criteria</text:p>
            <text:p><text:s text:c="3"/>1. Progress reports submitted to FCDO for review on a quarterly basis</text:p>
            <text:p><text:s text:c="3"/>2. Reports demonstrate impact and achievements of the research and uptake</text:p>
            <text:p><text:s text:c="3"/>3. Reports proactively highlight significant management issues or challenges when relevant</text:p>
          </table:table-cell>
          <table:table-cell office:value-type="string" table:style-name="ce1">
            <text:p>3</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 UK Europe</text:p>
          </table:table-cell>
          <table:table-cell office:value-type="string" table:style-name="ce1">
            <text:p>Mitie</text:p>
          </table:table-cell>
          <table:table-cell office:value-type="string" table:style-name="ce1">
            <text:p>SRCS M6</text:p>
            <text:p><text:s text:c="3"/>The Contractor will provide Reporting and Quality Management. These Monthly reports will contain the information in compliance with the Contract Requirements and Service information.</text:p>
            <text:p><text:s text:c="3"/>No failure by the Contractor to provide an accurate monthly report to the customer. <text:s/>Report is not to miss any information that would lead to an incorrect reporting of performance.</text:p>
            <text:p><text:s text:c="3"/>Reporting calendar % complete and in time</text:p>
          </table:table-cell>
          <table:table-cell office:value-type="string" table:style-name="ce1">
            <text:p>98%</text:p>
          </table:table-cell>
          <table:table-cell office:value-type="string" table:style-name="ce1">
            <text:p>Inadequate</text:p>
          </table:table-cell>
          <table:table-cell office:value-type="string" table:style-name="ce1">
            <text:p>SRCS M6 under-performance is being reviewed as part of BAU performance management activitie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Completeness and timeliness of quarterly narrative reporting from Fund Manager</text:p>
            <text:p><text:s text:c="3"/></text:p>
            <text:p><text:s text:c="3"/>Scoring: In the last 6 months, supplier has completed the deliverables to a high standard and aligned with project need</text:p>
            <text:p><text:s text:c="3"/>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Quality of deliverables. All deliverables meet contractual requirements and utilise evidence to demonstrate progress against work plans and logframes and capture lessons learned. Quarterly and annual reports include updates on activities and work plan targets, logframe results and other monitoring frameworks, and financial reporting.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he Growth Gateway</text:p>
          </table:table-cell>
          <table:table-cell office:value-type="string" table:style-name="ce1">
            <text:p>The Boston Consulting Group UK LLP</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812/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Partnering for Accelerated Climate Transitions (“UK PACT”) Lot 1 Programme Projects Fund"</text:p>
          </table:table-cell>
          <table:table-cell office:value-type="string" table:style-name="ce1">
            <text:p>Palladium Int Ltd – UKPACT</text:p>
          </table:table-cell>
          <table:table-cell office:value-type="string" table:style-name="ce1">
            <text:p>Palladium provides formal monthly updates to BEIS on project progress and flags poor performance, unless otherwise agreed with BEIS</text:p>
          </table:table-cell>
          <table:table-cell office:value-type="string" table:style-name="ce1">
            <text:p>Meet with ≥80% of IPs 2 times per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text:s/>South Africa - Global Health Programme</text:p>
          </table:table-cell>
          <table:table-cell office:value-type="string" table:style-name="ce1">
            <text:p>Mott MacDonald</text:p>
          </table:table-cell>
          <table:table-cell office:value-type="string" table:style-name="ce1">
            <text:p>MREL: Report on milestone and output indicator progress to the Authority within Monthly Report submitted 2nd Monday of the respective quarterly reporting period.<text:s/></text:p>
            <text:p><text:s text:c="3"/>Report on lessons learned to the Authority within Monthly Report submitted 2nd Monday of the respective quarterly reporting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Partnering for Accelerated Climate Transitions (“UK PACT”) Lot 1 Programme Projects Fund"</text:p>
          </table:table-cell>
          <table:table-cell office:value-type="string" table:style-name="ce1">
            <text:p>Palladium Int Ltd – UKPACT</text:p>
          </table:table-cell>
          <table:table-cell office:value-type="string" table:style-name="ce1">
            <text:p>Timeliness: Deliverables provided by the agreed timelin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KPI3: Increased number of public facilities reporting disaggregated data using DHIS2 in a timely manner in 2021/22 (baseline value = 68% in 2020/21)</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Partnering for Accelerated Climate Transitions (“UK PACT”) Lot 3</text:p>
          </table:table-cell>
          <table:table-cell office:value-type="string" table:style-name="ce1">
            <text:p>PA CONSULTING SERVICES LIMITED</text:p>
          </table:table-cell>
          <table:table-cell office:value-type="string" table:style-name="ce1">
            <text:p>Service blueprint Service Level Agreements (SLAs): expert selection - shortlist of experts to be provided within 10 working days of Expression of Interest (EOI) publishing.</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reen Growth Equity Fund (GGEF)</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18/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Cumulative number of mentors providing services through BIC programmes to start-ups and MSMEs on a pro-bono basis for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Inadequate</text:p>
          </table:table-cell>
          <table:table-cell office:value-type="string" table:style-name="ce1">
            <text:p>Due to the following challenges the target was not met: Difficulties in finding competent, experienced pro-bono mentor; Difficulties with matching of mentor expertise with the mentee needs; lack of mentors in remote areas. Actions to be taken: promotion of mentorship programmes through social media pages; increasing pool of mentors; providing mentorship services remotely</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79, What Works to Prevent Violence: Impact at Scale</text:p>
          </table:table-cell>
          <table:table-cell office:value-type="string" table:style-name="ce1">
            <text:p>International Rescue Committee Inc</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606/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 Salone</text:p>
          </table:table-cell>
          <table:table-cell office:value-type="string" table:style-name="ce1">
            <text:p>Nathan Associates</text:p>
          </table:table-cell>
          <table:table-cell office:value-type="string" table:style-name="ce1">
            <text:p>Reform-oriented products developed and used to inform investment climate activity <text:s/>such as policy recommendations, public-private dialogue, media engagement, accountability strengthening, etc. (percentage against agreed logframe number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95% of milestones set delivered to the required standard within each Quarter</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Global Travel Programme</text:p>
          </table:table-cell>
          <table:table-cell office:value-type="string" table:style-name="ce1">
            <text:p>Flight Centre UK Ltd</text:p>
          </table:table-cell>
          <table:table-cell office:value-type="string" table:style-name="ce1">
            <text:p>100% of online bookings to be completed and confirmed instantly.</text:p>
          </table:table-cell>
          <table:table-cell office:value-type="string" table:style-name="ce1">
            <text:p>100%</text:p>
          </table:table-cell>
          <table:table-cell office:value-type="string" table:style-name="ce1">
            <text:p>Other - Consider returned</text:p>
          </table:table-cell>
          <table:table-cell office:value-type="string" table:style-name="ce1">
            <text:p>Data is not available due to Covid disruption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3</text:p>
            <text:p><text:s text:c="3"/>Strategies developed by MDAs and other stakeholders</text:p>
            <text:p><text:s text:c="3"/>Progress towards no. of strategies committed to as per logframe milestones (1=good, 2=approaching target, 3=requires improvement, inadequate)</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1) Quality and Timeliness of Reporting: Reports are received on or within 14 calendar days of the end of the agreed reporting period;</text:p>
          </table:table-cell>
          <table:table-cell office:value-type="string" table:style-name="ce1">
            <text:p>Reports are received on or within 14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No. of businesses supported by the CASA TAF. Percentage is calculated comparing the expected number of companies supported for the period against actual number of companies supported by the program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onitoring and Evaluation <text:s/>for the Somalia Humanitarian, Health and Resilience Programmes</text:p>
          </table:table-cell>
          <table:table-cell office:value-type="string" table:style-name="ce1">
            <text:p>Cowater International S.A. formerly Transtec</text:p>
          </table:table-cell>
          <table:table-cell office:value-type="string" table:style-name="ce1">
            <text:p>KPI3 Flexibility and Ease of Doing Business</text:p>
            <text:p><text:s text:c="3"/>a) Responsiveness: Degree to which the supply partner's management team quickly responds and adopts to changing context and seeks to align with FCDO priorities.</text:p>
            <text:p><text:s text:c="3"/></text:p>
            <text:p><text:s text:c="3"/>b) Degree to which the supply partner is responsive and flexibility to stakeholder needs.</text:p>
          </table:table-cell>
          <table:table-cell office:value-type="string" table:style-name="ce1">
            <text:p>4 - Satisfactory meets requi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2: Customer relationship: Good relationship management with the Government of Ethiopia</text:p>
          </table:table-cell>
          <table:table-cell office:value-type="string" table:style-name="ce1">
            <text:p>4, meet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Support given to development and/or implementation of policies, manuals, processes that support the peace and security sector of Kenya. The percentage is measured in relation to the number of individual policies/manuals/processes that the REINVENT team have supported the development/ implementation of vs the number of such expected intervention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Partnering for Accelerated Climate Transitions (“UK PACT”) Lot 1 Programme Projects Fund"</text:p>
          </table:table-cell>
          <table:table-cell office:value-type="string" table:style-name="ce1">
            <text:p>Palladium Int Ltd – UKPACT</text:p>
          </table:table-cell>
          <table:table-cell office:value-type="string" table:style-name="ce1">
            <text:p>Reporting - provided in a timely, accurate, concise manner: Quarterly narrative/risk/performance management reports submitted on time, unless otherwise agreed with BEIS in advance</text:p>
          </table:table-cell>
          <table:table-cell office:value-type="string" table:style-name="ce1">
            <text:p>100% of reports submitt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168 MOBILIST Product Platform</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921/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2. Quarterly milestones submitted/delivered within agreed timeframe and quality standard<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Learnings and Engagement</text:p>
            <text:p><text:s text:c="3"/>1.<text:tab/>Dissemination of annual learning product to relevant stakeholders</text:p>
            <text:p><text:s text:c="3"/>2.<text:tab/>Number of engagements held with other funders, sharing lessons learned, or generating evidence on market-building interventions in the sector</text:p>
            <text:p><text:s text:c="3"/>3.<text:tab/>Participation in external conferences / networking events</text:p>
          </table:table-cell>
          <table:table-cell office:value-type="string" table:style-name="ce1">
            <text:p>1.<text:tab/>Successful dissemination of annual learning product to relevant stakeholders with<text:s/></text:p>
            <text:p><text:s text:c="3"/>2.<text:tab/>At least 2 engagements held with other funders, sharing lessons learned, or generating evidence on market-building interventions in the sector.</text:p>
            <text:p><text:s text:c="3"/>3.<text:tab/>At least 3 participations in external conferences / networking events.</text:p>
          </table:table-cell>
          <table:table-cell office:value-type="string" table:style-name="ce1">
            <text:p>Other - Consider returned</text:p>
          </table:table-cell>
          <table:table-cell office:value-type="string" table:style-name="ce1">
            <text:p>Not applicable as there were no grantees in Q1 (April -June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3 analytical reports per quarter produced by the analysis units in CCCs allowing ISF to respond to community security need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Accurate submission of financial forecasts</text:p>
          </table:table-cell>
          <table:table-cell office:value-type="string" table:style-name="ce1">
            <text:p>≥ 10% variance</text:p>
          </table:table-cell>
          <table:table-cell office:value-type="string" table:style-name="ce1">
            <text:p>Other - Consider returned</text:p>
          </table:table-cell>
          <table:table-cell office:value-type="string" table:style-name="ce1">
            <text:p>Data will be available by Q5</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28: Better Assistance in Crises (BASIC) Research</text:p>
          </table:table-cell>
          <table:table-cell office:value-type="string" table:style-name="ce1">
            <text:p>The Institute Of Development Studie</text:p>
          </table:table-cell>
          <table:table-cell office:value-type="string" table:style-name="ce1">
            <text:p>Quality of products</text:p>
            <text:p><text:s text:c="3"/>Products are delivered following relevant IDS quality assurance and signed off by FCDO SRO. Four criteria:</text:p>
            <text:p><text:s text:c="3"/>1) BASIC Research has submitted evidence of responses to:</text:p>
            <text:p><text:s text:c="3"/>a. 2 internal reviews of products (at least 1 reviewer with 10+ years experience)</text:p>
            <text:p><text:s text:c="3"/>b. 1 external review of products (at least 5+ years experience, but preferably more)</text:p>
            <text:p><text:s text:c="3"/>Product then submitted to FCDO as part of quarterly report usually on the final day of the quarter.<text:s/></text:p>
            <text:p><text:s text:c="3"/>Steps 2, 3 and 4 to occur after that deadline.</text:p>
            <text:p><text:s text:c="3"/>2) BASIC Research has responded to FCDO reviews</text:p>
            <text:p><text:s text:c="3"/>3) FCDO deems the product to be within the agreed* scope in terms of planned purpose and content</text:p>
            <text:p><text:s text:c="3"/>4) FCDO signs off the product</text:p>
          </table:table-cell>
          <table:table-cell office:value-type="string" table:style-name="ce1">
            <text:p>When FCDO signs off the product the full amount of funds linked to that product will be relea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pplied health research programme (Applied)</text:p>
          </table:table-cell>
          <table:table-cell office:value-type="string" table:style-name="ce1">
            <text:p>London School Of Hygiene And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42/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The SAFE programme team actively engages with FCDO throughout implementation ensuring coherence, agreement on key-decisions (particularly in light of adaptation) and accountability</text:p>
          </table:table-cell>
          <table:table-cell office:value-type="string" table:style-name="ce1">
            <text:p>90% of planned meetings occur and &lt;25% of key decisions are made without FCDO engag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1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Quality of pro-accountability initiatives (PAI) design and implementation. PAIs are identified, designed, implemented and adapted in a timely and inclusive manner based on evidence generated through research, monitoring and learning mechanisms. Quality is defined as: (i) a variety of actors engaged in solving the issue; (ii) inclusion of marginalised voices; (iii) ownership by PAI actors; (iv) PAIs adapted through learning events/activities.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3. <text:s/>Increase number of women and youth led SMEs established ; Achievements against the target set for increasing the number of SMEs established.</text:p>
          </table:table-cell>
          <table:table-cell office:value-type="string" table:style-name="ce1">
            <text:p>Good &gt;= 90%</text:p>
          </table:table-cell>
          <table:table-cell office:value-type="string" table:style-name="ce1">
            <text:p>Other - Consider returned</text:p>
          </table:table-cell>
          <table:table-cell office:value-type="string" table:style-name="ce1">
            <text:p>This is a new KPI the result of achievement will be available fo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O10070: Research and Innovation Systems for Africa (RISA) Fund (SRIA &amp; ATIP)</text:p>
          </table:table-cell>
          <table:table-cell office:value-type="string" table:style-name="ce1">
            <text:p>Chemonic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704/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Area of land under improved (sustainable land use) management (measured through reporting against programme logframe outcome-level KPI)</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3: Personnel: Demonstrated strong level of quality assurance</text:p>
          </table:table-cell>
          <table:table-cell office:value-type="string" table:style-name="ce1">
            <text:p>4, meet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90% of agreed quarterly deliverables are completed to a high standard, in line with workplans.</text:p>
          </table:table-cell>
          <table:table-cell office:value-type="string" table:style-name="ce1">
            <text:p>90% or more of agreed quarterly deliverables are completed to a high standards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Education Systems for Improved Learning</text:p>
          </table:table-cell>
          <table:table-cell office:value-type="string" table:style-name="ce1">
            <text:p>Mott Macdonald Ltd</text:p>
          </table:table-cell>
          <table:table-cell office:value-type="string" table:style-name="ce1">
            <text:p>75% of Community Learning Facilitators in cohort 1 of the Community Led Learning intervention have reached to at least lesson 16 in literacy and numeracy.</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anufacturing Africa</text:p>
          </table:table-cell>
          <table:table-cell office:value-type="string" table:style-name="ce1">
            <text:p>McKinsey Development Partners</text:p>
          </table:table-cell>
          <table:table-cell office:value-type="string" table:style-name="ce1">
            <text:p>Effectiveness - A+ performance attributed to the consortium as part of the FCDO annual review.</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 Salone</text:p>
          </table:table-cell>
          <table:table-cell office:value-type="string" table:style-name="ce1">
            <text:p>Nathan Associates</text:p>
          </table:table-cell>
          <table:table-cell office:value-type="string" table:style-name="ce1">
            <text:p>Substantive working relationships generated between ISL and international or domestic buyers or investors (percentage against agreed logframe number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South Africa - Global Trade Capacity Building Programme</text:p>
          </table:table-cell>
          <table:table-cell office:value-type="string" table:style-name="ce1">
            <text:p>DAI Global UK Ltd</text:p>
          </table:table-cell>
          <table:table-cell office:value-type="string" table:style-name="ce1">
            <text:p>Utilisation of the TFSA Hub</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Accurate submission of financial forecasts</text:p>
          </table:table-cell>
          <table:table-cell office:value-type="string" table:style-name="ce1">
            <text:p>≥ 10% variance</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1880/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Policies and practices for the management of delivery chain partners and affiliates aligned to the FCDO Supply Partner Code of Conduct</text:p>
          </table:table-cell>
          <table:table-cell office:value-type="string" table:style-name="ce1">
            <text:p>Updated documentation submitted once annua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demonstrates that they have provided sustainable capacity building initiatives and effective risk management practices for the SP financial aid by identifying appropriate risks, mitigation measures and management processes</text:p>
          </table:table-cell>
          <table:table-cell office:value-type="string" table:style-name="ce1">
            <text:p>100% achievement against quarterly deliverable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Monthly Submission of invoicing and forecast variance which is accurate and within 10%<text:s/></text:p>
            <text:p><text:s text:c="3"/>Scoring: In the last 3 months has the supplier achieved the agreed the required invoicing and forecasting to the agreed timescale?</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Effectiveness in delivery of the facilitation support (10% of Fee) <text:s text:c="2"/>-<text:s/></text:p>
            <text:p><text:s text:c="3"/>Timely and effective support provided to all 5 countries fostering dynamic stakeholder processes.</text:p>
            <text:p><text:s text:c="3"/></text:p>
            <text:p><text:s text:c="3"/>The country-specific work plans have targets for key tasks relative to the baselines, confirmed during Inception period. The quarterly reports will report progress to these targets and present evidence that activities are contributing to (i) active dialogue between VPA stakeholders; (ii) functioning of stakeholder structures, (iii) an understanding of VPA progress. This progress will be verified periodically through monitoring visits of the PMST and independent review.</text:p>
          </table:table-cell>
          <table:table-cell office:value-type="string" table:style-name="ce1">
            <text:p>100%</text:p>
            <text:p><text:s text:c="3"/>Support services enabling multi-stakeholder engagement in all 5 countries are meeting the expectations set out in country-specific work 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 of WOW products or partnerships delivered receiving positive feedback from the support recipient (regarding satisfaction, responsiveness and timeliness). The target is 80% of queries score 4 or and above. Where 5 is very satisfied and 1 is very unsatisfied. Reported on annually.</text:p>
          </table:table-cell>
          <table:table-cell office:value-type="string" table:style-name="ce1">
            <text:p>80%</text:p>
          </table:table-cell>
          <table:table-cell office:value-type="string" table:style-name="ce1">
            <text:p>Other - Consider not returned</text:p>
          </table:table-cell>
          <table:table-cell office:value-type="string" table:style-name="ce1">
            <text:p>New - This KPI is measured annually, will be available Q2 or Q3</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Aid Match II</text:p>
          </table:table-cell>
          <table:table-cell office:value-type="string" table:style-name="ce1">
            <text:p>Mannion Daniels Limited</text:p>
          </table:table-cell>
          <table:table-cell office:value-type="string" table:style-name="ce1">
            <text:p>Grant Performance to Deliver Results: 60% of grants are demonstrating effective progress towards their outcomes by being assessed as ‘on track’/’A’ or above in quarterly/annual/final reporting</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Quarterly reports delivered in a timely fashion that demonstrate progress is on track and that regular risk reviews are taking place and feeding back into strategic decision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Extent to which decisions have been made based on VfM considerations.</text:p>
          </table:table-cell>
          <table:table-cell office:value-type="string" table:style-name="ce1">
            <text:p>7 strategic or operational decisions made using Vfm considerations in Contract Year 3 (FY21-2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Timely submission of 3 Quarterly Reports and Annual Report and implementation of Annual Learning Event and 2 Targeted Funding Cycles.</text:p>
          </table:table-cell>
          <table:table-cell office:value-type="string" table:style-name="ce1">
            <text:p>Quarterly reporting is submitted on time and includes clear and concise narrative on areas that are on- and off-track with reasons for delays (within and outside project team control) and analysis of impact on project outputs and outcomes clearly articulated, meeting contractual expectations.</text:p>
            <text:p><text:s text:c="3"/>Successful implementation of Annual Learning Event.</text:p>
          </table:table-cell>
          <table:table-cell office:value-type="string" table:style-name="ce1">
            <text:p>Other - Consider returned</text:p>
          </table:table-cell>
          <table:table-cell office:value-type="string" table:style-name="ce1">
            <text:p>Not applicable as there were no grantees in Q1 (April -June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Reporting: Consolidated, high-quality 3 x quarterly reports and 1 annual report annually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3) Overall progress of agreed workplan activities/deliverables, with considerations for delays that are outside the project team’s control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Regular Quarterly Reporting which provides complete and clear narrative on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Other - Consider returned</text:p>
          </table:table-cell>
          <table:table-cell office:value-type="string" table:style-name="ce1">
            <text:p>Data will be available by Q8</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FID DRC Decision Support Unit</text:p>
          </table:table-cell>
          <table:table-cell office:value-type="string" table:style-name="ce1">
            <text:p>Oxford Policy Management</text:p>
          </table:table-cell>
          <table:table-cell office:value-type="string" table:style-name="ce1">
            <text:p>Accurate and timely submission of financial forecasting. Percentage is calculated by the variance in actual expenditure compared to forecast,<text:s/></text:p>
            <text:p><text:s text:c="3"/>&gt;20% variance = Inadequate</text:p>
            <text:p><text:s text:c="3"/>&lt;20% variance <text:s/>=Good.</text:p>
          </table:table-cell>
          <table:table-cell office:value-type="string" table:style-name="ce1">
            <text:p>Less than 2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Quarterly Report submitted and approved by FCDO</text:p>
            <text:p><text:s text:c="3"/>95% of all milestones related to this KPI have been completed on time. The Report is submitted and approved by FCDO within the agreed time.</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Adherence to Schedule: Degree to which deliverables are completed within agreed schedule</text:p>
          </table:table-cell>
          <table:table-cell office:value-type="string" table:style-name="ce1">
            <text:p>5 and above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Detailed financials along with updated risk and asset registers submitted within 45 days following the end of each quarter.</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Civil society and community organisations participate in VPA governance structures using evidence provided by Independent Forest Monitors (3% of fee)</text:p>
            <text:p><text:s text:c="3"/></text:p>
            <text:p><text:s text:c="3"/>Indicator:</text:p>
            <text:p><text:s text:c="3"/>Actions taken by civil society and community organisations based on information generated through CS-IFM (meeting minutes, advocacy actions e.g. letters citing briefing, etc.)</text:p>
          </table:table-cell>
          <table:table-cell office:value-type="string" table:style-name="ce1">
            <text:p>100%</text:p>
            <text:p><text:s text:c="3"/>Strong evidence of participation, drawing from up-to date- evidence in the review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78 Social Protection Technical Assistance Facility</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68/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Quarterly progress on beneficiary outreach related to employment creation and migration support<text:s/></text:p>
            <text:p><text:s text:c="3"/>Scoring: In the last 3 months, supplier has completed activity to a high standard and aligned with project need?</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XPANDING SOCIAL PROTECTION PHASE II</text:p>
          </table:table-cell>
          <table:table-cell office:value-type="string" table:style-name="ce1">
            <text:p>DAI Global UK Ltd</text:p>
          </table:table-cell>
          <table:table-cell office:value-type="string" table:style-name="ce1">
            <text:p>Specific agreed milestones <text:s/>- Quarterly reports, Beneficiaries report and Renovation works</text:p>
          </table:table-cell>
          <table:table-cell office:value-type="string" table:style-name="ce1">
            <text:p>90%</text:p>
          </table:table-cell>
          <table:table-cell office:value-type="string" table:style-name="ce1">
            <text:p>Inadequate</text:p>
          </table:table-cell>
          <table:table-cell office:value-type="string" table:style-name="ce1">
            <text:p>THERE ARE 13 MILESTONES FOR THIS KPI AND ALL ARE CLOSE OUT ACTIVITES WHICH IS ALL WORK IN PROGRESS AND PLANNED TO COMPLETE BETWEEN SEPTEMBER AND DECEMBER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Extent to which supplier is responsive and flexible to FCDO and other stakeholder needs.</text:p>
            <text:p><text:s text:c="3"/>Percentage of KPI is measured by taking in consideration supplier’s achievement in quarterly scoring system done by FCDO:<text:s/></text:p>
            <text:p><text:s text:c="3"/>• <text:s text:c="11"/>6 = 100% Outstanding delivery with innovation and outstanding execution, well exceeding contractual requirements.</text:p>
            <text:p><text:s text:c="3"/>• <text:s text:c="11"/>5 = 83% Proactive supplier delivering efficiently and effectively above contractual expectations.</text:p>
            <text:p><text:s text:c="3"/>• <text:s text:c="11"/>4 = 66% Supplier delivering efficiently and effectively. Very few or no improvements needed.</text:p>
            <text:p><text:s text:c="3"/>• <text:s text:c="11"/>3 = 50% Most responsibilities are delivered efficiently and effectively. Some improvements should be made.</text:p>
            <text:p><text:s text:c="3"/>• <text:s text:c="11"/>2 = 33% Some criteria met but significant improvements needed.</text:p>
            <text:p><text:s text:c="3"/>• <text:s text:c="11"/>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Monitoring and Evaluation <text:s/>for the Somalia Humanitarian, Health and Resilience Programmes</text:p>
          </table:table-cell>
          <table:table-cell office:value-type="string" table:style-name="ce1">
            <text:p>Cowater International S.A. formerly Transtec</text:p>
          </table:table-cell>
          <table:table-cell office:value-type="string" table:style-name="ce1">
            <text:p>KPI2 Reviews and Evaluations</text:p>
            <text:p><text:s text:c="3"/>Produce 3 reviews per year; and 2 thematic briefs per quarter; lead bi-annual evidence and learnings dialogues</text:p>
          </table:table-cell>
          <table:table-cell office:value-type="string" table:style-name="ce1">
            <text:p>4 - Satisfactory meets requi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ublic Sector Accountability and Governance Programme-</text:p>
          </table:table-cell>
          <table:table-cell office:value-type="string" table:style-name="ce1">
            <text:p>DAI</text:p>
          </table:table-cell>
          <table:table-cell office:value-type="string" table:style-name="ce1">
            <text:p>Use of learning and adaptation tools to influence programme adaption and communicate results.</text:p>
            <text:p><text:s text:c="3"/>Yes - Report (Evidence of learning and reflection sessions with programme beneficiaries and staff).<text:s text:c="2"/></text:p>
            <text:p><text:s text:c="3"/>No – No report or evidence of learning and reflection session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Number of concept notes approved for support to SME agribusinesses in target value chains that receive technical assistance to improve their governance, operations, financial management and engagement with investors (cumulative). Percentage is calculated comparing the expected number of concept notes approved for the period against actual number of concept notes approved by the program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2</text:p>
            <text:p><text:s text:c="3"/>Set of <text:s/>submitted quarterly milestones are of good quality as gauged by the Education Adviser (Technical criterion, weight at 50%) and by the Ministry of Education Director of Quality Assurance (government embedding and sustainability criterion, weight at 50%)</text:p>
            <text:p><text:s text:c="3"/>The milestones are of good quality- i.e., technically strong and well embedded into government systems, facilitating government take-up and sustainability”</text:p>
            <text:p><text:s text:c="3"/>1. Technical criterion- The Education Adviser will gauge the quality of submitted milestones as a whole (the set of milestones as a proxy for progress in implementation, not one by one) based on national and international evidence and given analysis of constraints and opportunities; it will also consider Value for Money and innovation. The Adviser will write a short memo accompanying the score (good/approaching target/requires improvement/inadequate).<text:s text:c="2"/></text:p>
            <text:p><text:s text:c="4"/>2. Government embedding and sustainability criterion: the Director of Quality Assurance, who is the government coordinator for the programme, will have a quarterly meeting with FCDO which will be minuted, and score whether the set of milestones are embedding the programme in government systems and are considering sustainability (good/approaching target/requires improvement/inadequate).<text:s text:c="2"/></text:p>
            <text:p><text:s text:c="3"/>Good: both technical and government embedding scores are good or one is good and one is approaching target</text:p>
            <text:p><text:s text:c="3"/>Approaching target: both scores are approaching target or one is approaching target and one requires improvement.</text:p>
            <text:p><text:s text:c="3"/>Requires improvement: both scores require improvement or one is requiring improvement and one is inadequate<text:s text:c="2"/></text:p>
            <text:p><text:s text:c="3"/>Inadequate: Both scores are inadequate</text:p>
          </table:table-cell>
          <table:table-cell office:value-type="string" table:style-name="ce1">
            <text:p>Both technical and government embedding scores are good or one is good and one is approaching targe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2. Monthly/Quarterly milestones submitted/delivered within agreed timeframe and quality standard<text:s/></text:p>
            <text:p><text:s text:c="3"/></text:p>
            <text:p><text:s text:c="3"/>Scoring: In the last 3 months has the supplier achieved the agreed deliverables to the agreed timescal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Management Quality: Quality and timeliness of reporting, planning and meeting documentation</text:p>
          </table:table-cell>
          <table:table-cell office:value-type="string" table:style-name="ce1">
            <text:p>90% or more of agreed quarterly deliverables are completed to a high standar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2. Proportion of States with Functional Logistics Management Coordinating Units (LMCU)<text:s/></text:p>
            <text:p><text:s text:c="3"/></text:p>
            <text:p><text:s text:c="3"/>Scoring: LMCUs are considered to be operational if they are regularly performing their roles and responsibilities as outlined in the National Health Product Supply Chain Strategic Development and Implementation Plan (2021-2025). At the state level, LMCUs are expected to develop and implement an integrated health commodity forecasting and distribution plan and to cascade the LMCU structures at LGA level.</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KPI2: NHSSP completed the payment deliverables fully as defined in the Terms of Reference and in the agreed timelin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xtreme Poverty - Building Evidence for Effective Action</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836/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Continuous improvement, learning &amp; knowledge sharing</text:p>
          </table:table-cell>
          <table:table-cell office:value-type="string" table:style-name="ce1">
            <text:p>90% or more</text:p>
          </table:table-cell>
          <table:table-cell office:value-type="string" table:style-name="ce1">
            <text:p>Other - Consider returned</text:p>
          </table:table-cell>
          <table:table-cell office:value-type="string" table:style-name="ce1">
            <text:p>Contract was in inception stage in Q1, the average for quarter will be provided afte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Quarterly reported spend is within 5% variance of forecast and deviations does not exceed 5% - both based on the forecast reviewed and submitted every quarter. Utilisation of approved annual budget is within the 95% mark. Reports and invoices are submitted in line with the agreed calendar.</text:p>
          </table:table-cell>
          <table:table-cell office:value-type="string" table:style-name="ce1">
            <text:p>&lt;5% Variance<text:s/></text:p>
            <text:p><text:s text:c="3"/>95% Utilisation Budget</text:p>
          </table:table-cell>
          <table:table-cell office:value-type="string" table:style-name="ce1">
            <text:p>Requires Improvement</text:p>
          </table:table-cell>
          <table:table-cell office:value-type="string" table:style-name="ce1">
            <text:p>The supplier has overspent by 12% last quarter. The initial estimated forecast was provided on the basis of sub partners performance in past quarters, which are paid in arrears. Given COVID-19 restrictions is lifted and there is signs of economic recovery, the supplier has already updated the forecast spend for remaining quarter under this financial year, and also to be aligned to the agreed threshold.</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South Africa - Global Trade Capacity Building Programme</text:p>
          </table:table-cell>
          <table:table-cell office:value-type="string" table:style-name="ce1">
            <text:p>DAI Global UK Ltd</text:p>
          </table:table-cell>
          <table:table-cell office:value-type="string" table:style-name="ce1">
            <text:p>Number of firms capacitated through the interventions implemented in selected value chain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Average views of EdTech Hub knowledge products on their website Evidence Library</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13: Skills for Prosperity - Lot 2: Delivery Partner Mexico</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Number of WISH countries that have improved the enabling environment for SRH/FP through the achievement of the sustainability annual indicator in: <text:s/>Lot 1 – at least 2 pathways in countries which have more than one enabling environment pathway</text:p>
          </table:table-cell>
          <table:table-cell office:value-type="string" table:style-name="ce1">
            <text:p>2 pathw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6</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KP2: <text:s/>Tasdeer is delivering on time against work plan Green: Intervention on track, Amber: Course correction required or has taken place (Tasdeer provides written explanation), Red: Significant risk to intervention / intervention failing. <text:s/>Target 75% of interventions are "green", anything below this requires update to FCDO and correction.</text:p>
          </table:table-cell>
          <table:table-cell office:value-type="string" table:style-name="ce1">
            <text:p>75% and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vil Society Support Programme Phase II</text:p>
          </table:table-cell>
          <table:table-cell office:value-type="string" table:style-name="ce1">
            <text:p>The British Council</text:p>
          </table:table-cell>
          <table:table-cell office:value-type="string" table:style-name="ce1">
            <text:p>CSSP2 team delivers against their workplan for the quarter on capacity building: % of planned capacity building activities delivered.</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18</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Deliverables submitted/delivered within the agreed timeframe and to the required standard</text:p>
            <text:p><text:s text:c="3"/>Scoring: In the last 3 months has the supplier achieved the agreed deliverables to the agreed timescale?</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9</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Accurate and timely submission of partner financial and narrative reporting</text:p>
          </table:table-cell>
          <table:table-cell office:value-type="string" table:style-name="ce1">
            <text:p>&lt;2% unexpected financial variance (excluding variances previously flagged to FCDO); reporting meets deadline; report is well structured and narrative is easy to rea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Quality and proportion of payment deliverables delivered on agreed schedule and budget</text:p>
          </table:table-cell>
          <table:table-cell office:value-type="string" table:style-name="ce1">
            <text:p>100% of payment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Monthly forecasting versus actual spend: 10% target variance or less - All costs not to exceed +10% of the monthly staff fee budget in the costed annual workplan budget for given month</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Policies and practices for the management of delivery chain partners and affiliates aligned to the FCDO Supply Partner Code of Conduct</text:p>
          </table:table-cell>
          <table:table-cell office:value-type="string" table:style-name="ce1">
            <text:p>Reporting: Delivery chain map (shared quarterly); DAI Vetting and DD policy<text:s/></text:p>
            <text:p><text:s text:c="3"/>SHARPE relevant Vetting and DD (in partnership guid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Improve the number of risks identified, effective management of the identified and unidentified risks and its implications for the programme during the quarterly reporting perio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Management Unit for an Applied Research Programme in High Volume Transport</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844/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Investment Attraction deliverables (including Project Selection reports, workshop reports, Pre-Feasibility Studies, Due Diligence Reports, Investor Packs)</text:p>
          </table:table-cell>
          <table:table-cell office:value-type="string" table:style-name="ce1">
            <text:p>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 UK Europe</text:p>
          </table:table-cell>
          <table:table-cell office:value-type="string" table:style-name="ce1">
            <text:p>Mitie</text:p>
          </table:table-cell>
          <table:table-cell office:value-type="string" table:style-name="ce1">
            <text:p>BM M2</text:p>
            <text:p><text:s text:c="3"/>Provide a planned maintenance service in line with local schedules to achieve required standard of accommodation across the estate.<text:s/></text:p>
            <text:p><text:s text:c="3"/>Number of activities completed in target against those planned in month.</text:p>
            <text:p><text:s text:c="3"/>From SQL report drawn from CAFM system</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Management Quality (10% of Fee)</text:p>
            <text:p><text:s text:c="3"/>Draft quarterly and other project reports are clear, concise and timely.</text:p>
          </table:table-cell>
          <table:table-cell office:value-type="string" table:style-name="ce1">
            <text:p>100%</text:p>
            <text:p><text:s text:c="3"/>Support services enabling multi-stakeholder engagement in all 5 countries are meeting the expectations set out in country-specific work 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text:s/>South Africa - Global Health Programme</text:p>
          </table:table-cell>
          <table:table-cell office:value-type="string" table:style-name="ce1">
            <text:p>Mott MacDonald</text:p>
          </table:table-cell>
          <table:table-cell office:value-type="string" table:style-name="ce1">
            <text:p>Budget Monthly Variance: All costs not to exceed +/-10% of the monthly budget of the Call Off Contract Charges for any given month against the rolling monthly forecast. <text:s text:c="2"/>Where agreed scope changes have led to changes in the costs the KPI will measure against the revised Cost plan for the month.</text:p>
          </table:table-cell>
          <table:table-cell office:value-type="string" table:style-name="ce1">
            <text:p>&g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Comprehensive <text:s/>quarterly progress report submitted <text:s/>45 days after the end of each quarter. Target +/- 2 days</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All projects will be scored at least Category B according to GESI markers or have action plans in place to get to at least B marker.</text:p>
          </table:table-cell>
          <table:table-cell office:value-type="string" table:style-name="ce1">
            <text:p>90% or more</text:p>
          </table:table-cell>
          <table:table-cell office:value-type="string" table:style-name="ce1">
            <text:p>Other - Consider returned</text:p>
          </table:table-cell>
          <table:table-cell office:value-type="string" table:style-name="ce1">
            <text:p>Contract was in inception stage in Q1, the average for quarter will be provided afte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Meeting or exceeding the low logframe target for projects engaging with policy makers</text:p>
          </table:table-cell>
          <table:table-cell office:value-type="string" table:style-name="ce1">
            <text:p>95%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SRP- Support to the Palestinian Authority to Build Stability,Deliver Services,Promote Reform in OPT</text:p>
          </table:table-cell>
          <table:table-cell office:value-type="string" table:style-name="ce1">
            <text:p>Tetra Tech International Development</text:p>
          </table:table-cell>
          <table:table-cell office:value-type="string" table:style-name="ce1">
            <text:p>Maximising value for money: an updated value for money assessment should be submitted with the supplier quarterly reports to indicate that the supplier has proactively sought out and (where possible) implemented opportunities to deliver the project more efficiently, effectively or economically in the quarter under review. Scoring is evaluated as follows: if the quarterly VfM assessment evidences the identification of at least 3 new opportunities for the year of which at least 3 new opportunities are being implemented then the KPI scores 6. If the quarterly VfM assessment evidences identification of at least 2 new opportunities for the year of which 1 is being implemented then the KPI scores 3. If no new opportunities are identified, the KPI scores 0.</text:p>
          </table:table-cell>
          <table:table-cell office:value-type="string" table:style-name="ce1">
            <text:p>3 annual VfM opportunities identified, out of which at least 2 are being implemen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One HMG Healthcare Contract</text:p>
          </table:table-cell>
          <table:table-cell office:value-type="string" table:style-name="ce1">
            <text:p>Healix International Limited</text:p>
          </table:table-cell>
          <table:table-cell office:value-type="string" table:style-name="ce1">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 Salone</text:p>
          </table:table-cell>
          <table:table-cell office:value-type="string" table:style-name="ce1">
            <text:p>Nathan Associates</text:p>
          </table:table-cell>
          <table:table-cell office:value-type="string" table:style-name="ce1">
            <text:p>Firms receiving support to either become export and/or investment ready, or achieve accelerated growth (percentage against agreed logframe numbers)</text:p>
          </table:table-cell>
          <table:table-cell office:value-type="string" table:style-name="ce1">
            <text:p>100%</text:p>
          </table:table-cell>
          <table:table-cell office:value-type="string" table:style-name="ce1">
            <text:p>Requires Improvement</text:p>
          </table:table-cell>
          <table:table-cell office:value-type="string" table:style-name="ce1">
            <text:p>Quarterly report shows steady progress for the achieving this indicator as 14+ additional high potential firms and two service providers were identified in terms of investment readiness. The team continues to complete deep dive diagnostics of firms looking to improve their distribution modalities and increase sales with a view to eventually exporting.</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Detailed financials along with updated risk and asset registers submitted within 45 days following the end of each quarter.</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Brazilian MSMEs directly engaged with the programme reporting overcoming a critical constraint to exporting. Annual Target = 20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Catalogue item completion (%) within agreed timeframes - A/B x 100</text:p>
            <text:p><text:s text:c="3"/>A = Number of Catalogue Items completed within timeframe</text:p>
            <text:p><text:s text:c="3"/>B = Number of Catalogue Items scheduled to be completed within timefram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Total number of Couple years of protection (CYPs) delivered by the programme outreach activities</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28: Better Assistance in Crises (BASIC) Research</text:p>
          </table:table-cell>
          <table:table-cell office:value-type="string" table:style-name="ce1">
            <text:p>The Institute Of Development Studie</text:p>
          </table:table-cell>
          <table:table-cell office:value-type="string" table:style-name="ce1">
            <text:p>Timeliness of output (within 5 days of planned delivery date).</text:p>
            <text:p><text:s text:c="3"/>5 - Delivered within 5 working days of planned delivery date OR within time period agreed if<text:s/></text:p>
            <text:p><text:s text:c="3"/>exceptional criteria apply. (last working day of quarter for outputs and 10 working days after last<text:s/></text:p>
            <text:p><text:s text:c="3"/>working day of quarter for reports)</text:p>
            <text:p><text:s text:c="3"/>4 - Delivered within 10 days of planned delivery date (and FCDO were informed of expected delay 5<text:s/></text:p>
            <text:p><text:s text:c="3"/>working days prior to original delivery date)</text:p>
            <text:p><text:s text:c="3"/>3 – Delivered within 10 days of planned delivery date (and FCDO were not informed within 5 working<text:s/></text:p>
            <text:p><text:s text:c="3"/>days prior to original delivery date)</text:p>
            <text:p><text:s text:c="3"/>2 – Delivered within 15 days of planned delivery date.<text:s/></text:p>
            <text:p><text:s text:c="3"/>1 - Delivered within 20 days of planned delivery date delivery</text:p>
          </table:table-cell>
          <table:table-cell office:value-type="string" table:style-name="ce1">
            <text:p>Delivered within 5 working days of planned delivery date OR within time period agreed if exceptional criteria apply. (last working day of quarter for outputs and 10 working days after last working day of quarter for repor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Data will be available by Q13</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Number of family planning services provided in public facilities benefitting from RISE capacity enhancement</text:p>
          </table:table-cell>
          <table:table-cell office:value-type="string" table:style-name="ce1">
            <text:p>87,56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90% of VFM indicators with targets met or exceeded. <text:s/>(DFID to take into consideration changes to external factors.)</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KPI1: a) Improved budget allocations and expenditure at sub-national levels (38 local governments NHSSP provides technical assistance).<text:s/></text:p>
            <text:p><text:s text:c="3"/>b) Three provincial governments (NHSSP supported) developed financial management improvement plan (FMIP) and procurement improvement plan (PIP) under the broader Public Financial Management Strategic Framework (PFMSF) and Public Procurement Strategic Framework (PPSF) by November 2022.</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28: Better Assistance in Crises (BASIC) Research</text:p>
          </table:table-cell>
          <table:table-cell office:value-type="string" table:style-name="ce1">
            <text:p>The Institute Of Development Studie</text:p>
          </table:table-cell>
          <table:table-cell office:value-type="string" table:style-name="ce1">
            <text:p>Accuracy of financial forecasts (within 5% of forecast provided in previous report).</text:p>
            <text:p><text:s text:c="3"/>5 - Quarterly expenditure within 5% accuracy of forecast provided in first month of quarter</text:p>
            <text:p><text:s text:c="3"/>4 – Quarterly expenditure between 6 and 10% accuracy of forecast provided in first month of the<text:s/></text:p>
            <text:p><text:s text:c="3"/>quarter</text:p>
            <text:p><text:s text:c="3"/>3 – Quarterly expenditure between 11 and 15% accuracy of forecast provided in first month of the<text:s/></text:p>
            <text:p><text:s text:c="3"/>quarter</text:p>
            <text:p><text:s text:c="3"/>3 An Act of God is an act of nature that couldn't have been foreseen or avoided. It describes an event where no blame can be<text:s/></text:p>
            <text:p><text:s text:c="3"/>assigned to a person, that couldn't have realistically been prevented, brought about as a direct result of natural causes.</text:p>
            <text:p><text:s text:c="3"/>25</text:p>
            <text:p><text:s text:c="3"/>2 – Quarterly expenditure between 16 and 25% accuracy of forecast provided in previous quarterly<text:s/></text:p>
            <text:p><text:s text:c="3"/>report.<text:s/></text:p>
            <text:p><text:s text:c="3"/>1 – Quarterly expenditure with over 25% variance of forecast provided in previous quarterly report.</text:p>
          </table:table-cell>
          <table:table-cell office:value-type="string" table:style-name="ce1">
            <text:p>Quarterly expenditure within 5% accuracy of forecast provided in first month of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Number of WISH2ACTION countries that have improved the enabling environment for SRH/FP through the achievement of the sustainability annual indicator in: <text:s/>Lot 2 - at least 2 of the 4 enabling environment path-ways to change</text:p>
          </table:table-cell>
          <table:table-cell office:value-type="string" table:style-name="ce1">
            <text:p>2 pathw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Provider actively captures and shares lessons learned on own performance and has sought to improve on the last reporting period's performance.</text:p>
            <text:p><text:s text:c="3"/>Percentage of KPI is measured by taking in consideration supplier’s achievement in quarterly scoring system done by FCDO:<text:s/></text:p>
            <text:p><text:s text:c="3"/>• 6 = 100% Outstanding delivery with innovation and outstanding execution, well exceeding contractual requirements.</text:p>
            <text:p><text:s text:c="3"/>• 5 = 83% Proactive supplier delivering efficiently and effectively above contractual expectations.</text:p>
            <text:p><text:s text:c="3"/>• 4 = 66% Supplier delivering efficiently and effectively. Very few or no improvements needed.</text:p>
            <text:p><text:s text:c="3"/>• 3 = 50% Most responsibilities are delivered efficiently and effectively. Some improvements should be made.</text:p>
            <text:p><text:s text:c="3"/>• 2 = 33% Some criteria met but significant improvements needed.</text:p>
            <text:p><text:s text:c="3"/>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Proportion of log frame indicator targets met</text:p>
          </table:table-cell>
          <table:table-cell office:value-type="string" table:style-name="ce1">
            <text:p>At least 90% of log frame indicator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entre for Disaster Protection</text:p>
          </table:table-cell>
          <table:table-cell office:value-type="string" table:style-name="ce1">
            <text:p>DAI Global UK Ltd</text:p>
          </table:table-cell>
          <table:table-cell office:value-type="string" table:style-name="ce1">
            <text:p>All key Centre technical and support staff roles (‘Blue’ roles, PDs and SLT) remain filled by appropriately qualified and skilled team members. Vacancies in key roles to last no longer than 12 weeks (after departure of the previous post-holder) and cover to be arranged/sourced through TAF where appropriate.</text:p>
          </table:table-cell>
          <table:table-cell office:value-type="string" table:style-name="ce1">
            <text:p>up to 2 vacancies remained unfilled beyond the specified timeframe, but key tasks and responsibilities effectively covered through DAI team support or TAF interim recruit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Partnering for Accelerated Climate Transitions (“UK PACT”) Lot 3</text:p>
          </table:table-cell>
          <table:table-cell office:value-type="string" table:style-name="ce1">
            <text:p>PA CONSULTING SERVICES LIMITED</text:p>
          </table:table-cell>
          <table:table-cell office:value-type="string" table:style-name="ce1">
            <text:p>Programme Reporting: provided in a timely, accurate and concise manner: Monthly and Quarterly Reports to be submitted on time, 100% within second full week of each month and agreed quart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1 Leeds Uni</text:p>
          </table:table-cell>
          <table:table-cell office:value-type="string" table:style-name="ce1">
            <text:p>University Of Leeds</text:p>
          </table:table-cell>
          <table:table-cell office:value-type="string" table:style-name="ce1">
            <text:p>Number of peer reviewed publications – milestone figures will be individual to each RPC (and align with their logframes).</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Responsiveness: Degree to which the supply partner's management team quickly responds and adapts to changing contexts or requests</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1) Quality and Timeliness of Reporting: Reports are received on or within 14 calendar days of the end of the agreed reporting period;</text:p>
          </table:table-cell>
          <table:table-cell office:value-type="string" table:style-name="ce1">
            <text:p>Reports are received on or within 14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Global Travel Programme</text:p>
          </table:table-cell>
          <table:table-cell office:value-type="string" table:style-name="ce1">
            <text:p>Flight Centre UK Ltd</text:p>
          </table:table-cell>
          <table:table-cell office:value-type="string" table:style-name="ce1">
            <text:p>Core Hours: 95% of user calls answered within 20 seconds by a person</text:p>
          </table:table-cell>
          <table:table-cell office:value-type="string" table:style-name="ce1">
            <text:p>95%</text:p>
          </table:table-cell>
          <table:table-cell office:value-type="string" table:style-name="ce1">
            <text:p>Other - Consider returned</text:p>
          </table:table-cell>
          <table:table-cell office:value-type="string" table:style-name="ce1">
            <text:p>Data is not available due to Covid disruption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applicable GMEL interventions achieving expected target for delivery of MEL standards or standardised approaches that are being used by the network. <text:s text:c="2"/>KPI % is measured by assessing planned and completed deliverables and resultant network uptake, using intervention delivery scorecar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Indonesia - Renewable Energy Programme</text:p>
          </table:table-cell>
          <table:table-cell office:value-type="string" table:style-name="ce1">
            <text:p>Palladium International Ltd</text:p>
          </table:table-cell>
          <table:table-cell office:value-type="string" table:style-name="ce1">
            <text:p>Number of small-scale off-grid low carbon energy facilities established - 2 by Year 3 (1 x 60kwp + 1 x 35kwp in Mata Redi and Mata Woga, Sumba). Qualitative score based on assessment of progress.</text:p>
          </table:table-cell>
          <table:table-cell office:value-type="string" table:style-name="ce1">
            <text:p>4</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Data will be available by Q10</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Value for Money. VfM reported as part of quarterly and annual narrative reporting, with evidence of how VfM considerations have informed decisions relating to resource allocation and improving efficiency.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dvisory / capacity building events provided to Investment Promotion Agencies (IPAs) - Percentage based on number of events provided to IPA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1.Appropriately challenging set of workstreams delivered to financial sector stakeholders to reduce vulnerabilities and enhance stability in the financial sector</text:p>
            <text:p><text:s text:c="3"/></text:p>
            <text:p><text:s text:c="3"/>Scoring: In the last 3 months, supplier has completed deliverables to a high standard to stakeholder expectation and aligned with project n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afeguarding Resource and Support Hub</text:p>
          </table:table-cell>
          <table:table-cell office:value-type="string" table:style-name="ce1">
            <text:p>Options Consultancy</text:p>
          </table:table-cell>
          <table:table-cell office:value-type="string" table:style-name="ce1">
            <text:p>The number of primary products produced by RSH (translated, contextualised, and total overall products) disaggregated by type and hub country.</text:p>
          </table:table-cell>
          <table:table-cell office:value-type="string" table:style-name="ce1">
            <text:p>Good: 95% of agreed target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pplied health research programme (Applied)</text:p>
          </table:table-cell>
          <table:table-cell office:value-type="string" table:style-name="ce1">
            <text:p>London School Of Hygiene And Tropical Medicine</text:p>
          </table:table-cell>
          <table:table-cell office:value-type="string" table:style-name="ce1">
            <text:p>Measure and maintain action plan to address all recommendations raised in the FCDO Annual Review</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 of quarterly budget forecast <text:s/>met</text:p>
          </table:table-cell>
          <table:table-cell office:value-type="string" table:style-name="ce1">
            <text:p>92%</text:p>
          </table:table-cell>
          <table:table-cell office:value-type="string" table:style-name="ce1">
            <text:p>Good</text:p>
          </table:table-cell>
          <table:table-cell office:value-type="string" table:style-name="ce1">
            <text:p>Achieved. The overall progress in Nepal is 68%, and progress in programme focused provinces is observed an average of 86%.</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1.Quality of deliverables and alignment of project outputs to project need.<text:s/></text:p>
            <text:p><text:s text:c="3"/></text:p>
            <text:p><text:s text:c="3"/>Scoring: In the last 6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Education Systems for Improved Learning</text:p>
          </table:table-cell>
          <table:table-cell office:value-type="string" table:style-name="ce1">
            <text:p>Mott Macdonald Ltd</text:p>
          </table:table-cell>
          <table:table-cell office:value-type="string" table:style-name="ce1">
            <text:p>External baseline assessment of cohort 1 conducted and finalised in time.</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afeguarding Resource and Support Hub</text:p>
          </table:table-cell>
          <table:table-cell office:value-type="string" table:style-name="ce1">
            <text:p>Options Consultancy</text:p>
          </table:table-cell>
          <table:table-cell office:value-type="string" table:style-name="ce1">
            <text:p>The supplier produced regular Quarterly Reports to enable oversight and ensure delivery of activities across the programme. Pass - delivered within 2 business days of due date, demonstrate progress, risk reviews and VfM, Fail – Delivered &gt;2 business days of due date, missing any of progress, risk or VfM update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stainable Urban Economic Development Programme</text:p>
          </table:table-cell>
          <table:table-cell office:value-type="string" table:style-name="ce1">
            <text:p>Tetratech</text:p>
          </table:table-cell>
          <table:table-cell office:value-type="string" table:style-name="ce1">
            <text:p>Number of activities to build municipality capacity to be investor ready and implement the UEP to achieve economic development (trainings, workshops, coaching, mentorship, on-the -job trainings, peer learning sessions etc).</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Quality of narrative reporting</text:p>
            <text:p><text:s text:c="3"/></text:p>
            <text:p><text:s text:c="3"/>This indicator assesses the quality of the quarterly narrative programme report to DFID, based on the specified criteria:</text:p>
            <text:p><text:s text:c="3"/>1. <text:s/>Reports are submitted by the agreed deadline and in the correct template<text:s text:c="127"/></text:p>
            <text:p><text:s text:c="3"/>2. Report answers the key 'exam questions' without superfluous or duplicative content ; reports are well-structured in a logical and coherent order, written in "one voice", with effective use of headings and sub-headings no longer than 40 pages for main body of report<text:s text:c="97"/></text:p>
            <text:p><text:s text:c="3"/>3. Conclusions are supported by data, high-level analysis and evidence as can be expected in a concise report<text:s text:c="301"/></text:p>
            <text:p><text:s text:c="3"/>4. Use of plain English with very few spelling and grammatical errors, avoidance of jargon and no use of acronyms without written in full when first used<text:s text:c="121"/></text:p>
            <text:p><text:s text:c="3"/>5. Effective use of diagrams, graphs and tables to illustrate</text:p>
            <text:p><text:s text:c="3"/>6. Response to feedback on written deliverables is submitted on time: usually 2 weeks for quarterly reporting and 1 week for other products, unless otherwise agreed and as recorded in the deliverable tracker.</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P for CSD&amp;UR for Nepal, Lot 2 – NREP</text:p>
          </table:table-cell>
          <table:table-cell office:value-type="string" table:style-name="ce1">
            <text:p>DAI Global UK Ltd</text:p>
          </table:table-cell>
          <table:table-cell office:value-type="string" table:style-name="ce1">
            <text:p>Quarterly project management committee meeting, strategic meeting between NREP management, FCDO and Government of Nepal (Alternative Energy Promotion Centre, Ministry of Energy, Water Resources and Irrigation, Nepal Electricity Authority)</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Pilot launching study report submitted and approved by FCDO.</text:p>
            <text:p><text:s text:c="4"/>95% of all activities and milestones related to the KPI have been completed on time.</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1.Quarterly progress on institutional strengthening of IBN<text:s/></text:p>
            <text:p><text:s text:c="3"/>Scoring: In the last 3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Project risk management Satisfaction rating</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Financial risk and programme management to</text:p>
            <text:p><text:s text:c="3"/>ensure VFM ensuring programme constantly delivers within budget and presents good VFM at all times</text:p>
          </table:table-cell>
          <table:table-cell office:value-type="string" table:style-name="ce1">
            <text:p>90% of payment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1. Establishment and Functionality of the RMNCAH coordination committee at State level</text:p>
            <text:p><text:s text:c="3"/></text:p>
            <text:p><text:s text:c="3"/>Scoring: Based on average scores of 5 States. Lafiya is investing technical and financial resources in close collaboration with the National Family Health Department to put in place and ensure RMNCAH+N coordination committees in all LGAs and the 5 focus States.</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etter Aid in Conflict Programme, South Sudan</text:p>
          </table:table-cell>
          <table:table-cell office:value-type="string" table:style-name="ce1">
            <text:p>Saferworl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587/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2</text:p>
            <text:p><text:s text:c="3"/>Improved understanding in relevant stakeholders</text:p>
            <text:p><text:s text:c="3"/>Progress towards no. of advocacy events etc. as per logframe milestones (1=good, 2=approaching target, 3=requires improvement, inadequate)</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ross Border Conflict Research Programme Lot 2</text:p>
          </table:table-cell>
          <table:table-cell office:value-type="string" table:style-name="ce1">
            <text:p>Chemonics</text:p>
          </table:table-cell>
          <table:table-cell office:value-type="string" table:style-name="ce1">
            <text:p>KPI 1</text:p>
            <text:p><text:s text:c="3"/>Quarterly progress reports appropriately highlight impact and achievements of the research and uptake, as well as any significant management issues or developments.</text:p>
            <text:p><text:s text:c="3"/></text:p>
            <text:p><text:s text:c="3"/>Criteria</text:p>
            <text:p><text:s text:c="3"/>1. Progress reports submitted to FCDO for review on a quarterly basis</text:p>
            <text:p><text:s text:c="3"/>2. Reports demonstrate impact and achievements of the research and uptake</text:p>
            <text:p><text:s text:c="3"/>3. Reports proactively highlight significant management issues or challenges when relevant</text:p>
          </table:table-cell>
          <table:table-cell office:value-type="string" table:style-name="ce1">
            <text:p>3</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African Cities Research</text:p>
          </table:table-cell>
          <table:table-cell office:value-type="string" table:style-name="ce1">
            <text:p>University of Manchester Research</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80/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curate invoice to forecast at variance of within 5% in quarters 1-3 and 2% in Q4.</text:p>
            <text:p><text:s text:c="3"/>Yes- variance between <text:s/>agreed limits<text:s/></text:p>
            <text:p><text:s text:c="3"/>No - Variance Above agreed limit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04 - Education Research In Conflict and Protracted Crisis (ERICC)</text:p>
          </table:table-cell>
          <table:table-cell office:value-type="string" table:style-name="ce1">
            <text:p>International Rescue Committee Inc</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05/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KP3: <text:s/>Tasdeer is delivering on time against work plan for interventions supporting women empowerment. <text:s text:c="2"/>Green: Intervention on track, Amber: Course correction required or has taken place (Tasdeer provides written explanation), Red: Significant risk to intervention / intervention failing. <text:s/>Target 75% of interventions are "green", anything below this requires update to FCDO and correction.</text:p>
          </table:table-cell>
          <table:table-cell office:value-type="string" table:style-name="ce1">
            <text:p>75% and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 UK Europe</text:p>
          </table:table-cell>
          <table:table-cell office:value-type="string" table:style-name="ce1">
            <text:p>Mitie</text:p>
          </table:table-cell>
          <table:table-cell office:value-type="string" table:style-name="ce1">
            <text:p>SY M1<text:s text:c="2"/></text:p>
            <text:p><text:s text:c="3"/>The Contractor will provide the services in compliance with Security requirements and as defined and set out in the Contract Agreement (including the Service Information)<text:s/></text:p>
            <text:p><text:s text:c="3"/>No Material failure of the Service Provider or any Contracting Associates to comply with the Authority security requirements as set out in the Contract Agreement (inc the Service Information).</text:p>
            <text:p><text:s text:c="3"/>Information confirmed by Estate Operations Team</text:p>
          </table:table-cell>
          <table:table-cell office:value-type="string" table:style-name="ce1">
            <text:p>100.00%</text:p>
          </table:table-cell>
          <table:table-cell office:value-type="string" table:style-name="ce1">
            <text:p>Inadequate</text:p>
          </table:table-cell>
          <table:table-cell office:value-type="string" table:style-name="ce1">
            <text:p>SY 01 is currently subject to intense scrutiny by the Deep Dive and a full action plan is in place to correct the security breaches identified by FCDO Estate Operations Team as well as other issue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1. Achievement of milestones: The % achievement against the payment milestones set for each quarter ;</text:p>
          </table:table-cell>
          <table:table-cell office:value-type="string" table:style-name="ce1">
            <text:p>Good &gt;= 90%</text:p>
          </table:table-cell>
          <table:table-cell office:value-type="string" table:style-name="ce1">
            <text:p>Other - Consider returned</text:p>
          </table:table-cell>
          <table:table-cell office:value-type="string" table:style-name="ce1">
            <text:p>This is a new KPI the result of achievement will be available fo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Percentage of knowledge products produced jointly with partne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Effective risk management: risk register is held and reviewed every quarter, mitigations are present for each risk and risks are escalated where applicable.<text:s text:c="2"/></text:p>
            <text:p><text:s text:c="3"/>(Data source: A statement of assurance from Partner)</text:p>
          </table:table-cell>
          <table:table-cell office:value-type="string" table:style-name="ce1">
            <text:p>100% of risks are being managed effectively (mitigations in place, reviewed regularly, and escalated)</text:p>
            <text:p><text:s text:c="3"/>MANDATOR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2) Effective financial and VfM management, including accuracy of forecasting and invoicing and evidence of VfM guided decision-making (Financial forecasts (covering both PMU and TAF) are submitted to FCDO on or by 20th calendar day of each month; forecasts are in the agreed format and are accurate to within 1% spend);</text:p>
          </table:table-cell>
          <table:table-cell office:value-type="string" table:style-name="ce1">
            <text:p>Financial Forecasts submitted by 20th Calendar day and are accurate to within 1% toler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3</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Fund financial management satisfaction rating</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SRP- Support to the Palestinian Authority to Build Stability,Deliver Services,Promote Reform in OPT</text:p>
          </table:table-cell>
          <table:table-cell office:value-type="string" table:style-name="ce1">
            <text:p>Tetra Tech International Development</text:p>
          </table:table-cell>
          <table:table-cell office:value-type="string" table:style-name="ce1">
            <text:p>Effective Risk management: Risks proactively identified, treated and managed during the quarter under review. Programme risk register is updated and submitted to the programme team on a quarterly basis. Scoring is done as follows: if at least 90% of the programme risk are managed with effective mitigation, the KPI is scored 6, if at least 60% and less than 90% (non inclusive) of programme risks are managed with effective mitigation the KPI scores 3. If less that 60% of risks are managed with effective mitigation, the KPI scores 0</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Indonesia - Renewable Energy Programme</text:p>
          </table:table-cell>
          <table:table-cell office:value-type="string" table:style-name="ce1">
            <text:p>Palladium International Ltd</text:p>
          </table:table-cell>
          <table:table-cell office:value-type="string" table:style-name="ce1">
            <text:p>Value of investment brokered in low carbon energy in Indonesia - £766m by end of Year 4 of the programme. Measured by investment brokered as % of rising cumulative targe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ing Pastoralism &amp; Agriculture in Recurrent &amp; Protracted Crises (SPARC)</text:p>
          </table:table-cell>
          <table:table-cell office:value-type="string" table:style-name="ce1">
            <text:p>Cowatersogema International Inc</text:p>
          </table:table-cell>
          <table:table-cell office:value-type="string" table:style-name="ce1">
            <text:p>70 <text:s/>stakeholders collaborating through SPARC networks and interventions</text:p>
          </table:table-cell>
          <table:table-cell office:value-type="string" table:style-name="ce1">
            <text:p>70</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655/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Number of girls reached with cash transfers<text:s/></text:p>
            <text:p><text:s text:c="3"/>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Timely submission of quarterly invoices, and forecasts to within 10% variance.</text:p>
          </table:table-cell>
          <table:table-cell office:value-type="string" table:style-name="ce1">
            <text:p>Invoice for fees and expenses submitted within two months of quarter ending and variance within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KPI3</text:p>
            <text:p><text:s text:c="3"/>Programme coordination (research partners and client)</text:p>
            <text:p><text:s text:c="3"/></text:p>
            <text:p><text:s text:c="3"/>Criteria</text:p>
            <text:p><text:s text:c="3"/>1.<text:tab/>Regular updates to FCDO on consortium activities, at a minimum through fortnightly meeting.</text:p>
            <text:p><text:s text:c="3"/>2.<text:tab/>Programme coordination - Quarterly meetings (Cross-component) planned in consultation with FCDO.<text:s/></text:p>
            <text:p><text:s text:c="3"/>3. Programme governance - Quarterly meetings (XHAG) planned in consultation with FCDO.</text:p>
          </table:table-cell>
          <table:table-cell office:value-type="string" table:style-name="ce1">
            <text:p>3</text:p>
          </table:table-cell>
          <table:table-cell office:value-type="string" table:style-name="ce1">
            <text:p>Other - Consider returned</text:p>
          </table:table-cell>
          <table:table-cell office:value-type="string" table:style-name="ce1">
            <text:p>Data will be available by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VfM maximised over the life of a contract by: confirmation of annual profit level fluctuations since tender submittal; timely identification and resolution of issues; ensuring lessons learned are shared</text:p>
          </table:table-cell>
          <table:table-cell office:value-type="string" table:style-name="ce1">
            <text:p>Reporting: •Profit statement- signpost to PCD submission; Updated statement in next quarterly report on identification and resolution of issues; Updated section in quarterly report on how SHARPE have shared less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Safeguarding, social responsibility and human rights: Robust procedures for the reporting of suspected misconduct, illegal acts or failures to investigate in place</text:p>
          </table:table-cell>
          <table:table-cell office:value-type="string" table:style-name="ce1">
            <text:p>Updated documentation submitted once annua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Six-monthly and quarterly reports are of high quality and submitted timely.<text:s/></text:p>
            <text:p><text:s text:c="3"/>Yes - Reports submitted within 20 days after the Quarter and in the agreed templated.<text:s/></text:p>
            <text:p><text:s text:c="3"/>No - Report submitted after 20 days and not in the agreed template</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Management Financial (5% of Fee)</text:p>
            <text:p><text:s text:c="3"/>Strong financial management of the facilitation services, demonstrated through: accurate and timely invoicing; accurate forecasting, and ; optimisation of value for money</text:p>
          </table:table-cell>
          <table:table-cell office:value-type="string" table:style-name="ce1">
            <text:p>100%</text:p>
            <text:p><text:s text:c="3"/>Support services enabling multi-stakeholder engagement in all 5 countries are meeting the expectations set out in country-specific work 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South Africa - Global Trade Capacity Building Programme</text:p>
          </table:table-cell>
          <table:table-cell office:value-type="string" table:style-name="ce1">
            <text:p>DAI Global UK Ltd</text:p>
          </table:table-cell>
          <table:table-cell office:value-type="string" table:style-name="ce1">
            <text:p>Outreach and Network Events Number of Participa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returned</text:p>
          </table:table-cell>
          <table:table-cell office:value-type="string" table:style-name="ce1">
            <text:p>Data will be available by Q19</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Networks 2 Direct Award RFI</text:p>
          </table:table-cell>
          <table:table-cell office:value-type="string" table:style-name="ce1">
            <text:p>Mitel Networks Limited</text:p>
          </table:table-cell>
          <table:table-cell office:value-type="string" table:style-name="ce1">
            <text:p>Completion of service requests within SLA</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vil Society Support Programme Phase II</text:p>
          </table:table-cell>
          <table:table-cell office:value-type="string" table:style-name="ce1">
            <text:p>The British Council</text:p>
          </table:table-cell>
          <table:table-cell office:value-type="string" table:style-name="ce1">
            <text:p>CSSP2 team delivers against their workplan for the quarter on relationship building support (through grants, capacity development, federal level engagement): % of planned activities delivered.</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Quality Satisfaction rating - Quality of deliverables and alignment of project outputs to project nee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Number of couple years' of protection (CYPs) generated by WISH family planning services</text:p>
          </table:table-cell>
          <table:table-cell office:value-type="string" table:style-name="ce1">
            <text:p>95-100% of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ing UK Support to Post Earthquake Reconstruction in Nepal</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138/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F - <text:s/>South Africa - Global Health Programme</text:p>
          </table:table-cell>
          <table:table-cell office:value-type="string" table:style-name="ce1">
            <text:p>Mott MacDonald</text:p>
          </table:table-cell>
          <table:table-cell office:value-type="string" table:style-name="ce1">
            <text:p>Project Output and Timelines: <text:s/>KPI Pass: <text:s/>80% or more Milestones are completed by agreed Due Dates within the assessment quarter.</text:p>
            <text:p><text:s text:c="3"/>KPI Fail: Fewer than 80% Milestones are completed by agreed Due Dates within the assessment quarter.</text:p>
          </table:table-cell>
          <table:table-cell office:value-type="string" table:style-name="ce1">
            <text:p>&l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Management Financial: Strong financial management of the facilitation services, demonstrated through: accurate and timely invoicing; accurate forecasting, and partner management</text:p>
          </table:table-cell>
          <table:table-cell office:value-type="string" table:style-name="ce1">
            <text:p>90% or more of agreed quarterly deliverables are completed to a high standar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lobal Girls Research Initiative</text:p>
          </table:table-cell>
          <table:table-cell office:value-type="string" table:style-name="ce1">
            <text:p>ODI</text:p>
          </table:table-cell>
          <table:table-cell office:value-type="string" table:style-name="ce1">
            <text:p>5 events or speaking engagements attended to share policy relevant findings with government and UN partners per quarter</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wareness raising/market sensitization/knowledge products on climate smart agriculture work. Percentage based on total number of produ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One HMG Healthcare Contract</text:p>
          </table:table-cell>
          <table:table-cell office:value-type="string" table:style-name="ce1">
            <text:p>Healix International Limited</text:p>
          </table:table-cell>
          <table:table-cell office:value-type="string" table:style-name="ce1">
            <text:p>Medical Intelligence - % of reviews are carried out and reports issued in accordance with the programme that has been agreed between the Contractor and the Authority, Contractor maintaining a Database of provider information, <text:s/>Requests from the Authority or Users for information on approved medical providers will be responded to within 10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Other - Consider returned</text:p>
          </table:table-cell>
          <table:table-cell office:value-type="string" table:style-name="ce1">
            <text:p>Data will be available by Q14</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P for CSD&amp;UR for Nepal, Lot 2 – NREP</text:p>
          </table:table-cell>
          <table:table-cell office:value-type="string" table:style-name="ce1">
            <text:p>DAI Global UK Ltd</text:p>
          </table:table-cell>
          <table:table-cell office:value-type="string" table:style-name="ce1">
            <text:p>Quarterly milestones submitted/delivered with quality standards within agreed timeframe</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Level of private investment mobilised (measured through reporting against programme logframe outcome-level KPI).</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Reporting: Consolidated, high-quality 3 x quarterly reports and 1 annual report,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Total number of Couple years of protection (CYPs) delivered by the programme outreach activities</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ublic Sector Accountability and Governance Programme-</text:p>
          </table:table-cell>
          <table:table-cell office:value-type="string" table:style-name="ce1">
            <text:p>DAI</text:p>
          </table:table-cell>
          <table:table-cell office:value-type="string" table:style-name="ce1">
            <text:p>Accurate invoice to forecast at variance of within 5% in quarters 1-3 and 2% in Q4.</text:p>
            <text:p><text:s text:c="3"/>Yes- variance between <text:s/>agreed limits<text:s/></text:p>
            <text:p><text:s text:c="3"/>No - Variance Above agreed limit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009 Yemen Peacebuilding</text:p>
          </table:table-cell>
          <table:table-cell office:value-type="string" table:style-name="ce1">
            <text:p>Chemonics</text:p>
          </table:table-cell>
          <table:table-cell office:value-type="string" table:style-name="ce1">
            <text:p>Outcome Indicator 3.2 - % of Josoor-supported peacebuilding initiatives responsive to needs/ demands of women, and marginalised groups participating in Josoor's community-authority initiatives. (This is our measure on how responsive Josoor is to Gender Equality and Social Inclusion. Which also applies to Social Value consideration.)</text:p>
          </table:table-cell>
          <table:table-cell office:value-type="string" table:style-name="ce1">
            <text:p>30%</text:p>
          </table:table-cell>
          <table:table-cell office:value-type="string" table:style-name="ce1">
            <text:p>Other - Consider not returned</text:p>
          </table:table-cell>
          <table:table-cell office:value-type="string" table:style-name="ce1">
            <text:p>Partner had no activities this quarter as original round of grants were completed and second round of grants commence Sept 202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Local humanitarian organizations/CSO have improved operational and organizational systems</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Number of concept notes approved for technical assistance focused on enabling environment reform. Percentage is calculated comparing the expected number of concept notes approved for technical assistance for the period against actual number of concept notes approved for technical assistance delivere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DID Programme’s quarterly report and workplan meets FCDO’s format and standard.</text:p>
          </table:table-cell>
          <table:table-cell office:value-type="string" table:style-name="ce1">
            <text:p>FCDO rated quarterly programme report or workplan as appro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MAN 01</text:p>
            <text:p><text:s text:c="3"/>The Service Provider will provide Reporting and Quality Management. These Monthly reports will contain the information in compliance with the Contract Requirements and Service Specification.<text:s/></text:p>
            <text:p><text:s text:c="3"/>% Reports/reportable items provided on time, complete and accurate against those due in month</text:p>
          </table:table-cell>
          <table:table-cell office:value-type="string" table:style-name="ce1">
            <text:p>98%</text:p>
          </table:table-cell>
          <table:table-cell office:value-type="string" table:style-name="ce1">
            <text:p>Inadequate</text:p>
          </table:table-cell>
          <table:table-cell office:value-type="string" table:style-name="ce1">
            <text:p>Although showing as Inadequate for the quarter, there has been a significant improvement in Months 2 and 3, which was based on the correction of a formula anomaly calculating the score in this highly IT based contract. <text:s/>We are confident that the scores during the coming quarter will result in an acceptable score.</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Sustainable Manufacturing and Environmental Pollution (SMEP) Programme – Programme Manager Component</text:p>
          </table:table-cell>
          <table:table-cell office:value-type="string" table:style-name="ce1">
            <text:p>Pegasys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124/documents</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UK Aid Direct - Fund Manager</text:p>
          </table:table-cell>
          <table:table-cell office:value-type="string" table:style-name="ce1">
            <text:p>Mannion Daniels Limited</text:p>
          </table:table-cell>
          <table:table-cell office:value-type="string" table:style-name="ce1">
            <text:p>Grant Performance to Deliver Results: 70% of grants are demonstrating effective progress towards their outcomes by being assessed as ‘on track’/’A’ or above in quarterly/annual reporting</text:p>
          </table:table-cell>
          <table:table-cell office:value-type="string" table:style-name="ce1">
            <text:p>&gt;=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Global Girls Research Initiative</text:p>
          </table:table-cell>
          <table:table-cell office:value-type="string" table:style-name="ce1">
            <text:p>ODI</text:p>
          </table:table-cell>
          <table:table-cell office:value-type="string" table:style-name="ce1">
            <text:p>2 knowledge products co-written by southern research partners, one of which is led or co-led by a southern research partner</text:p>
          </table:table-cell>
          <table:table-cell office:value-type="string" table:style-name="ce1">
            <text:p>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3) Overall progress of agreed workplan activities/deliverables, with considerations for delays that are outside the project team’s control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Regular Quarterly Reporting which provides complete and clear narrative on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By the end of the calendar year at least 4 of the indicators (4/13) that define VfM (Economy, Efficiency, Effectiveness and Equity) have improved. When there is no improvement of one or more indicators, the quarterly and annual reports to be submitted will include a narrative on the reasons for the absence of improvement.</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4; Forecast variance within 5% tolerance; a) Forecast variance within 5% tolerance b) Payment invoice submitted within the agreed period in the payment timeline</text:p>
          </table:table-cell>
          <table:table-cell office:value-type="string" table:style-name="ce1">
            <text:p>Good: Forecast variance &lt;5%, Invoice submission &lt;5 working days</text:p>
          </table:table-cell>
          <table:table-cell office:value-type="string" table:style-name="ce1">
            <text:p>Other - Consider returned</text:p>
          </table:table-cell>
          <table:table-cell office:value-type="string" table:style-name="ce1">
            <text:p>This is a new KPI the result of achievement will be available fo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FCO</text:p>
          </table:table-cell>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Quality &amp; timeliness of reporting (narrative and financials)</text:p>
          </table:table-cell>
          <table:table-cell office:value-type="string" table:style-name="ce1">
            <text:p>90% or more</text:p>
          </table:table-cell>
          <table:table-cell office:value-type="string" table:style-name="ce1">
            <text:p>Other - Consider returned</text:p>
          </table:table-cell>
          <table:table-cell office:value-type="string" table:style-name="ce1">
            <text:p>Contract was in inception stage in Q1, thr average for quarter will be provided after Q2</text:p>
          </table:table-cell>
          <table:table-cell table:number-columns-repeated="16375"/>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Percentage of start-ups and MSMEs successfully graduated BIC business support programmes within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FCDO</text:p>
          </table:table-cell>
          <table:table-cell office:value-type="string" table:style-name="ce1">
            <text:p>xDFID</text:p>
          </table:table-cell>
          <table:table-cell office:value-type="string" table:style-name="ce1">
            <text:p>Delivery - Fund Manager</text:p>
          </table:table-cell>
          <table:table-cell office:value-type="string" table:style-name="ce1">
            <text:p>Mott Macdonald Ltd</text:p>
          </table:table-cell>
          <table:table-cell office:value-type="string" table:style-name="ce1">
            <text:p>1.Programme leadership and delivery <text:s text:c="141"/>• Flexibility in responding to and adapting to changing operational contexts. <text:s text:c="246"/>• <text:s/>Quality of deliverables. <text:s text:c="277"/>• Personnel <text:s text:c="341"/>• Financial management</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80% of calls answered within 300 seconds of a call becoming answer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on-Cheque Performance: Collection and delivery punctuality excluding cheque run;</text:p>
            <text:p>i) Business Critical</text:p>
            <text:p>ii) Business Flexibl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Core Banking Service Availability</text:p>
            <text:p>% of the time core banking service is available and functioning within the remit of NS&amp;I control and within core hours</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2] Timely and effective response to identified security vulnerabilities as outlined in the contract</text:p>
          </table:table-cell>
          <table:table-cell office:value-type="string" table:style-name="ce1">
            <text:p>[Target Service Level]</text:p>
            <text:p>(i) No more than two (2) mitigation plan actions not complete by target date; and</text:p>
            <text:p>(ii) No live services/applications without current accreditation or wai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date specific print outputs are passed to the postal service provider in accordance with the Dispatch Profile.</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 Availability of HMRC IT Systems (Single Applications)</text:p>
          </table:table-cell>
          <table:table-cell office:value-type="string" table:style-name="ce1">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1">
            <text:p><text:s/>=&gt;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the Schedule 2 S04 physical infrastructure - Measure of availability for a physical compute environment (servers on which data and applications are hosted)</text:p>
          </table:table-cell>
          <table:table-cell office:value-type="string" table:style-name="ce1">
            <text:p>&gt;=9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Inadequate</text:p>
          </table:table-cell>
          <table:table-cell office:value-type="string" table:style-name="ce1">
            <text:p>Fail in the month of May:<text:tab/></text:p>
            <text:p>2 complaints regarding cleaners did not attend on a given day during the month.<text:s text:c="2"/></text:p>
            <text:p/>
            <text:p>Normal service resumed in June.<text:s text:c="2"/></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requests will be responded to within the required timeframe and required standard as detailed within the Service Level Agre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30% of the resources will be provided by SME's</text:p>
          </table:table-cell>
          <table:table-cell office:value-type="string" table:style-name="ce1">
            <text:p>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Evidential Scanning</text:p>
            <text:p>Material received from day 1 has to be successfully scanned and delivered to HMRC by the agreed operational business day.</text:p>
          </table:table-cell>
          <table:table-cell office:value-type="string" table:style-name="ce1">
            <text:p><text:s/>≥99.90% of material received by the supplier from day 1 has to be successfully scanned and delivered to the Authority by the agreed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Storage 24/7 - measuring the connectivity to the virtual storage device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vailability Regime: 100% availability of Office accommodation for Business use by Building occupa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for all roles closed within quarter Target is an average of 10 days. KPI measured in % of offers made within target</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80% of calls answered within 300 seconds of a call becoming answer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 for Category B sites - HMRC Offices operating Mon - Fri 0800 – 1800</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Count of accurate financial processing - no. of money transfers from the supplier to HMRC not processed at the right time and for the correct amount.</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Count of Breach's of Security -<text:s/></text:p>
            <text:p><text:s text:c="3"/>Report a Breach of Security to the Customer Representative through the incident reporting process, no later than 12 hours (24/7) after discovery.</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Cheque Performance: From the point of collection, on time delivery of scheduled cheque movements in accordance</text:p>
            <text:p>with Appendix C</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In collaboration with HMRC Estates Security team, develop, implement and maintain Security Services Operational Protocols, Service Delivery Plans and Physical Security Risks Assessments at HMRC location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Hiring Manager satisfaction based on a percentage of responses received - Target is 85%</text:p>
          </table:table-cell>
          <table:table-cell office:value-type="string" table:style-name="ce1">
            <text:p>85.00%</text:p>
          </table:table-cell>
          <table:table-cell office:value-type="string" table:style-name="ce1">
            <text:p>Other - Consider not returned</text:p>
          </table:table-cell>
          <table:table-cell office:value-type="string" table:style-name="ce1">
            <text:p>The data collected is taken from Hiring Managers (HMs) within HMRC and AMS received no responses from HMs during Q1. This is being addressed by both HMRC and AMS for Q2.</text:p>
          </table:table-cell>
          <table:table-cell table:number-columns-repeated="16375"/>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Respond to and rectify all security incidents in accordance with the maximum permitted response and completion times within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Payment to Parents -% of deposits made into the relevant childcare account are visible on day of deposit</text:p>
            <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goods, that are ready for collection at ports, are collected from port and delivered within contractual timefram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 for Category D sites - HMRC Regional Centres and Core Network provision operating 24/7</text:p>
          </table:table-cell>
          <table:table-cell office:value-type="string" table:style-name="ce1">
            <text:p>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before 6am printed and output to postal service provider on operational business day. All remaining files to be printed and handed to postal service provider following operational business da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Website Availability<text:s/></text:p>
            <text:p>% of time the Childcare Service website is available 24/7</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ServiceNow Now Platform being capable of access and to be able to receive and process data for User registrations of the Service and Declaration processing on a continuous, uninterrupted basis 24 hours a day, 7 days a week.</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Following inspection, all goods, by volume of pallets, are re-packed in to containers, with any exceptions agreed by the Authorit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able:table-cell>
          <table:table-cell office:value-type="string" table:style-name="ce1">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1">
            <text:p>Other - Consider returned</text:p>
          </table:table-cell>
          <table:table-cell office:value-type="string" table:style-name="ce1">
            <text:p>0 P1 &amp; P2 incident within the reporting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Provide required resources within 20 business days of reques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All statutory requirements, timescales and assurance associated with delivery of Security Services including assets are achieved and audi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VEHICLE LEASE AND FLEET MANAGEMENT - SR257312334 (CW)</text:p>
          </table:table-cell>
          <table:table-cell office:value-type="string" table:style-name="ce1">
            <text:p>KINTO UK LIMITED</text:p>
          </table:table-cell>
          <table:table-cell office:value-type="string" table:style-name="ce1">
            <text:p>Daily average off-road time over the 1 day tolerance for scheduled Service, Maintenance or Repair of a vehicl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SAP: Availability - Single Applications (ID13)</text:p>
            <text:p/>
            <text:p>To meet this Service Level, the Supplier must achieve the requirements set out below:</text:p>
            <text:p>(i)<text:tab/>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availability % at all sites 24/7</text:p>
          </table:table-cell>
          <table:table-cell office:value-type="string" table:style-name="ce1">
            <text:p>&gt;=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areas to satisfy the Cleaning Service requirements prior to the commencement of each Business da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2 - For each device type, Log-In time within agreed number of seconds (Desktop=55s, Laptop=30s, Tablet=20s)</text:p>
          </table:table-cell>
          <table:table-cell office:value-type="string" table:style-name="ce1">
            <text:p><text:s/>=&gt;95.00%</text:p>
          </table:table-cell>
          <table:table-cell office:value-type="string" table:style-name="ce1">
            <text:p>Other - Consider returned</text:p>
          </table:table-cell>
          <table:table-cell office:value-type="string" table:style-name="ce1">
            <text:p>A Microsoft update impacted the boot up time across all devices. As a result performance has not been monitored.<text:s/></text:p>
          </table:table-cell>
          <table:table-cell table:number-columns-repeated="16375"/>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post inspection goods are collected and delivered within contractual timefram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Relational database service availability 24/7</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VPaaS Services Agreement</text:p>
          </table:table-cell>
          <table:table-cell office:value-type="string" table:style-name="ce1">
            <text:p>FUJITSU SERVICES LTD</text:p>
          </table:table-cell>
          <table:table-cell office:value-type="string" table:style-name="ce1">
            <text:p>System Availability – of VPaaS infrastructure environment in use for CHIEF IES Live (production)</text:p>
          </table:table-cell>
          <table:table-cell office:value-type="string" table:style-name="ce1">
            <text:p>&gt;=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Data Analytics: Availability - Portfolio (ID 28)</text:p>
            <text:p/>
            <text:p>To meet this Service Level, the Supplier must achieve the requirements set out in (i) and <text:s/>(ii) and (iii) below:</text:p>
            <text:p>(i)<text:tab/>the agreed percentage of the applications in the Delivery Group meet or exceed the Availability Target for the Target Service Level, as set by the Service Level Category;<text:s/></text:p>
            <text:p>(ii)<text:tab/>the average Availability of all applications within each Service Level Category meets or exceeds the Average Availability Target for the Target Service Level, as set by the Service Level Category; and</text:p>
            <text:p>(iii)<text:tab/>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Category 2 (time critical letters) printed out put passed to the postal service provider on or before Operational Business Day 3</text:p>
          </table:table-cell>
          <table:table-cell office:value-type="string" table:style-name="ce1">
            <text:p>&gt;99.99% delivered to the postal service on the 3rd Operational Business Day following receipt by the supplier</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 Number of days between approved requirement to offer made - Target is an average of 12 days. KPI measured in % of offers made within target</text:p>
          </table:table-cell>
          <table:table-cell office:value-type="string" table:style-name="ce1">
            <text:p>95.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VEHICLE LEASE AND FLEET MANAGEMENT - SR257312334 (CW)</text:p>
          </table:table-cell>
          <table:table-cell office:value-type="string" table:style-name="ce1">
            <text:p>KINTO UK LIMITED</text:p>
          </table:table-cell>
          <table:table-cell office:value-type="string" table:style-name="ce1">
            <text:p>Average attendance of breakdowns, assistance &amp; recovery within 2 hours of contact (including percentage of vehicles fixed at roadside)</text:p>
          </table:table-cell>
          <table:table-cell office:value-type="string" table:style-name="ce1">
            <text:p>83.7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Response to all reactive Maintenance requests achieved within contractual timeframes.</text:p>
          </table:table-cell>
          <table:table-cell office:value-type="string" table:style-name="ce1">
            <text:p>96.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VEHICLE LEASE AND FLEET MANAGEMENT - SR257312334 (CW)</text:p>
          </table:table-cell>
          <table:table-cell office:value-type="string" table:style-name="ce1">
            <text:p>KINTO UK LIMITED</text:p>
          </table:table-cell>
          <table:table-cell office:value-type="string" table:style-name="ce1">
            <text:p>New vehicles to be added to the Motor Insurance Database before or on the day of vehicle delivery.</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ext Working Day Delivery Timeliness: From the point of collection, secure, on time delivery of undamaged items, by the next working day</text:p>
            <text:p>For B2C (i.e. Royal Mail Special Delivery) this does not apply as under Royal Mail standard terms which offer a refund of the postage if the item was not delivered on time.</text:p>
          </table:table-cell>
          <table:table-cell office:value-type="string" table:style-name="ce1">
            <text:p>&gt;98%</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C sites - HMRC offices operating 24/7</text:p>
          </table:table-cell>
          <table:table-cell office:value-type="string" table:style-name="ce1">
            <text:p>99.9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ll Planned Maintenance tasks completed within contractual timeframes.</text:p>
          </table:table-cell>
          <table:table-cell office:value-type="string" table:style-name="ce1">
            <text:p>9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VPaaS Services Agreement</text:p>
          </table:table-cell>
          <table:table-cell office:value-type="string" table:style-name="ce1">
            <text:p>FUJITSU SERVICES LTD</text:p>
          </table:table-cell>
          <table:table-cell office:value-type="string" table:style-name="ce1">
            <text:p>The Availability of the live (production) Prime VPaaS Services for either or both of CESA or VAT</text:p>
          </table:table-cell>
          <table:table-cell office:value-type="string" table:style-name="ce1">
            <text:p>&gt;=99.97%</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P virtual environment (private cloud environment that provides virtual computer power).</text:p>
          </table:table-cell>
          <table:table-cell office:value-type="string" table:style-name="ce1">
            <text:p>&gt;=99.99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fault clearances for all sites within 8 hour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Compliance with all relevant Statutory and Legislative Waste Regulation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Contact Centre Availability The Contact Centre is capable of accepting telephone calls from and making calls to Users during the Operating Hours. (07:30 - 22:30 x 365)</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Non 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Trader Support Service Availability – NICTA Portal</text:p>
            <text:p>Availability is defined as the NICTA Portal being capable of accessed on a continuous, uninterrupted basis 24 hours a day, 7 days a week.</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VPaaS Services Agreement</text:p>
          </table:table-cell>
          <table:table-cell office:value-type="string" table:style-name="ce1">
            <text:p>FUJITSU SERVICES LTD</text:p>
          </table:table-cell>
          <table:table-cell office:value-type="string" table:style-name="ce1">
            <text:p>The Availability of the live (production) Prime VPaaS Services for either or both of CESA or VAT</text:p>
          </table:table-cell>
          <table:table-cell office:value-type="string" table:style-name="ce1">
            <text:p>&gt;=9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1 - For each device type, boot up time within agreed number of seconds (Desktop=55s, Laptop=30s, Tablet=10s)</text:p>
          </table:table-cell>
          <table:table-cell office:value-type="string" table:style-name="ce1">
            <text:p>=&gt;95.00%</text:p>
          </table:table-cell>
          <table:table-cell office:value-type="string" table:style-name="ce1">
            <text:p>Other - Consider returned</text:p>
          </table:table-cell>
          <table:table-cell office:value-type="string" table:style-name="ce1">
            <text:p>A Microsoft update impacted the boot up time across all devices. As a result performance has not been monitored</text:p>
          </table:table-cell>
          <table:table-cell table:number-columns-repeated="16375"/>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Percentage of Upheld Complaints - number of valid debtor complaints over a rolling 12 month period</text:p>
          </table:table-cell>
          <table:table-cell office:value-type="string" table:style-name="ce1">
            <text:p>0.0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Virtual Machines 24/7 - measuring the availability of the virtual servers processing the data stor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able:table-cell>
          <table:table-cell office:value-type="string" table:style-name="ce1">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DB virtual environment - a measure of availability of the virtual database environment.</text:p>
          </table:table-cell>
          <table:table-cell office:value-type="string" table:style-name="ce1">
            <text:p>&gt;=9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End to end availability of the Critical Ser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Application availability / uptime (during business hours only: between 08:00 and 18:00 (UK time) Monday to Friday excluding Public Holidays (Englan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Service level agreement breach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Fieldglass requirement portal availability (working hours): System available 09:00 - 17:00 only.</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5%</text:p>
          </table:table-cell>
          <table:table-cell office:value-type="string" table:style-name="ce1">
            <text:p>Other - Consider returned</text:p>
          </table:table-cell>
          <table:table-cell office:value-type="string" table:style-name="ce1">
            <text:p>No surveys completed in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Incident management service - Priority Level 1 and Priority Level 2 resolution within target times. </text:p>
          </table:table-cell>
          <table:table-cell office:value-type="string" table:style-name="ce1">
            <text:p>98%</text:p>
          </table:table-cell>
          <table:table-cell office:value-type="string" table:style-name="ce1">
            <text:p>Requires Improvement</text:p>
          </table:table-cell>
          <table:table-cell office:value-type="string" table:style-name="ce1">
            <text:p>One incident out of 24 during the quarter failed to be resolved within the target timeframe. Performance is back up to standard in the following reporting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2 incidents not resolved within target resolution time (8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Forecast demand for new circulating coin from cash industry vs actual deman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User accounts and accounts management service - Account creation and closure times and certain access right chang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Management of UK coin accoun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1 incidents not resolved within target resolution time (2 hours)</text:p>
          </table:table-cell>
          <table:table-cell office:value-type="string" table:style-name="ce1">
            <text:p>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Staffing &amp; Resources - Recruitment &amp; Induction</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24 hour delivery</text:p>
          </table:table-cell>
          <table:table-cell office:value-type="string" table:style-name="ce1">
            <text:p>99.7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roc526 - Technical Architecture</text:p>
          </table:table-cell>
          <table:table-cell office:value-type="string" table:style-name="ce1">
            <text:p>6POINT6 LTD</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00/26</text:p>
          </table:table-cell>
          <table:table-cell office:value-type="string" table:style-name="ce1">
            <text:p>AIRWAVE SOLUTIONS LTD</text:p>
          </table:table-cell>
          <table:table-cell office:value-type="string" table:style-name="ce1">
            <text:p>GBNR Service Availability - A percentage measure of the availability of specific parts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B Waste - The Supplier to complete disposal of a Risk Category B Waste Load within 8 Working Hours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Cloud Hosting Services - Service Continuity</text:p>
          </table:table-cell>
          <table:table-cell office:value-type="string" table:style-name="ce1">
            <text:p>AMAZON WEB SERVICES</text:p>
          </table:table-cell>
          <table:table-cell office:value-type="string" table:style-name="ce1">
            <text:p>KPI3: S3 Availability in London Region</text:p>
          </table:table-cell>
          <table:table-cell office:value-type="string" table:style-name="ce1">
            <text:p>99.9%</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P1 PND Search Performance - Timeliness of Search Service Response Category: Unique Search; Simple Search; and Complex Search.</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2020 Modern Slavery Victim Care</text:p>
          </table:table-cell>
          <table:table-cell office:value-type="string" table:style-name="ce1">
            <text:p>THE SALVATION ARMY</text:p>
          </table:table-cell>
          <table:table-cell office:value-type="string" table:style-name="ce1">
            <text:p>All Service Users have a Journey Plan in place within 5 days of their Initial Risk Assessment taking place. The Journey Plan should be a living document and updated at a minimum monthly</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Complaints process - Number of Substantiated Complaints still to be resolved after twenty (20) working days of the Customer complaint.</text:p>
          </table:table-cell>
          <table:table-cell office:value-type="string" table:style-name="ce1">
            <text:p>1 in 70 = 1.4%</text:p>
            <text:p>1 in 45 = 2.22%</text:p>
            <text:p>1 in 22 = 4.55%</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Contract Management - MI Reports - All agreed Management Information is submitted on time, in the correct format without any material errors or omiss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Severity 1 incidents resolved within 4 Operating Hours for the affected service over a monthly period, that are closed within the measurement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ompletion and Submission of S95 Eligibility Documentation</text:p>
          </table:table-cell>
          <table:table-cell office:value-type="string" table:style-name="ce1">
            <text:p>5 days</text:p>
          </table:table-cell>
          <table:table-cell office:value-type="string" table:style-name="ce1">
            <text:p>Inadequate</text:p>
          </table:table-cell>
          <table:table-cell office:value-type="string" table:style-name="ce1">
            <text:p>All organisation supporting asylum seekers have been significantly impacted by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all waiting times - percentage answered within accepted timeframes</text:p>
          </table:table-cell>
          <table:table-cell office:value-type="string" table:style-name="ce1">
            <text:p>90.00%</text:p>
          </table:table-cell>
          <table:table-cell office:value-type="string" table:style-name="ce1">
            <text:p>Inadequate</text:p>
          </table:table-cell>
          <table:table-cell office:value-type="string" table:style-name="ce1">
            <text:p>All organisation supporting asylum seekers have been significantly impacted by the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Wales</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00/26</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Stand-by Service - Position stand-by vehicles so they can reach the point of seizure within one hour of being notified to attend.</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GRO 48 hour 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s/></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24 hour Passports which were personalised and issued Ready for Collection by Secure Delivery provider within 24 hours,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MPO DAP Development Services</text:p>
          </table:table-cell>
          <table:table-cell office:value-type="string" table:style-name="ce1">
            <text:p>EQUAL EXPERTS UK LTD</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s/></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Packaged Passports issued in accordance with the specified criteria,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Wales</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Priority 1 Incident Resolution for Production &amp; Reference environments. The percentage of priority 1 incidents reported to the Supplier over a monthly period that are resolved within 4 hours during Core Hours and 6 hours during Extended Hours, as measured within the Authority’s IT Service Management Toolse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Service Delivery, Product Quality: <text:s/>percentage of total products delivered with reported issues</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International (DHL)</text:p>
          </table:table-cell>
          <table:table-cell office:value-type="string" table:style-name="ce1">
            <text:p>DHL GLOBAL FORWARDING UK LTD</text:p>
          </table:table-cell>
          <table:table-cell office:value-type="string" table:style-name="ce1">
            <text:p>This KPI measures delivery &amp; redelivery (both inbound &amp; outbound) of all packages within 7 working days with a 99.75% target. The Supplier will pay the Organisation a Service Credit equating to the amount of the cost of the delivery service, for each item where the SLA is not met.</text:p>
          </table:table-cell>
          <table:table-cell office:value-type="string" table:style-name="ce1">
            <text:p>99.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outh</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SCC will agree to produce a statement of work within 15 days of a request providing there is adequate access to stakeholders and other dependencies.</text:p>
          </table:table-cell>
          <table:table-cell office:value-type="string" table:style-name="ce1">
            <text:p>&gt; = 95%</text:p>
          </table:table-cell>
          <table:table-cell office:value-type="string" table:style-name="ce1">
            <text:p>Good</text:p>
          </table:table-cell>
          <table:table-cell office:value-type="string" table:style-name="ce1">
            <text:p>Monitoring of performance is ongoing.</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Call directed to police system</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Planned Service - Attend at the relevant pick up point to collect and deliver all types of Seized Goods within 15 minutes of the agreed time for the planned service.</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Cloud Hosting Services - Service Continuity</text:p>
          </table:table-cell>
          <table:table-cell office:value-type="string" table:style-name="ce1">
            <text:p>AMAZON WEB SERVICES</text:p>
          </table:table-cell>
          <table:table-cell office:value-type="string" table:style-name="ce1">
            <text:p>KPI2: RDS Availability in London Region</text:p>
          </table:table-cell>
          <table:table-cell office:value-type="string" table:style-name="ce1">
            <text:p>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Service delivery: <text:s/>On-time delivery</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Inadequate</text:p>
          </table:table-cell>
          <table:table-cell office:value-type="string" table:style-name="ce1">
            <text:p>Issues caused by new sub contracting/out sourcing of repair work. Contracts have been update to better reflect required timescales to prevent these non conformances happening again</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00/26</text:p>
          </table:table-cell>
          <table:table-cell office:value-type="string" table:style-name="ce1">
            <text:p>AIRWAVE SOLUTIONS LTD</text:p>
          </table:table-cell>
          <table:table-cell office:value-type="string" table:style-name="ce1">
            <text:p>Supplier Network Management Centre Help Desk - Call answering within 15 second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Inadequate</text:p>
          </table:table-cell>
          <table:table-cell office:value-type="string" table:style-name="ce1">
            <text:p>This is due to the challenges of procuring increased quantities of dispersal accommodation to meet demand. Following the announcement of full dispersal, both the Home Office and Serco procurement teams are working with all local authorities across both contract regions to increase procurement of dispersal accommodation</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Forecasting accuracy and the reliability of cost estimates</text:p>
          </table:table-cell>
          <table:table-cell office:value-type="string" table:style-name="ce1">
            <text:p>&gt;=10%</text:p>
          </table:table-cell>
          <table:table-cell office:value-type="string" table:style-name="ce1">
            <text:p>Good</text:p>
          </table:table-cell>
          <table:table-cell office:value-type="string" table:style-name="ce1">
            <text:p>Monitoring of performance is ongoing.</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Priority 1 Incident Response for Production &amp; Reference environments. The percentage of priority 1 incidents reported to the Supplier over a monthly period that are responded to within 30 minutes for Production &amp; Reference environments, as measured within the Authority’s IT Service Management Toolse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Inadequate</text:p>
          </table:table-cell>
          <table:table-cell office:value-type="string" table:style-name="ce1">
            <text:p>This is due to the challenges of procuring increased quantities of dispersal accommodation to meet demand. Following the announcement of full dispersal, both the Home Office and Serco procurement teams are working with all local authorities across both contract regions to increase procurement of dispersal accommodation</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Incident Resolution within service level agreement</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A Waste - The Supplier to commence disposal of a Risk Category A Waste Loads immediately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International (DHL)</text:p>
          </table:table-cell>
          <table:table-cell office:value-type="string" table:style-name="ce1">
            <text:p>DHL GLOBAL FORWARDING UK LTD</text:p>
          </table:table-cell>
          <table:table-cell office:value-type="string" table:style-name="ce1">
            <text:p>KPI relating to Loss and Theft.  The Supplier will pay the Organisation £250 per Item, where the SL has not been me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C Waste - The Supplier to complete disposal of a Risk Category C Waste Load within 16 Working Hours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outh</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s/></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48 hour Passports which were personalised and issued Ready for Collection by Secure delivery provider within 48 hours, over a monthly period.<text:s/></text:p>
          </table:table-cell>
          <table:table-cell office:value-type="string" table:style-name="ce1">
            <text:p>99.9%</text:p>
          </table:table-cell>
          <table:table-cell office:value-type="string" table:style-name="ce1">
            <text:p>Inadequate</text:p>
          </table:table-cell>
          <table:table-cell office:value-type="string" table:style-name="ce1">
            <text:p>Performance on the 48 hour turnaround target in April 2022 was impacted by factors outside of Thales DIS Ltd.’s control. The performance level does not reflect the fact performance only dipped for 2 weeks within the this quarter period. Causes of the failure were identified and mitigation agreed</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48 hour delivery</text:p>
          </table:table-cell>
          <table:table-cell office:value-type="string" table:style-name="ce1">
            <text:p>99.75%</text:p>
          </table:table-cell>
          <table:table-cell office:value-type="string" table:style-name="ce1">
            <text:p>Inadequate</text:p>
          </table:table-cell>
          <table:table-cell office:value-type="string" table:style-name="ce1">
            <text:p>The 48 hour Q1 Service level was achieved in May and June however the April performance fell slightly below SLA as a result of FedEx accepting a higher number of items above network capacity to assist HMPO.</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Platform availability (24/7/365)</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Cloud Hosting Services - Service Continuity</text:p>
          </table:table-cell>
          <table:table-cell office:value-type="string" table:style-name="ce1">
            <text:p>AMAZON WEB SERVICES</text:p>
          </table:table-cell>
          <table:table-cell office:value-type="string" table:style-name="ce1">
            <text:p>KPI1: EC2 Availability in London Region</text:p>
          </table:table-cell>
          <table:table-cell office:value-type="string" table:style-name="ce1">
            <text:p>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2020 Modern Slavery Victim Care</text:p>
          </table:table-cell>
          <table:table-cell office:value-type="string" table:style-name="ce1">
            <text:p>THE SALVATION ARMY</text:p>
          </table:table-cell>
          <table:table-cell office:value-type="string" table:style-name="ce1">
            <text:p>At the end of the Move-On Period (excluding Service Users receiving Extended Move-on Support), the Service User achieves at a minimum one of the following outcomes a-d: a) Moves into own accommodation, including Local Authority accommodation, private rented and/or with family/friend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2020 Modern Slavery Victim Care</text:p>
          </table:table-cell>
          <table:table-cell office:value-type="string" table:style-name="ce1">
            <text:p>THE SALVATION ARMY</text:p>
          </table:table-cell>
          <table:table-cell office:value-type="string" table:style-name="ce1">
            <text:p>Service Users requiring Accommodation enter safe Accommodation within 8 hours of the need for Accommodation being identified (i.e. within 8 hours of Initial Risk Assessment, or the point at which the need is identified if it is lat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roc526 - Technical Architecture</text:p>
          </table:table-cell>
          <table:table-cell office:value-type="string" table:style-name="ce1">
            <text:p>6POINT6 LTD</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MPO Passport Contact Centre Services (TP)</text:p>
          </table:table-cell>
          <table:table-cell office:value-type="string" table:style-name="ce1">
            <text:p>Teleperformance Ltd</text:p>
          </table:table-cell>
          <table:table-cell office:value-type="string" table:style-name="ce1">
            <text:p>Email response rate - 100% of e-mails responded to within 4 hours<text:s/></text:p>
          </table:table-cell>
          <table:table-cell office:value-type="string" table:style-name="ce1">
            <text:p>100.00%</text:p>
          </table:table-cell>
          <table:table-cell office:value-type="string" table:style-name="ce1">
            <text:p>Inadequate</text:p>
          </table:table-cell>
          <table:table-cell office:value-type="string" table:style-name="ce1">
            <text:p>The three month average shows in adequate performance. <text:s/>Formal Rectification Process invoked to drive performance improvement.</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roc526 - Technical Architecture</text:p>
          </table:table-cell>
          <table:table-cell office:value-type="string" table:style-name="ce1">
            <text:p>6POINT6 LTD</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outh</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International (DHL)</text:p>
          </table:table-cell>
          <table:table-cell office:value-type="string" table:style-name="ce1">
            <text:p>DHL GLOBAL FORWARDING UK LTD</text:p>
          </table:table-cell>
          <table:table-cell office:value-type="string" table:style-name="ce1">
            <text:p>KPI relating to Damage. The Supplier will pay the Organisation £100 per Item, where the SL has not been me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Availability in the Production Environment: <text:s/>The percentage of time over a monthly period that the Services, as defined within Schedule 2, are Avail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Wales</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MPO Passport Contact Centre Services (TP)</text:p>
          </table:table-cell>
          <table:table-cell office:value-type="string" table:style-name="ce1">
            <text:p>Teleperformance Ltd</text:p>
          </table:table-cell>
          <table:table-cell office:value-type="string" table:style-name="ce1">
            <text:p>Response Rate 30seconds - 80% of calls answered within 30 seconds</text:p>
          </table:table-cell>
          <table:table-cell office:value-type="string" table:style-name="ce1">
            <text:p>80.00%</text:p>
          </table:table-cell>
          <table:table-cell office:value-type="string" table:style-name="ce1">
            <text:p>Inadequate</text:p>
          </table:table-cell>
          <table:table-cell office:value-type="string" table:style-name="ce1">
            <text:p>The three month average shows in adequate performance. <text:s/>Formal Rectification Process invoked to drive performance improvement.</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A1 PND Critical Service Availability (Live Environment) - % availability of Critical Services affected by Severity Level 1 or 2 Incidents</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Operational Delivery - Assignment, Instructions &amp; Standards - Assignment Instructions and Equipment Inventory records are present and up to date.</text:p>
            <text:p>1. Full adherence to agreed Assignment Instructions, Standing Instructions and Operational Standards (e.g. appropriately controlling and monitoring all visitor access in accordance with the stated processes).<text:s/></text:p>
            <text:p>2. All issues of non-compliance reported to the Authority immediately.</text:p>
            <text:p>3. No valid complaints received from staff/contractor's/visit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UKVI 48 hour 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A4 PND Service Availability (Training Environment) % availability of Services affected by Severity Level 1 or 2 Incident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MPO DAP Development Services</text:p>
          </table:table-cell>
          <table:table-cell office:value-type="string" table:style-name="ce1">
            <text:p>EQUAL EXPERTS UK LTD</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omplaints resolution - percentage clos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During the design of a transition plan a series of milestones will be identified, agreed and suitable dates assigned to them. The metric will record the percentage of key dates met within the agreed service level.<text:s/></text:p>
          </table:table-cell>
          <table:table-cell office:value-type="string" table:style-name="ce1">
            <text:p>&lt;5%</text:p>
          </table:table-cell>
          <table:table-cell office:value-type="string" table:style-name="ce1">
            <text:p>Approaching Target</text:p>
          </table:table-cell>
          <table:table-cell office:value-type="string" table:style-name="ce1">
            <text:p>Monitoring of performance is ongoing.</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MPO Passport Contact Centre Services (TP)</text:p>
          </table:table-cell>
          <table:table-cell office:value-type="string" table:style-name="ce1">
            <text:p>Teleperformance Ltd</text:p>
          </table:table-cell>
          <table:table-cell office:value-type="string" table:style-name="ce1">
            <text:p>Response Rate 70 seconds - 90% of calls answered within 70 seconds</text:p>
          </table:table-cell>
          <table:table-cell office:value-type="string" table:style-name="ce1">
            <text:p>90.00%</text:p>
          </table:table-cell>
          <table:table-cell office:value-type="string" table:style-name="ce1">
            <text:p>Inadequate</text:p>
          </table:table-cell>
          <table:table-cell office:value-type="string" table:style-name="ce1">
            <text:p>The three month average shows in adequate performance. <text:s/>Formal Rectification Process invoked to drive performance improvement.</text:p>
          </table:table-cell>
          <table:table-cell table:number-columns-repeated="16375"/>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Dynamic Ordering Platform, System availability: <text:s/>percentage of a 24/7 time period that the system is availabl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Free appointments - Percentage of free appointments as part of Core Site appointment capacity</text:p>
          </table:table-cell>
          <table:table-cell office:value-type="string" table:style-name="ce1">
            <text:p>5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Rapid Response Service - respond to the SR and be on site ready to deliver the relevant rapid response service within 5 hours regardless of location within UK / NI.</text:p>
          </table:table-cell>
          <table:table-cell office:value-type="string" table:style-name="ce1">
            <text:p>96%</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Social media contact should be answered within an average of 30 minutes of receipt during operational hour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IN SERVICE SUPPORT OF PROPULSORS &amp; ASSOCIATED EQUIPMENT</text:p>
          </table:table-cell>
          <table:table-cell office:value-type="string" table:style-name="ce1">
            <text:p>BABCOCK INTEGRATED TECHNOLOGY <text:s/>LIMITED</text:p>
          </table:table-cell>
          <table:table-cell office:value-type="string" table:style-name="ce1">
            <text:p>Repair Turn Round Time</text:p>
          </table:table-cell>
          <table:table-cell office:value-type="string" table:style-name="ce1">
            <text:p>Above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LOGISTICS MOVEMENT SUPPORT SERVICES FOR BRITISH FORCES CYPRUS &amp; SOVEREIGN BASE AREA</text:p>
          </table:table-cell>
          <table:table-cell office:value-type="string" table:style-name="ce1">
            <text:p>CPPC LOGISTIC GROUP OF COMPANIES LIMITED</text:p>
          </table:table-cell>
          <table:table-cell office:value-type="string" table:style-name="ce1">
            <text:p>Cargo cleared in accordance with required Republic of Cyprus, Sovereign Base Area and Port Authority process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The Engines are supplied/repaired to the required quality standards</text:p>
          </table:table-cell>
          <table:table-cell office:value-type="string" table:style-name="ce1">
            <text:p>Greater than 8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Provision of Tasking Information</text:p>
          </table:table-cell>
          <table:table-cell office:value-type="string" table:style-name="ce1">
            <text:p>Completed within 10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EFENCE FIXED TELECOMMUNICATIONS SERVICE (DFTS) CONTRACT NO SCSS2A/37 - VOICE, DATA, MOBILITY, VTC</text:p>
          </table:table-cell>
          <table:table-cell office:value-type="string" table:style-name="ce1">
            <text:p>BRITISH TELECOMMUNICATIONS PUBLIC LIMITED COMPANY</text:p>
          </table:table-cell>
          <table:table-cell office:value-type="string" table:style-name="ce1">
            <text:p>Secret Local Area Network Interconnection Service Standard UK</text:p>
          </table:table-cell>
          <table:table-cell office:value-type="string" table:style-name="ce1">
            <text:p>99.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Outputs delivered to agreed quality as set out in Tasking Order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Safet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030 - <text:s/>Spares, Repairs and Post Design Services of Equipment Fitted to RN Vessels</text:p>
          </table:table-cell>
          <table:table-cell office:value-type="string" table:style-name="ce1">
            <text:p>BAE SYSTEMS SURFACE SHIPS LIMITED</text:p>
          </table:table-cell>
          <table:table-cell office:value-type="string" table:style-name="ce1">
            <text:p>Procurement Lead Time - Spares</text:p>
          </table:table-cell>
          <table:table-cell office:value-type="string" table:style-name="ce1">
            <text:p>Equal to 98 percent or above</text:p>
          </table:table-cell>
          <table:table-cell office:value-type="string" table:style-name="ce1">
            <text:p>Requires Improvement</text:p>
          </table:table-cell>
          <table:table-cell office:value-type="string" table:style-name="ce1">
            <text:p>Supplier chose not to provide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1 - Availability</text:p>
          </table:table-cell>
          <table:table-cell office:value-type="string" table:style-name="ce1">
            <text:p>95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SUPPLY AND IN SERVICE SUPPORT OF AIRCRAFT HIGH ACCESS ANTI-ICING &amp; DE-ICING CAPABILITY (HAADIC)</text:p>
          </table:table-cell>
          <table:table-cell office:value-type="string" table:style-name="ce1">
            <text:p>TERBERG DTS (UK) LIMITED</text:p>
          </table:table-cell>
          <table:table-cell office:value-type="string" table:style-name="ce1">
            <text:p>The Contractor is to sustain the Aircraft High Access Anti-Icing &amp; De-Icing Capability (HAADIC) in-service global availability at a minimum of 95 percent across the fleet during the de-icing season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4 - HESTIA South East Multi Activity Contrac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Report/Decision of Triage and Fit to Fly (FTF) medical issued on Portal - 99% within 1 Working Day</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The Provision of Office Supplies</text:p>
          </table:table-cell>
          <table:table-cell office:value-type="string" table:style-name="ce1">
            <text:p>BANNER GROUP LIMITED</text:p>
          </table:table-cell>
          <table:table-cell office:value-type="string" table:style-name="ce1">
            <text:p>All Core stocked Goods available to order at all times</text:p>
          </table:table-cell>
          <table:table-cell office:value-type="string" table:style-name="ce1">
            <text:p>98.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tested and working on the Authority system.</text:p>
          </table:table-cell>
          <table:table-cell office:value-type="string" table:style-name="ce1">
            <text:p>Code runs on the Authority system, with less than ten (10) err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1 - Number of Aviation Reviews completed</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CBC(PI)/037</text:p>
          </table:table-cell>
          <table:table-cell office:value-type="string" table:style-name="ce1">
            <text:p>CRANFIELD UNIVERSITY</text:p>
          </table:table-cell>
          <table:table-cell office:value-type="string" table:style-name="ce1">
            <text:p>Service Requirement – Academic Registry - Undertake course administration. Performance Standard - Accurate Joining Instructions (JI’s) received by enrolled students by 20 Business Days prior to start of Courses.<text:s/></text:p>
          </table:table-cell>
          <table:table-cell office:value-type="string" table:style-name="ce1">
            <text:p>10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HARD FACILITIES MANAGEMENT (FM) SERVICE IN SUPPORT OF THE BRITISH FORCES STATIONED IN GERMANY</text:p>
          </table:table-cell>
          <table:table-cell office:value-type="string" table:style-name="ce1">
            <text:p>BABCOCK LAND DEFENCE LIMITED</text:p>
          </table:table-cell>
          <table:table-cell office:value-type="string" table:style-name="ce1">
            <text:p>Develop the business/Asset Register</text:p>
          </table:table-cell>
          <table:table-cell office:value-type="string" table:style-name="ce1">
            <text:p>90-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WALES AND WEST MIDLANDS REGION MULTI-ACTIVITY CONTRACT (HESTIA)</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SOM Implementation</text:p>
          </table:table-cell>
          <table:table-cell office:value-type="string" table:style-name="ce1">
            <text:p>KPMG LLP</text:p>
          </table:table-cell>
          <table:table-cell office:value-type="string" table:style-name="ce1">
            <text:p>Key Milestones and deliverables:</text:p>
            <text:p>The Contractor shall submit for approval relevant deliverables set out in the Task Authorisation Form (TAF) within a timeframe agreed with the nominated Project Lead<text:s/></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text:p>
          </table:table-cell>
          <table:table-cell office:value-type="string" table:style-name="ce1">
            <text:p>PA CONSULTING SERVICES LTD</text:p>
          </table:table-cell>
          <table:table-cell office:value-type="string" table:style-name="ce1">
            <text:p>KPI 3 - Quality</text:p>
          </table:table-cell>
          <table:table-cell office:value-type="string" table:style-name="ce1">
            <text:p>The quality of the Suppliers work means that the applicable Target Maturity Level i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Cleaning Services: All areas to satisfy the Service Requirements to be sampled through 2 audits per site per month.</text:p>
          </table:table-cell>
          <table:table-cell office:value-type="string" table:style-name="ce1">
            <text:p>95 percent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Road delivered fuel - deliveries are made within 48 hours from the time of the order and within receipt times in accordance with the terms of the Contract. <text:s/>Retrospective comparison of Order date and time against delivery date sourced from the Contractor's management information and supporting consignment notes and delivery request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enance of Building Fabric. <text:s/>Percentage of tasks resulting in a performance failure to provide services within relevant contract Response Times</text:p>
          </table:table-cell>
          <table:table-cell office:value-type="string" table:style-name="ce1">
            <text:p>Less than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The Provision of Office Supplies</text:p>
          </table:table-cell>
          <table:table-cell office:value-type="string" table:style-name="ce1">
            <text:p>BANNER GROUP LIMITED</text:p>
          </table:table-cell>
          <table:table-cell office:value-type="string" table:style-name="ce1">
            <text:p>Incoming telephone queries and orders from a Contracting Authority to the Supplier are answered within 10 seconds</text:p>
          </table:table-cell>
          <table:table-cell office:value-type="string" table:style-name="ce1">
            <text:p>9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Task(s) combined into Statement of Work(s), issued to all Framework members. <text:s/>Suitable Qualified Engineering Personnel (SQEP) from the Framework for Task(s) to be recommended with detailed justification for price appraisal - within 2 weeks of receipt. The Authority will challenge if it disagrees. “Task(s) means any specific package of work placed by the Authority, which the Contractor is required to perform pursuant to the Contract.”</text:p>
          </table:table-cell>
          <table:table-cell office:value-type="string" table:style-name="ce1">
            <text:p>100 percent on time, and 0 percent Authority's Challenges have been successfu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initiate all orders within three working days of receipt</text:p>
          </table:table-cell>
          <table:table-cell office:value-type="string" table:style-name="ce1">
            <text:p>Greater than or equal to 95 Percent less than 3 week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700004296- Supply and Support of Large Aircraft Coolers (LAC)</text:p>
          </table:table-cell>
          <table:table-cell office:value-type="string" table:style-name="ce1">
            <text:p>BABCOCK AEROSPACE LIMITED</text:p>
          </table:table-cell>
          <table:table-cell office:value-type="string" table:style-name="ce1">
            <text:p>Percentage of repairs and spares delivered on tim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Required number of Military Airworthiness Reviews are completed within the Quarter - that are within the Contractor's control</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Configuration Accounting Services for Royal Navy (RN) and Royal Fleet Auxiliary (RFA) Surface Ships</text:p>
          </table:table-cell>
          <table:table-cell office:value-type="string" table:style-name="ce1">
            <text:p>DEVONPORT ROYAL DOCKYARD LIMITED</text:p>
          </table:table-cell>
          <table:table-cell office:value-type="string" table:style-name="ce1">
            <text:p>Delivery of Data Report Outputs</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4.1 - Maintenance of Instructional Staff Suitably Qualified and Experienced Personnel (SQEP)</text:p>
          </table:table-cell>
          <table:table-cell office:value-type="string" table:style-name="ce1">
            <text:p>No more than two (2) personnel do not have the required SQEP in accordance with the SQEP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HIP ALONGSIDE TECH REFRESH AND SUPPORT CONTRACT</text:p>
          </table:table-cell>
          <table:table-cell office:value-type="string" table:style-name="ce1">
            <text:p>NSSLGLOBAL LIMITED</text:p>
          </table:table-cell>
          <table:table-cell office:value-type="string" table:style-name="ce1">
            <text:p>Service Availability (in accordance with 2.2.1 of Contract Schedule 4)<text:s/></text:p>
          </table:table-cell>
          <table:table-cell office:value-type="string" table:style-name="ce1">
            <text:p>99.99 percent and abov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Post Design Services Completion Times for receipt of quotation and completion of tasks</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Upkeep of Technology enhanced learning (TEL) materials on Virtual learning environment (VLE) - Contractor maintain VLE material as per agreed Technology Enhanced Learning Specification (TELLSpec)</text:p>
          </table:table-cell>
          <table:table-cell office:value-type="string" table:style-name="ce1">
            <text:p>99 percent of Technology Enhanced Learning Specification (TELLSpec) material populated on Local Research Network (LRN) VL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Programme Management &amp; Decision Support to RAF SSP Programme - Lot 1</text:p>
          </table:table-cell>
          <table:table-cell office:value-type="string" table:style-name="ce1">
            <text:p>CATALYZE LIMITED</text:p>
          </table:table-cell>
          <table:table-cell office:value-type="string" table:style-name="ce1">
            <text:p>KPI 3 - Sustained exemplary conduct and compliance</text:p>
          </table:table-cell>
          <table:table-cell office:value-type="string" table:style-name="ce1">
            <text:p>All staff provided by the supplier shall behave in an exemplary manor in accordance with statement of requirement section A.13.C and shall meet all training requirements within A.13.D and any other reasonably requested timelines around security clearance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Glider Support Contract (GSC)</text:p>
          </table:table-cell>
          <table:table-cell office:value-type="string" table:style-name="ce1">
            <text:p>SERCO LIMITED</text:p>
          </table:table-cell>
          <table:table-cell office:value-type="string" table:style-name="ce1">
            <text:p>The Contractor must provide one [fuelled] Aerotow aircraft available for 90% of the Central Gliding School (CGS) Measure Points over a calendar month.</text:p>
          </table:table-cell>
          <table:table-cell office:value-type="string" table:style-name="ce1">
            <text:p>Greater or Equal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Brize Support Contract BSC</text:p>
          </table:table-cell>
          <table:table-cell office:value-type="string" table:style-name="ce1">
            <text:p>SERCO LIMITED</text:p>
          </table:table-cell>
          <table:table-cell office:value-type="string" table:style-name="ce1">
            <text:p>Sustained, timely and effective provision of supplier enabling service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Support the improvement of working practices in the Royal Navy by delivering Agile Delivery and Product Ownership training and leading on technical communities of practice within Data and Navy Applications.</text:p>
          </table:table-cell>
          <table:table-cell office:value-type="string" table:style-name="ce1">
            <text:p>Training delivered to 100% of MOD Personnel supporting projects in defined agile or project leadership roles (should they wish to undertake training)<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Trainees passing out from Phase 1 Individual Training. Phase 1 training is all new individual entry training delivered to phase 1 recruits to provide basic military skills.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Domestic Services - Serial 6.30 - Provide a Regular Cleaning Service. Includes management and the provision of labour, tools, equipment, materials and transportation.</text:p>
          </table:table-cell>
          <table:table-cell office:value-type="string" table:style-name="ce1">
            <text:p>98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Fulfilling Demands for Equipment: The Contractor fulfils the Authority’s demands by providing the assets as requested by the Authority on the MITER Fleet Information System <text:s/>or the Help Desk<text:s/></text:p>
          </table:table-cell>
          <table:table-cell office:value-type="string" table:style-name="ce1">
            <text:p>A or B – At or exceed 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3 – Average number of days per Military Aviation Review</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West Region</text:p>
          </table:table-cell>
          <table:table-cell office:value-type="string" table:style-name="ce1">
            <text:p>VIVO DEFENCE SERVICES LIMITED</text:p>
          </table:table-cell>
          <table:table-cell office:value-type="string" table:style-name="ce1">
            <text:p>Customer Satisfaction</text:p>
          </table:table-cell>
          <table:table-cell office:value-type="string" table:style-name="ce1">
            <text:p>Acceptable Level of Performance ALP = 80 percent</text:p>
          </table:table-cell>
          <table:table-cell office:value-type="string" table:style-name="ce1">
            <text:p>Requires Improvement</text:p>
          </table:table-cell>
          <table:table-cell office:value-type="string" table:style-name="ce1">
            <text:p>Plans have progressed since this reporting period and we are confident that this measure will show improvement. <text:s/>We have developed and shared our Social Value Strategy, Site plans are in place, we are working with Defence <text:s/>Infrastructure Organisation (DIO) on the Integrated rural management plans and have begun pilots on SMART sites and other net zero projects in line with budget holder requirements. <text:s/>During the Quarter there were five complaints that weren’t resolved within seven days. The delays were due to issues with parts supply or the actual time to complete the task. The end user was contacted with a resolution plan but wouldn’t close the complaint until the original task was complete. As this was early in the contract we have implemented an improvement plan which has resulted in all complaints received in August were within KPI</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Provision of Management Information</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Professional Mobile Radio Service</text:p>
          </table:table-cell>
          <table:table-cell office:value-type="string" table:style-name="ce1">
            <text:p>RADIOCOMS SYSTEMS LTD</text:p>
          </table:table-cell>
          <table:table-cell office:value-type="string" table:style-name="ce1">
            <text:p>Maintenance/installation Call-Outs (as per KPI 3 of the Statement of Requirements)<text:s/></text:p>
          </table:table-cell>
          <table:table-cell office:value-type="string" table:style-name="ce1">
            <text:p>99.99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CCOMM4/7132 - The Provision of Supply, Spares and Post Design Services for Protective Helmets</text:p>
          </table:table-cell>
          <table:table-cell office:value-type="string" table:style-name="ce1">
            <text:p>HELMET INTEGRATED SYSTEMS LTD</text:p>
          </table:table-cell>
          <table:table-cell office:value-type="string" table:style-name="ce1">
            <text:p>Main Equipment Delivery and Supply of Spare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Completion of Non-Core Tasks</text:p>
          </table:table-cell>
          <table:table-cell office:value-type="string" table:style-name="ce1">
            <text:p>On time or up to 1 working day l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nalysis -average time allowed across problem categories</text:p>
            <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Insurance Brokerage and Advisory Services</text:p>
          </table:table-cell>
          <table:table-cell office:value-type="string" table:style-name="ce1">
            <text:p>WILLIS LIMITED</text:p>
          </table:table-cell>
          <table:table-cell office:value-type="string" table:style-name="ce1">
            <text:p>The Supplier to demonstrate how Value for Money has been achieved in the delivery of the contract, including efforts to explore continuous improvement of business performance.</text:p>
          </table:table-cell>
          <table:table-cell office:value-type="string" table:style-name="ce1">
            <text:p>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Additional SQEP Services for Programme Nelson</text:p>
          </table:table-cell>
          <table:table-cell office:value-type="string" table:style-name="ce1">
            <text:p>BAE SYSTEMS APPLIED INTELLIGENCE LIMITED</text:p>
          </table:table-cell>
          <table:table-cell office:value-type="string" table:style-name="ce1">
            <text:p>Response to Call-Off Task</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Publications<text: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fence Virtual Simulation 2 (DVS2) (TSSP/134)</text:p>
          </table:table-cell>
          <table:table-cell office:value-type="string" table:style-name="ce1">
            <text:p>BOHEMIA INTERACTIVE SIMULATIONS (UK) LIMITED</text:p>
          </table:table-cell>
          <table:table-cell office:value-type="string" table:style-name="ce1">
            <text:p>Defence Virtual Simulation 2 (DVS2) Portal Availability</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Brize Support Contract BSC</text:p>
          </table:table-cell>
          <table:table-cell office:value-type="string" table:style-name="ce1">
            <text:p>SERCO LIMITED</text:p>
          </table:table-cell>
          <table:table-cell office:value-type="string" table:style-name="ce1">
            <text:p>Station Output. Deliver 100% of Critical Tasks</text:p>
          </table:table-cell>
          <table:table-cell office:value-type="string" table:style-name="ce1">
            <text:p>100 percent</text:p>
          </table:table-cell>
          <table:table-cell office:value-type="string" table:style-name="ce1">
            <text:p>Requires Improvement</text:p>
          </table:table-cell>
          <table:table-cell office:value-type="string" table:style-name="ce1">
            <text:p>It has been agreed by all stakeholders at the Level 1 meeting to extend the Full Operating Capability (FOC) for relevant sections within KPI 2 due to recruitment and training frustrations. The revised FOC date for the last section is 31/10/22 and its likely the contractor will achieve thi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3 HESTIA SOUTH REGION MULTI ACTIVITY CONTRACT</text:p>
          </table:table-cell>
          <table:table-cell office:value-type="string" table:style-name="ce1">
            <text:p>SODEXO LT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1089 LSDA</text:p>
          </table:table-cell>
          <table:table-cell office:value-type="string" table:style-name="ce1">
            <text:p>ROHDE &amp; SCHWARZ UK LIMITED</text:p>
          </table:table-cell>
          <table:table-cell office:value-type="string" table:style-name="ce1">
            <text:p>Non-Core Tasking</text:p>
          </table:table-cell>
          <table:table-cell office:value-type="string" table:style-name="ce1">
            <text:p>100 Percent PI marke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Rented Living Accommodation Project (RLAP)</text:p>
          </table:table-cell>
          <table:table-cell office:value-type="string" table:style-name="ce1">
            <text:p>MEARS LIMITED</text:p>
          </table:table-cell>
          <table:table-cell office:value-type="string" table:style-name="ce1">
            <text:p>Entitlement<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OOD GROUP UK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88 BATCIS Private Sector Support</text:p>
          </table:table-cell>
          <table:table-cell office:value-type="string" table:style-name="ce1">
            <text:p>QINETIQ LIMITED</text:p>
          </table:table-cell>
          <table:table-cell office:value-type="string" table:style-name="ce1">
            <text:p>Quality</text:p>
          </table:table-cell>
          <table:table-cell office:value-type="string" table:style-name="ce1">
            <text:p>(i)<text:tab/>all Key Deliverables which are due to be delivered in the relevant Contract Month are delivered in the relevant Contract Month and are determined by the Authority to be delivered in accordance with this Contract; and<text:s/></text:p>
            <text:p>(ii)<text:tab/>90% or more of the Standard Deliverables which are due to be delivered in the relevant Contract Month are delivered in the relevant Contract Month and are determined by the Authority to be delivered in accordance with this Contract; and</text:p>
            <text:p>(iii)<text:tab/>the Contractor has also registered a “Pass” for KPI 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AS/00096 Provision of A Watchkeeper Support, Maintenance and Training Service</text:p>
          </table:table-cell>
          <table:table-cell office:value-type="string" table:style-name="ce1">
            <text:p>THALES UK LIMITED</text:p>
          </table:table-cell>
          <table:table-cell office:value-type="string" table:style-name="ce1">
            <text:p>Resolution Plan Demand Satisfaction</text:p>
          </table:table-cell>
          <table:table-cell office:value-type="string" table:style-name="ce1">
            <text:p>Outstanding demands less than 5 for 3 or more consecutive reports</text:p>
          </table:table-cell>
          <table:table-cell office:value-type="string" table:style-name="ce1">
            <text:p>Other - Consider returned</text:p>
          </table:table-cell>
          <table:table-cell office:value-type="string" table:style-name="ce1">
            <text:p>No tasks in scope for KPI 3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ompletion of Assignment</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Equipment repair delivered past required date</text:p>
          </table:table-cell>
          <table:table-cell office:value-type="string" table:style-name="ce1">
            <text:p>All equipment Repairs (Master Equipment and Items) delivered on time. (Gree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OST DESIGN SERVICES &amp; REPAIRS FOR SHIPS ELECTRIC PROPULSION &amp; HIGH VOLTAGE SYSTEMS</text:p>
          </table:table-cell>
          <table:table-cell office:value-type="string" table:style-name="ce1">
            <text:p>QUARTZELEC LIMITED</text:p>
          </table:table-cell>
          <table:table-cell office:value-type="string" table:style-name="ce1">
            <text:p>Procurement Lead Time</text:p>
          </table:table-cell>
          <table:table-cell office:value-type="string" table:style-name="ce1">
            <text:p>Equal to 98 percent or above</text:p>
          </table:table-cell>
          <table:table-cell office:value-type="string" table:style-name="ce1">
            <text:p>Inadequate</text:p>
          </table:table-cell>
          <table:table-cell office:value-type="string" table:style-name="ce1">
            <text:p>Supplier chose not to provide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A1 and A2 – Major Capability Inoperative resulting in Service not Carried ou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Reliability</text:p>
          </table:table-cell>
          <table:table-cell office:value-type="string" table:style-name="ce1">
            <text:p>Ni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amp;MOCB/3369- FALKLAND ISLAND MARINE SERVICES</text:p>
          </table:table-cell>
          <table:table-cell office:value-type="string" table:style-name="ce1">
            <text:p>VAN WIJNGAARDEN MARINE SERVICES B V</text:p>
          </table:table-cell>
          <table:table-cell office:value-type="string" table:style-name="ce1">
            <text:p>Average number of Health and Safety related deficiencies recorded by external inspection</text:p>
          </table:table-cell>
          <table:table-cell office:value-type="string" table:style-name="ce1">
            <text:p>equal to 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030 - <text:s/>Spares, Repairs and Post Design Services of Equipment Fitted to RN Vessels</text:p>
          </table:table-cell>
          <table:table-cell office:value-type="string" table:style-name="ce1">
            <text:p>BAE SYSTEMS SURFACE SHIPS LIMITED</text:p>
          </table:table-cell>
          <table:table-cell office:value-type="string" table:style-name="ce1">
            <text:p>Repair Turnaround Time</text:p>
          </table:table-cell>
          <table:table-cell office:value-type="string" table:style-name="ce1">
            <text:p>Equal to 98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Communication Tools</text:p>
          </table:table-cell>
          <table:table-cell office:value-type="string" table:style-name="ce1">
            <text:p>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The percentage of Project Allenby Connaught (PAC) Private Finance Initiative (PFI) contract contracted room space available to the customer for the period when planned/required</text:p>
          </table:table-cell>
          <table:table-cell office:value-type="string" table:style-name="ce1">
            <text:p>96 percent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IP/0067 - BR90 In-Service Support</text:p>
          </table:table-cell>
          <table:table-cell office:value-type="string" table:style-name="ce1">
            <text:p>RHEINMETALL BAE SYSTEMS LAND LIMITED</text:p>
          </table:table-cell>
          <table:table-cell office:value-type="string" table:style-name="ce1">
            <text:p>Completion times for repair and Post Design Services tasks</text:p>
          </table:table-cell>
          <table:table-cell office:value-type="string" table:style-name="ce1">
            <text:p>all repair and Post Design Services tasks completed within agreed timefra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 Main Production, Testing and In-Service Support &amp; Maintenance</text:p>
          </table:table-cell>
          <table:table-cell office:value-type="string" table:style-name="ce1">
            <text:p>RWM ITALIA SPA</text:p>
          </table:table-cell>
          <table:table-cell office:value-type="string" table:style-name="ce1">
            <text:p>Return of costed Project Tasking Forms (PTS) within 15 Working Days unless otherwise agreed with the Authority</text:p>
          </table:table-cell>
          <table:table-cell office:value-type="string" table:style-name="ce1">
            <text:p>Forms returned in 15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Tasks not requiring re-work due to errors introduced by Contractor at MoD Sponsor view of draft document.</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106 - Future Diesels</text:p>
          </table:table-cell>
          <table:table-cell office:value-type="string" table:style-name="ce1">
            <text:p>ROYSTON LTD</text:p>
          </table:table-cell>
          <table:table-cell office:value-type="string" table:style-name="ce1">
            <text:p>4th Line Engine Management</text:p>
          </table:table-cell>
          <table:table-cell office:value-type="string" table:style-name="ce1">
            <text:p>100 percent</text:p>
          </table:table-cell>
          <table:table-cell office:value-type="string" table:style-name="ce1">
            <text:p>Inadequate</text:p>
          </table:table-cell>
          <table:table-cell office:value-type="string" table:style-name="ce1">
            <text:p>Supplier had no further comments to publish alongside this data.</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 K LTD</text:p>
          </table:table-cell>
          <table:table-cell office:value-type="string" table:style-name="ce1">
            <text:p>Delivery in accordance with the Course Catalogue – Course Acceptance</text:p>
          </table:table-cell>
          <table:table-cell office:value-type="string" table:style-name="ce1">
            <text:p>Training Course achieves Unqualified Acceptance or Qualified Acceptance with no high priority shortfal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Rented Living Accommodation Project (RLAP)</text:p>
          </table:table-cell>
          <table:table-cell office:value-type="string" table:style-name="ce1">
            <text:p>MEARS LIMITED</text:p>
          </table:table-cell>
          <table:table-cell office:value-type="string" table:style-name="ce1">
            <text:p>Timelines<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Quality of Task Reports within Statement of Work measured by Stakeholder feedback forms which provides confirmation from Stakeholder that they are happy with the report and details the level of rework (if applicable) required.</text:p>
          </table:table-cell>
          <table:table-cell office:value-type="string" table:style-name="ce1">
            <text:p>100 percent Stakeholder feedback reported, No Remedial Work required on Task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WALES AND WEST MIDLANDS REGION MULTI-ACTIVITY CONTRACT (HESTIA)</text:p>
          </table:table-cell>
          <table:table-cell office:value-type="string" table:style-name="ce1">
            <text:p>COMPASS CONTRACT SERVICES (U.K.)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Contractor Management Activities<text:s/></text:p>
          </table:table-cell>
          <table:table-cell office:value-type="string" table:style-name="ce1">
            <text:p>Green Performance Level for one or more of PIs 2.1 and 2.2, with no Red Performan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100% of Non-Compliance Reports (NCR’s) rectified within 12 working days of being informed by Defence Export Services Organisation (DESO)</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Fuel delivered is of consistent volume to that of fuel ordered. <text:s/>Count of loads achieving the ordered volume as a percentage of total deliverie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Roll On Roll Off (RORO) vessel availability of 360 days per year.</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IELD ELECTRONIC POWER SYSTEM-BFIC1/11</text:p>
          </table:table-cell>
          <table:table-cell office:value-type="string" table:style-name="ce1">
            <text:p>GENISTICS LIMITED</text:p>
          </table:table-cell>
          <table:table-cell office:value-type="string" table:style-name="ce1">
            <text:p>KPI P2 - Mean Time Between Mission Failure<text:s/></text:p>
          </table:table-cell>
          <table:table-cell office:value-type="string" table:style-name="ce1">
            <text:p>If Concession Mean Time Between Mission Failure is equal or more than the relevant number of hours us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ircraft Vehicle Servicing (Toilet and Water)</text:p>
          </table:table-cell>
          <table:table-cell office:value-type="string" table:style-name="ce1">
            <text:p>TERBERG DTS (UK) LIMITED</text:p>
          </table:table-cell>
          <table:table-cell office:value-type="string" table:style-name="ce1">
            <text:p>The Contractor is to sustain the Toilet and Water Truck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FLIGHT AND TASK PLANNING SOFTWARE APPLICATION TO SUPPORT THE STRATEGIC AIR TRANSPORT FLEET,ISTAR,RAFAT AND FT FLEETS</text:p>
          </table:table-cell>
          <table:table-cell office:value-type="string" table:style-name="ce1">
            <text:p>JEPPESEN U.K. LIMITED</text:p>
          </table:table-cell>
          <table:table-cell office:value-type="string" table:style-name="ce1">
            <text:p>System Availability</text:p>
          </table:table-cell>
          <table:table-cell office:value-type="string" table:style-name="ce1">
            <text:p>Greater than 99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livery against deployment of resource within the agreed Service Level Agreement (SLA) of 20 days from approved Task Order Form.</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b (Provision of Spares)<text:s/></text:p>
          </table:table-cell>
          <table:table-cell office:value-type="string" table:style-name="ce1">
            <text:p>(Green) All Spares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atients are to be offered an appointment within four (4) weeks of receipt of referra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Support for Maritime Secret and Above Secret Operational ICT Domains</text:p>
          </table:table-cell>
          <table:table-cell office:value-type="string" table:style-name="ce1">
            <text:p>CARBON60 LIMITED</text:p>
          </table:table-cell>
          <table:table-cell office:value-type="string" table:style-name="ce1">
            <text:p>All Operational Deficiencies (OPDEFs) at Cat B2 and above to have a response to the issuing unit within 4 hours of receiving the notification.</text:p>
          </table:table-cell>
          <table:table-cell office:value-type="string" table:style-name="ce1">
            <text:p>Withi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PEDT/0020 - A-Class Platform Complex Systems - Batch 1 Platform Management System (PMS) and Internal Communication System (ICS) Support</text:p>
          </table:table-cell>
          <table:table-cell office:value-type="string" table:style-name="ce1">
            <text:p>L3HARRIS MAPPS LIMITED</text:p>
          </table:table-cell>
          <table:table-cell office:value-type="string" table:style-name="ce1">
            <text:p>Delivery of performance reports</text:p>
          </table:table-cell>
          <table:table-cell office:value-type="string" table:style-name="ce1">
            <text:p>All reports are delivered to the Authority within 10 business days of the end of each month.</text:p>
          </table:table-cell>
          <table:table-cell office:value-type="string" table:style-name="ce1">
            <text:p>Other - Consider returned</text:p>
          </table:table-cell>
          <table:table-cell office:value-type="string" table:style-name="ce1">
            <text:p>No activity for this KPI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MET/949/18 - AIR PURIFICATION</text:p>
          </table:table-cell>
          <table:table-cell office:value-type="string" table:style-name="ce1">
            <text:p>TPG MARITIME LIMITED</text:p>
          </table:table-cell>
          <table:table-cell office:value-type="string" table:style-name="ce1">
            <text:p>Equipment is to operate as designed and intended The Contractor is to engage with the Authority (Project Manager) to establish and improve equipment reliability and safety.</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3b/3503 In Service Support of TMCC</text:p>
          </table:table-cell>
          <table:table-cell office:value-type="string" table:style-name="ce1">
            <text:p>MSI-DEFENCE SYSTEMS LTD</text:p>
          </table:table-cell>
          <table:table-cell office:value-type="string" table:style-name="ce1">
            <text:p>Management of Spares and Repairs orders to achieve delivery timescales specified in the Contract. </text:p>
          </table:table-cell>
          <table:table-cell office:value-type="string" table:style-name="ce1">
            <text:p>All Orders are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EMTC2 2021</text:p>
          </table:table-cell>
          <table:table-cell office:value-type="string" table:style-name="ce1">
            <text:p>BABCOCK LAND DEFENCE LIMITED</text:p>
          </table:table-cell>
          <table:table-cell office:value-type="string" table:style-name="ce1">
            <text:p>Contractor provided training delivery (MOD Lyneham)</text:p>
          </table:table-cell>
          <table:table-cell office:value-type="string" table:style-name="ce1">
            <text:p>99 percent or more of Contractor periods delivered in accordance with the agreed Training Schedule within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QinetiQ Training and Simulation Limited</text:p>
            <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Reserves: Applications/Performance %</text:p>
          </table:table-cell>
          <table:table-cell office:value-type="string" table:style-name="ce1">
            <text:p>Over 95 percent</text:p>
          </table:table-cell>
          <table:table-cell office:value-type="string" table:style-name="ce1">
            <text:p>Inadequate</text:p>
          </table:table-cell>
          <table:table-cell office:value-type="string" table:style-name="ce1">
            <text:p>Performance across all three KPIs was impacted by a critical external event (not the fault of Capita or the Army) that nonetheless required immediate responsible action to take the recruiting ICT system offline (causing Capita to move to their Business Continuity Plan operation). This had a direct/significant impact on numbers of applications received/processed during Q1. <text:s/>The ICT system is now back in full operation. In addition, with regards KPI 3, it should be noted that this KPI is measured annually, and performance is expected to recover by end of Q4. In the interim, Capita are working closely with Army Reserve Units and have created a working group that is driving a number of initiatives to increase volumes/ further improve conversion rate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Bookings for Preventative Maintenance are made within 4 weeks of the last maintenance (service) date of the individual Synthetic Training Environment to ensure that they are available for training.</text:p>
          </table:table-cell>
          <table:table-cell office:value-type="string" table:style-name="ce1">
            <text:p>Greater than 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Provision of an interior cleaning service in accordance with the common cleaning standards.</text:p>
            <text:p>Scored Monthly:</text:p>
            <text:p>Green = Number of material non-compliances is 0 and number of minor non-compliances is less than 10.</text:p>
            <text:p>Amber = Number of material non-compliances is between 1 and 2 and/or the number of minor non-compliances is 10 or more and less than 20.</text:p>
            <text:p>Red = Number of material non-compliances is 3 or more, and/or the number of minor non-compliances is 20 or more.</text:p>
          </table:table-cell>
          <table:table-cell office:value-type="string" table:style-name="ce1">
            <text:p>All three months gree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Resolution of Technical Queries</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BATUK Aviation - Lot One MEDEVAC</text:p>
          </table:table-cell>
          <table:table-cell office:value-type="string" table:style-name="ce1">
            <text:p>EVERETT AVIATION CHARTER LTD</text:p>
          </table:table-cell>
          <table:table-cell office:value-type="string" table:style-name="ce1">
            <text:p>The Supplier shall ensure that one platform is available 24/7/365. In order to be deemed available each aircraft shall meet the readiness state (RS) as defined in the Statement of Requirements (SoR), be fully maintained and serviced in accordance with Kenyan Civil Aviation Regulations (KCCR), be crewed by available current, competent, qualified and experienced personnel, have on board all necessary equipment and aircraft fuelled and refuels available.</text:p>
          </table:table-cell>
          <table:table-cell office:value-type="string" table:style-name="ce1">
            <text:p>The platform is at the point of injury within the Readiness State as defined in the Statement of Requirements (SO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2 - Combat System Engineering Group (CSEG) Task output performance: Quality, timeliness and responsiveness, assessed by MoD customer on CSEG Task completion.</text:p>
          </table:table-cell>
          <table:table-cell office:value-type="string" table:style-name="ce1">
            <text:p>90 percent or highe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1">
            <text:p>Authority informed within ten (10) working days (after contractor is made aware) with initial impact statement and suggested mitigation.<text: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Estates Services: Management of Assets: To maintain the function of Private Finance Initiative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1">
            <text:p>&lt;95 Deficiency (failure) Point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Defence Fire and Rescue Services.</text:p>
          </table:table-cell>
          <table:table-cell office:value-type="string" table:style-name="ce1">
            <text:p>CAPITA BUSINESS SERVICES LTD</text:p>
          </table:table-cell>
          <table:table-cell office:value-type="string" table:style-name="ce1">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1">
            <text:p>Greater than 9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Stores</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1">
            <text:p>All tasks delivered on time during the reporting period (quarterly)</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5-day response times after issue of Tasking request by the Authority</text:p>
          </table:table-cell>
          <table:table-cell office:value-type="string" table:style-name="ce1">
            <text:p>9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Glider Support Contract (GSC)</text:p>
          </table:table-cell>
          <table:table-cell office:value-type="string" table:style-name="ce1">
            <text:p>SERCO LIMITED</text:p>
          </table:table-cell>
          <table:table-cell office:value-type="string" table:style-name="ce1">
            <text:p>The Contractor will ensure that 90% of the total Volunteer Gliders School (VGS) Glider requirement is provided as an average over the calendar month.</text:p>
          </table:table-cell>
          <table:table-cell office:value-type="string" table:style-name="ce1">
            <text:p>Greater than or equal to 90 percent<text: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demonstrate how value for money has been achieved in the delivery of the contract, including efforts to explore continuous improvement / business performance.<text:s/></text:p>
          </table:table-cell>
          <table:table-cell office:value-type="string" table:style-name="ce1">
            <text:p>Value for Money demonstrated</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5 - In-service Support For Ships Protective Systems Fitted to Royal Navy Platforms</text:p>
          </table:table-cell>
          <table:table-cell office:value-type="string" table:style-name="ce1">
            <text:p>DEVONPORT ROYAL DOCKYARD LIMITED</text:p>
          </table:table-cell>
          <table:table-cell office:value-type="string" table:style-name="ce1">
            <text:p>KPI 3: Spares orders past original required delivery date</text:p>
          </table:table-cell>
          <table:table-cell office:value-type="string" table:style-name="ce1">
            <text:p>Greater than 90 percent delivered on time with no overdue order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a – Equipment Readiness  </text:p>
          </table:table-cell>
          <table:table-cell office:value-type="string" table:style-name="ce1">
            <text:p>(Green) All readiness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Accident Incident Rate</text:p>
          </table:table-cell>
          <table:table-cell office:value-type="string" table:style-name="ce1">
            <text:p>Less than 1.1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3 - Recruitment of Suitably Qualified &amp; Experienced Personnel (SQEP)</text:p>
          </table:table-cell>
          <table:table-cell office:value-type="string" table:style-name="ce1">
            <text:p>95 percent of SQEP personnel recruited in accordance with the SQEP requirements specified in Section 1 Table 3 of Schedule 1 and within the timescales agreed with the Author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2 - Core Task output performance: Quality, timeliness and responsiveness, assessed by MoD customer on Core Task completion.</text:p>
          </table:table-cell>
          <table:table-cell office:value-type="string" table:style-name="ce1">
            <text:p>90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PS/025 - HEREA Lot 1</text:p>
          </table:table-cell>
          <table:table-cell office:value-type="string" table:style-name="ce1">
            <text:p>MACTAGGART <text:s/>SCOTT &amp; COMPANY LTD</text:p>
          </table:table-cell>
          <table:table-cell office:value-type="string" table:style-name="ce1">
            <text:p>Supply Chain Fitness-Repair</text:p>
          </table:table-cell>
          <table:table-cell office:value-type="string" table:style-name="ce1">
            <text:p>Equal to 98 percent or above</text:p>
          </table:table-cell>
          <table:table-cell office:value-type="string" table:style-name="ce1">
            <text:p>Inadequate</text:p>
          </table:table-cell>
          <table:table-cell office:value-type="string" table:style-name="ce1">
            <text:p>Supplier chose not to provide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IELD ELECTRONIC POWER SYSTEM-BFIC1/11</text:p>
          </table:table-cell>
          <table:table-cell office:value-type="string" table:style-name="ce1">
            <text:p>GENISTICS LIMITED</text:p>
          </table:table-cell>
          <table:table-cell office:value-type="string" table:style-name="ce1">
            <text:p>Key Performance Indicator P1 -Delivery Performance<text:s/></text:p>
          </table:table-cell>
          <table:table-cell office:value-type="string" table:style-name="ce1">
            <text:p>If the Average Number of Days Late is half day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 Main Production, Testing and In-Service Support &amp; Maintenance</text:p>
          </table:table-cell>
          <table:table-cell office:value-type="string" table:style-name="ce1">
            <text:p>RWM ITALIA SPA</text:p>
          </table:table-cell>
          <table:table-cell office:value-type="string" table:style-name="ce1">
            <text:p>Technical inquiries completed or way forward and timescales agreed with Project Manager within approved timescales (2 working hours from phone call and 10 Working days for written correspondence).<text:s/></text:p>
          </table:table-cell>
          <table:table-cell office:value-type="string" table:style-name="ce1">
            <text:p>Technical inquiries completed or way forward and timescales agreed with Project Manager within 2 working hours from phone call and 10 Working days for written corresponde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Corrective Maintenance queries from users are logged and responded to by the Contractor within the Contractually stated periods in order to support availability of the Ground Training Equipment.</text:p>
          </table:table-cell>
          <table:table-cell office:value-type="string" table:style-name="ce1">
            <text:p>Above 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Capability and Design</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RESTORE PLC</text:p>
          </table:table-cell>
          <table:table-cell office:value-type="string" table:style-name="ce1">
            <text:p>Accuracy of Indexing Transcription (Secondary key) - Percentage accuracy of all input calculated from errors identified during audits (no. of errors)</text:p>
          </table:table-cell>
          <table:table-cell office:value-type="string" table:style-name="ce1">
            <text:p>Greater than 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Insurance Brokerage and Advisory Services</text:p>
          </table:table-cell>
          <table:table-cell office:value-type="string" table:style-name="ce1">
            <text:p>WILLIS LIMITED</text:p>
          </table:table-cell>
          <table:table-cell office:value-type="string" table:style-name="ce1">
            <text:p>To ensure demanders of services under the contract receive specialist insurance advisory advice and support to inform risk allocation decisions between parties and that MoD is not exposed to unacceptable levels of risk</text:p>
          </table:table-cell>
          <table:table-cell office:value-type="string" table:style-name="ce1">
            <text:p>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Expression of Interest Increase in efficiency<text:s/></text:p>
          </table:table-cell>
          <table:table-cell office:value-type="string" table:style-name="ce1">
            <text:p>By 8 relative</text:p>
          </table:table-cell>
          <table:table-cell office:value-type="string" table:style-name="ce1">
            <text:p>Inadequate</text:p>
          </table:table-cell>
          <table:table-cell office:value-type="string" table:style-name="ce1">
            <text:p>There was a huge variation in Year on Year performance in June which created this large relative difference<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Insurance Brokerage and Advisory Services</text:p>
          </table:table-cell>
          <table:table-cell office:value-type="string" table:style-name="ce1">
            <text:p>WILLIS LIMITED</text:p>
          </table:table-cell>
          <table:table-cell office:value-type="string" table:style-name="ce1">
            <text:p>Assess MoD risk exposure, formulate options for mitigation of risk or risk transfer</text:p>
          </table:table-cell>
          <table:table-cell office:value-type="string" table:style-name="ce1">
            <text:p>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Preventative and Corrective Maintenance requirements listed are carried out as defined in the contract, in order to support the availability to the End User.</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Unless specifically stated otherwise by the Data and Navy Applications Executive, developers and delivery managers should make core data accessible by other applications on the network through appropriate architectural design.<text:s/></text:p>
          </table:table-cell>
          <table:table-cell office:value-type="string" table:style-name="ce1">
            <text:p>0 Instances of non-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Service Level Agreement – Response to incidents, within 20 mins</text:p>
          </table:table-cell>
          <table:table-cell office:value-type="string" table:style-name="ce1">
            <text:p>Within 20 min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minimise the Ministry of Defence Police's Legal Costs, both Claimant and Defendant, through effective case management and seek to maximise potential recoveries.<text:s/></text:p>
          </table:table-cell>
          <table:table-cell office:value-type="string" table:style-name="ce1">
            <text:p>Legal costs minim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 Site Mechanical and Electrical Equipment.  Percentage of tasks resulting in a performance failure to provide services within relevant Response Times.</text:p>
          </table:table-cell>
          <table:table-cell office:value-type="string" table:style-name="ce1">
            <text:p>Less than 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3058 - QEC INBS and Legacy Equipment ISS</text:p>
          </table:table-cell>
          <table:table-cell office:value-type="string" table:style-name="ce1">
            <text:p>NORTHROP GRUMMAN UK LIMITED</text:p>
          </table:table-cell>
          <table:table-cell office:value-type="string" table:style-name="ce1">
            <text:p>KPI 1 - Helpdesk / Operational Deficiency (OPDEF) Responsiveness &amp; Resolution Plan</text:p>
          </table:table-cell>
          <table:table-cell office:value-type="string" table:style-name="ce1">
            <text:p>For 20 or less than 20 calls in month – no more than 1 response target missed. For greater than 20 calls in month - greater than or equal to 95% of Resolution Plans Communicated with the requir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uture Licence Acquisition Training Lot 6</text:p>
          </table:table-cell>
          <table:table-cell office:value-type="string" table:style-name="ce1">
            <text:p>JSMDT LT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and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Equipment Demand Fulfilment Percentage</text:p>
          </table:table-cell>
          <table:table-cell office:value-type="string" table:style-name="ce1">
            <text:p>7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Provide Scheduled Maintenance for on demand Equipment: To plan and carry out routine maintenance in line with the Authority’s Equipment Standard Regulatory Schedule or if not applicable, Original Equipment Manufacturer predefined maintenance schedules, where demand states that this is to be carried out by the Contractor<text:s/></text:p>
          </table:table-cell>
          <table:table-cell office:value-type="string" table:style-name="ce1">
            <text:p>B – 9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b – Spares Demand Achievement<text:s/></text:p>
          </table:table-cell>
          <table:table-cell office:value-type="string" table:style-name="ce1">
            <text:p>(Green) All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WATTISHAM CONSTRUCTION CONTRACT</text:p>
          </table:table-cell>
          <table:table-cell office:value-type="string" table:style-name="ce1">
            <text:p>ROSELEAD LIMITED</text:p>
          </table:table-cell>
          <table:table-cell office:value-type="string" table:style-name="ce1">
            <text:p>Grounds Maintenance</text:p>
          </table:table-cell>
          <table:table-cell office:value-type="string" table:style-name="ce1">
            <text:p>90 percent and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3058 - QEC INBS and Legacy Equipment ISS</text:p>
          </table:table-cell>
          <table:table-cell office:value-type="string" table:style-name="ce1">
            <text:p>NORTHROP GRUMMAN UK LIMITED</text:p>
          </table:table-cell>
          <table:table-cell office:value-type="string" table:style-name="ce1">
            <text:p>KPI 2 - Spares &amp; Repair Demand Orders past Due Date Performance Level 1</text:p>
          </table:table-cell>
          <table:table-cell office:value-type="string" table:style-name="ce1">
            <text:p>Greater than or equal to 90 percent of Demand Orders Delivered On Time in Full (OTIF) and No overdue Demand Order(s) outstanding more than 30 calendar days after their due date for performance measu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HIP ALONGSIDE TECH REFRESH AND SUPPORT CONTRACT</text:p>
          </table:table-cell>
          <table:table-cell office:value-type="string" table:style-name="ce1">
            <text:p>NSSLGLOBAL LIMITED</text:p>
          </table:table-cell>
          <table:table-cell office:value-type="string" table:style-name="ce1">
            <text:p>Incidents reporting (in accordance with <text:s/>2.2.2 and 2.2.3 of Contract Schedule 4)</text:p>
          </table:table-cell>
          <table:table-cell office:value-type="string" table:style-name="ce1">
            <text:p>99.99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106 - Future Diesels</text:p>
          </table:table-cell>
          <table:table-cell office:value-type="string" table:style-name="ce1">
            <text:p>ROYSTON LTD</text:p>
          </table:table-cell>
          <table:table-cell office:value-type="string" table:style-name="ce1">
            <text:p>Supply Support (Spares)</text:p>
          </table:table-cell>
          <table:table-cell office:value-type="string" table:style-name="ce1">
            <text:p>Equal to or higher than 97 percent</text:p>
          </table:table-cell>
          <table:table-cell office:value-type="string" table:style-name="ce1">
            <text:p>Inadequate</text:p>
          </table:table-cell>
          <table:table-cell office:value-type="string" table:style-name="ce1">
            <text:p>Supplier had no further comments to publish alongside this data.</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Availability of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1">
            <text:p>95 % availability, as defined in Schedule 6,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5 - In-service Support For Ships Protective Systems Fitted to Royal Navy Platforms</text:p>
          </table:table-cell>
          <table:table-cell office:value-type="string" table:style-name="ce1">
            <text:p>DEVONPORT ROYAL DOCKYARD LIMITED</text:p>
          </table:table-cell>
          <table:table-cell office:value-type="string" table:style-name="ce1">
            <text:p>KPI 2: Equipment Repair delivered past required date</text:p>
          </table:table-cell>
          <table:table-cell office:value-type="string" table:style-name="ce1">
            <text:p>Greater than or equal to 90 percent delivered on time with no overdue or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Vehicles &amp; Major Equipment (VAME) (A, B and P Vehicles only) &amp; Ancillaries<text:s text:c="2"/></text:p>
          </table:table-cell>
          <table:table-cell office:value-type="string" table:style-name="ce1">
            <text:p>Above 94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HIGH G TRAINING AND TEST CAPABILITY-FSASTC/00114</text:p>
          </table:table-cell>
          <table:table-cell office:value-type="string" table:style-name="ce1">
            <text:p>THALES UK LIMITED</text:p>
          </table:table-cell>
          <table:table-cell office:value-type="string" table:style-name="ce1">
            <text:p>The continued upkeep and maintenance of the Training Facility measured as “Facilities discrepancies”</text:p>
          </table:table-cell>
          <table:table-cell office:value-type="string" table:style-name="ce1">
            <text:p>Maximum of 15 service credits /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Supplier to provide update on cash flows.</text:p>
          </table:table-cell>
          <table:table-cell office:value-type="string" table:style-name="ce1">
            <text:p>96 percent &amp; over</text:p>
          </table:table-cell>
          <table:table-cell office:value-type="string" table:style-name="ce1">
            <text:p>Inadequate</text:p>
          </table:table-cell>
          <table:table-cell office:value-type="string" table:style-name="ce1">
            <text:p>Avison Young (AY) have provided comments to Defence Infrastructure Organisation (DIO) previously about the difficulty in providing accurate fee forecasts. We have outlined some of the main reasons for this below; Scoring is based on forecasts provided 5-6 weeks in advance of actual invoicing and therefore is a high level estimate at the time; Actual fees invoiced are reflective of the work undertaken, mostly on a time-charge basis, and this may be more or less than forecast; Reactive nature of AY’s consultancy work on all of the SPA sites means AY cannot predict when we may need to undertake work and therefore invoice. This can change significantly on a week to week basis and reflects AY’s instructions from DIO case officers; Time taken for DIO approval process for both obtaining a Purchase Order (PO) and approval of submitting invoices impacts when AY can actually invoice;</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AGREEMENT RELATING TO THE GOVERNMENT PIPELINE AND STORAGE SYSTEM</text:p>
          </table:table-cell>
          <table:table-cell office:value-type="string" table:style-name="ce1">
            <text:p>EXOLUM PIPELINE SYSTEMS LTD</text:p>
          </table:table-cell>
          <table:table-cell office:value-type="string" table:style-name="ce1">
            <text:p>Quantity of Fuel transported</text:p>
            <text:p>Demands satisfied for all Strategic Sites as per Pumping Requirement Plan.</text:p>
          </table:table-cell>
          <table:table-cell office:value-type="string" table:style-name="ce1">
            <text:p>Green - 99.8 % or more of Fuel ordered in respect of any Strategic Site is delivered in accordance with the Pumping Require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make safe tasks, Response Category Emergency, where immediate response achieved against total number of make safe tasks, Response Category Emergency.</text:p>
          </table:table-cell>
          <table:table-cell office:value-type="string" table:style-name="ce1">
            <text:p>100-96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80 percent calls to be answered in 20 seconds</text:p>
          </table:table-cell>
          <table:table-cell office:value-type="string" table:style-name="ce1">
            <text:p>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Additional SQEP Services for Programme Nelson</text:p>
          </table:table-cell>
          <table:table-cell office:value-type="string" table:style-name="ce1">
            <text:p>BAE SYSTEMS APPLIED INTELLIGENCE LIMITED</text:p>
          </table:table-cell>
          <table:table-cell office:value-type="string" table:style-name="ce1">
            <text:p>Quality of Technical Deliverabl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Local Area Network Service (LAN); The percentage of total time during the Service Measurement Period during which Data LAN Connectivity is Available excluding any wireless connections</text:p>
          </table:table-cell>
          <table:table-cell office:value-type="string" table:style-name="ce1">
            <text:p>99.60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EMENT. LONG TERM CONCESSION AT MARCHWOOD SEA MOUNTING CENTRE.</text:p>
          </table:table-cell>
          <table:table-cell office:value-type="string" table:style-name="ce1">
            <text:p>SOLENT GATEWAY LIMITED</text:p>
          </table:table-cell>
          <table:table-cell office:value-type="string" table:style-name="ce1">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The level of satisfaction expressed by users of the contracted room space and services across the Project Allenby-Connaught estate, as measured by the Net Promoter Score</text:p>
          </table:table-cell>
          <table:table-cell office:value-type="string" table:style-name="ce1">
            <text:p>4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Part Completion Certificate / Invoicing Proces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CAPITA PROPERTY AND INFRASTRUCTURE LIMITED</text:p>
          </table:table-cell>
          <table:table-cell office:value-type="string" table:style-name="ce1">
            <text:p>Supplier to provide update on cash flows.</text:p>
          </table:table-cell>
          <table:table-cell office:value-type="string" table:style-name="ce1">
            <text:p>96 percent &amp; over</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Availability 1: Total number of spares demands not satisfied on or prior to the applicable Required Delivery Date (RDD) for:</text:p>
            <text:p>- Sonar</text:p>
            <text:p>-EW</text:p>
            <text:p>-VS</text:p>
          </table:table-cell>
          <table:table-cell office:value-type="string" table:style-name="ce1">
            <text:p>Less than 47, Less than 11, Less than 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AIR TRAFFIC CONTROL SERVICES-STC/N/008</text:p>
          </table:table-cell>
          <table:table-cell office:value-type="string" table:style-name="ce1">
            <text:p>NATS (EN ROUTE) PUBLIC LIMITED COMPANY</text:p>
          </table:table-cell>
          <table:table-cell office:value-type="string" table:style-name="ce1">
            <text:p>The Availability of MOD Area Control Air Traffic Control Officer (ATCO) workstations (excluding reduced redundancy and maintenance) within the monthly period.</text:p>
          </table:table-cell>
          <table:table-cell office:value-type="string" table:style-name="ce1">
            <text:p><text:s/>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West Region</text:p>
          </table:table-cell>
          <table:table-cell office:value-type="string" table:style-name="ce1">
            <text:p>VIVO DEFENCE SERVICES LIMITED</text:p>
          </table:table-cell>
          <table:table-cell office:value-type="string" table:style-name="ce1">
            <text:p>Statutory and Mandatory Compliance</text:p>
          </table:table-cell>
          <table:table-cell office:value-type="string" table:style-name="ce1">
            <text:p>Acceptable Level of Performance = <text:s/>93 percent</text:p>
          </table:table-cell>
          <table:table-cell office:value-type="string" table:style-name="ce1">
            <text:p>Requires Improvement</text:p>
          </table:table-cell>
          <table:table-cell office:value-type="string" table:style-name="ce1">
            <text:p>Plans have progressed since this reporting period and we are confident that this measure will show improvement. <text:s/>We have developed and shared our Social Value Strategy, Site plans are in place, we are working with Defence <text:s/>Infrastructure Organisation (DIO) on the Integrated rural management plans and have begun pilots on SMART sites and other net zero projects in line with budget holder requirements. <text:s/>During the Quarter there were five complaints that weren’t resolved within seven days. The delays were due to issues with parts supply or the actual time to complete the task. The end user was contacted with a resolution plan but wouldn’t close the complaint until the original task was complete. As this was early in the contract we have implemented an improvement plan which has resulted in all complaints received in August were within KPI</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text:s/>COSFORD AND SHAWBURY CONSTRUCTION CONTRACT</text:p>
          </table:table-cell>
          <table:table-cell office:value-type="string" table:style-name="ce1">
            <text:p>THE RIVERSIDE GROUP LIMITED</text:p>
          </table:table-cell>
          <table:table-cell office:value-type="string" table:style-name="ce1">
            <text:p>Reactive / Response Maintenanc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System Downtime - No individual Dismounted Close Combat Training system shall be down for more than 2 consecutive mission days for UK mainland systems and off shore systems covered by Joint Supply Chain. Scotland and off shore systems not covered by Joint Supply Chain shall not be down for more than 3 consecutive mission days.</text:p>
          </table:table-cell>
          <table:table-cell office:value-type="string" table:style-name="ce1">
            <text:p>LESS THAN 10 FAILURE SERVICE POINTS FOR ALL 3 KPIs</text:p>
          </table:table-cell>
          <table:table-cell office:value-type="string" table:style-name="ce1">
            <text:p>Good</text:p>
          </table:table-cell>
          <table:table-cell office:value-type="string" table:style-name="ce1">
            <text:p>KPI data provided for Jan-March 2022 as this is the latest available</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2 - Delivery of Events in accordance with the agreed plan</text:p>
          </table:table-cell>
          <table:table-cell office:value-type="string" table:style-name="ce1">
            <text:p>The Supplier provides Management Support, Training Support, and delivery of all Events (except for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The Provision of Print Management Services</text:p>
          </table:table-cell>
          <table:table-cell office:value-type="string" table:style-name="ce1">
            <text:p>CORPORATE DOCUMENT SERVICES <text:s/>LIMITED</text:p>
          </table:table-cell>
          <table:table-cell office:value-type="string" table:style-name="ce1">
            <text:p>The contractor provides quotation on agreed specification within 1 working day unless otherwise agreed with the demander</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ODATION AT COLCHESTER</text:p>
          </table:table-cell>
          <table:table-cell office:value-type="string" table:style-name="ce1">
            <text:p>RMPA SERVICES PLC</text:p>
          </table:table-cell>
          <table:table-cell office:value-type="string" table:style-name="ce1">
            <text:p>Mess cleaning - e.g. walls free of spillages, glass free of fingerprints.<text:s/></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V's Submitted</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Service (system) availability &gt;=99%</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2 - Maritime Composite Training System (MCTS) Service and Support</text:p>
          </table:table-cell>
          <table:table-cell office:value-type="string" table:style-name="ce1">
            <text:p>BAE SYSTEMS SURFACE SHIPS LIMITED</text:p>
          </table:table-cell>
          <table:table-cell office:value-type="string" table:style-name="ce1">
            <text:p>Provision of the Maritime Combat Training Systems (MCTS) Monthly and Quarterly Reports. The MCTS Monthly and, when applicable, Quarterly Reports due in the previous month has been submitted on or before the due date and are complete in accordance with the agreed report content requirements. Target - 100 % True.</text:p>
          </table:table-cell>
          <table:table-cell office:value-type="string" table:style-name="ce1">
            <text:p>Green if report is complete and available by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MWC ASTRID Hub - annual tasking for analysis to LOL each FY.</text:p>
          </table:table-cell>
          <table:table-cell office:value-type="string" table:style-name="ce1">
            <text:p>BAE SYSTEMS (OPERATIONS) LIMITED</text:p>
          </table:table-cell>
          <table:table-cell office:value-type="string" table:style-name="ce1">
            <text:p>Value for Money evidence<text:s/></text:p>
          </table:table-cell>
          <table:table-cell office:value-type="string" table:style-name="ce1">
            <text:p>100-76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P-8A Aircraft Support and Training Support</text:p>
          </table:table-cell>
          <table:table-cell office:value-type="string" table:style-name="ce1">
            <text:p>BOEING DEFENCE U K LTD</text:p>
          </table:table-cell>
          <table:table-cell office:value-type="string" table:style-name="ce1">
            <text:p>Aircraft Base Maintenance<text:s/></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Pay (in accordance with the data held) Armed Forces pensions: to the right payee, the correct amount, at the correct time, to the right destination, for the correct perio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ODATION AT COLCHESTER</text:p>
          </table:table-cell>
          <table:table-cell office:value-type="string" table:style-name="ce1">
            <text:p>RMPA SERVICES PLC</text:p>
          </table:table-cell>
          <table:table-cell office:value-type="string" table:style-name="ce1">
            <text:p>Cleaning as defined in dictionary. It comprises a number of measures, e.g. “skirting boards free of dirt, dust etc”.</text:p>
          </table:table-cell>
          <table:table-cell office:value-type="string" table:style-name="ce1">
            <text:p><text:s/>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HE PFI FOR BRISTOL BATH AND PORTSMOUTH AREAS</text:p>
          </table:table-cell>
          <table:table-cell office:value-type="string" table:style-name="ce1">
            <text:p>TRICOMM HOUSING LIMITED</text:p>
          </table:table-cell>
          <table:table-cell office:value-type="string" table:style-name="ce1">
            <text:p>Move-In Performance</text:p>
          </table:table-cell>
          <table:table-cell office:value-type="string" table:style-name="ce1">
            <text:p>Greater than or equal to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Contractor Logistic Support for Outfit 4KMA</text:p>
          </table:table-cell>
          <table:table-cell office:value-type="string" table:style-name="ce1">
            <text:p>THALES UK LIMITED</text:p>
          </table:table-cell>
          <table:table-cell office:value-type="string" table:style-name="ce1">
            <text:p>Timely Helpdesk answer and initial action<text:s/></text:p>
          </table:table-cell>
          <table:table-cell office:value-type="string" table:style-name="ce1">
            <text:p>99.99 percent and abov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HARD FACILITIES MANAGEMENT (FM) SERVICE IN SUPPORT OF THE BRITISH FORCES STATIONED IN GERMANY</text:p>
          </table:table-cell>
          <table:table-cell office:value-type="string" table:style-name="ce1">
            <text:p>BABCOCK LAND DEFENCE LIMITED</text:p>
          </table:table-cell>
          <table:table-cell office:value-type="string" table:style-name="ce1">
            <text:p>Percentage of statutory maintenance tasks completed on time</text:p>
          </table:table-cell>
          <table:table-cell office:value-type="string" table:style-name="ce1">
            <text:p>90-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Successful pick up of load on time</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Planned Maintenance: <text:s/>Provide a planned maintenance service in line with local schedules to achieve required standard of accommodation across the estate. <text:s/>Includes statutory inspections and planned preventative maintenance each month.</text:p>
          </table:table-cell>
          <table:table-cell office:value-type="string" table:style-name="ce1">
            <text:p>95 percent and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Customer Service - Response time to routine or urgent enquiries within 24 hour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RHEINMETALL BAE SYSTEMS LAND LIMITED</text:p>
          </table:table-cell>
          <table:table-cell office:value-type="string" table:style-name="ce1">
            <text:p>The Contractor shall be responsible for the upkeep of all platforms Army Equipment Support Publications (AESPs). The Contractor shall update AESPs on Technical Documents Online (TDOL) within the below timescales: Routine updates 6 monthly basis, Urgent updates - 10 working days.</text:p>
          </table:table-cell>
          <table:table-cell office:value-type="string" table:style-name="ce1">
            <text:p>100 percent completion before end of quarter</text:p>
          </table:table-cell>
          <table:table-cell office:value-type="string" table:style-name="ce1">
            <text:p>Requires Improvement</text:p>
          </table:table-cell>
          <table:table-cell office:value-type="string" table:style-name="ce1">
            <text:p>RBSL is addressing issues with meeting targets and working with new supply chain subcontractors for the provision of its technical publications provid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Actual In-Service reliability for Automotive and Fuel Dispensing Equipmen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NORTH REGION MULTI-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Part Completion Certificate / Invoicing Proces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IP/0067 - BR90 In-Service Support</text:p>
          </table:table-cell>
          <table:table-cell office:value-type="string" table:style-name="ce1">
            <text:p>RHEINMETALL BAE SYSTEMS LAND LIMITED</text:p>
          </table:table-cell>
          <table:table-cell office:value-type="string" table:style-name="ce1">
            <text:p>Management Reporting - provision of monthly report by the penultimate business day of each month</text:p>
          </table:table-cell>
          <table:table-cell office:value-type="string" table:style-name="ce1">
            <text:p>All repor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Navy Digital Services – Core Programme Services</text:p>
          </table:table-cell>
          <table:table-cell office:value-type="string" table:style-name="ce1">
            <text:p>BAE SYSTEMS APPLIED INTELLIGENCE LIMITED</text:p>
          </table:table-cell>
          <table:table-cell office:value-type="string" table:style-name="ce1">
            <text:p>Timeliness of Deliverabl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NORTH REGION MULTI-ACTIVITY CONTRAC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Documents Supplied</text:p>
          </table:table-cell>
          <table:table-cell office:value-type="string" table:style-name="ce1">
            <text:p>Response provided:</text:p>
            <text:p>1. within 5 or fewer Working Days for all monthly documentation, including PM Dashboards and all documents (Schedule etc). Any further requests from the Authority for documents supplied in relation to safety documentation, technical queries and/or material or equipment shortcomings/defects.<text:s/></text:p>
            <text:p>2. Within 2 or fewer days for safety related documentation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livery against deployed resources being PAYE of the supplier. There is a 10 Percent allowance for when a specialist is required and a contractor is sought via the Prime Supplier (T&amp;T)</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PS/025 - HEREA Lot 1</text:p>
          </table:table-cell>
          <table:table-cell office:value-type="string" table:style-name="ce1">
            <text:p>MACTAGGART <text:s/>SCOTT &amp; COMPANY LTD</text:p>
          </table:table-cell>
          <table:table-cell office:value-type="string" table:style-name="ce1">
            <text:p>Ad Hoc Technical Services Planning Accuracy</text:p>
          </table:table-cell>
          <table:table-cell office:value-type="string" table:style-name="ce1">
            <text:p>Equal to 98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Supplier to provide update on cash flows.</text:p>
          </table:table-cell>
          <table:table-cell office:value-type="string" table:style-name="ce1">
            <text:p>96 percent &amp; over</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Achieve the Agreed Delivery Date as stated on the Task Approval Form</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1">
            <text:p>98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BATUK Aviation - Lot Two SOE</text:p>
          </table:table-cell>
          <table:table-cell office:value-type="string" table:style-name="ce1">
            <text:p>ABERDAIR AVIATION LIMITED</text:p>
          </table:table-cell>
          <table:table-cell office:value-type="string" table:style-name="ce1">
            <text:p>The Supplier shall provide one platform available to conduct Range Clearance (RC)/General Aviation Support (GAS)/Arial Fire Fighting (AFF). In order to be deemed available the aircraft shall comply with the readiness states (RS) defined in the Statement of Requirements (SOR), be crewed by current competent, qualified and experienced personnel, comply with Kenyan Civil Aviation Authority (KCAA) regulations, be equipped with all safety equipment, have the aircraft fuelled and refuels available and be fully maintained and serviced in accordance with KCAA Regulations. </text:p>
          </table:table-cell>
          <table:table-cell office:value-type="string" table:style-name="ce1">
            <text:p>All aspects of availability are reported on time by the Supplier in a phone call to the BATUK point of contact (POC). </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Post Design Services - Completion of Task</text:p>
          </table:table-cell>
          <table:table-cell office:value-type="string" table:style-name="ce1">
            <text:p>8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Developing Command Post Exercises (CPXs) for Surrogate Warfare : Proj HANNIBAL</text:p>
          </table:table-cell>
          <table:table-cell office:value-type="string" table:style-name="ce1">
            <text:p>BABCOCK LAND LIMITED</text:p>
          </table:table-cell>
          <table:table-cell office:value-type="string" table:style-name="ce1">
            <text:p>KPI1 - Delivery of Management Services</text:p>
          </table:table-cell>
          <table:table-cell office:value-type="string" table:style-name="ce1">
            <text:p>At all times the Supplier provides updated plans and reports, point of contact service, a sufficient and suitably qualified Contract Management Team, SME support for Event Planning and Technical Writers for Event Planning, in accordance with the Contrac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SUPPLY AND IN-SERVICE SUPPORT OF AIRFIELD SURFACE SWEEPING VEHICLES-ASCOMM5/1199</text:p>
          </table:table-cell>
          <table:table-cell office:value-type="string" table:style-name="ce1">
            <text:p>AEBI SCHMIDT UK LIMITED</text:p>
          </table:table-cell>
          <table:table-cell office:value-type="string" table:style-name="ce1">
            <text:p>The Contractor is to sustain the Airfield Surface Sweeping Vehicle (ASSV)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text:p>
          </table:table-cell>
          <table:table-cell office:value-type="string" table:style-name="ce1">
            <text:p>PA CONSULTING SERVICES LTD</text:p>
          </table:table-cell>
          <table:table-cell office:value-type="string" table:style-name="ce1">
            <text:p>KPI 1 - Delivery</text:p>
          </table:table-cell>
          <table:table-cell office:value-type="string" table:style-name="ce1">
            <text:p>90 percent or more of deliverables are prepared and received by MOD in accordance with the Transformation Roadmap and the Capability Development Pla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Attendance at meetings to provide governance and assurance.</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TER PRODUCTION EQUIPMENT.-MPS/020</text:p>
          </table:table-cell>
          <table:table-cell office:value-type="string" table:style-name="ce1">
            <text:p>SALT SEPARATION SERVICES LIMITED</text:p>
          </table:table-cell>
          <table:table-cell office:value-type="string" table:style-name="ce1">
            <text:p>Equipment Upkeep Management Turn Round Time</text:p>
          </table:table-cell>
          <table:table-cell office:value-type="string" table:style-name="ce1">
            <text:p>Greater than or equal to 98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106 - Future Diesels</text:p>
          </table:table-cell>
          <table:table-cell office:value-type="string" table:style-name="ce1">
            <text:p>ROYSTON LTD</text:p>
          </table:table-cell>
          <table:table-cell office:value-type="string" table:style-name="ce1">
            <text:p>Repair Support (Spares)</text:p>
          </table:table-cell>
          <table:table-cell office:value-type="string" table:style-name="ce1">
            <text:p>Equal to or higher than 97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Management Reporting - provision of monthly report by the penultimate business day of each month</text:p>
          </table:table-cell>
          <table:table-cell office:value-type="string" table:style-name="ce1">
            <text:p>All reports delivered on tim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Navy Digital Services – Core Programme Services</text:p>
          </table:table-cell>
          <table:table-cell office:value-type="string" table:style-name="ce1">
            <text:p>BAE SYSTEMS APPLIED INTELLIGENCE LIMITED</text:p>
          </table:table-cell>
          <table:table-cell office:value-type="string" table:style-name="ce1">
            <text:p>Response to Call-Off Task</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23- DFWES</text:p>
            <text:p>Amount agreed is a total Contract value and amount released covers all milestone payments for FY1 only. Child has been raised to cover FY2 - FY3.</text:p>
          </table:table-cell>
          <table:table-cell office:value-type="string" table:style-name="ce1">
            <text:p>SAAB AB</text:p>
          </table:table-cell>
          <table:table-cell office:value-type="string" table:style-name="ce1">
            <text:p>Availability</text:p>
          </table:table-cell>
          <table:table-cell office:value-type="string" table:style-name="ce1">
            <text:p>Greater than or equal to 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Provision of Quotations for Tasking Forms</text:p>
          </table:table-cell>
          <table:table-cell office:value-type="string" table:style-name="ce1">
            <text:p>All quotations provided within 10 working day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fence Virtual Simulation 2 (DVS2) (TSSP/134)</text:p>
          </table:table-cell>
          <table:table-cell office:value-type="string" table:style-name="ce1">
            <text:p>BOHEMIA INTERACTIVE SIMULATIONS (UK) LIMITED</text:p>
          </table:table-cell>
          <table:table-cell office:value-type="string" table:style-name="ce1">
            <text:p>Defence Virtual Simulation 2 (DVS2) Portal Downtime Events</text:p>
          </table:table-cell>
          <table:table-cell office:value-type="string" table:style-name="ce1">
            <text:p>Less than 6<text: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ULTI ACTIVITY CONTRACT FOR SUPPORT OF GROUND SUPPORT EQUIPMENT-ACCOMM2/0022 - Released figure includes HS for ACCOMM2/0022P2P (total contract spend pre-migration CP&amp;F).</text:p>
          </table:table-cell>
          <table:table-cell office:value-type="string" table:style-name="ce1">
            <text:p>JBT AEROTECH UK LIMITED</text:p>
          </table:table-cell>
          <table:table-cell office:value-type="string" table:style-name="ce1">
            <text:p>Percentage of spares delivered on time</text:p>
          </table:table-cell>
          <table:table-cell office:value-type="string" table:style-name="ce1">
            <text:p>93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Glider Support Contract (GSC)</text:p>
          </table:table-cell>
          <table:table-cell office:value-type="string" table:style-name="ce1">
            <text:p>SERCO LIMITED</text:p>
          </table:table-cell>
          <table:table-cell office:value-type="string" table:style-name="ce1">
            <text:p>A minimum of 60% of the daily Viking Glider requirement at each Volunteer Gliders School (VGS) location</text:p>
          </table:table-cell>
          <table:table-cell office:value-type="string" table:style-name="ce1">
            <text:p>Greater than or equal to 6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Professional Services to Navy Command People Transformation Analytics (NCPTA)</text:p>
          </table:table-cell>
          <table:table-cell office:value-type="string" table:style-name="ce1">
            <text:p>TECHMODAL LIMITED</text:p>
          </table:table-cell>
          <table:table-cell office:value-type="string" table:style-name="ce1">
            <text:p>Percentage of taskings supported by effective Project and Programme management</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fence Virtual Simulation 2 (DVS2) (TSSP/134)</text:p>
          </table:table-cell>
          <table:table-cell office:value-type="string" table:style-name="ce1">
            <text:p>BOHEMIA INTERACTIVE SIMULATIONS (UK) LIMITED</text:p>
          </table:table-cell>
          <table:table-cell office:value-type="string" table:style-name="ce1">
            <text:p>Management Information</text:p>
          </table:table-cell>
          <table:table-cell office:value-type="string" table:style-name="ce1">
            <text:p>0 Days lat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B – Major Capability Significantly Inoperative resulting in Service Incomplete.</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Errors by Service Provider against the standard at Pre-Entry Scrutiny.</text:p>
            <text:p/>
          </table:table-cell>
          <table:table-cell office:value-type="string" table:style-name="ce1">
            <text:p>99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OST DESIGN SERVICES &amp; REPAIRS FOR SHIPS ELECTRIC PROPULSION &amp; HIGH VOLTAGE SYSTEMS</text:p>
          </table:table-cell>
          <table:table-cell office:value-type="string" table:style-name="ce1">
            <text:p>QUARTZELEC LIMITED</text:p>
          </table:table-cell>
          <table:table-cell office:value-type="string" table:style-name="ce1">
            <text:p>Completion of Task Approval Forms</text:p>
          </table:table-cell>
          <table:table-cell office:value-type="string" table:style-name="ce1">
            <text:p>Equal to 98 percent or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Management of Assets: To maintain the function of publicly owned Assets in accordance with the Contract. The Defence Academy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1">
            <text:p>&lt; 665 Failure Point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Secondary Healthcare (SHC) Services to British Forces Cyprus (BFC)</text:p>
          </table:table-cell>
          <table:table-cell office:value-type="string" table:style-name="ce1">
            <text:p>C&amp;S AMERICAN HEART INSTITUTE LIMITED</text:p>
          </table:table-cell>
          <table:table-cell office:value-type="string" table:style-name="ce1">
            <text:p>The Provider(s) shall ensure maximum waiting times from point of referral to start of treatment is consistent with the United Kingdom National Health Service standard; no longer than 18 weeks for non-urgent, consultant-led treatments.</text:p>
          </table:table-cell>
          <table:table-cell office:value-type="string" table:style-name="ce1">
            <text:p>Greater than 8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Provision of deliverable reports</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17CSAE/701712461 - Command Support Air Transport Recapitalisation (CSAT RECAP)</text:p>
          </table:table-cell>
          <table:table-cell office:value-type="string" table:style-name="ce1">
            <text:p>CENTRELINE AV LIMITED</text:p>
          </table:table-cell>
          <table:table-cell office:value-type="string" table:style-name="ce1">
            <text:p>KPI 1 The Contractor shall achieve availability for 1 Aircraft Task Line (ATL) between 0800-2200 GMT UK on weekdays from the date of Initial Operating Capability until Full Operating Capability. The Contractor shall achieve availability for 2 ATLs, one Monday to Sunday including all Bank Holidays except Christmas Day and New Year's day and one Monday to Friday excluding all Bank Holidays.<text:s/></text:p>
          </table:table-cell>
          <table:table-cell office:value-type="string" table:style-name="ce1">
            <text:p>8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1">
            <text:p>0 System not at Contracted Readiness level, against all MOD identified Serviceable System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Contractor Logistic Support for Outfit 4KMA</text:p>
          </table:table-cell>
          <table:table-cell office:value-type="string" table:style-name="ce1">
            <text:p>THALES UK LIMITED</text:p>
          </table:table-cell>
          <table:table-cell office:value-type="string" table:style-name="ce1">
            <text:p>Operational Maintenance<text:s/></text:p>
          </table:table-cell>
          <table:table-cell office:value-type="string" table:style-name="ce1">
            <text:p>99.99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ROTARY WING SUPPORT TO THE BRITISH ARMY TRAINING SUPPORT UNIT WITH THE BRUNEI GARRISON ALONG WITH SUPPORTING UK BASED AIRCREW TRAINING REQUIREMENT</text:p>
          </table:table-cell>
          <table:table-cell office:value-type="string" table:style-name="ce1">
            <text:p>F B HELISERVICES LTD</text:p>
          </table:table-cell>
          <table:table-cell office:value-type="string" table:style-name="ce1">
            <text:p>Availability in Middle Wallop</text:p>
            <text:p>KPI 2 refers to Planned Tasks in Middle Wallop. The intention of KPI 2 is to focus the Contractor’s behaviour on effectively managing and maintaining the fleet to ensure aircraft availability, in the correct configuration, pursuant to the Statement of Requirement when used in Middle Wallop. The Contractor should anticipate and manage risks or issues without unnecessarily seeking intervention from the Authority.</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1100 - AVAILABILITY BASED, IN SERVICE SUPPORT FOR COMMS EQUIPMENT (Contract Amendment 006)</text:p>
          </table:table-cell>
          <table:table-cell office:value-type="string" table:style-name="ce1">
            <text:p>THALES UK LIMITED</text:p>
          </table:table-cell>
          <table:table-cell office:value-type="string" table:style-name="ce1">
            <text:p>Response to S2022s – respond within the stated timeframes.</text:p>
          </table:table-cell>
          <table:table-cell office:value-type="string" table:style-name="ce1">
            <text:p>No High Priority Safety S2022s overdue and no more than 4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Orthopaedic Surgery referrals to be performed within 6 weeks</text:p>
          </table:table-cell>
          <table:table-cell office:value-type="string" table:style-name="ce1">
            <text:p>95 percent</text:p>
          </table:table-cell>
          <table:table-cell office:value-type="string" table:style-name="ce1">
            <text:p>Inadequate</text:p>
          </table:table-cell>
          <table:table-cell office:value-type="string" table:style-name="ce1">
            <text:p>Waiting lists and Backlogs caused by COVID continue to impact on ability to meet KPIs. Consultant and staff shortages are also an issue which we are working to addres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95% availability achieved across the <text:s/>Fleet</text:p>
          </table:table-cell>
          <table:table-cell office:value-type="string" table:style-name="ce1">
            <text:p>95 percent<text:s/></text:p>
          </table:table-cell>
          <table:table-cell office:value-type="string" table:style-name="ce1">
            <text:p>Good</text:p>
          </table:table-cell>
          <table:table-cell office:value-type="string" table:style-name="ce1">
            <text:p>KPI data provided for Jan-March 2022 as this is the latest available</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HIP ALONGSIDE TECH REFRESH AND SUPPORT CONTRACT</text:p>
          </table:table-cell>
          <table:table-cell office:value-type="string" table:style-name="ce1">
            <text:p>NSSLGLOBAL LIMITED</text:p>
          </table:table-cell>
          <table:table-cell office:value-type="string" table:style-name="ce1">
            <text:p>Production of Reports (in accordance with Section 3 of Contract Schedule 4)<text:s/></text:p>
          </table:table-cell>
          <table:table-cell office:value-type="string" table:style-name="ce1">
            <text:p>99.99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Service Leavers' satisfaction with service provided - 6 monthly assessment via on line survey</text:p>
          </table:table-cell>
          <table:table-cell office:value-type="string" table:style-name="ce1">
            <text:p>Greater than 7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1089 LSDA</text:p>
          </table:table-cell>
          <table:table-cell office:value-type="string" table:style-name="ce1">
            <text:p>ROHDE &amp; SCHWARZ UK LIMITED</text:p>
          </table:table-cell>
          <table:table-cell office:value-type="string" table:style-name="ce1">
            <text:p>Delivery of the Core Service</text:p>
          </table:table-cell>
          <table:table-cell office:value-type="string" table:style-name="ce1">
            <text:p>Less than 40 Percent PI marked Amb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AS/00096 Provision of A Watchkeeper Support, Maintenance and Training Service</text:p>
          </table:table-cell>
          <table:table-cell office:value-type="string" table:style-name="ce1">
            <text:p>THALES UK LIMITED</text:p>
          </table:table-cell>
          <table:table-cell office:value-type="string" table:style-name="ce1">
            <text:p>Outstanding Demands (Repair Turnaround/Item Lead Time)</text:p>
          </table:table-cell>
          <table:table-cell office:value-type="string" table:style-name="ce1">
            <text:p>No greater than x 3 outstanding demands in on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Reliability of vehicle fleet</text:p>
          </table:table-cell>
          <table:table-cell office:value-type="string" table:style-name="ce1">
            <text:p>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Increase in website matrices</text:p>
          </table:table-cell>
          <table:table-cell office:value-type="string" table:style-name="ce1">
            <text:p>6 relative increase in pages per session<text:s/></text:p>
          </table:table-cell>
          <table:table-cell office:value-type="string" table:style-name="ce1">
            <text:p>Inadequate</text:p>
          </table:table-cell>
          <table:table-cell office:value-type="string" table:style-name="ce1">
            <text:p>There was a huge variation in Year on Year performance in June which created this large relative difference<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2 - Operational Defect/Defect Repair (OPDEF/DEFREP) Rectification</text:p>
          </table:table-cell>
          <table:table-cell office:value-type="string" table:style-name="ce1">
            <text:p>Cat A - 1 day or less. Cat B 3 days or less. Cat C 14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LY AND IN-SERVICE SUPPORT OF MEDIUM AIRCRAFT TOW TRACTORS</text:p>
          </table:table-cell>
          <table:table-cell office:value-type="string" table:style-name="ce1">
            <text:p>TERBERG DTS (UK) LIMITED</text:p>
          </table:table-cell>
          <table:table-cell office:value-type="string" table:style-name="ce1">
            <text:p>The Authority requires the Contractor to <text:s/>sustain the in-service Fleet Availability of Medium Aircraft Tow Tractors at a minimum of 95 percent across the fleet over the life of the contract.</text:p>
          </table:table-cell>
          <table:table-cell office:value-type="string" table:style-name="ce1">
            <text:p>95 percent and abo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The Community Children’s Nurses are to contact the families of every child admitted into hospital.</text:p>
          </table:table-cell>
          <table:table-cell office:value-type="string" table:style-name="ce1">
            <text:p>100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MONSTARTION, MANUFACTURE, INSTALLATION &amp; COMMISIONING AND SUPPORT OF THE NAVAL COMPASS REPLACEMENT PROGRAMME (NRCP)-CSA/3046</text:p>
          </table:table-cell>
          <table:table-cell office:value-type="string" table:style-name="ce1">
            <text:p>LOCKHEED MARTIN UK LIMITED</text:p>
          </table:table-cell>
          <table:table-cell office:value-type="string" table:style-name="ce1">
            <text:p>KPI 2 - Engineering Support Response Timescales</text:p>
          </table:table-cell>
          <table:table-cell office:value-type="string" table:style-name="ce1">
            <text:p>Above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SSP Programme Design and Implementation - Lot 2</text:p>
          </table:table-cell>
          <table:table-cell office:value-type="string" table:style-name="ce1">
            <text:p>PA CONSULTING SERVICES LTD</text:p>
          </table:table-cell>
          <table:table-cell office:value-type="string" table:style-name="ce1">
            <text:p>Sustained, timely and effective provision of supplier enabling services</text:p>
          </table:table-cell>
          <table:table-cell office:value-type="string" table:style-name="ce1">
            <text:p>New posts are filled within 28 days of start date / No negative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Support for Maritime Secret and Above Secret Operational ICT Domains</text:p>
          </table:table-cell>
          <table:table-cell office:value-type="string" table:style-name="ce1">
            <text:p>CARBON60 LIMITED</text:p>
          </table:table-cell>
          <table:table-cell office:value-type="string" table:style-name="ce1">
            <text:p>All Operational Deficiencies (OPDEFs) at Cat C2 and below to have a response to the issuing unit within 24 business hours of receiving the notification.</text:p>
          </table:table-cell>
          <table:table-cell office:value-type="string" table:style-name="ce1">
            <text:p>Within 2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94 - Logistics Support Contract (LSC)</text:p>
          </table:table-cell>
          <table:table-cell office:value-type="string" table:style-name="ce1">
            <text:p>BABCOCK INTEGRATED TECHNOLOGY <text:s/>LIMITED</text:p>
          </table:table-cell>
          <table:table-cell office:value-type="string" table:style-name="ce1">
            <text:p>This KPI measures efficiency of the screening service in terms of time taken for items to be screened.</text:p>
          </table:table-cell>
          <table:table-cell office:value-type="string" table:style-name="ce1">
            <text:p>The percentage of screenable items received within a month period sent for screening by the Contractor and screened within required timescales will be scored, a score of greater than or equal to 90 percent constitutes a pas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Vehicle Procurement</text:p>
          </table:table-cell>
          <table:table-cell office:value-type="string" table:style-name="ce1">
            <text:p>100 percent - 98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RHEINMETALL BAE SYSTEMS LAND LIMITED</text:p>
          </table:table-cell>
          <table:table-cell office:value-type="string" table:style-name="ce1">
            <text:p>Engineering Authority Single Point of Contact (SPOC). The Contractor shall provide an Engineering Authority SPOC for Platform, Core and Non-Core services queries/information requests. The SPOC is expected to acknowledge requests for full written responses within 24hrs and provide the full written response within 5 working days to the satisfaction of the Project Manager, resolving the issue.</text:p>
          </table:table-cell>
          <table:table-cell office:value-type="string" table:style-name="ce1">
            <text:p>Delivery in less than 5 working days</text:p>
          </table:table-cell>
          <table:table-cell office:value-type="string" table:style-name="ce1">
            <text:p>Inadequate</text:p>
          </table:table-cell>
          <table:table-cell office:value-type="string" table:style-name="ce1">
            <text:p>RBSL is addressing issues with meeting targets and working with new supply chain subcontractors for the provision of its technical publications provid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1">
            <text:p>Impact statement <text:s/>provided to the Authority within ten (10) working days of becoming informed of chang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PS/025 - HEREA Lot 1</text:p>
          </table:table-cell>
          <table:table-cell office:value-type="string" table:style-name="ce1">
            <text:p>MACTAGGART <text:s/>SCOTT &amp; COMPANY LTD</text:p>
          </table:table-cell>
          <table:table-cell office:value-type="string" table:style-name="ce1">
            <text:p>Supply Chain Fitness-New Manufacture</text:p>
          </table:table-cell>
          <table:table-cell office:value-type="string" table:style-name="ce1">
            <text:p>Equal to 98 percent or above</text:p>
          </table:table-cell>
          <table:table-cell office:value-type="string" table:style-name="ce1">
            <text:p>Inadequate</text:p>
          </table:table-cell>
          <table:table-cell office:value-type="string" table:style-name="ce1">
            <text:p>Supplier chose not to provide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Monthly performance reports produced and electronically distributed within the agreed timescales, subject to any agreed exceptions</text:p>
          </table:table-cell>
          <table:table-cell office:value-type="string" table:style-name="ce1">
            <text:p>Report received by 15th of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2 - Response to operational deficiency</text:p>
          </table:table-cell>
          <table:table-cell office:value-type="string" table:style-name="ce1">
            <text:p>No Category A or Category B Operational Deficiency (OpDef) Formal response with plan overdue in accordance with the timelines detailed in the Statement of Work (SOW) at Annex B to the Contract and no more than 1 Category C OpDef Formal response with plan overdue in accordance with the timelines detailed in the SOW at Annex B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Provision of a Waste Management Service in compliance with Joint Services Publication 418, Ministry of Defence Waste Strategy and Defence Equipment and Sales Authority Policy.</text:p>
            <text:p/>
            <text:p>Scored monthly.</text:p>
            <text:p/>
            <text:p>Green = 100% compliance during month.</text:p>
            <text:p>Amber =1 non-compliance during month.</text:p>
            <text:p>Red = More than 1 non-compliance during month.</text:p>
          </table:table-cell>
          <table:table-cell office:value-type="string" table:style-name="ce1">
            <text:p>All three months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EL HEDGING PROGRAMME RE-LET</text:p>
          </table:table-cell>
          <table:table-cell office:value-type="string" table:style-name="ce1">
            <text:p>BRITANNIC TRADING LIMITED</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ess than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No delays to Project delivery resulting from the quality or timeliness  of contractor provided suitably qualified experienced people</text:p>
          </table:table-cell>
          <table:table-cell office:value-type="string" table:style-name="ce1">
            <text:p>0 Del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ET/949/13 - HOSES-MET/949/13</text:p>
          </table:table-cell>
          <table:table-cell office:value-type="string" table:style-name="ce1">
            <text:p>BAE SYSTEMS SURFACE SHIPS LIMITED</text:p>
          </table:table-cell>
          <table:table-cell office:value-type="string" table:style-name="ce1">
            <text:p>Provision of spares</text:p>
          </table:table-cell>
          <table:table-cell office:value-type="string" table:style-name="ce1">
            <text:p>At least 98 percent of orders were completed in full within the contracted due date.</text:p>
          </table:table-cell>
          <table:table-cell office:value-type="string" table:style-name="ce1">
            <text:p>Inadequate</text:p>
          </table:table-cell>
          <table:table-cell office:value-type="string" table:style-name="ce1">
            <text:p>Supply chain issues combined with an increased order volume and ongoing recovery from Covid-19 absences. Regular meetings with suppliers to review orders and highlight/mitigate potential delay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Reactive Breakdowns: Respond to reactive breakdowns in compliance with the Service Level Requirements and Service Standards.</text:p>
            <text:p/>
          </table:table-cell>
          <table:table-cell office:value-type="string" table:style-name="ce1">
            <text:p>95 percent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2 - Maritime Composite Training System (MCTS) Service and Support</text:p>
          </table:table-cell>
          <table:table-cell office:value-type="string" table:style-name="ce1">
            <text:p>BAE SYSTEMS SURFACE SHIPS LIMITED</text:p>
          </table:table-cell>
          <table:table-cell office:value-type="string" table:style-name="ce1">
            <text:p>Training Performance - Career Training. <text:s/>Number of students who achieved Training Performance Statement (TPS) as percentage of the number of students completing the course.</text:p>
          </table:table-cell>
          <table:table-cell office:value-type="string" table:style-name="ce1">
            <text:p>Green <text:s/>86-100 percent pass r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HARD FACILITIES MANAGEMENT (FM) SERVICE IN SUPPORT OF THE BRITISH FORCES STATIONED IN GERMANY</text:p>
          </table:table-cell>
          <table:table-cell office:value-type="string" table:style-name="ce1">
            <text:p>BABCOCK LAND DEFENCE LIMITED</text:p>
          </table:table-cell>
          <table:table-cell office:value-type="string" table:style-name="ce1">
            <text:p>Customer Satisfaction, completion of reactive tasks</text:p>
          </table:table-cell>
          <table:table-cell office:value-type="string" table:style-name="ce1">
            <text:p>90-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uture Licence Acquisition Training Lot 6</text:p>
          </table:table-cell>
          <table:table-cell office:value-type="string" table:style-name="ce1">
            <text:p>JSMDT LT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HIGH G TRAINING AND TEST CAPABILITY-FSASTC/00114</text:p>
          </table:table-cell>
          <table:table-cell office:value-type="string" table:style-name="ce1">
            <text:p>THALES UK LIMITED</text:p>
          </table:table-cell>
          <table:table-cell office:value-type="string" table:style-name="ce1">
            <text:p>The successful provision of the training service measured as “Training Service discrepancies”</text:p>
          </table:table-cell>
          <table:table-cell office:value-type="string" table:style-name="ce1">
            <text:p>Maximum of 15 service credits /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Full Participation in Contract governance in accordance with the Schedule of Requirements.. </text:p>
          </table:table-cell>
          <table:table-cell office:value-type="string" table:style-name="ce1">
            <text:p>No occurrences where the Contractor nominated attendees are not present at the governance meeting, OR associated governance reports are not submitted in accordance with the agre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 K LTD</text:p>
          </table:table-cell>
          <table:table-cell office:value-type="string" table:style-name="ce1">
            <text:p>Course Compliance Review</text:p>
          </table:table-cell>
          <table:table-cell office:value-type="string" table:style-name="ce1">
            <text:p>100 percent of Training Courses maintaining Unqualified Acceptance or Qualified Acceptance with Discrepancy Report (DR) Priority 3 shortfalls following Authority review in accordance with JSP 82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AIRCRAFT, INSTRUCTORS &amp; SERVICES TO SUPPORT UAS &amp; EFT, YRS 5 &amp; 6</text:p>
          </table:table-cell>
          <table:table-cell office:value-type="string" table:style-name="ce1">
            <text:p>BABCOCK AEROSPACE LIMITED</text:p>
          </table:table-cell>
          <table:table-cell office:value-type="string" table:style-name="ce1">
            <text:p>Number of Sorties not conducted due to aircraft availability</text:p>
          </table:table-cell>
          <table:table-cell office:value-type="string" table:style-name="ce1">
            <text:p>0 to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Percentage of rejected articles in the reporting calendar month.</text:p>
          </table:table-cell>
          <table:table-cell office:value-type="string" table:style-name="ce1">
            <text:p><text:s/>Less than 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1">
            <text:p>100-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BATUK Aviation - Lot One MEDEVAC</text:p>
          </table:table-cell>
          <table:table-cell office:value-type="string" table:style-name="ce1">
            <text:p>EVERETT AVIATION CHARTER LTD</text:p>
          </table:table-cell>
          <table:table-cell office:value-type="string" table:style-name="ce1">
            <text:p>Ground Ambulance – Helicopter Landing Site (HLS) Response. The Supplier shall ensure one available and reliable ground ambulance is available 24/7/365. To be deemed available and reliable the ground ambulance shall meet the response times as per the Statement of Requirement (SoR) and be situated at the designated landing site ready to conduct takeover of the patient from the air MEDEVAC platform to the Aga Khan Hospital, be suitably equipped and configured to continue patient care with a communication system as per the SoR, be manned by a minimum of one qualified person in pre emergency care to Level 5, be able to transfer the patient and continue care in the correct configuration, be a fully serviceable ground ambulance maintained and operated within Kenyan Road Transport Regulations and be driven by a competent driver backed up with a trained mechanic and despatch team.</text:p>
          </table:table-cell>
          <table:table-cell office:value-type="string" table:style-name="ce1">
            <text:p>The ground ambulance is at the Helicopter Landing Site (HLS) to meet the air MEDEVAC platform and successfully hands over the patient as confirmed by the Medical Liaison Offic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CAPITA PROPERTY AND INFRASTRUCTURE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Inadequate</text:p>
          </table:table-cell>
          <table:table-cell office:value-type="string" table:style-name="ce1">
            <text:p>Variation in workflow caused by response to live town planning milestone date changes e.g. Local Inquiry date change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097 - Spares Inclusive Upkeep:<text:s/></text:p>
            <text:p>In-Service Support of<text:s/></text:p>
            <text:p>Submarine and Ship Shaft Seals</text:p>
            <text:p/>
          </table:table-cell>
          <table:table-cell office:value-type="string" table:style-name="ce1">
            <text:p>WARTSILA UK LIMITED</text:p>
          </table:table-cell>
          <table:table-cell office:value-type="string" table:style-name="ce1">
            <text:p>Strip &amp; Survey Lead Time</text:p>
          </table:table-cell>
          <table:table-cell office:value-type="string" table:style-name="ce1">
            <text:p>9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Contract Change to be delivered to the live environment in accordance with the requirements set out in the Request For Change and within the timelines agreed with the Authority.</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SSP Programme Design and Implementation - Lot 2</text:p>
          </table:table-cell>
          <table:table-cell office:value-type="string" table:style-name="ce1">
            <text:p>PA CONSULTING SERVICES LTD</text:p>
          </table:table-cell>
          <table:table-cell office:value-type="string" table:style-name="ce1">
            <text:p>Credible and sustainable knowledge transfer to MOD resources</text:p>
          </table:table-cell>
          <table:table-cell office:value-type="string" table:style-name="ce1">
            <text:p>Greater than 2 upskilling sessions monthly / no negative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1">
            <text:p>95 % achievement of milestones and in accordance with threshold defined in Schedule 6, 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YPRUS SOFT FM - CT/DIO1/0054-CT/DIO1/0054</text:p>
          </table:table-cell>
          <table:table-cell office:value-type="string" table:style-name="ce1">
            <text:p>SODEXO LTD</text:p>
          </table:table-cell>
          <table:table-cell office:value-type="string" table:style-name="ce1">
            <text:p>Cleaning Service Availability</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Course Delivery - Subcontractors to receive relevant briefing and all materials in advance of delivering a programm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TER PRODUCTION EQUIPMENT.-MPS/020</text:p>
          </table:table-cell>
          <table:table-cell office:value-type="string" table:style-name="ce1">
            <text:p>SALT SEPARATION SERVICES LIMITED</text:p>
          </table:table-cell>
          <table:table-cell office:value-type="string" table:style-name="ce1">
            <text:p>Procurement Lead Time<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PEDT/0021 - A-Class Platform Complex Systems - Batch 2 PMS Support</text:p>
          </table:table-cell>
          <table:table-cell office:value-type="string" table:style-name="ce1">
            <text:p>NORTHROP GRUMMAN UK LIMITED</text:p>
          </table:table-cell>
          <table:table-cell office:value-type="string" table:style-name="ce1">
            <text:p>The submission of the monthly performance reports within 5 (five) business days after the end of each month.</text:p>
          </table:table-cell>
          <table:table-cell office:value-type="string" table:style-name="ce1">
            <text:p>Less than 6 days<text:s/></text:p>
          </table:table-cell>
          <table:table-cell office:value-type="string" table:style-name="ce1">
            <text:p>Other - Consider returned</text:p>
          </table:table-cell>
          <table:table-cell office:value-type="string" table:style-name="ce1">
            <text:p>No activity for this KPI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SOFT FM SERVICES FOR THE FALKLAND ISLANDS</text:p>
          </table:table-cell>
          <table:table-cell office:value-type="string" table:style-name="ce1">
            <text:p>SODEXO LTD</text:p>
          </table:table-cell>
          <table:table-cell office:value-type="string" table:style-name="ce1">
            <text:p>Provide Office &amp; Accommodation Cleaning Services for all designated areas.<text: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Inventory &amp; Repair Management</text:p>
            <text:p>Percentage of demands showing free stock available, validated as being issued within two calendar days of being placed on Stores System 3</text:p>
            <text:p/>
          </table:table-cell>
          <table:table-cell office:value-type="string" table:style-name="ce1">
            <text:p>Above 90 percent for all Runners and Repeaters (R&amp;R) and above 70percent for all Strangers and Aliens (S&amp;A)</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PORTSMOUTH CONSTRUCTION CONTRACT</text:p>
          </table:table-cell>
          <table:table-cell office:value-type="string" table:style-name="ce1">
            <text:p>TRICOMM HOUSING (PORTSMOUTH) LIMITED</text:p>
          </table:table-cell>
          <table:table-cell office:value-type="string" table:style-name="ce1">
            <text:p>Help Desk Performance</text:p>
          </table:table-cell>
          <table:table-cell office:value-type="string" table:style-name="ce1">
            <text:p>Greater than or equal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Inadequate</text:p>
          </table:table-cell>
          <table:table-cell office:value-type="string" table:style-name="ce1">
            <text:p>KPI 3: 9 proposals were submitted in this period with 6 being delivered on time. The 3, which were delivered later than originally anticipated, were delayed due to sub-contractor issues and requirements challenges for a trial. These were one-off issues so no improvement plan is required.</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text:s/>COSFORD AND SHAWBURY CONSTRUCTION CONTRACT</text:p>
          </table:table-cell>
          <table:table-cell office:value-type="string" table:style-name="ce1">
            <text:p>THE RIVERSIDE GROUP LIMITED</text:p>
          </table:table-cell>
          <table:table-cell office:value-type="string" table:style-name="ce1">
            <text:p>Health and Safety<text: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AGREEMENT RELATING TO THE GOVERNMENT PIPELINE AND STORAGE SYSTEM</text:p>
          </table:table-cell>
          <table:table-cell office:value-type="string" table:style-name="ce1">
            <text:p>EXOLUM PIPELINE SYSTEMS LTD</text:p>
          </table:table-cell>
          <table:table-cell office:value-type="string" table:style-name="ce1">
            <text:p>Timeliness of Deliveries</text:p>
            <text:p>Delivery of Fuel on delivery date agreed in Pumping Requirement Plan</text:p>
          </table:table-cell>
          <table:table-cell office:value-type="string" table:style-name="ce1">
            <text:p>Green - Delivery of any fuel order in respect of any Strategic Site is on time (as agreed between the Customer and the Network Operat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Compliance with Performance Standards necessary to maintain LEXCEL accreditation.<text:s/></text:p>
          </table:table-cell>
          <table:table-cell office:value-type="string" table:style-name="ce1">
            <text:p>Compliance Me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AIR TRAFFIC CONTROL SERVICES-STC/N/008</text:p>
          </table:table-cell>
          <table:table-cell office:value-type="string" table:style-name="ce1">
            <text:p>NATS (EN ROUTE) PUBLIC LIMITED COMPANY</text:p>
          </table:table-cell>
          <table:table-cell office:value-type="string" table:style-name="ce1">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1">
            <text:p>Greater than 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MARINE SERVICES-MSCM/2000</text:p>
          </table:table-cell>
          <table:table-cell office:value-type="string" table:style-name="ce1">
            <text:p>SD MARINE SERVICES LIMITED</text:p>
          </table:table-cell>
          <table:table-cell office:value-type="string" table:style-name="ce1">
            <text:p>All tasks relating to in port and out of port services as detailed at Section 1 and Section 2 of the Statement of Requirement (Packages A and B) are delivered in accordance with contractually agreed criteria for performance</text:p>
          </table:table-cell>
          <table:table-cell office:value-type="string" table:style-name="ce1">
            <text:p>Monthly aggregate of service points does not exceed 225 and falls within Band 0 (measured quarterly).</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JFST will provide individual and collective, mounted and dismounted training of end to end digital fires and digitally aided close air support for the Artillery Observer and Joint Terminal Attack Controller. This training will enable the us</text:p>
          </table:table-cell>
          <table:table-cell office:value-type="string" table:style-name="ce1">
            <text:p>ESUK AEROSPACE AND SIMULATION LIMITED</text:p>
          </table:table-cell>
          <table:table-cell office:value-type="string" table:style-name="ce1">
            <text:p>The Contractor will produce the report for the monthly Project Review Meeting (PRM)</text:p>
          </table:table-cell>
          <table:table-cell office:value-type="string" table:style-name="ce1">
            <text:p>Percentage of on time Contractual Deliverables completed and accepted by the Authority within contractual timeframe. Good: 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1053 Design, Supply and In-Service Support (ISS) of Oceanographic Reconnaissance Combat Architecture (ORCA). SOR Item 1</text:p>
          </table:table-cell>
          <table:table-cell office:value-type="string" table:style-name="ce1">
            <text:p>THALES UK LIMITED</text:p>
          </table:table-cell>
          <table:table-cell office:value-type="string" table:style-name="ce1">
            <text:p>Hazard Management</text:p>
          </table:table-cell>
          <table:table-cell office:value-type="string" table:style-name="ce1">
            <text:p>KPI 3 = 100% over the Calculation Period</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The Provision of Office Supplies</text:p>
          </table:table-cell>
          <table:table-cell office:value-type="string" table:style-name="ce1">
            <text:p>BANNER GROUP LIMITED</text:p>
          </table:table-cell>
          <table:table-cell office:value-type="string" table:style-name="ce1">
            <text:p>Ordered Goods returned due to failure to conform to quality standards</text:p>
          </table:table-cell>
          <table:table-cell office:value-type="string" table:style-name="ce1">
            <text:p>1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701553539_Menwith Hill Front Gate Construction Works</text:p>
          </table:table-cell>
          <table:table-cell office:value-type="string" table:style-name="ce1">
            <text:p>HENRY BROTHERS LIMITED</text:p>
          </table:table-cell>
          <table:table-cell office:value-type="string" table:style-name="ce1">
            <text:p>Works Contract Monthly Progress Reports</text:p>
          </table:table-cell>
          <table:table-cell office:value-type="string" table:style-name="ce1">
            <text:p>80 percent</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1">
            <text:p>100-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2 - Maritime Composite Training System (MCTS) Service and Support</text:p>
          </table:table-cell>
          <table:table-cell office:value-type="string" table:style-name="ce1">
            <text:p>BAE SYSTEMS SURFACE SHIPS LIMITED</text:p>
          </table:table-cell>
          <table:table-cell office:value-type="string" table:style-name="ce1">
            <text:p>Timeliness of Initial Contract Change Proposal / Quick Look analysis (CCP/ QLA) response and Formal CCP Response. <text:s/>The Contractor schedules Authority/Contractor CCP scoping teleconference to be within 10 working days of the Contractor’s Maritime Combat Training Systems Commercial Manager receiving Contract Change Proposal (CCPF). Formal CCP response (QLA and banding/firm price) is submitted to Maritime Training Acquisition Training Organisation Commercial within the timeframe agreed<text:s/></text:p>
          </table:table-cell>
          <table:table-cell office:value-type="string" table:style-name="ce1">
            <text:p>Green if teleconference within 10 working days and contract change proposal responses submitted within agreed timescal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2 – Missed days/opportunities</text:p>
          </table:table-cell>
          <table:table-cell office:value-type="string" table:style-name="ce1">
            <text:p>Good progress</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ONTRACTOR LOGISTIC SUPPORT FOR VAP 60 POWERED LOADING SYSTEM</text:p>
          </table:table-cell>
          <table:table-cell office:value-type="string" table:style-name="ce1">
            <text:p>EQUIPOS INDUSTRIALES DE MANUTENCION SA (EINSA)</text:p>
          </table:table-cell>
          <table:table-cell office:value-type="string" table:style-name="ce1">
            <text:p>The Authority requires the Contractor to <text:s/>sustain the in-service total Powered Weapons Loader (Vehicle Automotive Propulsion 60) fleet availability at a minimum of 95 percen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Tasks not requiring re-work due to errors introduced by Contractor upon Sponsor review of supplied output.</text:p>
          </table:table-cell>
          <table:table-cell office:value-type="string" table:style-name="ce1">
            <text:p>9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LOGISTICS MOVEMENT SUPPORT SERVICES FOR BRITISH FORCES CYPRUS &amp; SOVEREIGN BASE AREA</text:p>
          </table:table-cell>
          <table:table-cell office:value-type="string" table:style-name="ce1">
            <text:p>CPPC LOGISTIC GROUP OF COMPANIES LIMITED</text:p>
          </table:table-cell>
          <table:table-cell office:value-type="string" table:style-name="ce1">
            <text:p>Shipping agency and vessel support provided as specified in the Statement Of Requirement and as requested by the Authority.</text:p>
          </table:table-cell>
          <table:table-cell office:value-type="string" table:style-name="ce1">
            <text:p>9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Service Delivery for Availability</text:p>
          </table:table-cell>
          <table:table-cell office:value-type="string" table:style-name="ce1">
            <text:p>Green Performance Level for two or more of Performance Indicators 1.1, 1,2 and 1.3, with no Red Performance Level</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1 - Delivery of Management Services</text:p>
          </table:table-cell>
          <table:table-cell office:value-type="string" table:style-name="ce1">
            <text:p>At all times the Supplier provides updated plans and reports, point of contact service, a sufficient and suitably qualified Contract Management Team, Subject Matter Expert (SME) support for Event Planning and Technical Writers for Event Planning, in accordance with the Contrac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ccelerated Spinal Surgical interventions performed within 2 weeks</text:p>
          </table:table-cell>
          <table:table-cell office:value-type="string" table:style-name="ce1">
            <text:p>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nsure successful delivery of exercise Execution in accordance with Joint Warfare’s exercise plan, by provision of Scenario Support, Simulation, Targets Support, Real Life Support, Observers, Grey Cell/Subject Matter Experts</text:p>
          </table:table-cell>
          <table:table-cell office:value-type="string" table:style-name="ce1">
            <text:p>Availability of Support Staff per exercise at least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3 - Responses to S2022’s - System Design Issues Reporting</text:p>
          </table:table-cell>
          <table:table-cell office:value-type="string" table:style-name="ce1">
            <text:p>No High Priority Safety S2022s overdue and no more than 1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uture Licence Acquisition Training Lot 7</text:p>
          </table:table-cell>
          <table:table-cell office:value-type="string" table:style-name="ce1">
            <text:p>MAINSTREAM TRAINING LIMITED</text:p>
          </table:table-cell>
          <table:table-cell office:value-type="string" table:style-name="ce1">
            <text:p>The Supplier shall ensure each Candidate is collected by the instructor at the pick-up point specified in the Order to Train (OTT), and at the time and date specified in the OTT.</text:p>
          </table:table-cell>
          <table:table-cell office:value-type="string" table:style-name="ce1">
            <text:p>98 to 100 percent of tasks commenced at the time and date specified in the Order to Train (OT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Replenishment of Spare Parts into Defence Fulfilment Centre (DFC) - Contracted Lead Time (CLT)</text:p>
          </table:table-cell>
          <table:table-cell office:value-type="string" table:style-name="ce1">
            <text:p>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QinetiQ Training and Simulation Limited</text:p>
            <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SUPPLY OF LARGE AIRCARFT TOW TRACTORS</text:p>
          </table:table-cell>
          <table:table-cell office:value-type="string" table:style-name="ce1">
            <text:p>TERBERG DTS (UK) LIMITED</text:p>
          </table:table-cell>
          <table:table-cell office:value-type="string" table:style-name="ce1">
            <text:p>The Contractor is to sustain the Large Aircraft Tow-Tractor Vehicle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BR-1 (online portal for Books of Reference) &amp; TDOL (Technical Documentation Online) weekly information updates supplied to MoD intranet application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 K LTD</text:p>
          </table:table-cell>
          <table:table-cell office:value-type="string" table:style-name="ce1">
            <text:p>Delivery in accordance with the Training Plan</text:p>
          </table:table-cell>
          <table:table-cell office:value-type="string" table:style-name="ce1">
            <text:p>Greater than or equal to 97 percent of Training Courses finish to completion on the schedul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JFST will provide individual and collective, mounted and dismounted training of end to end digital fires and digitally aided close air support for the Artillery Observer and Joint Terminal Attack Controller. This training will enable the us</text:p>
          </table:table-cell>
          <table:table-cell office:value-type="string" table:style-name="ce1">
            <text:p>ESUK AEROSPACE AND SIMULATION LIMITED</text:p>
          </table:table-cell>
          <table:table-cell office:value-type="string" table:style-name="ce1">
            <text:p><text:s/>Design and Manufacturing (D&amp;M) Phase of the contract, the Contractor shall be measured against their ability to deliver agreed D&amp;M milestones to the required standards articulated within Annex A to the Contract and all accompanying appendices.</text:p>
            <text:p/>
            <text:p>The contractor shall provide the following details to the Authority’s Commercial and Project Managers:<text:s/></text:p>
            <text:p/>
            <text:p>a) Date of Milestone Achievement.<text:s/></text:p>
            <text:p/>
            <text:p>b) Evidential confirmation that all Acceptance Criteria against the milestone has been completed to the Authority’s satisfaction<text:s/></text:p>
          </table:table-cell>
          <table:table-cell office:value-type="string" table:style-name="ce1">
            <text:p/>
            <text:p/>
            <text:p>Percentage of milestones achieved within contractual timeframe</text:p>
            <text:p>Good:95 percent and above</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Staffing Guarantee – Every CV response from Capita must contain at least 50% sourced from within a 30 miles radius</text:p>
          </table:table-cell>
          <table:table-cell office:value-type="string" table:style-name="ce1">
            <text:p>5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Take up of training. <text:s/>Percent of overall occupancy of contract funded courses over the contract year (Oct-Sept).</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Time to Repair 1 (FIX1) - Resolve Operational Deficiencies <text:s/>with priority A1, A2, B1 or B2 (KPI) <text:s text:c="50"/>Performance Failure Point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RESTORE PLC</text:p>
          </table:table-cell>
          <table:table-cell office:value-type="string" table:style-name="ce1">
            <text:p>Delivery on Time (Percentage of total orders that meet 'contracted for' delivery time (no. of exceptions)).</text:p>
            <text:p>This is a binary KPI covering all deliverables under the contract and is either met or not.</text:p>
            <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Completion times for repair and Post Design Services tasks</text:p>
          </table:table-cell>
          <table:table-cell office:value-type="string" table:style-name="ce1">
            <text:p>All repair and Post Design Services tasks completed within agreed timeframe</text:p>
          </table:table-cell>
          <table:table-cell office:value-type="string" table:style-name="ce1">
            <text:p>Other - Consider returned</text:p>
          </table:table-cell>
          <table:table-cell office:value-type="string" table:style-name="ce1">
            <text:p>No tasks in scope for KPI 3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 Main Production, Testing and In-Service Support &amp; Maintenance</text:p>
          </table:table-cell>
          <table:table-cell office:value-type="string" table:style-name="ce1">
            <text:p>RWM ITALIA SPA</text:p>
          </table:table-cell>
          <table:table-cell office:value-type="string" table:style-name="ce1">
            <text:p>Issue of 6 monthly Project Progress Reports 10 days prior to the ISS management meeting, or 5 working days of agreed deadline for those not linked to an ISS management meeting.<text:s/></text:p>
          </table:table-cell>
          <table:table-cell office:value-type="string" table:style-name="ce1">
            <text:p>Progress reports received and attendance at monthly meeting to explain details within stated timescale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MONSTARTION, MANUFACTURE, INSTALLATION &amp; COMMISIONING AND SUPPORT OF THE NAVAL COMPASS REPLACEMENT PROGRAMME (NRCP)-CSA/3046</text:p>
          </table:table-cell>
          <table:table-cell office:value-type="string" table:style-name="ce1">
            <text:p>LOCKHEED MARTIN UK LIMITED</text:p>
          </table:table-cell>
          <table:table-cell office:value-type="string" table:style-name="ce1">
            <text:p>KPI 1 - Spares Response Timescales</text:p>
          </table:table-cell>
          <table:table-cell office:value-type="string" table:style-name="ce1">
            <text:p>Above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EMENT. LONG TERM CONCESSION AT MARCHWOOD SEA MOUNTING CENTRE.</text:p>
          </table:table-cell>
          <table:table-cell office:value-type="string" table:style-name="ce1">
            <text:p>SOLENT GATEWAY LIMITED</text:p>
          </table:table-cell>
          <table:table-cell office:value-type="string" table:style-name="ce1">
            <text:p>Cargo security - Deviation from any security handling instructions specified in respect of such Cargo in the Booking Form.</text:p>
            <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PI 4B - Helpdesk Performance - Support</text:p>
          </table:table-cell>
          <table:table-cell office:value-type="string" table:style-name="ce1">
            <text:p>Relevant technical support to be provided, in line with Helpdesk Quality of Service requirements, in 3 of 3 months of Qt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Productivity Tools</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SUPPLY AND IN SERVICE SUPPORT OF AIRFIELD SNOW CLEARANCE VEHICLES (ASCV)</text:p>
          </table:table-cell>
          <table:table-cell office:value-type="string" table:style-name="ce1">
            <text:p>AEBI SCHMIDT UK LIMITED</text:p>
          </table:table-cell>
          <table:table-cell office:value-type="string" table:style-name="ce1">
            <text:p>The Contractor is to sustain the Airfield Snow Clearance Vehicle (ASCV)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CBC(PI)/037</text:p>
          </table:table-cell>
          <table:table-cell office:value-type="string" table:style-name="ce1">
            <text:p>CRANFIELD UNIVERSITY</text:p>
          </table:table-cell>
          <table:table-cell office:value-type="string" table:style-name="ce1">
            <text:p>Education Provision - Provide a Distance Learning Support Service. Performance Standard - 95% of helpdesk queries to be resolved within 1 hour.<text:s text:c="3"/></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30- For the Design, Build and In-Service Support of the Royal Navy Patrol Launches</text:p>
          </table:table-cell>
          <table:table-cell office:value-type="string" table:style-name="ce1">
            <text:p>MARINE SPECIALISED TECHNOLOGY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1">
            <text:p>&lt;1543 Deficiency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Tasks at 1st draft delivered to MoD within the agreed contracted timescale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PEDT/0021 - A-Class Platform Complex Systems - Batch 2 PMS Support</text:p>
          </table:table-cell>
          <table:table-cell office:value-type="string" table:style-name="ce1">
            <text:p>NORTHROP GRUMMAN UK LIMITED</text:p>
          </table:table-cell>
          <table:table-cell office:value-type="string" table:style-name="ce1">
            <text:p>The timely arrival of Suitably Qualified Experienced Personnel to a required location</text:p>
          </table:table-cell>
          <table:table-cell office:value-type="string" table:style-name="ce1">
            <text:p>Less than 49 hours<text:s/></text:p>
          </table:table-cell>
          <table:table-cell office:value-type="string" table:style-name="ce1">
            <text:p>Other - Consider returned</text:p>
          </table:table-cell>
          <table:table-cell office:value-type="string" table:style-name="ce1">
            <text:p>No activity for this KPI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Assessment- Contractor <text:s/>provides assessments as per agreed Assessment Specification (Aspecs)</text:p>
          </table:table-cell>
          <table:table-cell office:value-type="string" table:style-name="ce1">
            <text:p>99 percent of Learning Specification (Lspec) learning point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Central Region</text:p>
          </table:table-cell>
          <table:table-cell office:value-type="string" table:style-name="ce1">
            <text:p>Vivo Defence Services Limited</text:p>
          </table:table-cell>
          <table:table-cell office:value-type="string" table:style-name="ce1">
            <text:p>Sustainability Improvement (Best Practice) Indicators</text:p>
          </table:table-cell>
          <table:table-cell office:value-type="string" table:style-name="ce1">
            <text:p>Acceptable Level of Performance ALP = <text:s/>80 percent</text:p>
          </table:table-cell>
          <table:table-cell office:value-type="string" table:style-name="ce1">
            <text:p>Requires Improvement</text:p>
          </table:table-cell>
          <table:table-cell office:value-type="string" table:style-name="ce1">
            <text:p>Plans have progressed since this reporting period and we are confident that this measure will show improvement. <text:s/>We have developed and shared our Social Value Strategy, Site plans are in place, we are working with Defence Infrastructure Organisation (DIO) on the Integrated rural management plans and have begun pilots on SMART sites and other net zero projects in line with budget holder requirements. <text:s/>During the Quarter there were five complaints that weren’t resolved within seven days. The delays were due to issues with parts supply or the actual time to complete the task. The end user was contacted with a resolution plan but wouldn’t close the complaint until the original task was complete. As this was early in the contract we have implemented an improvement plan which has resulted in all complaints received in August were within KPI</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Professional Services to Navy Command People Transformation Analytics (NCPTA)</text:p>
          </table:table-cell>
          <table:table-cell office:value-type="string" table:style-name="ce1">
            <text:p>TECHMODAL LIMITED</text:p>
          </table:table-cell>
          <table:table-cell office:value-type="string" table:style-name="ce1">
            <text:p>Percentage of taskings assigned suitably skilled and experienced personne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3b/3503 In Service Support of TMCC</text:p>
          </table:table-cell>
          <table:table-cell office:value-type="string" table:style-name="ce1">
            <text:p>MSI-DEFENCE SYSTEMS LTD</text:p>
          </table:table-cell>
          <table:table-cell office:value-type="string" table:style-name="ce1">
            <text:p>As required, the Authority Project Manager (APM) will raise a Task Approval Form (TAF) for the Contractor to undertake specified requirements. The Contractor will provide a response to the TAF and agree a task delivery timescale. The APM will measure the Contractor performance against the contracted due date for completion of the task and actual date fulfilled<text:s/></text:p>
          </table:table-cell>
          <table:table-cell office:value-type="string" table:style-name="ce1">
            <text:p>All tasks completed on-tim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Time taken from Contractor Receipt of repairable assembly to receipt of repaired assembly back to nominated Depot</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AIR TRAFFIC CONTROL SERVICES-STC/N/008</text:p>
          </table:table-cell>
          <table:table-cell office:value-type="string" table:style-name="ce1">
            <text:p>NATS (EN ROUTE) PUBLIC LIMITED COMPANY</text:p>
          </table:table-cell>
          <table:table-cell office:value-type="string" table:style-name="ce1">
            <text:p>Record and Replay (R&amp;R) - Availability of the provision of R&amp;R Services within contracted timescales to RAF Air Traffic Control Officers within the monthly period</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Rented Living Accommodation Project (RLAP)</text:p>
          </table:table-cell>
          <table:table-cell office:value-type="string" table:style-name="ce1">
            <text:p>MEARS LIMITED</text:p>
          </table:table-cell>
          <table:table-cell office:value-type="string" table:style-name="ce1">
            <text:p>Critical Maintenance<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Successful delivery of load on time</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Contractor Logistic Support for Outfit 4KMA</text:p>
          </table:table-cell>
          <table:table-cell office:value-type="string" table:style-name="ce1">
            <text:p>THALES UK LIMITED</text:p>
          </table:table-cell>
          <table:table-cell office:value-type="string" table:style-name="ce1">
            <text:p>Programme Management Performance<text:s/></text:p>
          </table:table-cell>
          <table:table-cell office:value-type="string" table:style-name="ce1">
            <text:p>99.99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Central Region</text:p>
          </table:table-cell>
          <table:table-cell office:value-type="string" table:style-name="ce1">
            <text:p>Vivo Defence Services Limited</text:p>
          </table:table-cell>
          <table:table-cell office:value-type="string" table:style-name="ce1">
            <text:p>Customer Satisfaction</text:p>
          </table:table-cell>
          <table:table-cell office:value-type="string" table:style-name="ce1">
            <text:p>Acceptable Level of Performance ALP = 80 percent</text:p>
          </table:table-cell>
          <table:table-cell office:value-type="string" table:style-name="ce1">
            <text:p>Requires Improvement</text:p>
          </table:table-cell>
          <table:table-cell office:value-type="string" table:style-name="ce1">
            <text:p>Plans have progressed since this reporting period and we are confident that this measure will show improvement. <text:s/>We have developed and shared our Social Value Strategy, Site plans are in place, we are working with Defence Infrastructure Organisation (DIO) on the Integrated rural management plans and have begun pilots on SMART sites and other net zero projects in line with budget holder requirements. <text:s/>During the Quarter there were five complaints that weren’t resolved within seven days. The delays were due to issues with parts supply or the actual time to complete the task. The end user was contacted with a resolution plan but wouldn’t close the complaint until the original task was complete. As this was early in the contract we have implemented an improvement plan which has resulted in all complaints received in August were within KPI</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701553539_Menwith Hill Front Gate Construction Works</text:p>
          </table:table-cell>
          <table:table-cell office:value-type="string" table:style-name="ce1">
            <text:p>HENRY BROTHERS LIMITED</text:p>
          </table:table-cell>
          <table:table-cell office:value-type="string" table:style-name="ce1">
            <text:p>Employer Satisfaction - Service</text:p>
            <text:p>Maintenance of establishment operational integrity and military capability</text:p>
            <text:p>The Contractor’s site activities do not disrupt the Operational effectiveness of the Military Establishment.</text:p>
          </table:table-cell>
          <table:table-cell office:value-type="string" table:style-name="ce1">
            <text:p>80 percent<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Military Airworthiness Reviews</text:p>
          </table:table-cell>
          <table:table-cell office:value-type="string" table:style-name="ce1">
            <text:p>ATKINS LIMITED</text:p>
          </table:table-cell>
          <table:table-cell office:value-type="string" table:style-name="ce1">
            <text:p>Bi-monthly Performance Review Meetings held within the agreed timescales, subject to any agreed exceptions</text:p>
          </table:table-cell>
          <table:table-cell office:value-type="string" table:style-name="ce1">
            <text:p>Meeting held by 19th of the month, every othe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Technical Data Package (TDP) delivered at Full Operating Capability (FOC)</text:p>
          </table:table-cell>
          <table:table-cell office:value-type="string" table:style-name="ce1">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BATUK Aviation - Lot One MEDEVAC</text:p>
          </table:table-cell>
          <table:table-cell office:value-type="string" table:style-name="ce1">
            <text:p>EVERETT AVIATION CHARTER LTD</text:p>
          </table:table-cell>
          <table:table-cell office:value-type="string" table:style-name="ce1">
            <text:p>The Supplier shall ensure that the available platform is reliable. In order for the platform to be deemed reliable the aircraft shall achieve the task by completing a successful MEDEVAC (medical evacuation)</text:p>
          </table:table-cell>
          <table:table-cell office:value-type="string" table:style-name="ce1">
            <text:p>The platform completes the task with no aspects found to be defici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WATTISHAM CONSTRUCTION CONTRACT</text:p>
          </table:table-cell>
          <table:table-cell office:value-type="string" table:style-name="ce1">
            <text:p>ROSELEAD LIMITED</text:p>
          </table:table-cell>
          <table:table-cell office:value-type="string" table:style-name="ce1">
            <text:p>Move in/Move out<text:s/></text:p>
          </table:table-cell>
          <table:table-cell office:value-type="string" table:style-name="ce1">
            <text:p>90 percent and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text:s/>Provision 1st Day Documents</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All orders for British monographs that are in print are to be supplied within 6 weeks</text:p>
          </table:table-cell>
          <table:table-cell office:value-type="string" table:style-name="ce1">
            <text:p>All orders supplied within 6 week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ost-natal contact is to be made within twenty-four (24) hours of discharg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3058 - QEC INBS and Legacy Equipment ISS</text:p>
          </table:table-cell>
          <table:table-cell office:value-type="string" table:style-name="ce1">
            <text:p>NORTHROP GRUMMAN UK LIMITED</text:p>
          </table:table-cell>
          <table:table-cell office:value-type="string" table:style-name="ce1">
            <text:p>KPI 3 - Spares &amp; Repair Demand Orders past Due Date Performance Level 2</text:p>
          </table:table-cell>
          <table:table-cell office:value-type="string" table:style-name="ce1">
            <text:p>If 9 or less Demand Order(s) Delivered On Time in Full (OTIF) and no overdue Demand Order(s) outstanding more than 30 calendar days after their due date for performance measu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097 - Spares Inclusive Upkeep:<text:s/></text:p>
            <text:p>In-Service Support of<text:s/></text:p>
            <text:p>Submarine and Ship Shaft Seals</text:p>
            <text:p/>
          </table:table-cell>
          <table:table-cell office:value-type="string" table:style-name="ce1">
            <text:p>WARTSILA UK LIMITED</text:p>
          </table:table-cell>
          <table:table-cell office:value-type="string" table:style-name="ce1">
            <text:p>Repair Turnaround Time</text:p>
          </table:table-cell>
          <table:table-cell office:value-type="string" table:style-name="ce1">
            <text:p>9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IELD ELECTRONIC POWER SYSTEM-BFIC1/11</text:p>
          </table:table-cell>
          <table:table-cell office:value-type="string" table:style-name="ce1">
            <text:p>GENISTICS LIMITED</text:p>
          </table:table-cell>
          <table:table-cell office:value-type="string" table:style-name="ce1">
            <text:p>KPI P4 - Mean Time Between Maintenance</text:p>
          </table:table-cell>
          <table:table-cell office:value-type="string" table:style-name="ce1">
            <text:p>If the Yearly Mean Time Between Non-Mission Failure is equal or more than the relevant number of hours us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1053 Design, Supply and In-Service Support (ISS) of Oceanographic Reconnaissance Combat Architecture (ORCA). SOR Item 1</text:p>
          </table:table-cell>
          <table:table-cell office:value-type="string" table:style-name="ce1">
            <text:p>THALES UK LIMITED</text:p>
          </table:table-cell>
          <table:table-cell office:value-type="string" table:style-name="ce1">
            <text:p>Operational Defect/Defect Reporting</text:p>
          </table:table-cell>
          <table:table-cell office:value-type="string" table:style-name="ce1">
            <text:p>Category A = No more than 1 Operational Defect/Defect Reporting Days in any Ship over the Calculation Period and Category B = No more than 3 Operational Defect/Defect Reporting <text:s/>in any Ship over the Calculation Period and Category C = No more than 14 Operational Defect/Defect Reporting Days in any Ship over the Calculation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Data Science.</text:p>
          </table:table-cell>
          <table:table-cell office:value-type="string" table:style-name="ce1">
            <text:p>TECHMODAL LIMITED</text:p>
          </table:table-cell>
          <table:table-cell office:value-type="string" table:style-name="ce1">
            <text:p>Benefit Ratio- Benefits have been identified and agreed, against the associated investment profile for each of the data science initiativ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Delivery of verbal report at quarterly review meeting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Percent attendance at weekly checkpoint meetings (or as required and directed by the Authority Project Manager. All issues or concerns raised at the earliest opportunity and actions tracked and monitore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Ensure Contractor personnel are Suitably Qualified and Experienced Personnel (SQEP) appropriate to output type. </text:p>
          </table:table-cell>
          <table:table-cell office:value-type="string" table:style-name="ce1">
            <text:p>100 percent of Contractor personnel are Suitably Qualified and Experienced Personnel (SQEP) in accordance with the Schedule of Requirements (SOR), and, MOD is consulted in the recruitment of 100 percent of personnel.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701553539_Menwith Hill Front Gate Construction Works</text:p>
          </table:table-cell>
          <table:table-cell office:value-type="string" table:style-name="ce1">
            <text:p>HENRY BROTHERS LIMITED</text:p>
          </table:table-cell>
          <table:table-cell office:value-type="string" table:style-name="ce1">
            <text:p>Safety.</text:p>
            <text:p>Site Safety</text:p>
            <text:p>Safety Related Standard</text:p>
            <text:p>All site activities are embedded and are conducted fully in accordance with the Contractor’s H&amp;S plan, method statements, HSE legislation and industry guidance.</text:p>
          </table:table-cell>
          <table:table-cell office:value-type="string" table:style-name="ce1">
            <text:p>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Technical Support</text:p>
          </table:table-cell>
          <table:table-cell office:value-type="string" table:style-name="ce1">
            <text:p>Green Performance Level for two or more of PIs 3.1, 3.2 and 3.3, with no Red Performan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PEDT/0020 - A-Class Platform Complex Systems - Batch 1 Platform Management System (PMS) and Internal Communication System (ICS) Support</text:p>
          </table:table-cell>
          <table:table-cell office:value-type="string" table:style-name="ce1">
            <text:p>L3HARRIS MAPPS LIMITED</text:p>
          </table:table-cell>
          <table:table-cell office:value-type="string" table:style-name="ce1">
            <text:p>Response time for tickets raised in Observations Defects and Enquiries (ODE)</text:p>
          </table:table-cell>
          <table:table-cell office:value-type="string" table:style-name="ce1">
            <text:p>Observations Defects and Enquiries (ODE) response provided according to the time agreed between the Parties.</text:p>
          </table:table-cell>
          <table:table-cell office:value-type="string" table:style-name="ce1">
            <text:p>Other - Consider returned</text:p>
          </table:table-cell>
          <table:table-cell office:value-type="string" table:style-name="ce1">
            <text:p>No activity for this KPI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STE MANAGEMENT EQUIPMENT-MPS/021</text:p>
          </table:table-cell>
          <table:table-cell office:value-type="string" table:style-name="ce1">
            <text:p>BAE SYSTEMS SURFACE SHIPS LIMITED</text:p>
          </table:table-cell>
          <table:table-cell office:value-type="string" table:style-name="ce1">
            <text:p>Repairing equipment</text:p>
          </table:table-cell>
          <table:table-cell office:value-type="string" table:style-name="ce1">
            <text:p>At least 98 percent of orders were completed in full within the contracted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Application Management - Ensure successful provision of the support software suite. Specifically, the Defence Exercise Programme, Observations, and reporting software, outside of exercise time.</text:p>
          </table:table-cell>
          <table:table-cell office:value-type="string" table:style-name="ce1">
            <text:p>Availability of 96 percent pe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EMENT. LONG TERM CONCESSION AT MARCHWOOD SEA MOUNTING CENTRE.</text:p>
          </table:table-cell>
          <table:table-cell office:value-type="string" table:style-name="ce1">
            <text:p>SOLENT GATEWAY LIMITED</text:p>
          </table:table-cell>
          <table:table-cell office:value-type="string" table:style-name="ce1">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1">
            <text:p>Zero Delay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annual Management Plans detailed at Section D12 of the Statement of Requirement are delivered in accordance with contractually agreed timescales.</text:p>
          </table:table-cell>
          <table:table-cell office:value-type="string" table:style-name="ce1">
            <text:p>Management Plans are delivered on or before the required delivery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LY OF AIRFIELD DE-ICING VEHICLES</text:p>
          </table:table-cell>
          <table:table-cell office:value-type="string" table:style-name="ce1">
            <text:p>AEBI SCHMIDT UK LIMITED</text:p>
          </table:table-cell>
          <table:table-cell office:value-type="string" table:style-name="ce1">
            <text:p>The Contractor is to sustain the Airfield De-Icing Vehicle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ntractor must provide all release related documentation covered under Appendix 1 to Annex A to Schedule 2, 4.2 and Annex A to Schedule 2; Paragraph 29.e within the agreed timeframe.</text:p>
          </table:table-cell>
          <table:table-cell office:value-type="string" table:style-name="ce1">
            <text:p>All documents received within two (2) working days of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Timeliness of Deliverables: Timeliness of Deliverables is a key measure of the Contractor ability to perform its contractual duties on-time and in-full.</text:p>
          </table:table-cell>
          <table:table-cell office:value-type="string" table:style-name="ce1">
            <text:p>Score of 1 - All Deliverables received in Qtr. by required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Configuration Accounting Services for Royal Navy (RN) and Royal Fleet Auxiliary (RFA) Surface Ships</text:p>
          </table:table-cell>
          <table:table-cell office:value-type="string" table:style-name="ce1">
            <text:p>DEVONPORT ROYAL DOCKYARD LIMITED</text:p>
          </table:table-cell>
          <table:table-cell office:value-type="string" table:style-name="ce1">
            <text:p>System Availability</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CBC(PI)/037</text:p>
          </table:table-cell>
          <table:table-cell office:value-type="string" table:style-name="ce1">
            <text:p>CRANFIELD UNIVERSITY</text:p>
          </table:table-cell>
          <table:table-cell office:value-type="string" table:style-name="ce1">
            <text:p>Education Support - Develop Courses which meet specific needs of the Authority. Performance Standard - 90% Course development work to be completed according to agreed specifications on time as agreed between the parties. 10% Course development work to be completed according to agreed specifications within 10 Business Days.<text:s/></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Academic Services: To provide academic services including the preparation and delivery of training and military education in accordance with Joint Services Command and Staff College (JSCSC) course syllabi, and research in direct support of designated subject areas, as per contract requirements.</text:p>
          </table:table-cell>
          <table:table-cell office:value-type="string" table:style-name="ce1">
            <text:p>&lt;15 Deficiency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QinetiQ Training and Simulation Limited</text:p>
            <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Professional Mobile Radio Service</text:p>
          </table:table-cell>
          <table:table-cell office:value-type="string" table:style-name="ce1">
            <text:p>RADIOCOMS SYSTEMS LTD</text:p>
          </table:table-cell>
          <table:table-cell office:value-type="string" table:style-name="ce1">
            <text:p>Delivery/Support capability (as per KPI 4 of the Statement of Requirements)<text:s/></text:p>
          </table:table-cell>
          <table:table-cell office:value-type="string" table:style-name="ce1">
            <text:p>99.99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EFENCE FIXED TELECOMMUNICATIONS SERVICE (DFTS) CONTRACT NO SCSS2A/37 - VOICE, DATA, MOBILITY, VTC</text:p>
          </table:table-cell>
          <table:table-cell office:value-type="string" table:style-name="ce1">
            <text:p>BRITISH TELECOMMUNICATIONS PUBLIC LIMITED COMPANY</text:p>
          </table:table-cell>
          <table:table-cell office:value-type="string" table:style-name="ce1">
            <text:p><text:s/>Restricted Local Area Network Interconnection availability Standard UK Service Level Agreement set at 99.75 percent</text:p>
          </table:table-cell>
          <table:table-cell office:value-type="string" table:style-name="ce1">
            <text:p>99.7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1100 - AVAILABILITY BASED, IN SERVICE SUPPORT FOR COMMS EQUIPMENT (Contract Amendment 006)</text:p>
          </table:table-cell>
          <table:table-cell office:value-type="string" table:style-name="ce1">
            <text:p>THALES UK LIMITED</text:p>
          </table:table-cell>
          <table:table-cell office:value-type="string" table:style-name="ce1">
            <text:p>Service Delivery – respond to Operational Deficiencies (OPDEFs) within the timelines detailed at the Statement of Work (SOW)</text:p>
          </table:table-cell>
          <table:table-cell office:value-type="string" table:style-name="ce1">
            <text:p>No Category A or Category B Operational Deficiency (OpDef) Formal response with plan overdue in accordance with the timelines detailed in Appendix 2 to the Statement of Work (SOW) at Annex A1 to the Contract. And no more than 1 Category C Operational Deficiency (OpDef) Formal response with plan overdue in accordance with the timelines detailed in Appendix 2 to the Statement of Work (SOW) at Annex A1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Applications</text:p>
          </table:table-cell>
          <table:table-cell office:value-type="string" table:style-name="ce1">
            <text:p>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Non-failure to supply, monthly, Illustrated Parts Catalogue (IPC) “Change” spread sheet and Type B Comma Separated Values Files supplied to MO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Army Efficiency Delivery Partner</text:p>
          </table:table-cell>
          <table:table-cell office:value-type="string" table:style-name="ce1">
            <text:p>NEWTON EUROPE LIMITED</text:p>
          </table:table-cell>
          <table:table-cell office:value-type="string" table:style-name="ce1">
            <text:p>The Delivery Partner will ensure attendance at all required governance meetings and reporting meetings in accordance with the agreed attendance schedule known as Annex A</text:p>
          </table:table-cell>
          <table:table-cell office:value-type="string" table:style-name="ce1">
            <text:p>Achieved 90 percent or above Contractor nominated attendance for reporting period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delivered to the Authority within the agreed timeframe.</text:p>
          </table:table-cell>
          <table:table-cell office:value-type="string" table:style-name="ce1">
            <text:p>Code is delivered on or before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Configuration Accounting Services for Royal Navy (RN) and Royal Fleet Auxiliary (RFA) Surface Ships</text:p>
          </table:table-cell>
          <table:table-cell office:value-type="string" table:style-name="ce1">
            <text:p>DEVONPORT ROYAL DOCKYARD LIMITED</text:p>
          </table:table-cell>
          <table:table-cell office:value-type="string" table:style-name="ce1">
            <text:p>Delivery of SSD Document screening</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WATTISHAM CONSTRUCTION CONTRACT</text:p>
          </table:table-cell>
          <table:table-cell office:value-type="string" table:style-name="ce1">
            <text:p>ROSELEAD LIMITED</text:p>
          </table:table-cell>
          <table:table-cell office:value-type="string" table:style-name="ce1">
            <text:p>Repair Response<text:s/></text:p>
          </table:table-cell>
          <table:table-cell office:value-type="string" table:style-name="ce1">
            <text:p>90 percent and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Availability of E-Catalogu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Emails should be answered within 24 hours of receip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1">
            <text:p>99.99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recruits who retire in training due to medical reasons that should have been evident at the decision to pass fit.</text:p>
            <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Support for Maritime Secret and Above Secret Operational ICT Domains</text:p>
          </table:table-cell>
          <table:table-cell office:value-type="string" table:style-name="ce1">
            <text:p>CARBON60 LIMITED</text:p>
          </table:table-cell>
          <table:table-cell office:value-type="string" table:style-name="ce1">
            <text:p>MODCERT directives will be implemented for supported systems as directe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Repairs that have been delivered before or up to agreed Delivery Forecast</text:p>
          </table:table-cell>
          <table:table-cell office:value-type="string" table:style-name="ce1">
            <text:p>Greater than/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Work Packages</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CAPITA PROPERTY AND INFRASTRUCTURE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PEDT/0020 - A-Class Platform Complex Systems - Batch 1 Platform Management System (PMS) and Internal Communication System (ICS) Support</text:p>
          </table:table-cell>
          <table:table-cell office:value-type="string" table:style-name="ce1">
            <text:p>L3HARRIS MAPPS LIMITED</text:p>
          </table:table-cell>
          <table:table-cell office:value-type="string" table:style-name="ce1">
            <text:p>The timely arrival of Suitably Qualified Experienced Personnel to a required location</text:p>
          </table:table-cell>
          <table:table-cell office:value-type="string" table:style-name="ce1">
            <text:p>All On-Site Support provided within 72 hours to a UK location OR All site Support provided within the agreed timescale to a non-UK location OR for non-urgent attendance a suitable date will be agreed between the Parties.</text:p>
          </table:table-cell>
          <table:table-cell office:value-type="string" table:style-name="ce1">
            <text:p>Other - Consider returned</text:p>
          </table:table-cell>
          <table:table-cell office:value-type="string" table:style-name="ce1">
            <text:p>No activity for this KPI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All assessments completed within agreed recorded timescale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IME CONTRACT INFRASTRUCTURE SUPPORT PROVIDER (PC ISP) CYPRUS, GIBRALTAR, FALKLAND ISLANDS AND ASCENSION ISLAND</text:p>
          </table:table-cell>
          <table:table-cell office:value-type="string" table:style-name="ce1">
            <text:p>MITIE (DEFENCE) LIMITED</text:p>
          </table:table-cell>
          <table:table-cell office:value-type="string" table:style-name="ce1">
            <text:p>Complete Planned Preventive Maintenance (non-statutory) tasks and inspections within stated timescale.</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Programme Management &amp; Decision Support to RAF SSP Programme - Lot 1</text:p>
          </table:table-cell>
          <table:table-cell office:value-type="string" table:style-name="ce1">
            <text:p>CATALYZE LIMITED</text:p>
          </table:table-cell>
          <table:table-cell office:value-type="string" table:style-name="ce1">
            <text:p>KPI 2 - Sustained, timely and effective provision of Supplier enabling services<text:s/></text:p>
          </table:table-cell>
          <table:table-cell office:value-type="string" table:style-name="ce1">
            <text:p>Supplier approach, processes, tools and resources (Suitably Qualified and Experienced Personnel capacity) enable strategic support programme project teams to satisfactorily complete the activities required and within the agreed strategic support programme Lot 1 delivery plan and to the satisfaction of the associated Project Managers and SSP Programme Manager. •New posts are filled within 28 days of the desired start date. •No negative comments on enabling services received.</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Support to RAF Activities<text:s text:c="2"/></text:p>
          </table:table-cell>
          <table:table-cell office:value-type="string" table:style-name="ce1">
            <text:p>95 percent or more of courses for which the Contractor has responsibility are reviewed in accordance with the Document Upkeep Plan during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PORTSMOUTH CONSTRUCTION CONTRACT</text:p>
          </table:table-cell>
          <table:table-cell office:value-type="string" table:style-name="ce1">
            <text:p>TRICOMM HOUSING (PORTSMOUTH) LIMITED</text:p>
          </table:table-cell>
          <table:table-cell office:value-type="string" table:style-name="ce1">
            <text:p>Reactive / Response Maintenance</text:p>
          </table:table-cell>
          <table:table-cell office:value-type="string" table:style-name="ce1">
            <text:p>Greater than or equal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Technical Support</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HE PFI FOR BRISTOL BATH AND PORTSMOUTH AREAS</text:p>
          </table:table-cell>
          <table:table-cell office:value-type="string" table:style-name="ce1">
            <text:p>TRICOMM HOUSING LIMITED</text:p>
          </table:table-cell>
          <table:table-cell office:value-type="string" table:style-name="ce1">
            <text:p>Reactive &amp; Response Maintenance</text:p>
          </table:table-cell>
          <table:table-cell office:value-type="string" table:style-name="ce1">
            <text:p>Greater than or equal to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94 - Logistics Support Contract (LSC)</text:p>
          </table:table-cell>
          <table:table-cell office:value-type="string" table:style-name="ce1">
            <text:p>BABCOCK INTEGRATED TECHNOLOGY <text:s/>LIMITED</text:p>
          </table:table-cell>
          <table:table-cell office:value-type="string" table:style-name="ce1">
            <text:p>All general assurance review deliverables are to be provided in accordance with the Contract. The Contractor shall maintain a register which records the received date and acceptance status of each report or plan. This evidence will be evaluated on a monthly basis.<text:s/></text:p>
          </table:table-cell>
          <table:table-cell office:value-type="string" table:style-name="ce1">
            <text:p>Where greater than or equal to 80 percent of general assurance review deliverables submitted in the relevant month meet entry criteria constitutes a pas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RRESTOR SYSTEMS COMPETITION</text:p>
          </table:table-cell>
          <table:table-cell office:value-type="string" table:style-name="ce1">
            <text:p>MARSHALL LAND SYSTEMS LTD</text:p>
          </table:table-cell>
          <table:table-cell office:value-type="string" table:style-name="ce1">
            <text:p>The Authority requires the Contractor to satisfy demands for Barriers spares by Required Delivery Date (RDD) and satisfy undertaking of repairs and maintenance in accordance with the requirements of the Statement of Work.</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Regular Soldiers: Demand/Baseline Recruit Allocation Plan %</text:p>
          </table:table-cell>
          <table:table-cell office:value-type="string" table:style-name="ce1">
            <text:p>More than 95 percent</text:p>
          </table:table-cell>
          <table:table-cell office:value-type="string" table:style-name="ce1">
            <text:p>Requires Improvement</text:p>
          </table:table-cell>
          <table:table-cell office:value-type="string" table:style-name="ce1">
            <text:p>Performance across all three KPIs was impacted by a critical external event (not the fault of Capita or the Army) that nonetheless required immediate responsible action to take the recruiting ICT system offline (causing Capita to move to their Business Continuity Plan operation). This had a direct/significant impact on numbers of applications received/processed during Q1. <text:s/>The ICT system is now back in full operation. In addition, with regards KPI 3, it should be noted that this KPI is measured annually, and performance is expected to recover by end of Q4. In the interim, Capita are working closely with Army Reserve Units and have created a working group that is driving a number of initiatives to increase volumes/ further improve conversion rate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Defence Fire and Rescue Services.</text:p>
          </table:table-cell>
          <table:table-cell office:value-type="string" table:style-name="ce1">
            <text:p>CAPITA BUSINESS SERVICES LTD</text:p>
          </table:table-cell>
          <table:table-cell office:value-type="string" table:style-name="ce1">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Action Plan for Framework Growth and Change.<text:s/></text:p>
          </table:table-cell>
          <table:table-cell office:value-type="string" table:style-name="ce1">
            <text:p>Greater than 95 percent of actions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Schedule Adherence – Platforms Articles which are not completed on time to the required standard<text:s/></text:p>
          </table:table-cell>
          <table:table-cell office:value-type="string" table:style-name="ce1">
            <text:p>0 missed required delivery da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OOD GROUP UK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30- For the Design, Build and In-Service Support of the Royal Navy Patrol Launches</text:p>
          </table:table-cell>
          <table:table-cell office:value-type="string" table:style-name="ce1">
            <text:p>MARINE SPECIALISED TECHNOLOGY LIMITED</text:p>
          </table:table-cell>
          <table:table-cell office:value-type="string" table:style-name="ce1">
            <text:p>Achieve the required quality - The Patrol Launch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Percent of service leavers in continual permanent employment or self-employment within 6 months post discharge.</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Request for Transport (Quoted Rate)</text:p>
          </table:table-cell>
          <table:table-cell office:value-type="string" table:style-name="ce1">
            <text:p>100 percent - 99.3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endeavour to obtain early notice of any supply problems and must inform the appropriate Demanding Officer within 3 working days</text:p>
          </table:table-cell>
          <table:table-cell office:value-type="string" table:style-name="ce1">
            <text:p>Supply problems notified within 3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030 - <text:s/>Spares, Repairs and Post Design Services of Equipment Fitted to RN Vessels</text:p>
          </table:table-cell>
          <table:table-cell office:value-type="string" table:style-name="ce1">
            <text:p>BAE SYSTEMS SURFACE SHIPS LIMITED</text:p>
          </table:table-cell>
          <table:table-cell office:value-type="string" table:style-name="ce1">
            <text:p>To Respond to Technical Queries</text:p>
          </table:table-cell>
          <table:table-cell office:value-type="string" table:style-name="ce1">
            <text:p>95 percent or above</text:p>
          </table:table-cell>
          <table:table-cell office:value-type="string" table:style-name="ce1">
            <text:p>Requires Improvement</text:p>
          </table:table-cell>
          <table:table-cell office:value-type="string" table:style-name="ce1">
            <text:p>Supplier chose not to provide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Catering: The contractor is to provide appropriate catering services to support the Campus in accordance with contractually defined standards</text:p>
          </table:table-cell>
          <table:table-cell office:value-type="string" table:style-name="ce1">
            <text:p>7204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CAPITA PROPERTY AND INFRASTRUCTURE LIMITED</text:p>
          </table:table-cell>
          <table:table-cell office:value-type="string" table:style-name="ce1">
            <text:p>Review of Reports for all stages by the Authority - Individual Site specific</text:p>
          </table:table-cell>
          <table:table-cell office:value-type="string" table:style-name="ce1">
            <text:p>100 percent</text:p>
          </table:table-cell>
          <table:table-cell office:value-type="string" table:style-name="ce1">
            <text:p>Approaching Target</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OUSING PFI CONTRACT YEOVILTON CB/DHE/0005</text:p>
          </table:table-cell>
          <table:table-cell office:value-type="string" table:style-name="ce1">
            <text:p>SOVEREIGN HOUSING ASSOCIATION LIMITED</text:p>
          </table:table-cell>
          <table:table-cell office:value-type="string" table:style-name="ce1">
            <text:p>Reactive / Response Maintenanc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OUSING PFI CONTRACT YEOVILTON CB/DHE/0005</text:p>
          </table:table-cell>
          <table:table-cell office:value-type="string" table:style-name="ce1">
            <text:p>SOVEREIGN HOUSING ASSOCIATION LIMITED</text:p>
          </table:table-cell>
          <table:table-cell office:value-type="string" table:style-name="ce1">
            <text:p>Health and Safety<text: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Mean monthly maintenance downtime of all recorded failures shall be less than 15 minutes per site</text:p>
          </table:table-cell>
          <table:table-cell office:value-type="string" table:style-name="ce1">
            <text:p>less than 1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amp;MOCB/3369- FALKLAND ISLAND MARINE SERVICES</text:p>
          </table:table-cell>
          <table:table-cell office:value-type="string" table:style-name="ce1">
            <text:p>VAN WIJNGAARDEN MARINE SERVICES B V</text:p>
          </table:table-cell>
          <table:table-cell office:value-type="string" table:style-name="ce1">
            <text:p>Ship availabilit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3 - Naval Combat Systems Integration Support Service (NCSISS) Combat System Engineering Group (CSEG) availability: Measure of whether the agreed NCSISS CSEG resource is available for Core tasking.</text:p>
          </table:table-cell>
          <table:table-cell office:value-type="string" table:style-name="ce1">
            <text:p>85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The Provision of Print Management Services</text:p>
          </table:table-cell>
          <table:table-cell office:value-type="string" table:style-name="ce1">
            <text:p>CORPORATE DOCUMENT SERVICES <text:s/>LIMITED</text:p>
          </table:table-cell>
          <table:table-cell office:value-type="string" table:style-name="ce1">
            <text:p>The Contractor acknowledges order placement to demander within 1 working day of placing the order.</text:p>
          </table:table-cell>
          <table:table-cell office:value-type="string" table:style-name="ce1">
            <text:p>Greater than 99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8 HESTIA EAST REGION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Data Science.</text:p>
          </table:table-cell>
          <table:table-cell office:value-type="string" table:style-name="ce1">
            <text:p>TECHMODAL LIMITED</text:p>
          </table:table-cell>
          <table:table-cell office:value-type="string" table:style-name="ce1">
            <text:p>Upskilling and Knowledge Transfer - Upskilling and knowledge transfer initiatives have been identified, agreed, and delivered, for each of the data science Statements of Work (SOWs).</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Chilled Water System Availability</text:p>
          </table:table-cell>
          <table:table-cell office:value-type="string" table:style-name="ce1">
            <text:p>Greater than 99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MULTI ACTIVITY CONTRACT</text:p>
          </table:table-cell>
          <table:table-cell office:value-type="string" table:style-name="ce1">
            <text:p>ARAMARK DEFENCE SERVICES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IGATION RADAR PORTFOLIO (NRP) D&amp;M AND IN-SERVICE PHASE(S)-CSA/4030</text:p>
          </table:table-cell>
          <table:table-cell office:value-type="string" table:style-name="ce1">
            <text:p>LOCKHEED MARTIN UK LIMITED</text:p>
          </table:table-cell>
          <table:table-cell office:value-type="string" table:style-name="ce1">
            <text:p>KPI 1 - Spares Response Timescales</text:p>
          </table:table-cell>
          <table:table-cell office:value-type="string" table:style-name="ce1">
            <text:p>Between 95 percent and 98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BATUK Aviation - Lot Two SOE</text:p>
          </table:table-cell>
          <table:table-cell office:value-type="string" table:style-name="ce1">
            <text:p>ABERDAIR AVIATION LIMITED</text:p>
          </table:table-cell>
          <table:table-cell office:value-type="string" table:style-name="ce1">
            <text:p>The Supplier shall provide one platform in a reliable state to conduct Range Clearance (RC)/Ground Arial Support (GAS)/Arial Fire Fighting (AFF) and complete the task in accordance with the Statement of Requirement. </text:p>
          </table:table-cell>
          <table:table-cell office:value-type="string" table:style-name="ce1">
            <text:p>The Supplier provides one platform in a reliable state to conduct Range Clearance (RC)/Ground Arial Support (GAS)/Arial Fire Fighting(AFF) and completes the task in accordance with the Statement of Requirement. </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ey Performance Indicator 1B - Provision of Assets for Operation, Training and Additional Resource Bids</text:p>
          </table:table-cell>
          <table:table-cell office:value-type="string" table:style-name="ce1">
            <text:p>All Small Scale, Medium Scale – Non-Enduring, Medium Scale – Enduring and Additional Resource Bids to arrive on time for 3 of 3 months in Qt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Courses passed for Phase 2 Individual Training. Phase 2 Training is initial individual specialisation, sub-specialisation and technical training following Phase 1 Individual Training, delivered to phase 2 Trainees.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percent or highe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Maintenance of Equipmen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Gree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Value for Money: Value for Money is a key measure of the Contractors ability to perform its contractual duties in the most economical and advantageous method.</text:p>
          </table:table-cell>
          <table:table-cell office:value-type="string" table:style-name="ce1">
            <text:p>Score of 1: For each Task Statement of Work submitted, the Contractor has provided evidence of Value for Money in their Statement of Work.</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livery against monthly, quarterly reporting which supports KPI data + CO reporting where required.</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3 - Naval Combat Systems Integration Support Service (NCSISS) Combat System Engineering Group (CSEG) availability: Measure of whether the agreed NCSISS CSEG resource is available for CSEG tasking.</text:p>
          </table:table-cell>
          <table:table-cell office:value-type="string" table:style-name="ce1">
            <text:p>85 percent or higher</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OST DESIGN SERVICES &amp; REPAIRS FOR SHIPS ELECTRIC PROPULSION &amp; HIGH VOLTAGE SYSTEMS</text:p>
          </table:table-cell>
          <table:table-cell office:value-type="string" table:style-name="ce1">
            <text:p>QUARTZELEC LIMITED</text:p>
          </table:table-cell>
          <table:table-cell office:value-type="string" table:style-name="ce1">
            <text:p>Repair Lead Time</text:p>
          </table:table-cell>
          <table:table-cell office:value-type="string" table:style-name="ce1">
            <text:p>Equal to 98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YPRUS SOFT FM - CT/DIO1/0054-CT/DIO1/0054</text:p>
          </table:table-cell>
          <table:table-cell office:value-type="string" table:style-name="ce1">
            <text:p>SODEXO LTD</text:p>
          </table:table-cell>
          <table:table-cell office:value-type="string" table:style-name="ce1">
            <text:p>Laundry &amp; Dry Cleaning Services</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Service Delivery</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IME CONTRACT INFRASTRUCTURE SUPPORT PROVIDER (PC ISP) CYPRUS, GIBRALTAR, FALKLAND ISLANDS AND ASCENSION ISLAND</text:p>
          </table:table-cell>
          <table:table-cell office:value-type="string" table:style-name="ce1">
            <text:p>MITIE (DEFENCE) LIMITED</text:p>
          </table:table-cell>
          <table:table-cell office:value-type="string" table:style-name="ce1">
            <text:p>Respond and action Help Desk calls within the stated timescales stated for each classification;</text:p>
            <text:p>-Emergency</text:p>
            <text:p>-Very Urgent</text:p>
            <text:p>-Urgent</text:p>
            <text:p>-Routin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Staffing Guarantee - Routine: Required CVs provided per post for course delivery (minimum of 2 CV's required per post)</text:p>
          </table:table-cell>
          <table:table-cell office:value-type="string" table:style-name="ce1">
            <text:p>95 percent</text:p>
          </table:table-cell>
          <table:table-cell office:value-type="string" table:style-name="ce1">
            <text:p>Inadequate</text:p>
          </table:table-cell>
          <table:table-cell office:value-type="string" table:style-name="ce1">
            <text:p>KPI1: For 1 sift in May 2022, the supplier did not nominate more than 1 CV as a tutor was on site delivering multiple courses which reduced the overall costs for the Authority. For 1 sift in June 2022, there was only 1 suitable nomination for the sift.<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uture Licence Acquisition Training Lot 7</text:p>
          </table:table-cell>
          <table:table-cell office:value-type="string" table:style-name="ce1">
            <text:p>MAINSTREAM TRAINING LIMITE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and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CAPITA PROPERTY AND INFRASTRUCTURE LIMITED</text:p>
          </table:table-cell>
          <table:table-cell office:value-type="string" table:style-name="ce1">
            <text:p>Part Completion Certificate / Invoicing Process</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PPLY &amp; SUPPORT OF AIRCRAFT GROUND POWER-ACCOMM2/7068</text:p>
          </table:table-cell>
          <table:table-cell office:value-type="string" table:style-name="ce1">
            <text:p>TERBERG DTS (UK) LIMITED</text:p>
          </table:table-cell>
          <table:table-cell office:value-type="string" table:style-name="ce1">
            <text:p>The Authority requires the Contractor to sustain the in-service Fleet Availability of Ground Power Units at a minimum of 95%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23- DFWES</text:p>
            <text:p>Amount agreed is a total Contract value and amount released covers all milestone payments for FY1 only. Child has been raised to cover FY2 - FY3.</text:p>
          </table:table-cell>
          <table:table-cell office:value-type="string" table:style-name="ce1">
            <text:p>SAAB AB</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Percentage of complaints within the previous six (6) Months of the reporting period that are not resolved within one (1) month of receipt</text:p>
          </table:table-cell>
          <table:table-cell office:value-type="string" table:style-name="ce1">
            <text:p>Below 4.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text:s/>COSFORD AND SHAWBURY CONSTRUCTION CONTRACT</text:p>
          </table:table-cell>
          <table:table-cell office:value-type="string" table:style-name="ce1">
            <text:p>THE RIVERSIDE GROUP LIMITED</text:p>
          </table:table-cell>
          <table:table-cell office:value-type="string" table:style-name="ce1">
            <text:p>Grounds Maintenanc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FI PORTSMOUTH CONSTRUCTION CONTRACT</text:p>
          </table:table-cell>
          <table:table-cell office:value-type="string" table:style-name="ce1">
            <text:p>TRICOMM HOUSING (PORTSMOUTH) LIMITED</text:p>
          </table:table-cell>
          <table:table-cell office:value-type="string" table:style-name="ce1">
            <text:p>Health and Safety<text:s/></text:p>
          </table:table-cell>
          <table:table-cell office:value-type="string" table:style-name="ce1">
            <text:p>Greater than or equal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OUSING PFI CONTRACT YEOVILTON CB/DHE/0005</text:p>
          </table:table-cell>
          <table:table-cell office:value-type="string" table:style-name="ce1">
            <text:p>SOVEREIGN HOUSING ASSOCIATION LIMITED</text:p>
          </table:table-cell>
          <table:table-cell office:value-type="string" table:style-name="ce1">
            <text:p>Help Desk Performanc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IP/0067 - BR90 In-Service Support</text:p>
          </table:table-cell>
          <table:table-cell office:value-type="string" table:style-name="ce1">
            <text:p>RHEINMETALL BAE SYSTEMS LAND LIMITED</text:p>
          </table:table-cell>
          <table:table-cell office:value-type="string" table:style-name="ce1">
            <text:p>Provision of Quotations for Tasking Forms</text:p>
          </table:table-cell>
          <table:table-cell office:value-type="string" table:style-name="ce1">
            <text:p>All quotations provided within 10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ODATION AT COLCHESTER</text:p>
          </table:table-cell>
          <table:table-cell office:value-type="string" table:style-name="ce1">
            <text:p>RMPA SERVICES PLC</text:p>
          </table:table-cell>
          <table:table-cell office:value-type="string" table:style-name="ce1">
            <text:p>Pest Control – e.g. location attended and investigated within 4 hours of receipt of Authority's notice</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88 BATCIS Private Sector Support</text:p>
          </table:table-cell>
          <table:table-cell office:value-type="string" table:style-name="ce1">
            <text:p>QINETIQ LIMITED</text:p>
          </table:table-cell>
          <table:table-cell office:value-type="string" table:style-name="ce1">
            <text:p>Time</text:p>
          </table:table-cell>
          <table:table-cell office:value-type="string" table:style-name="ce1">
            <text:p>(i)<text:tab/>all Key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s/></text:p>
            <text:p>(ii)<text:tab/>90% or more of the Standard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p>
            <text:p>(iii)<text:tab/>the Contractor has also registered a “Pass” for KPI 1.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Provide Unscheduled Maintenance: Contractor completed Unscheduled Maintenance and/or repairs to reinstate the Equipment and/or service to the Authority</text:p>
          </table:table-cell>
          <table:table-cell office:value-type="string" table:style-name="ce1">
            <text:p>B – 95 percent or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Boundary Protection Service (BPS); The percentage of total time during the Service Measurement Period during which the Remote Access Gateway is Available</text:p>
          </table:table-cell>
          <table:table-cell office:value-type="string" table:style-name="ce1">
            <text:p>9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Supplier management</text:p>
          </table:table-cell>
          <table:table-cell office:value-type="string" table:style-name="ce1">
            <text:p>100 percent - 98 percent</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Lesson content- Contractor teaches material as per agreed Learning Specification (Lspec)</text:p>
          </table:table-cell>
          <table:table-cell office:value-type="string" table:style-name="ce1">
            <text:p>99 percent of Learning Specification (Lspec) learning point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Spares Demand Fulfilment Percentage</text:p>
          </table:table-cell>
          <table:table-cell office:value-type="string" table:style-name="ce1">
            <text:p>7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amp;MOCB/3369- FALKLAND ISLAND MARINE SERVICES</text:p>
          </table:table-cell>
          <table:table-cell office:value-type="string" table:style-name="ce1">
            <text:p>VAN WIJNGAARDEN MARINE SERVICES B V</text:p>
          </table:table-cell>
          <table:table-cell office:value-type="string" table:style-name="ce1">
            <text:p>Number of navigational incidents</text:p>
          </table:table-cell>
          <table:table-cell office:value-type="string" table:style-name="ce1">
            <text:p>equal to 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1 - Order Management</text:p>
          </table:table-cell>
          <table:table-cell office:value-type="string" table:style-name="ce1">
            <text:p>Greater than or equal to 95 percent orders satisfied on time in month and no orders outstanding for greater than 90 calendar days from Firm delivery date or turnaround time quoted on CP&amp;F ord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Inadequate</text:p>
          </table:table-cell>
          <table:table-cell office:value-type="string" table:style-name="ce1">
            <text:p>KPI 1: 15 of 16 deliverables in this quarter delivered on time.</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AS/00096 Provision of A Watchkeeper Support, Maintenance and Training Service</text:p>
          </table:table-cell>
          <table:table-cell office:value-type="string" table:style-name="ce1">
            <text:p>THALES UK LIMITED</text:p>
          </table:table-cell>
          <table:table-cell office:value-type="string" table:style-name="ce1">
            <text:p>Authority 3rd Party Logistics Solution - Spares Demand Satisfaction</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Task Approval Forms (TAF) Part B Firm Price Quotes, provided to MOD within 21 days receipt of F117/F117a</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Training Deliver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Courses passed for Phase 3 Further Training. Phase 3 Training is Individual Training undertaken at any stage in any Service Personnel careers after Phase 2 Individual Training.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Defence Fire and Rescue Services.</text:p>
          </table:table-cell>
          <table:table-cell office:value-type="string" table:style-name="ce1">
            <text:p>CAPITA BUSINESS SERVICES LTD</text:p>
          </table:table-cell>
          <table:table-cell office:value-type="string" table:style-name="ce1">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ON-SITE SUPPORT: <text:s/>Defect Investigation Report. Timed response: On completion of the engineers visit, if a fault has not been rectified, a Defect Investigation Report will be submitted to the Authority within 1 working day.<text:s text:c="36"/></text:p>
          </table:table-cell>
          <table:table-cell office:value-type="string" table:style-name="ce1">
            <text:p>Defect Investigation Report received within 1 working day of failure to fix the faul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RESTORE PLC</text:p>
          </table:table-cell>
          <table:table-cell office:value-type="string" table:style-name="ce1">
            <text:p>Efficiency of Storage – Box fill/Consolidation Levels.</text:p>
            <text:p>Percentage of boxes filled to 75 Percent capacity</text:p>
            <text:p/>
          </table:table-cell>
          <table:table-cell office:value-type="string" table:style-name="ce1">
            <text:p>Greater than or equal to 75 Percent of boxes at least 75 Percent ful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5 - In-service Support For Ships Protective Systems Fitted to Royal Navy Platforms</text:p>
          </table:table-cell>
          <table:table-cell office:value-type="string" table:style-name="ce1">
            <text:p>DEVONPORT ROYAL DOCKYARD LIMITED</text:p>
          </table:table-cell>
          <table:table-cell office:value-type="string" table:style-name="ce1">
            <text:p>KP1: Equipment Survey report provided past original required date</text:p>
          </table:table-cell>
          <table:table-cell office:value-type="string" table:style-name="ce1">
            <text:p>Greater than or equal to 90 percent delivered on time with no overdue or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EMTC2 2021</text:p>
          </table:table-cell>
          <table:table-cell office:value-type="string" table:style-name="ce1">
            <text:p>BABCOCK LAND DEFENCE LIMITED</text:p>
          </table:table-cell>
          <table:table-cell office:value-type="string" table:style-name="ce1">
            <text:p>Contractor provided training delivery (HMS Sultan)</text:p>
          </table:table-cell>
          <table:table-cell office:value-type="string" table:style-name="ce1">
            <text:p>99 percent or more of Contractor periods delivered in accordance with the agreed Training Schedule within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Minimising &amp; Accounting for Authority Assets within Supply Chain Over 12 Months (ASSET 1):The combined total ‘dues in’ within Comprehensive Royal Navy Inventory Support/Supply Programme (CRISP) for more than 12 months and any dues in greater than 12 months attributable to DPRDDs;</text:p>
            <text:p>-Sonar</text:p>
            <text:p>-EW</text:p>
            <text:p>-VS</text:p>
          </table:table-cell>
          <table:table-cell office:value-type="string" table:style-name="ce1">
            <text:p>Less than 63, Less than 13, Less than 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Quality of Deliverables - Quality of Deliverables is a key measure of the Contractors internal technical ability and the technical ability of its supply chain</text:p>
          </table:table-cell>
          <table:table-cell office:value-type="string" table:style-name="ce1">
            <text:p>Score of 10 - Deliverables are technically and editorially acceptable. Minor changes may be needed to improve exploitability of the output or to tailor the output for the custom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STE MANAGEMENT EQUIPMENT-MPS/021</text:p>
          </table:table-cell>
          <table:table-cell office:value-type="string" table:style-name="ce1">
            <text:p>BAE SYSTEMS SURFACE SHIPS LIMITED</text:p>
          </table:table-cell>
          <table:table-cell office:value-type="string" table:style-name="ce1">
            <text:p>Provision of spares</text:p>
          </table:table-cell>
          <table:table-cell office:value-type="string" table:style-name="ce1">
            <text:p>At least 98 percent of orders were completed in full within the contracted due date.</text:p>
          </table:table-cell>
          <table:table-cell office:value-type="string" table:style-name="ce1">
            <text:p>Inadequate</text:p>
          </table:table-cell>
          <table:table-cell office:value-type="string" table:style-name="ce1">
            <text:p>Delays within supply chain. Working with suppliers to improve turnaround time. No repairs were due in this period.</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1">
            <text:p>All tasks during the reporting period (quarterly) meet the Customer’s requirements on th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text:p>
          </table:table-cell>
          <table:table-cell office:value-type="string" table:style-name="ce1">
            <text:p>PA CONSULTING SERVICES LTD</text:p>
          </table:table-cell>
          <table:table-cell office:value-type="string" table:style-name="ce1">
            <text:p>KPI 7 - Reporting</text:p>
          </table:table-cell>
          <table:table-cell office:value-type="string" table:style-name="ce1">
            <text:p>The Supplier provides a monthly dashboard and quarterly written report in accordance with the Contract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SOM Implementation</text:p>
          </table:table-cell>
          <table:table-cell office:value-type="string" table:style-name="ce1">
            <text:p>KPMG LLP</text:p>
          </table:table-cell>
          <table:table-cell office:value-type="string" table:style-name="ce1">
            <text:p>Meetings &amp; Reports:</text:p>
            <text:p>The Contractor shall submit a monthly progress report within 5 business days prior to the monthly programme board meeting to the nominated Project Manager and Commercial Officer.</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Aircraft Engineering Service Deliver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SS/097 - Spares Inclusive Upkeep:<text:s/></text:p>
            <text:p>In-Service Support of<text:s/></text:p>
            <text:p>Submarine and Ship Shaft Seals</text:p>
            <text:p/>
          </table:table-cell>
          <table:table-cell office:value-type="string" table:style-name="ce1">
            <text:p>WARTSILA UK LIMITED</text:p>
          </table:table-cell>
          <table:table-cell office:value-type="string" table:style-name="ce1">
            <text:p>Standard Purchase Order Lead time - Spares</text:p>
          </table:table-cell>
          <table:table-cell office:value-type="string" table:style-name="ce1">
            <text:p>95 percent or above</text:p>
          </table:table-cell>
          <table:table-cell office:value-type="string" table:style-name="ce1">
            <text:p>Inadequate</text:p>
          </table:table-cell>
          <table:table-cell office:value-type="string" table:style-name="ce1">
            <text:p>Supplier chose not to provide commen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West Region</text:p>
          </table:table-cell>
          <table:table-cell office:value-type="string" table:style-name="ce1">
            <text:p>VIVO DEFENCE SERVICES LIMITED</text:p>
          </table:table-cell>
          <table:table-cell office:value-type="string" table:style-name="ce1">
            <text:p>Sustainability Improvement (Best Practice) Indicators</text:p>
          </table:table-cell>
          <table:table-cell office:value-type="string" table:style-name="ce1">
            <text:p>Acceptable Level of Performance ALP = <text:s/>80 percent</text:p>
          </table:table-cell>
          <table:table-cell office:value-type="string" table:style-name="ce1">
            <text:p>Requires Improvement</text:p>
          </table:table-cell>
          <table:table-cell office:value-type="string" table:style-name="ce1">
            <text:p>Plans have progressed since this reporting period and we are confident that this measure will show improvement. <text:s/>We have developed and shared our Social Value Strategy, Site plans are in place, we are working with Defence <text:s/>Infrastructure Organisation (DIO) on the Integrated rural management plans and have begun pilots on SMART sites and other net zero projects in line with budget holder requirements. <text:s/>During the Quarter there were five complaints that weren’t resolved within seven days. The delays were due to issues with parts supply or the actual time to complete the task. The end user was contacted with a resolution plan but wouldn’t close the complaint until the original task was complete. As this was early in the contract we have implemented an improvement plan which has resulted in all complaints received in August were within KPI</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nsure successful planning for an exercise by the provision of; Scenario, Simulation, Targets Support, Real Life Support &amp; Observers</text:p>
          </table:table-cell>
          <table:table-cell office:value-type="string" table:style-name="ce1">
            <text:p>Planning of exercises to be at least 90 percent complete at time of exerci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Secondary Healthcare (SHC) Services to British Forces Cyprus (BFC)</text:p>
          </table:table-cell>
          <table:table-cell office:value-type="string" table:style-name="ce1">
            <text:p>C&amp;S AMERICAN HEART INSTITUTE LIMITED</text:p>
          </table:table-cell>
          <table:table-cell office:value-type="string" table:style-name="ce1">
            <text:p>Clinician to provide written discharge note to British Forces Cyprus/Sovereign Base Areas Administration Clinical Service User on discharge from the hospital and to the referring Patient Health Care centre within 10 working days of discharge. Both documents are to be in English.</text:p>
          </table:table-cell>
          <table:table-cell office:value-type="string" table:style-name="ce1">
            <text:p>Greater than 80 Percent</text:p>
          </table:table-cell>
          <table:table-cell office:value-type="string" table:style-name="ce1">
            <text:p>Approaching Target</text:p>
          </table:table-cell>
          <table:table-cell office:value-type="string" table:style-name="ce1">
            <text:p>The supplier has identified where the issue lies with the Approaching rating for KPI2 and has communicated to the relevant parties. They will be monitoring the situation by conducting monthly audits to ensure full compliance for the next quarterly report. Mitigation has been accepted by the Authority.<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Response time from point of Statement of Work sign off to point of candidate being subject to internal Navy Digital Services security process and onboarding to be less than 20 working days.</text:p>
          </table:table-cell>
          <table:table-cell office:value-type="string" table:style-name="ce1">
            <text:p>20 Working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Deliver all outputs to expected quality.</text:p>
          </table:table-cell>
          <table:table-cell office:value-type="string" table:style-name="ce1">
            <text:p>No more than two (2) failures by the Contractor to deliver output to expected quality resulting in formal action via Quality Occurrence Report (Q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Percentage of referrals acknowledged within 48 hours of receipt</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Developing Command Post Exercises (CPXs) for Surrogate Warfare : Proj HANNIBAL</text:p>
          </table:table-cell>
          <table:table-cell office:value-type="string" table:style-name="ce1">
            <text:p>BABCOCK LAND LIMITED</text:p>
          </table:table-cell>
          <table:table-cell office:value-type="string" table:style-name="ce1">
            <text:p>KPI 2 - Delivery of Events in accordance with the agreed plan<text:s/></text:p>
          </table:table-cell>
          <table:table-cell office:value-type="string" table:style-name="ce1">
            <text:p>The Supplier provides Management Support, Training Support, and delivery of all Events (except for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TELEPHONE SUPPORT delivered within agreed service working hours and response times. <text:s/>Timed response: From initiation by school to the first Field Service Engineer reply.</text:p>
          </table:table-cell>
          <table:table-cell office:value-type="string" table:style-name="ce1">
            <text:p>Initial Engineer response shown to be 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PEDT/0021 - A-Class Platform Complex Systems - Batch 2 PMS Support</text:p>
          </table:table-cell>
          <table:table-cell office:value-type="string" table:style-name="ce1">
            <text:p>NORTHROP GRUMMAN UK LIMITED</text:p>
          </table:table-cell>
          <table:table-cell office:value-type="string" table:style-name="ce1">
            <text:p>On time submission of the Tasking Form - Part B</text:p>
          </table:table-cell>
          <table:table-cell office:value-type="string" table:style-name="ce1">
            <text:p>On time delivery<text:s/></text:p>
          </table:table-cell>
          <table:table-cell office:value-type="string" table:style-name="ce1">
            <text:p>Other - Consider returned</text:p>
          </table:table-cell>
          <table:table-cell office:value-type="string" table:style-name="ce1">
            <text:p>No activity for this KPI this quart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Spares delivered past required date</text:p>
          </table:table-cell>
          <table:table-cell office:value-type="string" table:style-name="ce1">
            <text:p>Greater than 80 percent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Maximum Mission Failures in a quarter - No individual Dismounted Close Combat Training system shall incur more than 4 x Mission Failures in any 65 training days per quarter.</text:p>
          </table:table-cell>
          <table:table-cell office:value-type="string" table:style-name="ce1">
            <text:p>LESS THAN 10 FAILURE SERVICE POINTS FOR ALL 3 KPIs</text:p>
          </table:table-cell>
          <table:table-cell office:value-type="string" table:style-name="ce1">
            <text:p>Good</text:p>
          </table:table-cell>
          <table:table-cell office:value-type="string" table:style-name="ce1">
            <text:p>KPI data provided for Jan-March 2022 as this is the latest available</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HELLENIC PETROLEUM CYPRUS LTD</text:p>
          </table:table-cell>
          <table:table-cell office:value-type="string" table:style-name="ce1">
            <text:p>Fuel is consistent with Joint Services Publication (JSP) 317. <text:s/>Fuel will be tested after handover by a representative of the Authority. <text:s/>Count of loads passing the quality assurance check as a percentage of total deliveri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3b/3503 In Service Support of TMCC</text:p>
          </table:table-cell>
          <table:table-cell office:value-type="string" table:style-name="ce1">
            <text:p>MSI-DEFENCE SYSTEMS LTD</text:p>
          </table:table-cell>
          <table:table-cell office:value-type="string" table:style-name="ce1">
            <text:p>The requirement for Factory Acceptance Testing (FAT) and Zurich Certification following the refurbishment of Transportable Manned Compression Chambers</text:p>
          </table:table-cell>
          <table:table-cell office:value-type="string" table:style-name="ce1">
            <text:p>Factory Acceptance Testing (FAT) and Zurich Certification following refurbishment of Transportable Manned Compression Chambers (TMCC) provided within 21 calendar days of Authority’s reque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IME CONTRACT INFRASTRUCTURE SUPPORT PROVIDER (PC ISP) CYPRUS, GIBRALTAR, FALKLAND ISLANDS AND ASCENSION ISLAND</text:p>
          </table:table-cell>
          <table:table-cell office:value-type="string" table:style-name="ce1">
            <text:p>MITIE (DEFENCE) LIMITED</text:p>
          </table:table-cell>
          <table:table-cell office:value-type="string" table:style-name="ce1">
            <text:p>Complete statutory tasks and inspections within stated timescale.</text:p>
          </table:table-cell>
          <table:table-cell office:value-type="string" table:style-name="ce1">
            <text:p>100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Outputs delivered within approved budge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Estates Management - Serial 5.12 - Operate a reactive repair system which includes a 24 Hours call out system to effect emergency repairs.</text:p>
          </table:table-cell>
          <table:table-cell office:value-type="string" table:style-name="ce1">
            <text:p>98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HE PFI FOR BRISTOL BATH AND PORTSMOUTH AREAS</text:p>
          </table:table-cell>
          <table:table-cell office:value-type="string" table:style-name="ce1">
            <text:p>TRICOMM HOUSING LIMITED</text:p>
          </table:table-cell>
          <table:table-cell office:value-type="string" table:style-name="ce1">
            <text:p>Grounds Maintenance</text:p>
          </table:table-cell>
          <table:table-cell office:value-type="string" table:style-name="ce1">
            <text:p>Greater than or equal to 99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Issue of Reports and Management Plans</text:p>
          </table:table-cell>
          <table:table-cell office:value-type="string" table:style-name="ce1">
            <text:p>By Specifi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NAVIGATION RADAR PORTFOLIO (NRP) D&amp;M AND IN-SERVICE PHASE(S)-CSA/4030</text:p>
          </table:table-cell>
          <table:table-cell office:value-type="string" table:style-name="ce1">
            <text:p>LOCKHEED MARTIN UK LIMITED</text:p>
          </table:table-cell>
          <table:table-cell office:value-type="string" table:style-name="ce1">
            <text:p>KPI 2 - Engineering Support Response Timescales</text:p>
          </table:table-cell>
          <table:table-cell office:value-type="string" table:style-name="ce1">
            <text:p>Between 95 percent and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Future Licence Acquisition Training Lot 7</text:p>
          </table:table-cell>
          <table:table-cell office:value-type="string" table:style-name="ce1">
            <text:p>MAINSTREAM TRAINING LIMITE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1">
            <text:p>9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Deliveries that have been delivered before or up to agreed Delivery Forecast</text:p>
          </table:table-cell>
          <table:table-cell office:value-type="string" table:style-name="ce1">
            <text:p>Greater than/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94 - Logistics Support Contract (LSC)</text:p>
          </table:table-cell>
          <table:table-cell office:value-type="string" table:style-name="ce1">
            <text:p>BABCOCK INTEGRATED TECHNOLOGY <text:s/>LIMITED</text:p>
          </table:table-cell>
          <table:table-cell office:value-type="string" table:style-name="ce1">
            <text:p>This KPI measures the proportion of Contractor deliveries that do not result in a Delivery Error. The Contractor shall report on delivery conformance against this KPI on a monthly basis.</text:p>
          </table:table-cell>
          <table:table-cell office:value-type="string" table:style-name="ce1">
            <text:p>The percentage of consignments delivered during the relevant month that do not result in a Delivery Error will be scored, a score of greater than or equal to 95 percent constitutes a pas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Reliability</text:p>
          </table:table-cell>
          <table:table-cell office:value-type="string" table:style-name="ce1">
            <text:p>Less than or equal to 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3 - Hazard Managemen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EFENCE FIXED TELECOMMUNICATIONS SERVICE (DFTS) CONTRACT NO SCSS2A/37 - VOICE, DATA, MOBILITY, VTC</text:p>
          </table:table-cell>
          <table:table-cell office:value-type="string" table:style-name="ce1">
            <text:p>BRITISH TELECOMMUNICATIONS PUBLIC LIMITED COMPANY</text:p>
          </table:table-cell>
          <table:table-cell office:value-type="string" table:style-name="ce1">
            <text:p>Secure Managed Interface Gateway</text:p>
          </table:table-cell>
          <table:table-cell office:value-type="string" table:style-name="ce1">
            <text:p>9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EMTC2 2021</text:p>
          </table:table-cell>
          <table:table-cell office:value-type="string" table:style-name="ce1">
            <text:p>BABCOCK LAND DEFENCE LIMITED</text:p>
          </table:table-cell>
          <table:table-cell office:value-type="string" table:style-name="ce1">
            <text:p>Training Documentation Upkeep and Maintenance</text:p>
          </table:table-cell>
          <table:table-cell office:value-type="string" table:style-name="ce1">
            <text:p>95 percent or more of courses for which the Contractor has responsibility are reviewed in accordance with the Document Upkeep Plan during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The Provision of Print Management Services</text:p>
          </table:table-cell>
          <table:table-cell office:value-type="string" table:style-name="ce1">
            <text:p>CORPORATE DOCUMENT SERVICES <text:s/>LIMITED</text:p>
          </table:table-cell>
          <table:table-cell office:value-type="string" table:style-name="ce1">
            <text:p>The contractor delivers all print requirements to the agreed destination by the agreed date/time</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Documentation on Time. All documentation is delivered to the Authority on agreed delivery date (reports and publications e.g. the monthly report or AESPs (Army Equipment Support Publications))<text:s/></text:p>
          </table:table-cell>
          <table:table-cell office:value-type="string" table:style-name="ce1">
            <text:p>Documentation is delivered on agreed delivery dat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Capability and Design</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Work Packages</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Collective Command and Staff Trainer (CAST) equipment planned requirements availability shall be one hundred percent (100%) at the start of each training da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A/1089 LSDA</text:p>
          </table:table-cell>
          <table:table-cell office:value-type="string" table:style-name="ce1">
            <text:p>ROHDE &amp; SCHWARZ UK LIMITED</text:p>
          </table:table-cell>
          <table:table-cell office:value-type="string" table:style-name="ce1">
            <text:p>Spares</text:p>
          </table:table-cell>
          <table:table-cell office:value-type="string" table:style-name="ce1">
            <text:p>100 Percent PI marke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Provision of Programme Management &amp; Decision Support to RAF SSP Programme - Lot 1</text:p>
          </table:table-cell>
          <table:table-cell office:value-type="string" table:style-name="ce1">
            <text:p>CATALYZE LIMITED</text:p>
          </table:table-cell>
          <table:table-cell office:value-type="string" table:style-name="ce1">
            <text:p>KPI 1 - Sustained, timely and objective self reporting</text:p>
          </table:table-cell>
          <table:table-cell office:value-type="string" table:style-name="ce1">
            <text:p>Supplier must attend all of the following and provide the information (in brackets): 1) The weekly reporting meetings (every working week), 2) The monthly review meetings (must supply monthly report pack which includes financial forecasts, financial actuals and KPI performance results for the month), 3) The annual review (must supply must supply annual report pack which includes financial forecasts, financial actuals and KPI performance results over the last year). Attendance to weekly's is to be noted as 100% over the last 20 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PI 2A - Safety and Environmental Requirements</text:p>
          </table:table-cell>
          <table:table-cell office:value-type="string" table:style-name="ce1">
            <text:p>All safety hazards to be raised and reviewed within appropriate timelines in 3 of 3 months of Qt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MET/949/18 - AIR PURIFICATION</text:p>
          </table:table-cell>
          <table:table-cell office:value-type="string" table:style-name="ce1">
            <text:p>TPG MARITIME LIMITED</text:p>
          </table:table-cell>
          <table:table-cell office:value-type="string" table:style-name="ce1">
            <text:p>The Contractor shall maintain spares holdings at sufficient levels to meet current and expected demand for planned maintenance and defect repair requirements</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RHEINMETALL BAE SYSTEMS LAND LIMITED</text:p>
          </table:table-cell>
          <table:table-cell office:value-type="string" table:style-name="ce1">
            <text:p>Completion of agreed non-core tasks in accordance with agreed delivery times in the contract. Completion to be in accordance with time, cost and performance parameters.</text:p>
          </table:table-cell>
          <table:table-cell office:value-type="string" table:style-name="ce1">
            <text:p>100 percent</text:p>
          </table:table-cell>
          <table:table-cell office:value-type="string" table:style-name="ce1">
            <text:p>Requires Improvement</text:p>
          </table:table-cell>
          <table:table-cell office:value-type="string" table:style-name="ce1">
            <text:p>RBSL is addressing issues with meeting targets and working with new supply chain subcontractors for the provision of its technical publications provider.</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SSP Programme Design and Implementation - Lot 2</text:p>
          </table:table-cell>
          <table:table-cell office:value-type="string" table:style-name="ce1">
            <text:p>PA CONSULTING SERVICES LTD</text:p>
          </table:table-cell>
          <table:table-cell office:value-type="string" table:style-name="ce1">
            <text:p>Sustained provision of effective and beneficial insights from other sectors and organisations</text:p>
          </table:table-cell>
          <table:table-cell office:value-type="string" table:style-name="ce1">
            <text:p>Greater than 2 insight sessions delivered within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Professional Mobile Radio Service</text:p>
          </table:table-cell>
          <table:table-cell office:value-type="string" table:style-name="ce1">
            <text:p>RADIOCOMS SYSTEMS LTD</text:p>
          </table:table-cell>
          <table:table-cell office:value-type="string" table:style-name="ce1">
            <text:p>Helpdesk (as per KPI 1 of the Statement of Requirements)<text:s/></text:p>
          </table:table-cell>
          <table:table-cell office:value-type="string" table:style-name="ce1">
            <text:p>99.99 percent and abov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ON-SITE SUPPORT: Engineer attendance on-site &amp; rectification of fault. <text:s/>Timed response: From the point that telephone support is exhausted and the agreed way forward is for an Engineer to attend on site.<text:s text:c="38"/></text:p>
          </table:table-cell>
          <table:table-cell office:value-type="string" table:style-name="ce1">
            <text:p>Engineer attendance shown to be within 1 working day of callou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Nuclear Organisation</text:p>
          </table:table-cell>
          <table:table-cell office:value-type="string" table:style-name="ce1">
            <text:p>MET/949/18 - AIR PURIFICATION</text:p>
          </table:table-cell>
          <table:table-cell office:value-type="string" table:style-name="ce1">
            <text:p>TPG MARITIME LIMITED</text:p>
          </table:table-cell>
          <table:table-cell office:value-type="string" table:style-name="ce1">
            <text:p>Technical support and advice On notification by the Authority (Project Manager), the contractor is to provide technical support and advice within 24 hours on all urgent technical enquiries and/or safety concerns raised.</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Collective Command and Staff Trainer (CAST) equipment availability shall be ninety-eight percent (98%) of the duration of a training event.</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DSOM Implementation</text:p>
          </table:table-cell>
          <table:table-cell office:value-type="string" table:style-name="ce1">
            <text:p>KPMG LLP</text:p>
          </table:table-cell>
          <table:table-cell office:value-type="string" table:style-name="ce1">
            <text:p>Project / Technical Support:</text:p>
            <text:p>The Contractor shall provide initial response or acknowledgement of receipt the Authorities request for Project / Technical Support within 10 business days of receipt (either by telephone or email). The Contractor shall provide a response to support marked as urgent within 2 business days of receipt or as otherwise agreed with the Authority’s appointed PM</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Officers: Demand/Delivery %</text:p>
          </table:table-cell>
          <table:table-cell office:value-type="string" table:style-name="ce1">
            <text:p>More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Customer Satisfaction.  Percentage User Satisfaction achieved from the programme of User Survey Results.</text:p>
          </table:table-cell>
          <table:table-cell office:value-type="string" table:style-name="ce1">
            <text:p>Greater than 86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Core Information Infrastructure: The Contractor shall be responsible for the provision of core information infrastructure and services across the Site in accordance with the Contract</text:p>
          </table:table-cell>
          <table:table-cell office:value-type="string" table:style-name="ce1">
            <text:p>3108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LOGISTICS MOVEMENT SUPPORT SERVICES FOR BRITISH FORCES CYPRUS &amp; SOVEREIGN BASE AREA</text:p>
          </table:table-cell>
          <table:table-cell office:value-type="string" table:style-name="ce1">
            <text:p>CPPC LOGISTIC GROUP OF COMPANIES LIMITED</text:p>
          </table:table-cell>
          <table:table-cell office:value-type="string" table:style-name="ce1">
            <text:p>Demand Order Form receipted and accepted by the Contractor.</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MCS/1053 Design, Supply and In-Service Support (ISS) of Oceanographic Reconnaissance Combat Architecture (ORCA). SOR Item 1</text:p>
          </table:table-cell>
          <table:table-cell office:value-type="string" table:style-name="ce1">
            <text:p>THALES UK LIMITED</text:p>
          </table:table-cell>
          <table:table-cell office:value-type="string" table:style-name="ce1">
            <text:p>Availability</text:p>
          </table:table-cell>
          <table:table-cell office:value-type="string" table:style-name="ce1">
            <text:p>95% or higher over the Calculation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Review of Reports for all stages by the Authority - Individual Site specific</text:p>
          </table:table-cell>
          <table:table-cell office:value-type="string" table:style-name="ce1">
            <text:p>100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Brize Support Contract BSC</text:p>
          </table:table-cell>
          <table:table-cell office:value-type="string" table:style-name="ce1">
            <text:p>SERCO LIMITED</text:p>
          </table:table-cell>
          <table:table-cell office:value-type="string" table:style-name="ce1">
            <text:p>Contractor Behaviours.<text:s/></text:p>
          </table:table-cell>
          <table:table-cell office:value-type="string" table:style-name="ce1">
            <text:p><text:s/>Greater than 50 percent of questionnaires received within 10 days &amp; majority 'Strongly Agree' or 'Agre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Deliverables not acceptable to authority in quarter</text:p>
          </table:table-cell>
          <table:table-cell office:value-type="string" table:style-name="ce1">
            <text:p>Less than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Stores</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Professional Services to Navy Command People Transformation Analytics (NCPTA)</text:p>
          </table:table-cell>
          <table:table-cell office:value-type="string" table:style-name="ce1">
            <text:p>TECHMODAL LIMITED</text:p>
          </table:table-cell>
          <table:table-cell office:value-type="string" table:style-name="ce1">
            <text:p>Percentage of taskings meeting a 5-day response time after issue of Tasking by the Authority</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Percent attendance at Project Boards with suitably senior representation with input provided as necessary to allow the Board to monitor progress of the Project and make informed decision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IN SERVICE SUPPORT OF PROPULSORS &amp; ASSOCIATED EQUIPMENT</text:p>
          </table:table-cell>
          <table:table-cell office:value-type="string" table:style-name="ce1">
            <text:p>BABCOCK INTEGRATED TECHNOLOGY <text:s/>LIMITED</text:p>
          </table:table-cell>
          <table:table-cell office:value-type="string" table:style-name="ce1">
            <text:p>Procurement Lead Time (Spares)</text:p>
          </table:table-cell>
          <table:table-cell office:value-type="string" table:style-name="ce1">
            <text:p>Above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Availability</text:p>
          </table:table-cell>
          <table:table-cell office:value-type="string" table:style-name="ce1">
            <text:p>0 service credi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4 - HESTIA South East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Central Region</text:p>
          </table:table-cell>
          <table:table-cell office:value-type="string" table:style-name="ce1">
            <text:p>Vivo Defence Services Limited</text:p>
          </table:table-cell>
          <table:table-cell office:value-type="string" table:style-name="ce1">
            <text:p>Statutory and Mandatory Compliance</text:p>
          </table:table-cell>
          <table:table-cell office:value-type="string" table:style-name="ce1">
            <text:p>Acceptable Level of Performance = <text:s/>93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ll patients referred for imaging must have the diagnostic image performed, reported, and the results to be received by the referring Multi-discipline Injury Assessment Clinics within 10 working days of referral</text:p>
          </table:table-cell>
          <table:table-cell office:value-type="string" table:style-name="ce1">
            <text:p>9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1 - Contract Management</text:p>
          </table:table-cell>
          <table:table-cell office:value-type="string" table:style-name="ce1">
            <text:p>Contractor nominated attendees present at all governance meetings, AND; timely provision by the Contractor of associated governance reports. (i.e. no occurrences of non-presence at meetings or governance reports not being submitted in accordance with the agre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Provision of Secondary Healthcare (SHC) Services to British Forces Cyprus (BFC)</text:p>
          </table:table-cell>
          <table:table-cell office:value-type="string" table:style-name="ce1">
            <text:p>C&amp;S AMERICAN HEART INSTITUTE LIMITED</text:p>
          </table:table-cell>
          <table:table-cell office:value-type="string" table:style-name="ce1">
            <text:p>Patient Safety Incidents involving British Forces Cyprus/Sovereign Base Areas Administration Clinical Service Users reported to the Authority no later than 15 working days after the event, outlining what measures have been taken to prevent recurrence.</text:p>
          </table:table-cell>
          <table:table-cell office:value-type="string" table:style-name="ce1">
            <text:p>Less than 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Provision of Additional SQEP Services for Programme Nelson</text:p>
          </table:table-cell>
          <table:table-cell office:value-type="string" table:style-name="ce1">
            <text:p>BAE SYSTEMS APPLIED INTELLIGENCE LIMITED</text:p>
          </table:table-cell>
          <table:table-cell office:value-type="string" table:style-name="ce1">
            <text:p>Timeliness of Deliverabl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88 BATCIS Private Sector Support</text:p>
          </table:table-cell>
          <table:table-cell office:value-type="string" table:style-name="ce1">
            <text:p>QINETIQ LIMITED</text:p>
          </table:table-cell>
          <table:table-cell office:value-type="string" table:style-name="ce1">
            <text:p>Compliance</text:p>
          </table:table-cell>
          <table:table-cell office:value-type="string" table:style-name="ce1">
            <text:p>This KPI will be scored “Pass” if the Authority determines that the Contractor has complied with Clause 11 (Contractor Related Parties) for the then relevant Contract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Review of Reports for all stages by the Authority - Individual Site specific</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OOD GROUP UK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Approaching Target</text:p>
          </table:table-cell>
          <table:table-cell office:value-type="string" table:style-name="ce1">
            <text:p> </text:p>
          </table:table-cell>
          <table:table-cell table:number-columns-repeated="16375"/>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MARINE SERVICES-MSCM/2000</text:p>
          </table:table-cell>
          <table:table-cell office:value-type="string" table:style-name="ce1">
            <text:p>SD MARINE SERVICES LIMITED</text:p>
          </table:table-cell>
          <table:table-cell office:value-type="string" table:style-name="ce1">
            <text:p>All monthly Performance Monitoring Reports are delivered in accordance with contractually agreed timescales</text:p>
          </table:table-cell>
          <table:table-cell office:value-type="string" table:style-name="ce1">
            <text:p>All Performance Monitoring Reports are delivered on or before the required delivery date (measured quarterly)</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The provision of core catering service to Entitled Users in accordance with Statement of Technical Requirement Reference 2.7.1 including adherence to opening times.</text:p>
            <text:p/>
            <text:p>Scored Monthly:</text:p>
            <text:p/>
            <text:p>Green = No of non-compliances less than 2</text:p>
            <text:p/>
            <text:p>Amber = No of non-compliances is greater than 2 and less than or equal to 4.</text:p>
            <text:p/>
            <text:p>Red = No of non-compliances is 5 or more.</text:p>
          </table:table-cell>
          <table:table-cell office:value-type="string" table:style-name="ce1">
            <text:p>All three months green</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2b (Safety and Environmental Requirements)<text:s/></text:p>
          </table:table-cell>
          <table:table-cell office:value-type="string" table:style-name="ce1">
            <text:p>(Green) All Safety and Environmental Targets Me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AIR TRANSPORT SECURITY SCREENING EQUIPMENT</text:p>
          </table:table-cell>
          <table:table-cell office:value-type="string" table:style-name="ce1">
            <text:p>SMITHS DETECTION-WATFORD LIMITED</text:p>
          </table:table-cell>
          <table:table-cell office:value-type="string" table:style-name="ce1">
            <text:p>The Authority requires the Contractor to measure the breakdown response time and is being assessed on the number of failed call-outs.</text:p>
          </table:table-cell>
          <table:table-cell office:value-type="string" table:style-name="ce1">
            <text:p>Less than or equal to 1</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Data Science.</text:p>
          </table:table-cell>
          <table:table-cell office:value-type="string" table:style-name="ce1">
            <text:p>TECHMODAL LIMITED</text:p>
          </table:table-cell>
          <table:table-cell office:value-type="string" table:style-name="ce1">
            <text:p>Innovation and Experimentation- An assessment to identify opportunities for innovation is conducted every quarter across the programme.</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Provision of P-8A Aircraft Support and Training Support</text:p>
          </table:table-cell>
          <table:table-cell office:value-type="string" table:style-name="ce1">
            <text:p>BOEING DEFENCE U K LTD</text:p>
          </table:table-cell>
          <table:table-cell office:value-type="string" table:style-name="ce1">
            <text:p>Unscheduled Spares Delivery<text:s/></text:p>
          </table:table-cell>
          <table:table-cell office:value-type="string" table:style-name="ce1">
            <text:p>Greater than 84.01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cknowledgement: allowed average acknowledgement time 120 mins</text:p>
          </table:table-cell>
          <table:table-cell office:value-type="string" table:style-name="ce1">
            <text:p>Greater than 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8 HESTIA EAST REGION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YPRUS SOFT FM - CT/DIO1/0054-CT/DIO1/0054</text:p>
          </table:table-cell>
          <table:table-cell office:value-type="string" table:style-name="ce1">
            <text:p>SODEXO LTD</text:p>
          </table:table-cell>
          <table:table-cell office:value-type="string" table:style-name="ce1">
            <text:p>Catering Service Availability</text:p>
          </table:table-cell>
          <table:table-cell office:value-type="string" table:style-name="ce1">
            <text:p>Greater than 95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Navy Command</text:p>
          </table:table-cell>
          <table:table-cell office:value-type="string" table:style-name="ce1">
            <text:p>Navy Digital Services – Core Programme Services</text:p>
          </table:table-cell>
          <table:table-cell office:value-type="string" table:style-name="ce1">
            <text:p>BAE SYSTEMS APPLIED INTELLIGENCE LIMITED</text:p>
          </table:table-cell>
          <table:table-cell office:value-type="string" table:style-name="ce1">
            <text:p>Quality of Technical Deliverable(s)</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CAPITA PROPERTY AND INFRASTRUCTURE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a (Equipment Delivery Timescales)<text:s/></text:p>
          </table:table-cell>
          <table:table-cell office:value-type="string" table:style-name="ce1">
            <text:p>(Green) All Equipment Delivery Targets Met</text:p>
          </table:table-cell>
          <table:table-cell office:value-type="string" table:style-name="ce1">
            <text:p>Good</text:p>
          </table:table-cell>
          <table:table-cell table:number-columns-repeated="16376"/>
        </table:table-row>
        <table:table-row table:style-name="ro1">
          <table:table-cell office:value-type="string" table:style-name="ce1">
            <text:p>FY22-23 Q1 Apr-May-Jun</text:p>
          </table:table-cell>
          <table:table-cell office:value-type="string" table:style-name="ce1">
            <text:p>MOD</text:p>
          </table:table-cell>
          <table:table-cell office:value-type="string" table:style-name="ce1">
            <text:p>Strategic Command</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All documentation relating to the system and the Design Authority role shall be maintained to quality, delivered on time and available on BUCK+. This includes non-standard documentation and Technical Bulletins in support of both peace-keeping and operational activities.<text:s/></text:p>
          </table:table-cell>
          <table:table-cell office:value-type="string" table:style-name="ce1">
            <text:p>95 % achievement of milestones declared in the Forward Programme of Work, as defined in Schedule 6, KPI table</text:p>
          </table:table-cell>
          <table:table-cell office:value-type="string" table:style-name="ce1">
            <text:p>Good</text:p>
          </table:table-cell>
          <table:table-cell table:number-columns-repeated="16376"/>
        </table:table-row>
        <table:table-row table:number-rows-repeated="3" table:style-name="ro1">
          <table:table-cell table:number-columns-repeated="16384" table:style-name="ce1"/>
        </table:table-row>
        <table:table-row table:number-rows-repeated="499" table:style-name="ro1">
          <table:table-cell table:number-columns-repeated="16384"/>
        </table:table-row>
        <table:table-row table:number-rows-repeated="10459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911</meta:generator>
    <dc:creator>Microsoft Office User</dc:creator>
    <meta:creation-date>2022-11-25T12:02:18Z</meta:creation-date>
    <dc:date>2022-11-25T12:04:32Z</dc:date>
  </office:meta>
</office:document-meta>
</file>